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46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1.0283in"/>
    </style:style>
    <style:style style:name="co4" style:family="table-column">
      <style:table-column-properties fo:break-before="auto" style:column-width="1.3346in"/>
    </style:style>
    <style:style style:name="co5" style:family="table-column">
      <style:table-column-properties fo:break-before="auto" style:column-width="1.1047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1014" table:default-cell-style-name="Default"/>
        <table:table-row table:style-name="ro1">
          <table:table-cell office:value-type="string">
            <text:p>RPM:1620</text:p>
          </table:table-cell>
          <table:table-cell office:value-type="string">
            <text:p>timeNew</text:p>
          </table:table-cell>
          <table:table-cell office:value-type="string">
            <text:p>sensorValue</text:p>
          </table:table-cell>
          <table:table-cell office:value-type="string">
            <text:p>currentCoil</text:p>
          </table:table-cell>
          <table:table-cell office:value-type="string">
            <text:p>currentDegrees</text:p>
          </table:table-cell>
          <table:table-cell office:value-type="string">
            <text:p>curveDirection</text:p>
          </table:table-cell>
          <table:table-cell office:value-type="string">
            <text:p>coilDriven</text:p>
          </table:table-cell>
          <table:table-cell office:value-type="string">
            <text:p>sensorMinValue</text:p>
          </table:table-cell>
          <table:table-cell office:value-type="string">
            <text:p>sensorMaxValue</text:p>
          </table:table-cell>
          <table:table-cell/>
          <table:table-cell table:number-columns-repeated="1011"/>
        </table:table-row>
        <table:table-row table:style-name="ro2">
          <table:table-cell office:value-type="string">
            <text:p>logIdx</text:p>
          </table:table-cell>
          <table:table-cell office:value-type="string">
            <text:p>timeNew</text:p>
          </table:table-cell>
          <table:table-cell office:value-type="string">
            <text:p>sensorValue</text:p>
          </table:table-cell>
          <table:table-cell office:value-type="string">
            <text:p>currentCoil</text:p>
          </table:table-cell>
          <table:table-cell office:value-type="string">
            <text:p>currentDegrees</text:p>
          </table:table-cell>
          <table:table-cell office:value-type="string">
            <text:p>curveDirection</text:p>
          </table:table-cell>
          <table:table-cell office:value-type="string">
            <text:p>coilDriven</text:p>
          </table:table-cell>
          <table:table-cell office:value-type="string">
            <text:p>sensorMinValue</text:p>
          </table:table-cell>
          <table:table-cell office:value-type="string">
            <text:p>sensorMaxValue</text:p>
          </table:table-cell>
          <table:table-cell table:formula="of:=(([.C2]-[.H2])*180)/([.I2]-[.H2])" office:value-type="float" office:value="0">
            <text:p>#VALUE!</text:p>
          </table:table-cell>
          <table:table-cell table:number-columns-repeated="1011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32580">
            <text:p>132580</text:p>
          </table:table-cell>
          <table:table-cell office:value-type="float" office:value="921">
            <text:p>921</text:p>
          </table:table-cell>
          <table:table-cell office:value-type="float" office:value="200">
            <text:p>200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3]-[.H3])*180)/([.I3]-[.H3])" office:value-type="float" office:value="139.159663865546">
            <text:p>139.1596638655</text:p>
          </table:table-cell>
          <table:table-cell>
            <draw:frame table:end-cell-address="Sheet1.T44" table:end-x="0.2535in" table:end-y="0.0524in" draw:z-index="0" draw:style-name="gr1" draw:text-style-name="P1" svg:width="7.7433in" svg:height="7.1854in" svg:x="0.5114in" svg:y="0.1571in">
              <draw:object draw:notify-on-update-of-ranges="Sheet1.B1:Sheet1.B341 Sheet1.C1:Sheet1.C1 Sheet1.C1:Sheet1.C341 Sheet1.B1:Sheet1.B341 Sheet1.D1:Sheet1.D1 Sheet1.D1:Sheet1.D341 Sheet1.B1:Sheet1.B341 Sheet1.E1:Sheet1.E1 Sheet1.E1:Sheet1.E341 Sheet1.B1:Sheet1.B341 Sheet1.F1:Sheet1.F1 Sheet1.F1:Sheet1.F341 Sheet1.B1:Sheet1.B341 Sheet1.G1:Sheet1.G1 Sheet1.G1:Sheet1.G341 Sheet1.B1:Sheet1.B341 Sheet1.H1:Sheet1.H1 Sheet1.H1:Sheet1.H341 Sheet1.B1:Sheet1.B341 Sheet1.I1:Sheet1.I1 Sheet1.I1:Sheet1.I341 Sheet1.B1:Sheet1.B341 Sheet1.J1:Sheet1.J1 Sheet1.J1:Sheet1.J34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0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2583">
            <text:p>132583</text:p>
          </table:table-cell>
          <table:table-cell office:value-type="float" office:value="997">
            <text:p>997</text:p>
          </table:table-cell>
          <table:table-cell office:value-type="float" office:value="200">
            <text:p>200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4]-[.H4])*180)/([.I4]-[.H4])" office:value-type="float" office:value="177.478991596639">
            <text:p>177.4789915966</text:p>
          </table:table-cell>
          <table:table-cell table:number-columns-repeated="1011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32585">
            <text:p>132585</text:p>
          </table:table-cell>
          <table:table-cell office:value-type="float" office:value="999">
            <text:p>999</text:p>
          </table:table-cell>
          <table:table-cell office:value-type="float" office:value="200">
            <text:p>200</text:p>
          </table:table-cell>
          <table:table-cell office:value-type="float" office:value="178">
            <text:p>178</text:p>
          </table:table-cell>
          <table:table-cell table:number-columns-repeated="2"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5]-[.H5])*180)/([.I5]-[.H5])" office:value-type="float" office:value="178.487394957983">
            <text:p>178.487394958</text:p>
          </table:table-cell>
          <table:table-cell table:number-columns-repeated="101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32587">
            <text:p>132587</text:p>
          </table:table-cell>
          <table:table-cell office:value-type="float" office:value="966">
            <text:p>966</text:p>
          </table:table-cell>
          <table:table-cell office:value-type="float" office:value="200">
            <text:p>200</text:p>
          </table:table-cell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6]-[.H6])*180)/([.I6]-[.H6])" office:value-type="float" office:value="161.848739495798">
            <text:p>161.8487394958</text:p>
          </table:table-cell>
          <table:table-cell table:number-columns-repeated="1011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2589">
            <text:p>132589</text:p>
          </table:table-cell>
          <table:table-cell office:value-type="float" office:value="918">
            <text:p>918</text:p>
          </table:table-cell>
          <table:table-cell office:value-type="float" office:value="200">
            <text:p>200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7]-[.H7])*180)/([.I7]-[.H7])" office:value-type="float" office:value="137.647058823529">
            <text:p>137.6470588235</text:p>
          </table:table-cell>
          <table:table-cell table:number-columns-repeated="1011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2591">
            <text:p>132591</text:p>
          </table:table-cell>
          <table:table-cell office:value-type="float" office:value="860">
            <text:p>860</text:p>
          </table:table-cell>
          <table:table-cell office:value-type="float" office:value="200">
            <text:p>200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8]-[.H8])*180)/([.I8]-[.H8])" office:value-type="float" office:value="108.403361344538">
            <text:p>108.4033613445</text:p>
          </table:table-cell>
          <table:table-cell table:number-columns-repeated="1011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2593">
            <text:p>132593</text:p>
          </table:table-cell>
          <table:table-cell office:value-type="float" office:value="805">
            <text:p>805</text:p>
          </table:table-cell>
          <table:table-cell office:value-type="float" office:value="200">
            <text:p>2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9]-[.H9])*180)/([.I9]-[.H9])" office:value-type="float" office:value="80.672268907563">
            <text:p>80.6722689076</text:p>
          </table:table-cell>
          <table:table-cell table:number-columns-repeated="1011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2595">
            <text:p>132595</text:p>
          </table:table-cell>
          <table:table-cell office:value-type="float" office:value="738">
            <text:p>738</text:p>
          </table:table-cell>
          <table:table-cell office:value-type="float" office:value="200">
            <text:p>20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10]-[.H10])*180)/([.I10]-[.H10])" office:value-type="float" office:value="46.890756302521">
            <text:p>46.8907563025</text:p>
          </table:table-cell>
          <table:table-cell table:number-columns-repeated="1011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2597">
            <text:p>132597</text:p>
          </table:table-cell>
          <table:table-cell office:value-type="float" office:value="703">
            <text:p>703</text:p>
          </table:table-cell>
          <table:table-cell office:value-type="float" office:value="200">
            <text:p>20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11]-[.H11])*180)/([.I11]-[.H11])" office:value-type="float" office:value="29.2436974789916">
            <text:p>29.243697479</text:p>
          </table:table-cell>
          <table:table-cell table:number-columns-repeated="1011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32599">
            <text:p>132599</text:p>
          </table:table-cell>
          <table:table-cell office:value-type="float" office:value="670">
            <text:p>670</text:p>
          </table:table-cell>
          <table:table-cell office:value-type="float" office:value="200">
            <text:p>20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12]-[.H12])*180)/([.I12]-[.H12])" office:value-type="float" office:value="12.6050420168067">
            <text:p>12.6050420168</text:p>
          </table:table-cell>
          <table:table-cell table:number-columns-repeated="1011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2601">
            <text:p>132601</text:p>
          </table:table-cell>
          <table:table-cell office:value-type="float" office:value="662">
            <text:p>662</text:p>
          </table:table-cell>
          <table:table-cell office:value-type="float" office:value="200">
            <text:p>20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13]-[.H13])*180)/([.I13]-[.H13])" office:value-type="float" office:value="8.57142857142857">
            <text:p>8.5714285714</text:p>
          </table:table-cell>
          <table:table-cell table:number-columns-repeated="1011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2603">
            <text:p>132603</text:p>
          </table:table-cell>
          <table:table-cell office:value-type="float" office:value="674">
            <text:p>674</text:p>
          </table:table-cell>
          <table:table-cell office:value-type="float" office:value="200">
            <text:p>20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14]-[.H14])*180)/([.I14]-[.H14])" office:value-type="float" office:value="14.6218487394958">
            <text:p>14.6218487395</text:p>
          </table:table-cell>
          <table:table-cell table:number-columns-repeated="1011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2605">
            <text:p>132605</text:p>
          </table:table-cell>
          <table:table-cell office:value-type="float" office:value="698">
            <text:p>698</text:p>
          </table:table-cell>
          <table:table-cell office:value-type="float" office:value="200">
            <text:p>20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15]-[.H15])*180)/([.I15]-[.H15])" office:value-type="float" office:value="26.7226890756303">
            <text:p>26.7226890756</text:p>
          </table:table-cell>
          <table:table-cell table:number-columns-repeated="1011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2608">
            <text:p>132608</text:p>
          </table:table-cell>
          <table:table-cell office:value-type="float" office:value="734">
            <text:p>734</text:p>
          </table:table-cell>
          <table:table-cell office:value-type="float" office:value="200">
            <text:p>20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16]-[.H16])*180)/([.I16]-[.H16])" office:value-type="float" office:value="44.8739495798319">
            <text:p>44.8739495798</text:p>
          </table:table-cell>
          <table:table-cell table:number-columns-repeated="1011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2610">
            <text:p>132610</text:p>
          </table:table-cell>
          <table:table-cell office:value-type="float" office:value="775">
            <text:p>775</text:p>
          </table:table-cell>
          <table:table-cell office:value-type="float" office:value="200">
            <text:p>20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17]-[.H17])*180)/([.I17]-[.H17])" office:value-type="float" office:value="65.546218487395">
            <text:p>65.5462184874</text:p>
          </table:table-cell>
          <table:table-cell table:number-columns-repeated="1011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32612">
            <text:p>132612</text:p>
          </table:table-cell>
          <table:table-cell office:value-type="float" office:value="820">
            <text:p>820</text:p>
          </table:table-cell>
          <table:table-cell office:value-type="float" office:value="200">
            <text:p>200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18]-[.H18])*180)/([.I18]-[.H18])" office:value-type="float" office:value="88.2352941176471">
            <text:p>88.2352941176</text:p>
          </table:table-cell>
          <table:table-cell table:number-columns-repeated="1011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32614">
            <text:p>132614</text:p>
          </table:table-cell>
          <table:table-cell office:value-type="float" office:value="868">
            <text:p>868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19]-[.H19])*180)/([.I19]-[.H19])" office:value-type="float" office:value="112.436974789916">
            <text:p>112.4369747899</text:p>
          </table:table-cell>
          <table:table-cell table:number-columns-repeated="1011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32616">
            <text:p>132616</text:p>
          </table:table-cell>
          <table:table-cell office:value-type="float" office:value="917">
            <text:p>917</text:p>
          </table:table-cell>
          <table:table-cell office:value-type="float" office:value="200">
            <text:p>200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20]-[.H20])*180)/([.I20]-[.H20])" office:value-type="float" office:value="137.142857142857">
            <text:p>137.1428571429</text:p>
          </table:table-cell>
          <table:table-cell table:number-columns-repeated="1011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32618">
            <text:p>132618</text:p>
          </table:table-cell>
          <table:table-cell office:value-type="float" office:value="959">
            <text:p>959</text:p>
          </table:table-cell>
          <table:table-cell office:value-type="float" office:value="200">
            <text:p>20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21]-[.H21])*180)/([.I21]-[.H21])" office:value-type="float" office:value="158.319327731092">
            <text:p>158.3193277311</text:p>
          </table:table-cell>
          <table:table-cell table:number-columns-repeated="1011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32620">
            <text:p>132620</text:p>
          </table:table-cell>
          <table:table-cell office:value-type="float" office:value="983">
            <text:p>983</text:p>
          </table:table-cell>
          <table:table-cell office:value-type="float" office:value="200">
            <text:p>200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22]-[.H22])*180)/([.I22]-[.H22])" office:value-type="float" office:value="170.420168067227">
            <text:p>170.4201680672</text:p>
          </table:table-cell>
          <table:table-cell table:style-name="ce1" table:number-columns-repeated="1011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32622">
            <text:p>132622</text:p>
          </table:table-cell>
          <table:table-cell office:value-type="float" office:value="980">
            <text:p>980</text:p>
          </table:table-cell>
          <table:table-cell office:value-type="float" office:value="200">
            <text:p>200</text:p>
          </table:table-cell>
          <table:table-cell office:value-type="float" office:value="168">
            <text:p>168</text:p>
          </table:table-cell>
          <table:table-cell table:number-columns-repeated="2"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23]-[.H23])*180)/([.I23]-[.H23])" office:value-type="float" office:value="168.90756302521">
            <text:p>168.9075630252</text:p>
          </table:table-cell>
          <table:table-cell table:number-columns-repeated="1011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32624">
            <text:p>132624</text:p>
          </table:table-cell>
          <table:table-cell office:value-type="float" office:value="957">
            <text:p>957</text:p>
          </table:table-cell>
          <table:table-cell office:value-type="float" office:value="200">
            <text:p>200</text:p>
          </table:table-cell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24]-[.H24])*180)/([.I24]-[.H24])" office:value-type="float" office:value="157.310924369748">
            <text:p>157.3109243697</text:p>
          </table:table-cell>
          <table:table-cell table:number-columns-repeated="1011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32626">
            <text:p>132626</text:p>
          </table:table-cell>
          <table:table-cell office:value-type="float" office:value="914">
            <text:p>914</text:p>
          </table:table-cell>
          <table:table-cell office:value-type="float" office:value="200">
            <text:p>200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25]-[.H25])*180)/([.I25]-[.H25])" office:value-type="float" office:value="135.63025210084">
            <text:p>135.6302521008</text:p>
          </table:table-cell>
          <table:table-cell table:number-columns-repeated="1011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32628">
            <text:p>132628</text:p>
          </table:table-cell>
          <table:table-cell office:value-type="float" office:value="865">
            <text:p>865</text:p>
          </table:table-cell>
          <table:table-cell office:value-type="float" office:value="200">
            <text:p>2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26]-[.H26])*180)/([.I26]-[.H26])" office:value-type="float" office:value="110.924369747899">
            <text:p>110.9243697479</text:p>
          </table:table-cell>
          <table:table-cell table:number-columns-repeated="1011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32630">
            <text:p>132630</text:p>
          </table:table-cell>
          <table:table-cell office:value-type="float" office:value="818">
            <text:p>818</text:p>
          </table:table-cell>
          <table:table-cell office:value-type="float" office:value="200">
            <text:p>200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27]-[.H27])*180)/([.I27]-[.H27])" office:value-type="float" office:value="87.2268907563025">
            <text:p>87.2268907563</text:p>
          </table:table-cell>
          <table:table-cell table:number-columns-repeated="1011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32632">
            <text:p>132632</text:p>
          </table:table-cell>
          <table:table-cell office:value-type="float" office:value="770">
            <text:p>770</text:p>
          </table:table-cell>
          <table:table-cell office:value-type="float" office:value="200">
            <text:p>200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28]-[.H28])*180)/([.I28]-[.H28])" office:value-type="float" office:value="63.0252100840336">
            <text:p>63.025210084</text:p>
          </table:table-cell>
          <table:table-cell table:number-columns-repeated="1011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32634">
            <text:p>132634</text:p>
          </table:table-cell>
          <table:table-cell office:value-type="float" office:value="726">
            <text:p>726</text:p>
          </table:table-cell>
          <table:table-cell office:value-type="float" office:value="200">
            <text:p>2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29]-[.H29])*180)/([.I29]-[.H29])" office:value-type="float" office:value="40.8403361344538">
            <text:p>40.8403361345</text:p>
          </table:table-cell>
          <table:table-cell table:number-columns-repeated="1011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32636">
            <text:p>132636</text:p>
          </table:table-cell>
          <table:table-cell office:value-type="float" office:value="694">
            <text:p>694</text:p>
          </table:table-cell>
          <table:table-cell office:value-type="float" office:value="200">
            <text:p>20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30]-[.H30])*180)/([.I30]-[.H30])" office:value-type="float" office:value="24.7058823529412">
            <text:p>24.7058823529</text:p>
          </table:table-cell>
          <table:table-cell table:number-columns-repeated="1011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32638">
            <text:p>132638</text:p>
          </table:table-cell>
          <table:table-cell office:value-type="float" office:value="682">
            <text:p>682</text:p>
          </table:table-cell>
          <table:table-cell office:value-type="float" office:value="200">
            <text:p>20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31]-[.H31])*180)/([.I31]-[.H31])" office:value-type="float" office:value="18.655462184874">
            <text:p>18.6554621849</text:p>
          </table:table-cell>
          <table:table-cell table:number-columns-repeated="1011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2640">
            <text:p>132640</text:p>
          </table:table-cell>
          <table:table-cell office:value-type="float" office:value="682">
            <text:p>682</text:p>
          </table:table-cell>
          <table:table-cell office:value-type="float" office:value="200">
            <text:p>200</text:p>
          </table:table-cell>
          <table:table-cell office:value-type="float" office:value="18">
            <text:p>1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32]-[.H32])*180)/([.I32]-[.H32])" office:value-type="float" office:value="18.655462184874">
            <text:p>18.6554621849</text:p>
          </table:table-cell>
          <table:table-cell table:number-columns-repeated="1011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2642">
            <text:p>132642</text:p>
          </table:table-cell>
          <table:table-cell office:value-type="float" office:value="1020">
            <text:p>1020</text:p>
          </table:table-cell>
          <table:table-cell office:value-type="float" office:value="300">
            <text:p>300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33]-[.H33])*180)/([.I33]-[.H33])" office:value-type="float" office:value="189.075630252101">
            <text:p>189.0756302521</text:p>
          </table:table-cell>
          <table:table-cell table:number-columns-repeated="1011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32644">
            <text:p>132644</text:p>
          </table:table-cell>
          <table:table-cell office:value-type="float" office:value="713">
            <text:p>713</text:p>
          </table:table-cell>
          <table:table-cell office:value-type="float" office:value="300">
            <text:p>30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34]-[.H34])*180)/([.I34]-[.H34])" office:value-type="float" office:value="34.2857142857143">
            <text:p>34.2857142857</text:p>
          </table:table-cell>
          <table:table-cell table:number-columns-repeated="1011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32646">
            <text:p>132646</text:p>
          </table:table-cell>
          <table:table-cell office:value-type="float" office:value="742">
            <text:p>742</text:p>
          </table:table-cell>
          <table:table-cell office:value-type="float" office:value="300">
            <text:p>30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35]-[.H35])*180)/([.I35]-[.H35])" office:value-type="float" office:value="48.9075630252101">
            <text:p>48.9075630252</text:p>
          </table:table-cell>
          <table:table-cell table:number-columns-repeated="1011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32648">
            <text:p>132648</text:p>
          </table:table-cell>
          <table:table-cell office:value-type="float" office:value="773">
            <text:p>773</text:p>
          </table:table-cell>
          <table:table-cell office:value-type="float" office:value="300">
            <text:p>30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36]-[.H36])*180)/([.I36]-[.H36])" office:value-type="float" office:value="64.5378151260504">
            <text:p>64.5378151261</text:p>
          </table:table-cell>
          <table:table-cell table:number-columns-repeated="1011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32651">
            <text:p>132651</text:p>
          </table:table-cell>
          <table:table-cell office:value-type="float" office:value="804">
            <text:p>804</text:p>
          </table:table-cell>
          <table:table-cell office:value-type="float" office:value="300">
            <text:p>3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37]-[.H37])*180)/([.I37]-[.H37])" office:value-type="float" office:value="80.1680672268908">
            <text:p>80.1680672269</text:p>
          </table:table-cell>
          <table:table-cell table:number-columns-repeated="1011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32653">
            <text:p>132653</text:p>
          </table:table-cell>
          <table:table-cell office:value-type="float" office:value="839">
            <text:p>839</text:p>
          </table:table-cell>
          <table:table-cell office:value-type="float" office:value="300">
            <text:p>30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38]-[.H38])*180)/([.I38]-[.H38])" office:value-type="float" office:value="97.8151260504202">
            <text:p>97.8151260504</text:p>
          </table:table-cell>
          <table:table-cell table:number-columns-repeated="1011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32655">
            <text:p>132655</text:p>
          </table:table-cell>
          <table:table-cell office:value-type="float" office:value="866">
            <text:p>866</text:p>
          </table:table-cell>
          <table:table-cell office:value-type="float" office:value="300">
            <text:p>300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39]-[.H39])*180)/([.I39]-[.H39])" office:value-type="float" office:value="111.428571428571">
            <text:p>111.4285714286</text:p>
          </table:table-cell>
          <table:table-cell table:number-columns-repeated="1011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32657">
            <text:p>132657</text:p>
          </table:table-cell>
          <table:table-cell office:value-type="float" office:value="888">
            <text:p>888</text:p>
          </table:table-cell>
          <table:table-cell office:value-type="float" office:value="300">
            <text:p>300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40]-[.H40])*180)/([.I40]-[.H40])" office:value-type="float" office:value="122.521008403361">
            <text:p>122.5210084034</text:p>
          </table:table-cell>
          <table:table-cell table:number-columns-repeated="1011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32659">
            <text:p>132659</text:p>
          </table:table-cell>
          <table:table-cell office:value-type="float" office:value="912">
            <text:p>912</text:p>
          </table:table-cell>
          <table:table-cell office:value-type="float" office:value="300">
            <text:p>300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41]-[.H41])*180)/([.I41]-[.H41])" office:value-type="float" office:value="134.621848739496">
            <text:p>134.6218487395</text:p>
          </table:table-cell>
          <table:table-cell table:number-columns-repeated="1011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32661">
            <text:p>132661</text:p>
          </table:table-cell>
          <table:table-cell office:value-type="float" office:value="930">
            <text:p>930</text:p>
          </table:table-cell>
          <table:table-cell office:value-type="float" office:value="300">
            <text:p>300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42]-[.H42])*180)/([.I42]-[.H42])" office:value-type="float" office:value="143.697478991597">
            <text:p>143.6974789916</text:p>
          </table:table-cell>
          <table:table-cell table:number-columns-repeated="1011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32663">
            <text:p>132663</text:p>
          </table:table-cell>
          <table:table-cell office:value-type="float" office:value="938">
            <text:p>938</text:p>
          </table:table-cell>
          <table:table-cell office:value-type="float" office:value="300">
            <text:p>300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43]-[.H43])*180)/([.I43]-[.H43])" office:value-type="float" office:value="147.731092436975">
            <text:p>147.731092437</text:p>
          </table:table-cell>
          <table:table-cell table:number-columns-repeated="1011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32666">
            <text:p>132666</text:p>
          </table:table-cell>
          <table:table-cell office:value-type="float" office:value="934">
            <text:p>934</text:p>
          </table:table-cell>
          <table:table-cell office:value-type="float" office:value="300">
            <text:p>300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44]-[.H44])*180)/([.I44]-[.H44])" office:value-type="float" office:value="145.714285714286">
            <text:p>145.7142857143</text:p>
          </table:table-cell>
          <table:table-cell table:number-columns-repeated="1011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32668">
            <text:p>132668</text:p>
          </table:table-cell>
          <table:table-cell office:value-type="float" office:value="927">
            <text:p>927</text:p>
          </table:table-cell>
          <table:table-cell office:value-type="float" office:value="300">
            <text:p>300</text:p>
          </table:table-cell>
          <table:table-cell office:value-type="float" office:value="142">
            <text:p>14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45]-[.H45])*180)/([.I45]-[.H45])" office:value-type="float" office:value="142.18487394958">
            <text:p>142.1848739496</text:p>
          </table:table-cell>
          <table:table-cell table:number-columns-repeated="1011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32670">
            <text:p>132670</text:p>
          </table:table-cell>
          <table:table-cell office:value-type="float" office:value="910">
            <text:p>910</text:p>
          </table:table-cell>
          <table:table-cell office:value-type="float" office:value="300">
            <text:p>300</text:p>
          </table:table-cell>
          <table:table-cell office:value-type="float" office:value="133">
            <text:p>13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46]-[.H46])*180)/([.I46]-[.H46])" office:value-type="float" office:value="133.613445378151">
            <text:p>133.6134453782</text:p>
          </table:table-cell>
          <table:table-cell table:number-columns-repeated="1011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32672">
            <text:p>132672</text:p>
          </table:table-cell>
          <table:table-cell office:value-type="float" office:value="889">
            <text:p>889</text:p>
          </table:table-cell>
          <table:table-cell office:value-type="float" office:value="300">
            <text:p>300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47]-[.H47])*180)/([.I47]-[.H47])" office:value-type="float" office:value="123.025210084034">
            <text:p>123.025210084</text:p>
          </table:table-cell>
          <table:table-cell table:number-columns-repeated="1011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32674">
            <text:p>132674</text:p>
          </table:table-cell>
          <table:table-cell office:value-type="float" office:value="862">
            <text:p>862</text:p>
          </table:table-cell>
          <table:table-cell office:value-type="float" office:value="300">
            <text:p>300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48]-[.H48])*180)/([.I48]-[.H48])" office:value-type="float" office:value="109.411764705882">
            <text:p>109.4117647059</text:p>
          </table:table-cell>
          <table:table-cell table:number-columns-repeated="10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2676">
            <text:p>132676</text:p>
          </table:table-cell>
          <table:table-cell office:value-type="float" office:value="831">
            <text:p>831</text:p>
          </table:table-cell>
          <table:table-cell office:value-type="float" office:value="300">
            <text:p>300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49]-[.H49])*180)/([.I49]-[.H49])" office:value-type="float" office:value="93.781512605042">
            <text:p>93.781512605</text:p>
          </table:table-cell>
          <table:table-cell table:number-columns-repeated="1011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32678">
            <text:p>132678</text:p>
          </table:table-cell>
          <table:table-cell office:value-type="float" office:value="802">
            <text:p>802</text:p>
          </table:table-cell>
          <table:table-cell office:value-type="float" office:value="300">
            <text:p>300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50]-[.H50])*180)/([.I50]-[.H50])" office:value-type="float" office:value="79.1596638655462">
            <text:p>79.1596638655</text:p>
          </table:table-cell>
          <table:table-cell table:number-columns-repeated="1011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32680">
            <text:p>132680</text:p>
          </table:table-cell>
          <table:table-cell office:value-type="float" office:value="772">
            <text:p>772</text:p>
          </table:table-cell>
          <table:table-cell office:value-type="float" office:value="300">
            <text:p>30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51]-[.H51])*180)/([.I51]-[.H51])" office:value-type="float" office:value="64.0336134453782">
            <text:p>64.0336134454</text:p>
          </table:table-cell>
          <table:table-cell table:number-columns-repeated="1011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32682">
            <text:p>132682</text:p>
          </table:table-cell>
          <table:table-cell office:value-type="float" office:value="746">
            <text:p>746</text:p>
          </table:table-cell>
          <table:table-cell office:value-type="float" office:value="300">
            <text:p>3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52]-[.H52])*180)/([.I52]-[.H52])" office:value-type="float" office:value="50.9243697478992">
            <text:p>50.9243697479</text:p>
          </table:table-cell>
          <table:table-cell table:number-columns-repeated="1011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32684">
            <text:p>132684</text:p>
          </table:table-cell>
          <table:table-cell office:value-type="float" office:value="721">
            <text:p>721</text:p>
          </table:table-cell>
          <table:table-cell office:value-type="float" office:value="300">
            <text:p>30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53]-[.H53])*180)/([.I53]-[.H53])" office:value-type="float" office:value="38.3193277310924">
            <text:p>38.3193277311</text:p>
          </table:table-cell>
          <table:table-cell table:number-columns-repeated="1011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32686">
            <text:p>132686</text:p>
          </table:table-cell>
          <table:table-cell office:value-type="float" office:value="705">
            <text:p>705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54]-[.H54])*180)/([.I54]-[.H54])" office:value-type="float" office:value="30.2521008403361">
            <text:p>30.2521008403</text:p>
          </table:table-cell>
          <table:table-cell table:number-columns-repeated="1011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32688">
            <text:p>132688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55]-[.H55])*180)/([.I55]-[.H55])" office:value-type="float" office:value="27.7310924369748">
            <text:p>27.731092437</text:p>
          </table:table-cell>
          <table:table-cell table:number-columns-repeated="1011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32690">
            <text:p>132690</text:p>
          </table:table-cell>
          <table:table-cell office:value-type="float" office:value="699">
            <text:p>699</text:p>
          </table:table-cell>
          <table:table-cell office:value-type="float" office:value="300">
            <text:p>300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56]-[.H56])*180)/([.I56]-[.H56])" office:value-type="float" office:value="27.2268907563025">
            <text:p>27.2268907563</text:p>
          </table:table-cell>
          <table:table-cell table:number-columns-repeated="1011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32692">
            <text:p>132692</text:p>
          </table:table-cell>
          <table:table-cell office:value-type="float" office:value="713">
            <text:p>713</text:p>
          </table:table-cell>
          <table:table-cell office:value-type="float" office:value="300">
            <text:p>30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57]-[.H57])*180)/([.I57]-[.H57])" office:value-type="float" office:value="34.2857142857143">
            <text:p>34.2857142857</text:p>
          </table:table-cell>
          <table:table-cell table:number-columns-repeated="1011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32695">
            <text:p>132695</text:p>
          </table:table-cell>
          <table:table-cell office:value-type="float" office:value="734">
            <text:p>734</text:p>
          </table:table-cell>
          <table:table-cell office:value-type="float" office:value="300">
            <text:p>30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58]-[.H58])*180)/([.I58]-[.H58])" office:value-type="float" office:value="44.8739495798319">
            <text:p>44.8739495798</text:p>
          </table:table-cell>
          <table:table-cell table:number-columns-repeated="1011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32697">
            <text:p>132697</text:p>
          </table:table-cell>
          <table:table-cell office:value-type="float" office:value="755">
            <text:p>755</text:p>
          </table:table-cell>
          <table:table-cell office:value-type="float" office:value="300">
            <text:p>30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59]-[.H59])*180)/([.I59]-[.H59])" office:value-type="float" office:value="55.4621848739496">
            <text:p>55.4621848739</text:p>
          </table:table-cell>
          <table:table-cell table:number-columns-repeated="1011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32699">
            <text:p>132699</text:p>
          </table:table-cell>
          <table:table-cell office:value-type="float" office:value="775">
            <text:p>775</text:p>
          </table:table-cell>
          <table:table-cell office:value-type="float" office:value="300">
            <text:p>30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60]-[.H60])*180)/([.I60]-[.H60])" office:value-type="float" office:value="65.546218487395">
            <text:p>65.5462184874</text:p>
          </table:table-cell>
          <table:table-cell table:number-columns-repeated="1011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32701">
            <text:p>132701</text:p>
          </table:table-cell>
          <table:table-cell office:value-type="float" office:value="799">
            <text:p>799</text:p>
          </table:table-cell>
          <table:table-cell office:value-type="float" office:value="300">
            <text:p>300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61]-[.H61])*180)/([.I61]-[.H61])" office:value-type="float" office:value="77.6470588235294">
            <text:p>77.6470588235</text:p>
          </table:table-cell>
          <table:table-cell table:number-columns-repeated="1011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32703">
            <text:p>132703</text:p>
          </table:table-cell>
          <table:table-cell office:value-type="float" office:value="821">
            <text:p>821</text:p>
          </table:table-cell>
          <table:table-cell office:value-type="float" office:value="300">
            <text:p>300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62]-[.H62])*180)/([.I62]-[.H62])" office:value-type="float" office:value="88.7394957983193">
            <text:p>88.7394957983</text:p>
          </table:table-cell>
          <table:table-cell table:number-columns-repeated="1011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32705">
            <text:p>132705</text:p>
          </table:table-cell>
          <table:table-cell office:value-type="float" office:value="842">
            <text:p>842</text:p>
          </table:table-cell>
          <table:table-cell office:value-type="float" office:value="300">
            <text:p>30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63]-[.H63])*180)/([.I63]-[.H63])" office:value-type="float" office:value="99.327731092437">
            <text:p>99.3277310924</text:p>
          </table:table-cell>
          <table:table-cell table:number-columns-repeated="1011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32707">
            <text:p>132707</text:p>
          </table:table-cell>
          <table:table-cell office:value-type="float" office:value="857">
            <text:p>857</text:p>
          </table:table-cell>
          <table:table-cell office:value-type="float" office:value="300">
            <text:p>300</text:p>
          </table:table-cell>
          <table:table-cell office:value-type="float" office:value="106">
            <text:p>106</text:p>
          </table:table-cell>
          <table:table-cell table:number-columns-repeated="2"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64]-[.H64])*180)/([.I64]-[.H64])" office:value-type="float" office:value="106.890756302521">
            <text:p>106.8907563025</text:p>
          </table:table-cell>
          <table:table-cell table:number-columns-repeated="1011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32709">
            <text:p>132709</text:p>
          </table:table-cell>
          <table:table-cell office:value-type="float" office:value="874">
            <text:p>874</text:p>
          </table:table-cell>
          <table:table-cell office:value-type="float" office:value="300">
            <text:p>300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65]-[.H65])*180)/([.I65]-[.H65])" office:value-type="float" office:value="115.46218487395">
            <text:p>115.462184874</text:p>
          </table:table-cell>
          <table:table-cell table:number-columns-repeated="1011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32711">
            <text:p>132711</text:p>
          </table:table-cell>
          <table:table-cell office:value-type="float" office:value="889">
            <text:p>889</text:p>
          </table:table-cell>
          <table:table-cell office:value-type="float" office:value="300">
            <text:p>300</text:p>
          </table:table-cell>
          <table:table-cell office:value-type="float" office:value="123">
            <text:p>123</text:p>
          </table:table-cell>
          <table:table-cell table:number-columns-repeated="2"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66]-[.H66])*180)/([.I66]-[.H66])" office:value-type="float" office:value="123.025210084034">
            <text:p>123.025210084</text:p>
          </table:table-cell>
          <table:table-cell table:number-columns-repeated="1011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32713">
            <text:p>132713</text:p>
          </table:table-cell>
          <table:table-cell office:value-type="float" office:value="901">
            <text:p>901</text:p>
          </table:table-cell>
          <table:table-cell office:value-type="float" office:value="300">
            <text:p>300</text:p>
          </table:table-cell>
          <table:table-cell office:value-type="float" office:value="129">
            <text:p>129</text:p>
          </table:table-cell>
          <table:table-cell table:number-columns-repeated="2"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67]-[.H67])*180)/([.I67]-[.H67])" office:value-type="float" office:value="129.075630252101">
            <text:p>129.0756302521</text:p>
          </table:table-cell>
          <table:table-cell table:number-columns-repeated="1011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32715">
            <text:p>132715</text:p>
          </table:table-cell>
          <table:table-cell office:value-type="float" office:value="912">
            <text:p>912</text:p>
          </table:table-cell>
          <table:table-cell office:value-type="float" office:value="300">
            <text:p>300</text:p>
          </table:table-cell>
          <table:table-cell office:value-type="float" office:value="134">
            <text:p>134</text:p>
          </table:table-cell>
          <table:table-cell table:number-columns-repeated="2"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68]-[.H68])*180)/([.I68]-[.H68])" office:value-type="float" office:value="134.621848739496">
            <text:p>134.6218487395</text:p>
          </table:table-cell>
          <table:table-cell table:number-columns-repeated="1011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32717">
            <text:p>132717</text:p>
          </table:table-cell>
          <table:table-cell office:value-type="float" office:value="914">
            <text:p>914</text:p>
          </table:table-cell>
          <table:table-cell office:value-type="float" office:value="300">
            <text:p>300</text:p>
          </table:table-cell>
          <table:table-cell office:value-type="float" office:value="135">
            <text:p>135</text:p>
          </table:table-cell>
          <table:table-cell table:number-columns-repeated="2"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69]-[.H69])*180)/([.I69]-[.H69])" office:value-type="float" office:value="135.63025210084">
            <text:p>135.6302521008</text:p>
          </table:table-cell>
          <table:table-cell table:number-columns-repeated="1011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32719">
            <text:p>132719</text:p>
          </table:table-cell>
          <table:table-cell office:value-type="float" office:value="911">
            <text:p>911</text:p>
          </table:table-cell>
          <table:table-cell office:value-type="float" office:value="300">
            <text:p>300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70]-[.H70])*180)/([.I70]-[.H70])" office:value-type="float" office:value="134.117647058824">
            <text:p>134.1176470588</text:p>
          </table:table-cell>
          <table:table-cell table:number-columns-repeated="1011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32721">
            <text:p>132721</text:p>
          </table:table-cell>
          <table:table-cell office:value-type="float" office:value="907">
            <text:p>907</text:p>
          </table:table-cell>
          <table:table-cell office:value-type="float" office:value="300">
            <text:p>300</text:p>
          </table:table-cell>
          <table:table-cell office:value-type="float" office:value="132">
            <text:p>13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71]-[.H71])*180)/([.I71]-[.H71])" office:value-type="float" office:value="132.100840336134">
            <text:p>132.1008403361</text:p>
          </table:table-cell>
          <table:table-cell table:number-columns-repeated="1011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32723">
            <text:p>132723</text:p>
          </table:table-cell>
          <table:table-cell office:value-type="float" office:value="901">
            <text:p>901</text:p>
          </table:table-cell>
          <table:table-cell office:value-type="float" office:value="300">
            <text:p>300</text:p>
          </table:table-cell>
          <table:table-cell office:value-type="float" office:value="129">
            <text:p>12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72]-[.H72])*180)/([.I72]-[.H72])" office:value-type="float" office:value="129.075630252101">
            <text:p>129.0756302521</text:p>
          </table:table-cell>
          <table:table-cell table:number-columns-repeated="1011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32725">
            <text:p>132725</text:p>
          </table:table-cell>
          <table:table-cell office:value-type="float" office:value="886">
            <text:p>886</text:p>
          </table:table-cell>
          <table:table-cell office:value-type="float" office:value="300">
            <text:p>300</text:p>
          </table:table-cell>
          <table:table-cell office:value-type="float" office:value="121">
            <text:p>12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73]-[.H73])*180)/([.I73]-[.H73])" office:value-type="float" office:value="121.512605042017">
            <text:p>121.512605042</text:p>
          </table:table-cell>
          <table:table-cell table:number-columns-repeated="1011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32727">
            <text:p>132727</text:p>
          </table:table-cell>
          <table:table-cell office:value-type="float" office:value="871">
            <text:p>871</text:p>
          </table:table-cell>
          <table:table-cell office:value-type="float" office:value="300">
            <text:p>300</text:p>
          </table:table-cell>
          <table:table-cell office:value-type="float" office:value="113">
            <text:p>11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74]-[.H74])*180)/([.I74]-[.H74])" office:value-type="float" office:value="113.949579831933">
            <text:p>113.9495798319</text:p>
          </table:table-cell>
          <table:table-cell table:number-columns-repeated="1011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32729">
            <text:p>132729</text:p>
          </table:table-cell>
          <table:table-cell office:value-type="float" office:value="853">
            <text:p>853</text:p>
          </table:table-cell>
          <table:table-cell office:value-type="float" office:value="300">
            <text:p>300</text:p>
          </table:table-cell>
          <table:table-cell office:value-type="float" office:value="104">
            <text:p>10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75]-[.H75])*180)/([.I75]-[.H75])" office:value-type="float" office:value="104.873949579832">
            <text:p>104.8739495798</text:p>
          </table:table-cell>
          <table:table-cell table:number-columns-repeated="1011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32731">
            <text:p>132731</text:p>
          </table:table-cell>
          <table:table-cell office:value-type="float" office:value="834">
            <text:p>834</text:p>
          </table:table-cell>
          <table:table-cell office:value-type="float" office:value="300">
            <text:p>300</text:p>
          </table:table-cell>
          <table:table-cell office:value-type="float" office:value="95">
            <text:p>9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76]-[.H76])*180)/([.I76]-[.H76])" office:value-type="float" office:value="95.2941176470588">
            <text:p>95.2941176471</text:p>
          </table:table-cell>
          <table:table-cell table:number-columns-repeated="1011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32733">
            <text:p>132733</text:p>
          </table:table-cell>
          <table:table-cell office:value-type="float" office:value="812">
            <text:p>812</text:p>
          </table:table-cell>
          <table:table-cell office:value-type="float" office:value="300">
            <text:p>300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77]-[.H77])*180)/([.I77]-[.H77])" office:value-type="float" office:value="84.2016806722689">
            <text:p>84.2016806723</text:p>
          </table:table-cell>
          <table:table-cell table:number-columns-repeated="1011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32736">
            <text:p>132736</text:p>
          </table:table-cell>
          <table:table-cell office:value-type="float" office:value="792">
            <text:p>792</text:p>
          </table:table-cell>
          <table:table-cell office:value-type="float" office:value="300">
            <text:p>300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78]-[.H78])*180)/([.I78]-[.H78])" office:value-type="float" office:value="74.1176470588235">
            <text:p>74.1176470588</text:p>
          </table:table-cell>
          <table:table-cell table:number-columns-repeated="1011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32738">
            <text:p>132738</text:p>
          </table:table-cell>
          <table:table-cell office:value-type="float" office:value="770">
            <text:p>770</text:p>
          </table:table-cell>
          <table:table-cell office:value-type="float" office:value="300">
            <text:p>300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79]-[.H79])*180)/([.I79]-[.H79])" office:value-type="float" office:value="63.0252100840336">
            <text:p>63.025210084</text:p>
          </table:table-cell>
          <table:table-cell table:number-columns-repeated="1011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32740">
            <text:p>132740</text:p>
          </table:table-cell>
          <table:table-cell office:value-type="float" office:value="752">
            <text:p>752</text:p>
          </table:table-cell>
          <table:table-cell office:value-type="float" office:value="300">
            <text:p>300</text:p>
          </table:table-cell>
          <table:table-cell office:value-type="float" office:value="53">
            <text:p>5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80]-[.H80])*180)/([.I80]-[.H80])" office:value-type="float" office:value="53.9495798319328">
            <text:p>53.9495798319</text:p>
          </table:table-cell>
          <table:table-cell table:number-columns-repeated="1011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32742">
            <text:p>132742</text:p>
          </table:table-cell>
          <table:table-cell office:value-type="float" office:value="738">
            <text:p>738</text:p>
          </table:table-cell>
          <table:table-cell office:value-type="float" office:value="300">
            <text:p>300</text:p>
          </table:table-cell>
          <table:table-cell office:value-type="float" office:value="46">
            <text:p>4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81]-[.H81])*180)/([.I81]-[.H81])" office:value-type="float" office:value="46.890756302521">
            <text:p>46.8907563025</text:p>
          </table:table-cell>
          <table:table-cell table:number-columns-repeated="1011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32744">
            <text:p>132744</text:p>
          </table:table-cell>
          <table:table-cell office:value-type="float" office:value="729">
            <text:p>729</text:p>
          </table:table-cell>
          <table:table-cell office:value-type="float" office:value="300">
            <text:p>300</text:p>
          </table:table-cell>
          <table:table-cell office:value-type="float" office:value="42">
            <text:p>4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82]-[.H82])*180)/([.I82]-[.H82])" office:value-type="float" office:value="42.3529411764706">
            <text:p>42.3529411765</text:p>
          </table:table-cell>
          <table:table-cell table:number-columns-repeated="1011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32746">
            <text:p>132746</text:p>
          </table:table-cell>
          <table:table-cell office:value-type="float" office:value="719">
            <text:p>719</text:p>
          </table:table-cell>
          <table:table-cell office:value-type="float" office:value="300">
            <text:p>300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83]-[.H83])*180)/([.I83]-[.H83])" office:value-type="float" office:value="37.3109243697479">
            <text:p>37.3109243697</text:p>
          </table:table-cell>
          <table:table-cell table:number-columns-repeated="1011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32748">
            <text:p>132748</text:p>
          </table:table-cell>
          <table:table-cell office:value-type="float" office:value="720">
            <text:p>720</text:p>
          </table:table-cell>
          <table:table-cell office:value-type="float" office:value="300">
            <text:p>30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5">
            <text:p>645</text:p>
          </table:table-cell>
          <table:table-cell office:value-type="float" office:value="1002">
            <text:p>1002</text:p>
          </table:table-cell>
          <table:table-cell table:formula="of:=(([.C84]-[.H84])*180)/([.I84]-[.H84])" office:value-type="float" office:value="37.8151260504202">
            <text:p>37.8151260504</text:p>
          </table:table-cell>
          <table:table-cell table:number-columns-repeated="1011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32750">
            <text:p>132750</text:p>
          </table:table-cell>
          <table:table-cell office:value-type="float" office:value="727">
            <text:p>727</text:p>
          </table:table-cell>
          <table:table-cell office:value-type="float" office:value="300">
            <text:p>3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85]-[.H85])*180)/([.I85]-[.H85])" office:value-type="float" office:value="40.9550561797753">
            <text:p>40.9550561798</text:p>
          </table:table-cell>
          <table:table-cell table:number-columns-repeated="1011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32752">
            <text:p>132752</text:p>
          </table:table-cell>
          <table:table-cell office:value-type="float" office:value="752">
            <text:p>752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86]-[.H86])*180)/([.I86]-[.H86])" office:value-type="float" office:value="53.5955056179775">
            <text:p>53.595505618</text:p>
          </table:table-cell>
          <table:table-cell table:number-columns-repeated="1011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32754">
            <text:p>132754</text:p>
          </table:table-cell>
          <table:table-cell office:value-type="float" office:value="746">
            <text:p>746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87]-[.H87])*180)/([.I87]-[.H87])" office:value-type="float" office:value="50.561797752809">
            <text:p>50.5617977528</text:p>
          </table:table-cell>
          <table:table-cell table:number-columns-repeated="1011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32756">
            <text:p>132756</text:p>
          </table:table-cell>
          <table:table-cell office:value-type="float" office:value="759">
            <text:p>759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88]-[.H88])*180)/([.I88]-[.H88])" office:value-type="float" office:value="57.1348314606742">
            <text:p>57.1348314607</text:p>
          </table:table-cell>
          <table:table-cell table:number-columns-repeated="1011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32758">
            <text:p>132758</text:p>
          </table:table-cell>
          <table:table-cell office:value-type="float" office:value="775">
            <text:p>775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89]-[.H89])*180)/([.I89]-[.H89])" office:value-type="float" office:value="65.2247191011236">
            <text:p>65.2247191011</text:p>
          </table:table-cell>
          <table:table-cell table:number-columns-repeated="1011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32760">
            <text:p>132760</text:p>
          </table:table-cell>
          <table:table-cell office:value-type="float" office:value="791">
            <text:p>791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90]-[.H90])*180)/([.I90]-[.H90])" office:value-type="float" office:value="73.314606741573">
            <text:p>73.3146067416</text:p>
          </table:table-cell>
          <table:table-cell table:number-columns-repeated="1011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32762">
            <text:p>132762</text:p>
          </table:table-cell>
          <table:table-cell office:value-type="float" office:value="810">
            <text:p>810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91]-[.H91])*180)/([.I91]-[.H91])" office:value-type="float" office:value="82.9213483146068">
            <text:p>82.9213483146</text:p>
          </table:table-cell>
          <table:table-cell table:number-columns-repeated="1011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32764">
            <text:p>132764</text:p>
          </table:table-cell>
          <table:table-cell office:value-type="float" office:value="828">
            <text:p>828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92]-[.H92])*180)/([.I92]-[.H92])" office:value-type="float" office:value="92.0224719101124">
            <text:p>92.0224719101</text:p>
          </table:table-cell>
          <table:table-cell table:number-columns-repeated="1011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32766">
            <text:p>132766</text:p>
          </table:table-cell>
          <table:table-cell office:value-type="float" office:value="829">
            <text:p>829</text:p>
          </table:table-cell>
          <table:table-cell office:value-type="float" office:value="200">
            <text:p>2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93]-[.H93])*180)/([.I93]-[.H93])" office:value-type="float" office:value="92.5280898876405">
            <text:p>92.5280898876</text:p>
          </table:table-cell>
          <table:table-cell table:number-columns-repeated="1011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32768">
            <text:p>132768</text:p>
          </table:table-cell>
          <table:table-cell office:value-type="float" office:value="864">
            <text:p>864</text:p>
          </table:table-cell>
          <table:table-cell office:value-type="float" office:value="200">
            <text:p>2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94]-[.H94])*180)/([.I94]-[.H94])" office:value-type="float" office:value="110.224719101124">
            <text:p>110.2247191011</text:p>
          </table:table-cell>
          <table:table-cell table:number-columns-repeated="1011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32770">
            <text:p>132770</text:p>
          </table:table-cell>
          <table:table-cell office:value-type="float" office:value="883">
            <text:p>883</text:p>
          </table:table-cell>
          <table:table-cell office:value-type="float" office:value="200">
            <text:p>200</text:p>
          </table:table-cell>
          <table:table-cell office:value-type="float" office:value="119">
            <text:p>119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95]-[.H95])*180)/([.I95]-[.H95])" office:value-type="float" office:value="119.831460674157">
            <text:p>119.8314606742</text:p>
          </table:table-cell>
          <table:table-cell table:number-columns-repeated="1011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32772">
            <text:p>132772</text:p>
          </table:table-cell>
          <table:table-cell office:value-type="float" office:value="902">
            <text:p>902</text:p>
          </table:table-cell>
          <table:table-cell office:value-type="float" office:value="200">
            <text:p>200</text:p>
          </table:table-cell>
          <table:table-cell office:value-type="float" office:value="129">
            <text:p>129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96]-[.H96])*180)/([.I96]-[.H96])" office:value-type="float" office:value="129.438202247191">
            <text:p>129.4382022472</text:p>
          </table:table-cell>
          <table:table-cell table:number-columns-repeated="1011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32774">
            <text:p>132774</text:p>
          </table:table-cell>
          <table:table-cell office:value-type="float" office:value="918">
            <text:p>918</text:p>
          </table:table-cell>
          <table:table-cell office:value-type="float" office:value="200">
            <text:p>200</text:p>
          </table:table-cell>
          <table:table-cell office:value-type="float" office:value="137">
            <text:p>137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97]-[.H97])*180)/([.I97]-[.H97])" office:value-type="float" office:value="137.52808988764">
            <text:p>137.5280898876</text:p>
          </table:table-cell>
          <table:table-cell table:number-columns-repeated="1011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32776">
            <text:p>132776</text:p>
          </table:table-cell>
          <table:table-cell office:value-type="float" office:value="925">
            <text:p>925</text:p>
          </table:table-cell>
          <table:table-cell office:value-type="float" office:value="200">
            <text:p>200</text:p>
          </table:table-cell>
          <table:table-cell office:value-type="float" office:value="141">
            <text:p>141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98]-[.H98])*180)/([.I98]-[.H98])" office:value-type="float" office:value="141.067415730337">
            <text:p>141.0674157303</text:p>
          </table:table-cell>
          <table:table-cell table:number-columns-repeated="1011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32779">
            <text:p>132779</text:p>
          </table:table-cell>
          <table:table-cell office:value-type="float" office:value="924">
            <text:p>924</text:p>
          </table:table-cell>
          <table:table-cell office:value-type="float" office:value="200">
            <text:p>200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99]-[.H99])*180)/([.I99]-[.H99])" office:value-type="float" office:value="140.561797752809">
            <text:p>140.5617977528</text:p>
          </table:table-cell>
          <table:table-cell table:number-columns-repeated="101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32781">
            <text:p>132781</text:p>
          </table:table-cell>
          <table:table-cell office:value-type="float" office:value="919">
            <text:p>919</text:p>
          </table:table-cell>
          <table:table-cell office:value-type="float" office:value="200">
            <text:p>200</text:p>
          </table:table-cell>
          <table:table-cell office:value-type="float" office:value="138">
            <text:p>13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00]-[.H100])*180)/([.I100]-[.H100])" office:value-type="float" office:value="138.033707865169">
            <text:p>138.0337078652</text:p>
          </table:table-cell>
          <table:table-cell table:number-columns-repeated="1011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2783">
            <text:p>132783</text:p>
          </table:table-cell>
          <table:table-cell office:value-type="float" office:value="904">
            <text:p>904</text:p>
          </table:table-cell>
          <table:table-cell office:value-type="float" office:value="200">
            <text:p>200</text:p>
          </table:table-cell>
          <table:table-cell office:value-type="float" office:value="130">
            <text:p>13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01]-[.H101])*180)/([.I101]-[.H101])" office:value-type="float" office:value="130.449438202247">
            <text:p>130.4494382022</text:p>
          </table:table-cell>
          <table:table-cell table:number-columns-repeated="1011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32785">
            <text:p>132785</text:p>
          </table:table-cell>
          <table:table-cell office:value-type="float" office:value="894">
            <text:p>894</text:p>
          </table:table-cell>
          <table:table-cell office:value-type="float" office:value="200">
            <text:p>200</text:p>
          </table:table-cell>
          <table:table-cell office:value-type="float" office:value="125">
            <text:p>12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02]-[.H102])*180)/([.I102]-[.H102])" office:value-type="float" office:value="125.393258426966">
            <text:p>125.393258427</text:p>
          </table:table-cell>
          <table:table-cell table:number-columns-repeated="1011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32787">
            <text:p>132787</text:p>
          </table:table-cell>
          <table:table-cell office:value-type="float" office:value="874">
            <text:p>874</text:p>
          </table:table-cell>
          <table:table-cell office:value-type="float" office:value="200">
            <text:p>200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03]-[.H103])*180)/([.I103]-[.H103])" office:value-type="float" office:value="115.280898876405">
            <text:p>115.2808988764</text:p>
          </table:table-cell>
          <table:table-cell table:number-columns-repeated="1011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2789">
            <text:p>132789</text:p>
          </table:table-cell>
          <table:table-cell office:value-type="float" office:value="854">
            <text:p>854</text:p>
          </table:table-cell>
          <table:table-cell office:value-type="float" office:value="200">
            <text:p>200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04]-[.H104])*180)/([.I104]-[.H104])" office:value-type="float" office:value="105.168539325843">
            <text:p>105.1685393258</text:p>
          </table:table-cell>
          <table:table-cell table:number-columns-repeated="1011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32791">
            <text:p>132791</text:p>
          </table:table-cell>
          <table:table-cell office:value-type="float" office:value="836">
            <text:p>836</text:p>
          </table:table-cell>
          <table:table-cell office:value-type="float" office:value="200">
            <text:p>200</text:p>
          </table:table-cell>
          <table:table-cell office:value-type="float" office:value="96">
            <text:p>9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05]-[.H105])*180)/([.I105]-[.H105])" office:value-type="float" office:value="96.0674157303371">
            <text:p>96.0674157303</text:p>
          </table:table-cell>
          <table:table-cell table:number-columns-repeated="101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32793">
            <text:p>132793</text:p>
          </table:table-cell>
          <table:table-cell office:value-type="float" office:value="1023">
            <text:p>1023</text:p>
          </table:table-cell>
          <table:table-cell office:value-type="float" office:value="300">
            <text:p>300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06]-[.H106])*180)/([.I106]-[.H106])" office:value-type="float" office:value="190.61797752809">
            <text:p>190.6179775281</text:p>
          </table:table-cell>
          <table:table-cell table:number-columns-repeated="1011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2795">
            <text:p>132795</text:p>
          </table:table-cell>
          <table:table-cell office:value-type="float" office:value="801">
            <text:p>801</text:p>
          </table:table-cell>
          <table:table-cell office:value-type="float" office:value="300">
            <text:p>30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07]-[.H107])*180)/([.I107]-[.H107])" office:value-type="float" office:value="78.3707865168539">
            <text:p>78.3707865169</text:p>
          </table:table-cell>
          <table:table-cell table:number-columns-repeated="1011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2797">
            <text:p>132797</text:p>
          </table:table-cell>
          <table:table-cell office:value-type="float" office:value="783">
            <text:p>783</text:p>
          </table:table-cell>
          <table:table-cell office:value-type="float" office:value="300">
            <text:p>300</text:p>
          </table:table-cell>
          <table:table-cell office:value-type="float" office:value="69">
            <text:p>6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08]-[.H108])*180)/([.I108]-[.H108])" office:value-type="float" office:value="69.2696629213483">
            <text:p>69.2696629213</text:p>
          </table:table-cell>
          <table:table-cell table:number-columns-repeated="1011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2799">
            <text:p>132799</text:p>
          </table:table-cell>
          <table:table-cell office:value-type="float" office:value="768">
            <text:p>768</text:p>
          </table:table-cell>
          <table:table-cell office:value-type="float" office:value="300">
            <text:p>300</text:p>
          </table:table-cell>
          <table:table-cell office:value-type="float" office:value="61">
            <text:p>6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09]-[.H109])*180)/([.I109]-[.H109])" office:value-type="float" office:value="61.685393258427">
            <text:p>61.6853932584</text:p>
          </table:table-cell>
          <table:table-cell table:number-columns-repeated="1011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2801">
            <text:p>132801</text:p>
          </table:table-cell>
          <table:table-cell office:value-type="float" office:value="754">
            <text:p>754</text:p>
          </table:table-cell>
          <table:table-cell office:value-type="float" office:value="300">
            <text:p>300</text:p>
          </table:table-cell>
          <table:table-cell office:value-type="float" office:value="54">
            <text:p>5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10]-[.H110])*180)/([.I110]-[.H110])" office:value-type="float" office:value="54.6067415730337">
            <text:p>54.606741573</text:p>
          </table:table-cell>
          <table:table-cell table:number-columns-repeated="1011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2803">
            <text:p>132803</text:p>
          </table:table-cell>
          <table:table-cell office:value-type="float" office:value="740">
            <text:p>740</text:p>
          </table:table-cell>
          <table:table-cell office:value-type="float" office:value="300">
            <text:p>300</text:p>
          </table:table-cell>
          <table:table-cell office:value-type="float" office:value="47">
            <text:p>4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11]-[.H111])*180)/([.I111]-[.H111])" office:value-type="float" office:value="47.5280898876405">
            <text:p>47.5280898876</text:p>
          </table:table-cell>
          <table:table-cell table:number-columns-repeated="1011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32805">
            <text:p>132805</text:p>
          </table:table-cell>
          <table:table-cell office:value-type="float" office:value="734">
            <text:p>734</text:p>
          </table:table-cell>
          <table:table-cell office:value-type="float" office:value="300">
            <text:p>300</text:p>
          </table:table-cell>
          <table:table-cell office:value-type="float" office:value="44">
            <text:p>4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12]-[.H112])*180)/([.I112]-[.H112])" office:value-type="float" office:value="44.4943820224719">
            <text:p>44.4943820225</text:p>
          </table:table-cell>
          <table:table-cell table:number-columns-repeated="1011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2807">
            <text:p>132807</text:p>
          </table:table-cell>
          <table:table-cell office:value-type="float" office:value="729">
            <text:p>729</text:p>
          </table:table-cell>
          <table:table-cell office:value-type="float" office:value="300">
            <text:p>300</text:p>
          </table:table-cell>
          <table:table-cell office:value-type="float" office:value="41">
            <text:p>4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13]-[.H113])*180)/([.I113]-[.H113])" office:value-type="float" office:value="41.9662921348315">
            <text:p>41.9662921348</text:p>
          </table:table-cell>
          <table:table-cell table:number-columns-repeated="1011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2809">
            <text:p>132809</text:p>
          </table:table-cell>
          <table:table-cell office:value-type="float" office:value="727">
            <text:p>727</text:p>
          </table:table-cell>
          <table:table-cell office:value-type="float" office:value="300">
            <text:p>300</text:p>
          </table:table-cell>
          <table:table-cell office:value-type="float" office:value="40">
            <text:p>4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14]-[.H114])*180)/([.I114]-[.H114])" office:value-type="float" office:value="40.9550561797753">
            <text:p>40.9550561798</text:p>
          </table:table-cell>
          <table:table-cell table:number-columns-repeated="1011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2811">
            <text:p>132811</text:p>
          </table:table-cell>
          <table:table-cell office:value-type="float" office:value="734">
            <text:p>734</text:p>
          </table:table-cell>
          <table:table-cell office:value-type="float" office:value="300">
            <text:p>30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15]-[.H115])*180)/([.I115]-[.H115])" office:value-type="float" office:value="44.4943820224719">
            <text:p>44.4943820225</text:p>
          </table:table-cell>
          <table:table-cell table:number-columns-repeated="1011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2813">
            <text:p>132813</text:p>
          </table:table-cell>
          <table:table-cell office:value-type="float" office:value="743">
            <text:p>743</text:p>
          </table:table-cell>
          <table:table-cell office:value-type="float" office:value="300">
            <text:p>3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16]-[.H116])*180)/([.I116]-[.H116])" office:value-type="float" office:value="49.0449438202247">
            <text:p>49.0449438202</text:p>
          </table:table-cell>
          <table:table-cell table:number-columns-repeated="1011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2815">
            <text:p>132815</text:p>
          </table:table-cell>
          <table:table-cell office:value-type="float" office:value="1023">
            <text:p>1023</text:p>
          </table:table-cell>
          <table:table-cell office:value-type="float" office:value="100">
            <text:p>100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17]-[.H117])*180)/([.I117]-[.H117])" office:value-type="float" office:value="190.61797752809">
            <text:p>190.6179775281</text:p>
          </table:table-cell>
          <table:table-cell table:number-columns-repeated="1011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32817">
            <text:p>132817</text:p>
          </table:table-cell>
          <table:table-cell office:value-type="float" office:value="762">
            <text:p>762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18]-[.H118])*180)/([.I118]-[.H118])" office:value-type="float" office:value="58.6516853932584">
            <text:p>58.6516853933</text:p>
          </table:table-cell>
          <table:table-cell table:number-columns-repeated="1011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32819">
            <text:p>132819</text:p>
          </table:table-cell>
          <table:table-cell office:value-type="float" office:value="774">
            <text:p>774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19]-[.H119])*180)/([.I119]-[.H119])" office:value-type="float" office:value="64.7191011235955">
            <text:p>64.7191011236</text:p>
          </table:table-cell>
          <table:table-cell table:number-columns-repeated="1011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32822">
            <text:p>132822</text:p>
          </table:table-cell>
          <table:table-cell office:value-type="float" office:value="786">
            <text:p>786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20]-[.H120])*180)/([.I120]-[.H120])" office:value-type="float" office:value="70.7865168539326">
            <text:p>70.7865168539</text:p>
          </table:table-cell>
          <table:table-cell table:number-columns-repeated="1011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32824">
            <text:p>132824</text:p>
          </table:table-cell>
          <table:table-cell office:value-type="float" office:value="799">
            <text:p>799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21]-[.H121])*180)/([.I121]-[.H121])" office:value-type="float" office:value="77.3595505617977">
            <text:p>77.3595505618</text:p>
          </table:table-cell>
          <table:table-cell table:number-columns-repeated="1011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32826">
            <text:p>132826</text:p>
          </table:table-cell>
          <table:table-cell office:value-type="float" office:value="814">
            <text:p>814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22]-[.H122])*180)/([.I122]-[.H122])" office:value-type="float" office:value="84.9438202247191">
            <text:p>84.9438202247</text:p>
          </table:table-cell>
          <table:table-cell table:number-columns-repeated="1011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32828">
            <text:p>132828</text:p>
          </table:table-cell>
          <table:table-cell office:value-type="float" office:value="828">
            <text:p>828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23]-[.H123])*180)/([.I123]-[.H123])" office:value-type="float" office:value="92.0224719101124">
            <text:p>92.0224719101</text:p>
          </table:table-cell>
          <table:table-cell table:number-columns-repeated="1011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32830">
            <text:p>132830</text:p>
          </table:table-cell>
          <table:table-cell office:value-type="float" office:value="824">
            <text:p>824</text:p>
          </table:table-cell>
          <table:table-cell office:value-type="float" office:value="200">
            <text:p>2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24]-[.H124])*180)/([.I124]-[.H124])" office:value-type="float" office:value="90">
            <text:p>90</text:p>
          </table:table-cell>
          <table:table-cell table:number-columns-repeated="1011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32832">
            <text:p>132832</text:p>
          </table:table-cell>
          <table:table-cell office:value-type="float" office:value="859">
            <text:p>859</text:p>
          </table:table-cell>
          <table:table-cell office:value-type="float" office:value="200">
            <text:p>200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25]-[.H125])*180)/([.I125]-[.H125])" office:value-type="float" office:value="107.696629213483">
            <text:p>107.6966292135</text:p>
          </table:table-cell>
          <table:table-cell table:number-columns-repeated="1011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32834">
            <text:p>132834</text:p>
          </table:table-cell>
          <table:table-cell office:value-type="float" office:value="872">
            <text:p>872</text:p>
          </table:table-cell>
          <table:table-cell office:value-type="float" office:value="200">
            <text:p>200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26]-[.H126])*180)/([.I126]-[.H126])" office:value-type="float" office:value="114.269662921348">
            <text:p>114.2696629213</text:p>
          </table:table-cell>
          <table:table-cell table:number-columns-repeated="1011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32836">
            <text:p>132836</text:p>
          </table:table-cell>
          <table:table-cell office:value-type="float" office:value="888">
            <text:p>888</text:p>
          </table:table-cell>
          <table:table-cell office:value-type="float" office:value="200">
            <text:p>20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27]-[.H127])*180)/([.I127]-[.H127])" office:value-type="float" office:value="122.359550561798">
            <text:p>122.3595505618</text:p>
          </table:table-cell>
          <table:table-cell table:number-columns-repeated="1011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32838">
            <text:p>132838</text:p>
          </table:table-cell>
          <table:table-cell office:value-type="float" office:value="900">
            <text:p>900</text:p>
          </table:table-cell>
          <table:table-cell office:value-type="float" office:value="200">
            <text:p>200</text:p>
          </table:table-cell>
          <table:table-cell office:value-type="float" office:value="128">
            <text:p>128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28]-[.H128])*180)/([.I128]-[.H128])" office:value-type="float" office:value="128.426966292135">
            <text:p>128.4269662921</text:p>
          </table:table-cell>
          <table:table-cell table:number-columns-repeated="1011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32840">
            <text:p>132840</text:p>
          </table:table-cell>
          <table:table-cell office:value-type="float" office:value="907">
            <text:p>907</text:p>
          </table:table-cell>
          <table:table-cell office:value-type="float" office:value="200">
            <text:p>200</text:p>
          </table:table-cell>
          <table:table-cell office:value-type="float" office:value="131">
            <text:p>131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29]-[.H129])*180)/([.I129]-[.H129])" office:value-type="float" office:value="131.966292134831">
            <text:p>131.9662921348</text:p>
          </table:table-cell>
          <table:table-cell table:number-columns-repeated="1011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32842">
            <text:p>132842</text:p>
          </table:table-cell>
          <table:table-cell office:value-type="float" office:value="914">
            <text:p>914</text:p>
          </table:table-cell>
          <table:table-cell office:value-type="float" office:value="200">
            <text:p>200</text:p>
          </table:table-cell>
          <table:table-cell office:value-type="float" office:value="135">
            <text:p>135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30]-[.H130])*180)/([.I130]-[.H130])" office:value-type="float" office:value="135.505617977528">
            <text:p>135.5056179775</text:p>
          </table:table-cell>
          <table:table-cell table:number-columns-repeated="1011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32844">
            <text:p>132844</text:p>
          </table:table-cell>
          <table:table-cell office:value-type="float" office:value="913">
            <text:p>913</text:p>
          </table:table-cell>
          <table:table-cell office:value-type="float" office:value="200">
            <text:p>200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31]-[.H131])*180)/([.I131]-[.H131])" office:value-type="float" office:value="135">
            <text:p>135</text:p>
          </table:table-cell>
          <table:table-cell table:number-columns-repeated="1011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2846">
            <text:p>132846</text:p>
          </table:table-cell>
          <table:table-cell office:value-type="float" office:value="909">
            <text:p>909</text:p>
          </table:table-cell>
          <table:table-cell office:value-type="float" office:value="200">
            <text:p>200</text:p>
          </table:table-cell>
          <table:table-cell office:value-type="float" office:value="132">
            <text:p>13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32]-[.H132])*180)/([.I132]-[.H132])" office:value-type="float" office:value="132.977528089888">
            <text:p>132.9775280899</text:p>
          </table:table-cell>
          <table:table-cell table:number-columns-repeated="1011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2848">
            <text:p>132848</text:p>
          </table:table-cell>
          <table:table-cell office:value-type="float" office:value="896">
            <text:p>896</text:p>
          </table:table-cell>
          <table:table-cell office:value-type="float" office:value="200">
            <text:p>200</text:p>
          </table:table-cell>
          <table:table-cell office:value-type="float" office:value="126">
            <text:p>12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33]-[.H133])*180)/([.I133]-[.H133])" office:value-type="float" office:value="126.404494382022">
            <text:p>126.404494382</text:p>
          </table:table-cell>
          <table:table-cell table:number-columns-repeated="1011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32850">
            <text:p>132850</text:p>
          </table:table-cell>
          <table:table-cell office:value-type="float" office:value="887">
            <text:p>887</text:p>
          </table:table-cell>
          <table:table-cell office:value-type="float" office:value="200">
            <text:p>200</text:p>
          </table:table-cell>
          <table:table-cell office:value-type="float" office:value="121">
            <text:p>12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34]-[.H134])*180)/([.I134]-[.H134])" office:value-type="float" office:value="121.85393258427">
            <text:p>121.8539325843</text:p>
          </table:table-cell>
          <table:table-cell table:number-columns-repeated="1011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32852">
            <text:p>132852</text:p>
          </table:table-cell>
          <table:table-cell office:value-type="float" office:value="871">
            <text:p>871</text:p>
          </table:table-cell>
          <table:table-cell office:value-type="float" office:value="200">
            <text:p>200</text:p>
          </table:table-cell>
          <table:table-cell office:value-type="float" office:value="113">
            <text:p>11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35]-[.H135])*180)/([.I135]-[.H135])" office:value-type="float" office:value="113.76404494382">
            <text:p>113.7640449438</text:p>
          </table:table-cell>
          <table:table-cell table:number-columns-repeated="1011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32854">
            <text:p>132854</text:p>
          </table:table-cell>
          <table:table-cell office:value-type="float" office:value="855">
            <text:p>855</text:p>
          </table:table-cell>
          <table:table-cell office:value-type="float" office:value="200">
            <text:p>200</text:p>
          </table:table-cell>
          <table:table-cell office:value-type="float" office:value="105">
            <text:p>10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36]-[.H136])*180)/([.I136]-[.H136])" office:value-type="float" office:value="105.674157303371">
            <text:p>105.6741573034</text:p>
          </table:table-cell>
          <table:table-cell table:number-columns-repeated="1011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32857">
            <text:p>132857</text:p>
          </table:table-cell>
          <table:table-cell office:value-type="float" office:value="838">
            <text:p>838</text:p>
          </table:table-cell>
          <table:table-cell office:value-type="float" office:value="200">
            <text:p>200</text:p>
          </table:table-cell>
          <table:table-cell office:value-type="float" office:value="97">
            <text:p>9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37]-[.H137])*180)/([.I137]-[.H137])" office:value-type="float" office:value="97.0786516853933">
            <text:p>97.0786516854</text:p>
          </table:table-cell>
          <table:table-cell table:number-columns-repeated="1011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32859">
            <text:p>132859</text:p>
          </table:table-cell>
          <table:table-cell office:value-type="float" office:value="1023">
            <text:p>1023</text:p>
          </table:table-cell>
          <table:table-cell office:value-type="float" office:value="300">
            <text:p>300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38]-[.H138])*180)/([.I138]-[.H138])" office:value-type="float" office:value="190.61797752809">
            <text:p>190.6179775281</text:p>
          </table:table-cell>
          <table:table-cell table:number-columns-repeated="1011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32861">
            <text:p>132861</text:p>
          </table:table-cell>
          <table:table-cell office:value-type="float" office:value="806">
            <text:p>806</text:p>
          </table:table-cell>
          <table:table-cell office:value-type="float" office:value="300">
            <text:p>3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39]-[.H139])*180)/([.I139]-[.H139])" office:value-type="float" office:value="80.8988764044944">
            <text:p>80.8988764045</text:p>
          </table:table-cell>
          <table:table-cell table:number-columns-repeated="1011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32864">
            <text:p>132864</text:p>
          </table:table-cell>
          <table:table-cell office:value-type="float" office:value="795">
            <text:p>795</text:p>
          </table:table-cell>
          <table:table-cell office:value-type="float" office:value="300">
            <text:p>300</text:p>
          </table:table-cell>
          <table:table-cell office:value-type="float" office:value="75">
            <text:p>7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40]-[.H140])*180)/([.I140]-[.H140])" office:value-type="float" office:value="75.3370786516854">
            <text:p>75.3370786517</text:p>
          </table:table-cell>
          <table:table-cell table:number-columns-repeated="1011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32866">
            <text:p>132866</text:p>
          </table:table-cell>
          <table:table-cell office:value-type="float" office:value="781">
            <text:p>781</text:p>
          </table:table-cell>
          <table:table-cell office:value-type="float" office:value="300">
            <text:p>300</text:p>
          </table:table-cell>
          <table:table-cell office:value-type="float" office:value="68">
            <text:p>6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41]-[.H141])*180)/([.I141]-[.H141])" office:value-type="float" office:value="68.2584269662921">
            <text:p>68.2584269663</text:p>
          </table:table-cell>
          <table:table-cell table:number-columns-repeated="1011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32868">
            <text:p>132868</text:p>
          </table:table-cell>
          <table:table-cell office:value-type="float" office:value="767">
            <text:p>767</text:p>
          </table:table-cell>
          <table:table-cell office:value-type="float" office:value="300">
            <text:p>300</text:p>
          </table:table-cell>
          <table:table-cell office:value-type="float" office:value="61">
            <text:p>6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42]-[.H142])*180)/([.I142]-[.H142])" office:value-type="float" office:value="61.1797752808989">
            <text:p>61.1797752809</text:p>
          </table:table-cell>
          <table:table-cell table:number-columns-repeated="1011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32870">
            <text:p>132870</text:p>
          </table:table-cell>
          <table:table-cell office:value-type="float" office:value="759">
            <text:p>759</text:p>
          </table:table-cell>
          <table:table-cell office:value-type="float" office:value="300">
            <text:p>300</text:p>
          </table:table-cell>
          <table:table-cell office:value-type="float" office:value="57">
            <text:p>5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43]-[.H143])*180)/([.I143]-[.H143])" office:value-type="float" office:value="57.1348314606742">
            <text:p>57.1348314607</text:p>
          </table:table-cell>
          <table:table-cell table:number-columns-repeated="1011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32872">
            <text:p>132872</text:p>
          </table:table-cell>
          <table:table-cell office:value-type="float" office:value="745">
            <text:p>745</text:p>
          </table:table-cell>
          <table:table-cell office:value-type="float" office:value="300">
            <text:p>300</text:p>
          </table:table-cell>
          <table:table-cell office:value-type="float" office:value="50">
            <text:p>5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44]-[.H144])*180)/([.I144]-[.H144])" office:value-type="float" office:value="50.0561797752809">
            <text:p>50.0561797753</text:p>
          </table:table-cell>
          <table:table-cell table:number-columns-repeated="1011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32874">
            <text:p>132874</text:p>
          </table:table-cell>
          <table:table-cell office:value-type="float" office:value="743">
            <text:p>743</text:p>
          </table:table-cell>
          <table:table-cell office:value-type="float" office:value="300">
            <text:p>300</text:p>
          </table:table-cell>
          <table:table-cell office:value-type="float" office:value="49">
            <text:p>4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45]-[.H145])*180)/([.I145]-[.H145])" office:value-type="float" office:value="49.0449438202247">
            <text:p>49.0449438202</text:p>
          </table:table-cell>
          <table:table-cell table:number-columns-repeated="1011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32876">
            <text:p>132876</text:p>
          </table:table-cell>
          <table:table-cell office:value-type="float" office:value="737">
            <text:p>737</text:p>
          </table:table-cell>
          <table:table-cell office:value-type="float" office:value="300">
            <text:p>300</text:p>
          </table:table-cell>
          <table:table-cell office:value-type="float" office:value="46">
            <text:p>4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46]-[.H146])*180)/([.I146]-[.H146])" office:value-type="float" office:value="46.0112359550562">
            <text:p>46.0112359551</text:p>
          </table:table-cell>
          <table:table-cell table:number-columns-repeated="1011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32878">
            <text:p>132878</text:p>
          </table:table-cell>
          <table:table-cell office:value-type="float" office:value="738">
            <text:p>738</text:p>
          </table:table-cell>
          <table:table-cell office:value-type="float" office:value="300">
            <text:p>30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47]-[.H147])*180)/([.I147]-[.H147])" office:value-type="float" office:value="46.5168539325843">
            <text:p>46.5168539326</text:p>
          </table:table-cell>
          <table:table-cell table:number-columns-repeated="1011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32880">
            <text:p>132880</text:p>
          </table:table-cell>
          <table:table-cell office:value-type="float" office:value="740">
            <text:p>740</text:p>
          </table:table-cell>
          <table:table-cell office:value-type="float" office:value="300">
            <text:p>3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48]-[.H148])*180)/([.I148]-[.H148])" office:value-type="float" office:value="47.5280898876405">
            <text:p>47.5280898876</text:p>
          </table:table-cell>
          <table:table-cell table:number-columns-repeated="10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2882">
            <text:p>132882</text:p>
          </table:table-cell>
          <table:table-cell office:value-type="float" office:value="763">
            <text:p>763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49]-[.H149])*180)/([.I149]-[.H149])" office:value-type="float" office:value="59.1573033707865">
            <text:p>59.1573033708</text:p>
          </table:table-cell>
          <table:table-cell table:number-columns-repeated="1011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32884">
            <text:p>132884</text:p>
          </table:table-cell>
          <table:table-cell office:value-type="float" office:value="753">
            <text:p>753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50]-[.H150])*180)/([.I150]-[.H150])" office:value-type="float" office:value="54.1011235955056">
            <text:p>54.1011235955</text:p>
          </table:table-cell>
          <table:table-cell table:number-columns-repeated="1011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32886">
            <text:p>132886</text:p>
          </table:table-cell>
          <table:table-cell office:value-type="float" office:value="760">
            <text:p>760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51]-[.H151])*180)/([.I151]-[.H151])" office:value-type="float" office:value="57.6404494382023">
            <text:p>57.6404494382</text:p>
          </table:table-cell>
          <table:table-cell table:number-columns-repeated="1011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32888">
            <text:p>132888</text:p>
          </table:table-cell>
          <table:table-cell office:value-type="float" office:value="770">
            <text:p>770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52]-[.H152])*180)/([.I152]-[.H152])" office:value-type="float" office:value="62.6966292134832">
            <text:p>62.6966292135</text:p>
          </table:table-cell>
          <table:table-cell table:number-columns-repeated="1011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32890">
            <text:p>132890</text:p>
          </table:table-cell>
          <table:table-cell office:value-type="float" office:value="778">
            <text:p>778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53]-[.H153])*180)/([.I153]-[.H153])" office:value-type="float" office:value="66.7415730337079">
            <text:p>66.7415730337</text:p>
          </table:table-cell>
          <table:table-cell table:number-columns-repeated="1011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32891">
            <text:p>132891</text:p>
          </table:table-cell>
          <table:table-cell office:value-type="float" office:value="790">
            <text:p>790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54]-[.H154])*180)/([.I154]-[.H154])" office:value-type="float" office:value="72.8089887640449">
            <text:p>72.808988764</text:p>
          </table:table-cell>
          <table:table-cell table:number-columns-repeated="1011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32893">
            <text:p>132893</text:p>
          </table:table-cell>
          <table:table-cell office:value-type="float" office:value="803">
            <text:p>803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55]-[.H155])*180)/([.I155]-[.H155])" office:value-type="float" office:value="79.3820224719101">
            <text:p>79.3820224719</text:p>
          </table:table-cell>
          <table:table-cell table:number-columns-repeated="1011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32895">
            <text:p>132895</text:p>
          </table:table-cell>
          <table:table-cell office:value-type="float" office:value="816">
            <text:p>816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56]-[.H156])*180)/([.I156]-[.H156])" office:value-type="float" office:value="85.9550561797753">
            <text:p>85.9550561798</text:p>
          </table:table-cell>
          <table:table-cell table:number-columns-repeated="1011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32897">
            <text:p>132897</text:p>
          </table:table-cell>
          <table:table-cell office:value-type="float" office:value="828">
            <text:p>828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57]-[.H157])*180)/([.I157]-[.H157])" office:value-type="float" office:value="92.0224719101124">
            <text:p>92.0224719101</text:p>
          </table:table-cell>
          <table:table-cell table:number-columns-repeated="1011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32899">
            <text:p>132899</text:p>
          </table:table-cell>
          <table:table-cell office:value-type="float" office:value="824">
            <text:p>824</text:p>
          </table:table-cell>
          <table:table-cell office:value-type="float" office:value="200">
            <text:p>2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58]-[.H158])*180)/([.I158]-[.H158])" office:value-type="float" office:value="90">
            <text:p>90</text:p>
          </table:table-cell>
          <table:table-cell table:number-columns-repeated="1011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32901">
            <text:p>132901</text:p>
          </table:table-cell>
          <table:table-cell office:value-type="float" office:value="854">
            <text:p>854</text:p>
          </table:table-cell>
          <table:table-cell office:value-type="float" office:value="200">
            <text:p>200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59]-[.H159])*180)/([.I159]-[.H159])" office:value-type="float" office:value="105.168539325843">
            <text:p>105.1685393258</text:p>
          </table:table-cell>
          <table:table-cell table:number-columns-repeated="1011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32903">
            <text:p>132903</text:p>
          </table:table-cell>
          <table:table-cell office:value-type="float" office:value="868">
            <text:p>868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60]-[.H160])*180)/([.I160]-[.H160])" office:value-type="float" office:value="112.247191011236">
            <text:p>112.2471910112</text:p>
          </table:table-cell>
          <table:table-cell table:number-columns-repeated="1011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32907">
            <text:p>132907</text:p>
          </table:table-cell>
          <table:table-cell office:value-type="float" office:value="879">
            <text:p>879</text:p>
          </table:table-cell>
          <table:table-cell office:value-type="float" office:value="200">
            <text:p>200</text:p>
          </table:table-cell>
          <table:table-cell office:value-type="float" office:value="117">
            <text:p>117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61]-[.H161])*180)/([.I161]-[.H161])" office:value-type="float" office:value="117.808988764045">
            <text:p>117.808988764</text:p>
          </table:table-cell>
          <table:table-cell table:number-columns-repeated="1011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32909">
            <text:p>132909</text:p>
          </table:table-cell>
          <table:table-cell office:value-type="float" office:value="896">
            <text:p>896</text:p>
          </table:table-cell>
          <table:table-cell office:value-type="float" office:value="200">
            <text:p>200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62]-[.H162])*180)/([.I162]-[.H162])" office:value-type="float" office:value="126.404494382022">
            <text:p>126.404494382</text:p>
          </table:table-cell>
          <table:table-cell table:number-columns-repeated="1011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32911">
            <text:p>132911</text:p>
          </table:table-cell>
          <table:table-cell office:value-type="float" office:value="901">
            <text:p>901</text:p>
          </table:table-cell>
          <table:table-cell office:value-type="float" office:value="200">
            <text:p>200</text:p>
          </table:table-cell>
          <table:table-cell office:value-type="float" office:value="128">
            <text:p>128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63]-[.H163])*180)/([.I163]-[.H163])" office:value-type="float" office:value="128.932584269663">
            <text:p>128.9325842697</text:p>
          </table:table-cell>
          <table:table-cell table:number-columns-repeated="1011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32913">
            <text:p>132913</text:p>
          </table:table-cell>
          <table:table-cell office:value-type="float" office:value="910">
            <text:p>910</text:p>
          </table:table-cell>
          <table:table-cell office:value-type="float" office:value="200">
            <text:p>200</text:p>
          </table:table-cell>
          <table:table-cell office:value-type="float" office:value="133">
            <text:p>133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64]-[.H164])*180)/([.I164]-[.H164])" office:value-type="float" office:value="133.483146067416">
            <text:p>133.4831460674</text:p>
          </table:table-cell>
          <table:table-cell table:number-columns-repeated="1011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32915">
            <text:p>132915</text:p>
          </table:table-cell>
          <table:table-cell office:value-type="float" office:value="910">
            <text:p>910</text:p>
          </table:table-cell>
          <table:table-cell office:value-type="float" office:value="200">
            <text:p>200</text:p>
          </table:table-cell>
          <table:table-cell office:value-type="float" office:value="133">
            <text:p>133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65]-[.H165])*180)/([.I165]-[.H165])" office:value-type="float" office:value="133.483146067416">
            <text:p>133.4831460674</text:p>
          </table:table-cell>
          <table:table-cell table:number-columns-repeated="1011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32917">
            <text:p>132917</text:p>
          </table:table-cell>
          <table:table-cell office:value-type="float" office:value="906">
            <text:p>906</text:p>
          </table:table-cell>
          <table:table-cell office:value-type="float" office:value="200">
            <text:p>200</text:p>
          </table:table-cell>
          <table:table-cell office:value-type="float" office:value="131">
            <text:p>13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66]-[.H166])*180)/([.I166]-[.H166])" office:value-type="float" office:value="131.460674157303">
            <text:p>131.4606741573</text:p>
          </table:table-cell>
          <table:table-cell table:number-columns-repeated="1011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32919">
            <text:p>132919</text:p>
          </table:table-cell>
          <table:table-cell office:value-type="float" office:value="899">
            <text:p>899</text:p>
          </table:table-cell>
          <table:table-cell office:value-type="float" office:value="200">
            <text:p>200</text:p>
          </table:table-cell>
          <table:table-cell office:value-type="float" office:value="127">
            <text:p>12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67]-[.H167])*180)/([.I167]-[.H167])" office:value-type="float" office:value="127.921348314607">
            <text:p>127.9213483146</text:p>
          </table:table-cell>
          <table:table-cell table:number-columns-repeated="1011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32921">
            <text:p>132921</text:p>
          </table:table-cell>
          <table:table-cell office:value-type="float" office:value="886">
            <text:p>886</text:p>
          </table:table-cell>
          <table:table-cell office:value-type="float" office:value="200">
            <text:p>200</text:p>
          </table:table-cell>
          <table:table-cell office:value-type="float" office:value="121">
            <text:p>12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68]-[.H168])*180)/([.I168]-[.H168])" office:value-type="float" office:value="121.348314606742">
            <text:p>121.3483146067</text:p>
          </table:table-cell>
          <table:table-cell table:number-columns-repeated="1011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32923">
            <text:p>132923</text:p>
          </table:table-cell>
          <table:table-cell office:value-type="float" office:value="879">
            <text:p>879</text:p>
          </table:table-cell>
          <table:table-cell office:value-type="float" office:value="200">
            <text:p>200</text:p>
          </table:table-cell>
          <table:table-cell office:value-type="float" office:value="117">
            <text:p>11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69]-[.H169])*180)/([.I169]-[.H169])" office:value-type="float" office:value="117.808988764045">
            <text:p>117.808988764</text:p>
          </table:table-cell>
          <table:table-cell table:number-columns-repeated="1011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32925">
            <text:p>132925</text:p>
          </table:table-cell>
          <table:table-cell office:value-type="float" office:value="857">
            <text:p>857</text:p>
          </table:table-cell>
          <table:table-cell office:value-type="float" office:value="200">
            <text:p>200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70]-[.H170])*180)/([.I170]-[.H170])" office:value-type="float" office:value="106.685393258427">
            <text:p>106.6853932584</text:p>
          </table:table-cell>
          <table:table-cell table:number-columns-repeated="1011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32927">
            <text:p>132927</text:p>
          </table:table-cell>
          <table:table-cell office:value-type="float" office:value="845">
            <text:p>84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71]-[.H171])*180)/([.I171]-[.H171])" office:value-type="float" office:value="100.61797752809">
            <text:p>100.6179775281</text:p>
          </table:table-cell>
          <table:table-cell table:number-columns-repeated="1011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32929">
            <text:p>132929</text:p>
          </table:table-cell>
          <table:table-cell office:value-type="float" office:value="836">
            <text:p>836</text:p>
          </table:table-cell>
          <table:table-cell office:value-type="float" office:value="200">
            <text:p>200</text:p>
          </table:table-cell>
          <table:table-cell office:value-type="float" office:value="96">
            <text:p>9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72]-[.H172])*180)/([.I172]-[.H172])" office:value-type="float" office:value="96.0674157303371">
            <text:p>96.0674157303</text:p>
          </table:table-cell>
          <table:table-cell table:number-columns-repeated="1011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32931">
            <text:p>132931</text:p>
          </table:table-cell>
          <table:table-cell office:value-type="float" office:value="896">
            <text:p>896</text:p>
          </table:table-cell>
          <table:table-cell office:value-type="float" office:value="300">
            <text:p>300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73]-[.H173])*180)/([.I173]-[.H173])" office:value-type="float" office:value="126.404494382022">
            <text:p>126.404494382</text:p>
          </table:table-cell>
          <table:table-cell table:number-columns-repeated="1011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32933">
            <text:p>132933</text:p>
          </table:table-cell>
          <table:table-cell office:value-type="float" office:value="807">
            <text:p>807</text:p>
          </table:table-cell>
          <table:table-cell office:value-type="float" office:value="300">
            <text:p>300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74]-[.H174])*180)/([.I174]-[.H174])" office:value-type="float" office:value="81.4044943820225">
            <text:p>81.404494382</text:p>
          </table:table-cell>
          <table:table-cell table:number-columns-repeated="1011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32935">
            <text:p>132935</text:p>
          </table:table-cell>
          <table:table-cell office:value-type="float" office:value="794">
            <text:p>794</text:p>
          </table:table-cell>
          <table:table-cell office:value-type="float" office:value="300">
            <text:p>300</text:p>
          </table:table-cell>
          <table:table-cell office:value-type="float" office:value="74">
            <text:p>7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75]-[.H175])*180)/([.I175]-[.H175])" office:value-type="float" office:value="74.8314606741573">
            <text:p>74.8314606742</text:p>
          </table:table-cell>
          <table:table-cell table:number-columns-repeated="1011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32937">
            <text:p>132937</text:p>
          </table:table-cell>
          <table:table-cell office:value-type="float" office:value="783">
            <text:p>783</text:p>
          </table:table-cell>
          <table:table-cell office:value-type="float" office:value="300">
            <text:p>300</text:p>
          </table:table-cell>
          <table:table-cell office:value-type="float" office:value="69">
            <text:p>6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76]-[.H176])*180)/([.I176]-[.H176])" office:value-type="float" office:value="69.2696629213483">
            <text:p>69.2696629213</text:p>
          </table:table-cell>
          <table:table-cell table:number-columns-repeated="1011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32939">
            <text:p>132939</text:p>
          </table:table-cell>
          <table:table-cell office:value-type="float" office:value="773">
            <text:p>773</text:p>
          </table:table-cell>
          <table:table-cell office:value-type="float" office:value="300">
            <text:p>300</text:p>
          </table:table-cell>
          <table:table-cell office:value-type="float" office:value="64">
            <text:p>6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77]-[.H177])*180)/([.I177]-[.H177])" office:value-type="float" office:value="64.2134831460674">
            <text:p>64.2134831461</text:p>
          </table:table-cell>
          <table:table-cell table:number-columns-repeated="1011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32941">
            <text:p>132941</text:p>
          </table:table-cell>
          <table:table-cell office:value-type="float" office:value="762">
            <text:p>762</text:p>
          </table:table-cell>
          <table:table-cell office:value-type="float" office:value="300">
            <text:p>300</text:p>
          </table:table-cell>
          <table:table-cell office:value-type="float" office:value="58">
            <text:p>5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78]-[.H178])*180)/([.I178]-[.H178])" office:value-type="float" office:value="58.6516853932584">
            <text:p>58.6516853933</text:p>
          </table:table-cell>
          <table:table-cell table:number-columns-repeated="1011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32943">
            <text:p>132943</text:p>
          </table:table-cell>
          <table:table-cell office:value-type="float" office:value="754">
            <text:p>754</text:p>
          </table:table-cell>
          <table:table-cell office:value-type="float" office:value="300">
            <text:p>300</text:p>
          </table:table-cell>
          <table:table-cell office:value-type="float" office:value="54">
            <text:p>5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79]-[.H179])*180)/([.I179]-[.H179])" office:value-type="float" office:value="54.6067415730337">
            <text:p>54.606741573</text:p>
          </table:table-cell>
          <table:table-cell table:number-columns-repeated="1011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32945">
            <text:p>132945</text:p>
          </table:table-cell>
          <table:table-cell office:value-type="float" office:value="751">
            <text:p>751</text:p>
          </table:table-cell>
          <table:table-cell office:value-type="float" office:value="300">
            <text:p>300</text:p>
          </table:table-cell>
          <table:table-cell office:value-type="float" office:value="53">
            <text:p>5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80]-[.H180])*180)/([.I180]-[.H180])" office:value-type="float" office:value="53.0898876404494">
            <text:p>53.0898876404</text:p>
          </table:table-cell>
          <table:table-cell table:number-columns-repeated="1011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32947">
            <text:p>132947</text:p>
          </table:table-cell>
          <table:table-cell office:value-type="float" office:value="746">
            <text:p>746</text:p>
          </table:table-cell>
          <table:table-cell office:value-type="float" office:value="300">
            <text:p>300</text:p>
          </table:table-cell>
          <table:table-cell office:value-type="float" office:value="50">
            <text:p>5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81]-[.H181])*180)/([.I181]-[.H181])" office:value-type="float" office:value="50.561797752809">
            <text:p>50.5617977528</text:p>
          </table:table-cell>
          <table:table-cell table:number-columns-repeated="1011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32950">
            <text:p>132950</text:p>
          </table:table-cell>
          <table:table-cell office:value-type="float" office:value="744">
            <text:p>744</text:p>
          </table:table-cell>
          <table:table-cell office:value-type="float" office:value="300">
            <text:p>300</text:p>
          </table:table-cell>
          <table:table-cell office:value-type="float" office:value="49">
            <text:p>4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82]-[.H182])*180)/([.I182]-[.H182])" office:value-type="float" office:value="49.5505617977528">
            <text:p>49.5505617978</text:p>
          </table:table-cell>
          <table:table-cell table:number-columns-repeated="1011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32952">
            <text:p>132952</text:p>
          </table:table-cell>
          <table:table-cell office:value-type="float" office:value="748">
            <text:p>748</text:p>
          </table:table-cell>
          <table:table-cell office:value-type="float" office:value="300">
            <text:p>30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83]-[.H183])*180)/([.I183]-[.H183])" office:value-type="float" office:value="51.5730337078652">
            <text:p>51.5730337079</text:p>
          </table:table-cell>
          <table:table-cell table:number-columns-repeated="1011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32954">
            <text:p>132954</text:p>
          </table:table-cell>
          <table:table-cell office:value-type="float" office:value="752">
            <text:p>752</text:p>
          </table:table-cell>
          <table:table-cell office:value-type="float" office:value="300">
            <text:p>300</text:p>
          </table:table-cell>
          <table:table-cell office:value-type="float" office:value="53">
            <text:p>53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84]-[.H184])*180)/([.I184]-[.H184])" office:value-type="float" office:value="53.5955056179775">
            <text:p>53.595505618</text:p>
          </table:table-cell>
          <table:table-cell table:number-columns-repeated="1011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32956">
            <text:p>132956</text:p>
          </table:table-cell>
          <table:table-cell office:value-type="float" office:value="728">
            <text:p>728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85]-[.H185])*180)/([.I185]-[.H185])" office:value-type="float" office:value="41.4606741573034">
            <text:p>41.4606741573</text:p>
          </table:table-cell>
          <table:table-cell table:number-columns-repeated="1011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32958">
            <text:p>132958</text:p>
          </table:table-cell>
          <table:table-cell office:value-type="float" office:value="761">
            <text:p>761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86]-[.H186])*180)/([.I186]-[.H186])" office:value-type="float" office:value="58.1460674157303">
            <text:p>58.1460674157</text:p>
          </table:table-cell>
          <table:table-cell table:number-columns-repeated="1011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32960">
            <text:p>132960</text:p>
          </table:table-cell>
          <table:table-cell office:value-type="float" office:value="768">
            <text:p>768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87]-[.H187])*180)/([.I187]-[.H187])" office:value-type="float" office:value="61.685393258427">
            <text:p>61.6853932584</text:p>
          </table:table-cell>
          <table:table-cell table:number-columns-repeated="1011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32962">
            <text:p>132962</text:p>
          </table:table-cell>
          <table:table-cell office:value-type="float" office:value="774">
            <text:p>774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88]-[.H188])*180)/([.I188]-[.H188])" office:value-type="float" office:value="64.7191011235955">
            <text:p>64.7191011236</text:p>
          </table:table-cell>
          <table:table-cell table:number-columns-repeated="1011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32964">
            <text:p>132964</text:p>
          </table:table-cell>
          <table:table-cell office:value-type="float" office:value="783">
            <text:p>783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89]-[.H189])*180)/([.I189]-[.H189])" office:value-type="float" office:value="69.2696629213483">
            <text:p>69.2696629213</text:p>
          </table:table-cell>
          <table:table-cell table:number-columns-repeated="1011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32966">
            <text:p>132966</text:p>
          </table:table-cell>
          <table:table-cell office:value-type="float" office:value="793">
            <text:p>793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90]-[.H190])*180)/([.I190]-[.H190])" office:value-type="float" office:value="74.3258426966292">
            <text:p>74.3258426966</text:p>
          </table:table-cell>
          <table:table-cell table:number-columns-repeated="1011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32968">
            <text:p>132968</text:p>
          </table:table-cell>
          <table:table-cell office:value-type="float" office:value="803">
            <text:p>803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91]-[.H191])*180)/([.I191]-[.H191])" office:value-type="float" office:value="79.3820224719101">
            <text:p>79.3820224719</text:p>
          </table:table-cell>
          <table:table-cell table:number-columns-repeated="1011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32970">
            <text:p>132970</text:p>
          </table:table-cell>
          <table:table-cell office:value-type="float" office:value="814">
            <text:p>814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92]-[.H192])*180)/([.I192]-[.H192])" office:value-type="float" office:value="84.9438202247191">
            <text:p>84.9438202247</text:p>
          </table:table-cell>
          <table:table-cell table:number-columns-repeated="1011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32972">
            <text:p>132972</text:p>
          </table:table-cell>
          <table:table-cell office:value-type="float" office:value="825">
            <text:p>825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93]-[.H193])*180)/([.I193]-[.H193])" office:value-type="float" office:value="90.5056179775281">
            <text:p>90.5056179775</text:p>
          </table:table-cell>
          <table:table-cell table:number-columns-repeated="1011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32974">
            <text:p>132974</text:p>
          </table:table-cell>
          <table:table-cell office:value-type="float" office:value="835">
            <text:p>835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94]-[.H194])*180)/([.I194]-[.H194])" office:value-type="float" office:value="95.561797752809">
            <text:p>95.5617977528</text:p>
          </table:table-cell>
          <table:table-cell table:number-columns-repeated="1011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32976">
            <text:p>132976</text:p>
          </table:table-cell>
          <table:table-cell office:value-type="float" office:value="825">
            <text:p>825</text:p>
          </table:table-cell>
          <table:table-cell office:value-type="float" office:value="200">
            <text:p>2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95]-[.H195])*180)/([.I195]-[.H195])" office:value-type="float" office:value="90.5056179775281">
            <text:p>90.5056179775</text:p>
          </table:table-cell>
          <table:table-cell table:number-columns-repeated="1011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32978">
            <text:p>132978</text:p>
          </table:table-cell>
          <table:table-cell office:value-type="float" office:value="857">
            <text:p>857</text:p>
          </table:table-cell>
          <table:table-cell office:value-type="float" office:value="200">
            <text:p>200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96]-[.H196])*180)/([.I196]-[.H196])" office:value-type="float" office:value="106.685393258427">
            <text:p>106.6853932584</text:p>
          </table:table-cell>
          <table:table-cell table:number-columns-repeated="1011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32980">
            <text:p>132980</text:p>
          </table:table-cell>
          <table:table-cell office:value-type="float" office:value="865">
            <text:p>865</text:p>
          </table:table-cell>
          <table:table-cell office:value-type="float" office:value="200">
            <text:p>2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97]-[.H197])*180)/([.I197]-[.H197])" office:value-type="float" office:value="110.730337078652">
            <text:p>110.7303370787</text:p>
          </table:table-cell>
          <table:table-cell table:number-columns-repeated="1011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32982">
            <text:p>132982</text:p>
          </table:table-cell>
          <table:table-cell office:value-type="float" office:value="879">
            <text:p>879</text:p>
          </table:table-cell>
          <table:table-cell office:value-type="float" office:value="200">
            <text:p>200</text:p>
          </table:table-cell>
          <table:table-cell office:value-type="float" office:value="117">
            <text:p>117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98]-[.H198])*180)/([.I198]-[.H198])" office:value-type="float" office:value="117.808988764045">
            <text:p>117.808988764</text:p>
          </table:table-cell>
          <table:table-cell table:number-columns-repeated="1011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32984">
            <text:p>132984</text:p>
          </table:table-cell>
          <table:table-cell office:value-type="float" office:value="889">
            <text:p>889</text:p>
          </table:table-cell>
          <table:table-cell office:value-type="float" office:value="200">
            <text:p>20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199]-[.H199])*180)/([.I199]-[.H199])" office:value-type="float" office:value="122.865168539326">
            <text:p>122.8651685393</text:p>
          </table:table-cell>
          <table:table-cell table:number-columns-repeated="101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32986">
            <text:p>132986</text:p>
          </table:table-cell>
          <table:table-cell office:value-type="float" office:value="895">
            <text:p>895</text:p>
          </table:table-cell>
          <table:table-cell office:value-type="float" office:value="200">
            <text:p>200</text:p>
          </table:table-cell>
          <table:table-cell office:value-type="float" office:value="125">
            <text:p>125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00]-[.H200])*180)/([.I200]-[.H200])" office:value-type="float" office:value="125.898876404494">
            <text:p>125.8988764045</text:p>
          </table:table-cell>
          <table:table-cell table:number-columns-repeated="1011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2988">
            <text:p>132988</text:p>
          </table:table-cell>
          <table:table-cell office:value-type="float" office:value="900">
            <text:p>900</text:p>
          </table:table-cell>
          <table:table-cell office:value-type="float" office:value="200">
            <text:p>200</text:p>
          </table:table-cell>
          <table:table-cell office:value-type="float" office:value="128">
            <text:p>128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01]-[.H201])*180)/([.I201]-[.H201])" office:value-type="float" office:value="128.426966292135">
            <text:p>128.4269662921</text:p>
          </table:table-cell>
          <table:table-cell table:number-columns-repeated="1011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32990">
            <text:p>132990</text:p>
          </table:table-cell>
          <table:table-cell office:value-type="float" office:value="903">
            <text:p>903</text:p>
          </table:table-cell>
          <table:table-cell office:value-type="float" office:value="200">
            <text:p>200</text:p>
          </table:table-cell>
          <table:table-cell office:value-type="float" office:value="129">
            <text:p>129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02]-[.H202])*180)/([.I202]-[.H202])" office:value-type="float" office:value="129.943820224719">
            <text:p>129.9438202247</text:p>
          </table:table-cell>
          <table:table-cell table:number-columns-repeated="1011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32993">
            <text:p>132993</text:p>
          </table:table-cell>
          <table:table-cell office:value-type="float" office:value="903">
            <text:p>903</text:p>
          </table:table-cell>
          <table:table-cell office:value-type="float" office:value="200">
            <text:p>200</text:p>
          </table:table-cell>
          <table:table-cell office:value-type="float" office:value="129">
            <text:p>129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03]-[.H203])*180)/([.I203]-[.H203])" office:value-type="float" office:value="129.943820224719">
            <text:p>129.9438202247</text:p>
          </table:table-cell>
          <table:table-cell table:number-columns-repeated="1011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2995">
            <text:p>132995</text:p>
          </table:table-cell>
          <table:table-cell office:value-type="float" office:value="898">
            <text:p>898</text:p>
          </table:table-cell>
          <table:table-cell office:value-type="float" office:value="200">
            <text:p>200</text:p>
          </table:table-cell>
          <table:table-cell office:value-type="float" office:value="127">
            <text:p>12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04]-[.H204])*180)/([.I204]-[.H204])" office:value-type="float" office:value="127.415730337079">
            <text:p>127.4157303371</text:p>
          </table:table-cell>
          <table:table-cell table:number-columns-repeated="1011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32997">
            <text:p>132997</text:p>
          </table:table-cell>
          <table:table-cell office:value-type="float" office:value="889">
            <text:p>889</text:p>
          </table:table-cell>
          <table:table-cell office:value-type="float" office:value="200">
            <text:p>200</text:p>
          </table:table-cell>
          <table:table-cell office:value-type="float" office:value="122">
            <text:p>12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05]-[.H205])*180)/([.I205]-[.H205])" office:value-type="float" office:value="122.865168539326">
            <text:p>122.8651685393</text:p>
          </table:table-cell>
          <table:table-cell table:number-columns-repeated="101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32999">
            <text:p>132999</text:p>
          </table:table-cell>
          <table:table-cell office:value-type="float" office:value="876">
            <text:p>876</text:p>
          </table:table-cell>
          <table:table-cell office:value-type="float" office:value="200">
            <text:p>200</text:p>
          </table:table-cell>
          <table:table-cell office:value-type="float" office:value="116">
            <text:p>11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06]-[.H206])*180)/([.I206]-[.H206])" office:value-type="float" office:value="116.292134831461">
            <text:p>116.2921348315</text:p>
          </table:table-cell>
          <table:table-cell table:number-columns-repeated="1011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3001">
            <text:p>133001</text:p>
          </table:table-cell>
          <table:table-cell office:value-type="float" office:value="869">
            <text:p>869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07]-[.H207])*180)/([.I207]-[.H207])" office:value-type="float" office:value="112.752808988764">
            <text:p>112.7528089888</text:p>
          </table:table-cell>
          <table:table-cell table:number-columns-repeated="1011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3003">
            <text:p>133003</text:p>
          </table:table-cell>
          <table:table-cell office:value-type="float" office:value="852">
            <text:p>852</text:p>
          </table:table-cell>
          <table:table-cell office:value-type="float" office:value="200">
            <text:p>200</text:p>
          </table:table-cell>
          <table:table-cell office:value-type="float" office:value="104">
            <text:p>10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08]-[.H208])*180)/([.I208]-[.H208])" office:value-type="float" office:value="104.157303370787">
            <text:p>104.1573033708</text:p>
          </table:table-cell>
          <table:table-cell table:number-columns-repeated="1011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3005">
            <text:p>133005</text:p>
          </table:table-cell>
          <table:table-cell office:value-type="float" office:value="848">
            <text:p>848</text:p>
          </table:table-cell>
          <table:table-cell office:value-type="float" office:value="200">
            <text:p>200</text:p>
          </table:table-cell>
          <table:table-cell office:value-type="float" office:value="102">
            <text:p>10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09]-[.H209])*180)/([.I209]-[.H209])" office:value-type="float" office:value="102.134831460674">
            <text:p>102.1348314607</text:p>
          </table:table-cell>
          <table:table-cell table:number-columns-repeated="1011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3007">
            <text:p>133007</text:p>
          </table:table-cell>
          <table:table-cell office:value-type="float" office:value="833">
            <text:p>833</text:p>
          </table:table-cell>
          <table:table-cell office:value-type="float" office:value="200">
            <text:p>200</text:p>
          </table:table-cell>
          <table:table-cell office:value-type="float" office:value="94">
            <text:p>9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10]-[.H210])*180)/([.I210]-[.H210])" office:value-type="float" office:value="94.5505617977528">
            <text:p>94.5505617978</text:p>
          </table:table-cell>
          <table:table-cell table:number-columns-repeated="1011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009">
            <text:p>133009</text:p>
          </table:table-cell>
          <table:table-cell office:value-type="float" office:value="1023">
            <text:p>1023</text:p>
          </table:table-cell>
          <table:table-cell office:value-type="float" office:value="300">
            <text:p>300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11]-[.H211])*180)/([.I211]-[.H211])" office:value-type="float" office:value="190.61797752809">
            <text:p>190.6179775281</text:p>
          </table:table-cell>
          <table:table-cell table:number-columns-repeated="1011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33011">
            <text:p>133011</text:p>
          </table:table-cell>
          <table:table-cell office:value-type="float" office:value="812">
            <text:p>812</text:p>
          </table:table-cell>
          <table:table-cell office:value-type="float" office:value="300">
            <text:p>300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12]-[.H212])*180)/([.I212]-[.H212])" office:value-type="float" office:value="83.9325842696629">
            <text:p>83.9325842697</text:p>
          </table:table-cell>
          <table:table-cell table:number-columns-repeated="1011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3013">
            <text:p>133013</text:p>
          </table:table-cell>
          <table:table-cell office:value-type="float" office:value="801">
            <text:p>801</text:p>
          </table:table-cell>
          <table:table-cell office:value-type="float" office:value="300">
            <text:p>300</text:p>
          </table:table-cell>
          <table:table-cell office:value-type="float" office:value="78">
            <text:p>7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13]-[.H213])*180)/([.I213]-[.H213])" office:value-type="float" office:value="78.3707865168539">
            <text:p>78.3707865169</text:p>
          </table:table-cell>
          <table:table-cell table:number-columns-repeated="1011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3015">
            <text:p>133015</text:p>
          </table:table-cell>
          <table:table-cell office:value-type="float" office:value="793">
            <text:p>793</text:p>
          </table:table-cell>
          <table:table-cell office:value-type="float" office:value="300">
            <text:p>300</text:p>
          </table:table-cell>
          <table:table-cell office:value-type="float" office:value="74">
            <text:p>7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14]-[.H214])*180)/([.I214]-[.H214])" office:value-type="float" office:value="74.3258426966292">
            <text:p>74.3258426966</text:p>
          </table:table-cell>
          <table:table-cell table:number-columns-repeated="1011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3017">
            <text:p>133017</text:p>
          </table:table-cell>
          <table:table-cell office:value-type="float" office:value="785">
            <text:p>785</text:p>
          </table:table-cell>
          <table:table-cell office:value-type="float" office:value="300">
            <text:p>300</text:p>
          </table:table-cell>
          <table:table-cell office:value-type="float" office:value="70">
            <text:p>7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15]-[.H215])*180)/([.I215]-[.H215])" office:value-type="float" office:value="70.2808988764045">
            <text:p>70.2808988764</text:p>
          </table:table-cell>
          <table:table-cell table:number-columns-repeated="1011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3019">
            <text:p>133019</text:p>
          </table:table-cell>
          <table:table-cell office:value-type="float" office:value="771">
            <text:p>771</text:p>
          </table:table-cell>
          <table:table-cell office:value-type="float" office:value="300">
            <text:p>300</text:p>
          </table:table-cell>
          <table:table-cell office:value-type="float" office:value="63">
            <text:p>6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16]-[.H216])*180)/([.I216]-[.H216])" office:value-type="float" office:value="63.2022471910112">
            <text:p>63.202247191</text:p>
          </table:table-cell>
          <table:table-cell table:number-columns-repeated="1011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3021">
            <text:p>133021</text:p>
          </table:table-cell>
          <table:table-cell office:value-type="float" office:value="768">
            <text:p>768</text:p>
          </table:table-cell>
          <table:table-cell office:value-type="float" office:value="300">
            <text:p>300</text:p>
          </table:table-cell>
          <table:table-cell office:value-type="float" office:value="61">
            <text:p>6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17]-[.H217])*180)/([.I217]-[.H217])" office:value-type="float" office:value="61.685393258427">
            <text:p>61.6853932584</text:p>
          </table:table-cell>
          <table:table-cell table:number-columns-repeated="1011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33023">
            <text:p>133023</text:p>
          </table:table-cell>
          <table:table-cell office:value-type="float" office:value="758">
            <text:p>758</text:p>
          </table:table-cell>
          <table:table-cell office:value-type="float" office:value="300">
            <text:p>300</text:p>
          </table:table-cell>
          <table:table-cell office:value-type="float" office:value="56">
            <text:p>5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18]-[.H218])*180)/([.I218]-[.H218])" office:value-type="float" office:value="56.6292134831461">
            <text:p>56.6292134831</text:p>
          </table:table-cell>
          <table:table-cell table:number-columns-repeated="1011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33025">
            <text:p>133025</text:p>
          </table:table-cell>
          <table:table-cell office:value-type="float" office:value="756">
            <text:p>756</text:p>
          </table:table-cell>
          <table:table-cell office:value-type="float" office:value="300">
            <text:p>300</text:p>
          </table:table-cell>
          <table:table-cell office:value-type="float" office:value="55">
            <text:p>5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19]-[.H219])*180)/([.I219]-[.H219])" office:value-type="float" office:value="55.6179775280899">
            <text:p>55.6179775281</text:p>
          </table:table-cell>
          <table:table-cell table:number-columns-repeated="1011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33027">
            <text:p>133027</text:p>
          </table:table-cell>
          <table:table-cell office:value-type="float" office:value="752">
            <text:p>752</text:p>
          </table:table-cell>
          <table:table-cell office:value-type="float" office:value="300">
            <text:p>300</text:p>
          </table:table-cell>
          <table:table-cell office:value-type="float" office:value="53">
            <text:p>5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20]-[.H220])*180)/([.I220]-[.H220])" office:value-type="float" office:value="53.5955056179775">
            <text:p>53.595505618</text:p>
          </table:table-cell>
          <table:table-cell table:number-columns-repeated="1011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33029">
            <text:p>133029</text:p>
          </table:table-cell>
          <table:table-cell office:value-type="float" office:value="751">
            <text:p>751</text:p>
          </table:table-cell>
          <table:table-cell office:value-type="float" office:value="300">
            <text:p>300</text:p>
          </table:table-cell>
          <table:table-cell office:value-type="float" office:value="53">
            <text:p>5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21]-[.H221])*180)/([.I221]-[.H221])" office:value-type="float" office:value="53.0898876404494">
            <text:p>53.0898876404</text:p>
          </table:table-cell>
          <table:table-cell table:number-columns-repeated="1011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33031">
            <text:p>133031</text:p>
          </table:table-cell>
          <table:table-cell office:value-type="float" office:value="750">
            <text:p>750</text:p>
          </table:table-cell>
          <table:table-cell office:value-type="float" office:value="300">
            <text:p>300</text:p>
          </table:table-cell>
          <table:table-cell office:value-type="float" office:value="52">
            <text:p>5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22]-[.H222])*180)/([.I222]-[.H222])" office:value-type="float" office:value="52.5842696629214">
            <text:p>52.5842696629</text:p>
          </table:table-cell>
          <table:table-cell table:number-columns-repeated="1011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33033">
            <text:p>133033</text:p>
          </table:table-cell>
          <table:table-cell office:value-type="float" office:value="756">
            <text:p>756</text:p>
          </table:table-cell>
          <table:table-cell office:value-type="float" office:value="300">
            <text:p>30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23]-[.H223])*180)/([.I223]-[.H223])" office:value-type="float" office:value="55.6179775280899">
            <text:p>55.6179775281</text:p>
          </table:table-cell>
          <table:table-cell table:number-columns-repeated="1011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33036">
            <text:p>133036</text:p>
          </table:table-cell>
          <table:table-cell office:value-type="float" office:value="760">
            <text:p>760</text:p>
          </table:table-cell>
          <table:table-cell office:value-type="float" office:value="300">
            <text:p>3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24]-[.H224])*180)/([.I224]-[.H224])" office:value-type="float" office:value="57.6404494382023">
            <text:p>57.6404494382</text:p>
          </table:table-cell>
          <table:table-cell table:number-columns-repeated="1011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33038">
            <text:p>133038</text:p>
          </table:table-cell>
          <table:table-cell office:value-type="float" office:value="763">
            <text:p>763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25]-[.H225])*180)/([.I225]-[.H225])" office:value-type="float" office:value="59.1573033707865">
            <text:p>59.1573033708</text:p>
          </table:table-cell>
          <table:table-cell table:number-columns-repeated="1011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33040">
            <text:p>133040</text:p>
          </table:table-cell>
          <table:table-cell office:value-type="float" office:value="770">
            <text:p>770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26]-[.H226])*180)/([.I226]-[.H226])" office:value-type="float" office:value="62.6966292134832">
            <text:p>62.6966292135</text:p>
          </table:table-cell>
          <table:table-cell table:number-columns-repeated="1011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33042">
            <text:p>133042</text:p>
          </table:table-cell>
          <table:table-cell office:value-type="float" office:value="774">
            <text:p>774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27]-[.H227])*180)/([.I227]-[.H227])" office:value-type="float" office:value="64.7191011235955">
            <text:p>64.7191011236</text:p>
          </table:table-cell>
          <table:table-cell table:number-columns-repeated="1011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33044">
            <text:p>133044</text:p>
          </table:table-cell>
          <table:table-cell office:value-type="float" office:value="780">
            <text:p>780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28]-[.H228])*180)/([.I228]-[.H228])" office:value-type="float" office:value="67.7528089887641">
            <text:p>67.7528089888</text:p>
          </table:table-cell>
          <table:table-cell table:number-columns-repeated="1011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33046">
            <text:p>133046</text:p>
          </table:table-cell>
          <table:table-cell office:value-type="float" office:value="785">
            <text:p>785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29]-[.H229])*180)/([.I229]-[.H229])" office:value-type="float" office:value="70.2808988764045">
            <text:p>70.2808988764</text:p>
          </table:table-cell>
          <table:table-cell table:number-columns-repeated="1011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33048">
            <text:p>133048</text:p>
          </table:table-cell>
          <table:table-cell office:value-type="float" office:value="793">
            <text:p>793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30]-[.H230])*180)/([.I230]-[.H230])" office:value-type="float" office:value="74.3258426966292">
            <text:p>74.3258426966</text:p>
          </table:table-cell>
          <table:table-cell table:number-columns-repeated="1011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33050">
            <text:p>133050</text:p>
          </table:table-cell>
          <table:table-cell office:value-type="float" office:value="802">
            <text:p>802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31]-[.H231])*180)/([.I231]-[.H231])" office:value-type="float" office:value="78.876404494382">
            <text:p>78.8764044944</text:p>
          </table:table-cell>
          <table:table-cell table:number-columns-repeated="1011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3052">
            <text:p>133052</text:p>
          </table:table-cell>
          <table:table-cell office:value-type="float" office:value="809">
            <text:p>809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32]-[.H232])*180)/([.I232]-[.H232])" office:value-type="float" office:value="82.4157303370787">
            <text:p>82.4157303371</text:p>
          </table:table-cell>
          <table:table-cell table:number-columns-repeated="1011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3054">
            <text:p>133054</text:p>
          </table:table-cell>
          <table:table-cell office:value-type="float" office:value="818">
            <text:p>818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33]-[.H233])*180)/([.I233]-[.H233])" office:value-type="float" office:value="86.9662921348315">
            <text:p>86.9662921348</text:p>
          </table:table-cell>
          <table:table-cell table:number-columns-repeated="1011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33056">
            <text:p>133056</text:p>
          </table:table-cell>
          <table:table-cell office:value-type="float" office:value="827">
            <text:p>827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34]-[.H234])*180)/([.I234]-[.H234])" office:value-type="float" office:value="91.5168539325843">
            <text:p>91.5168539326</text:p>
          </table:table-cell>
          <table:table-cell table:number-columns-repeated="1011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33058">
            <text:p>133058</text:p>
          </table:table-cell>
          <table:table-cell office:value-type="float" office:value="814">
            <text:p>814</text:p>
          </table:table-cell>
          <table:table-cell office:value-type="float" office:value="200">
            <text:p>200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35]-[.H235])*180)/([.I235]-[.H235])" office:value-type="float" office:value="84.9438202247191">
            <text:p>84.9438202247</text:p>
          </table:table-cell>
          <table:table-cell table:number-columns-repeated="1011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33060">
            <text:p>133060</text:p>
          </table:table-cell>
          <table:table-cell office:value-type="float" office:value="842">
            <text:p>842</text:p>
          </table:table-cell>
          <table:table-cell office:value-type="float" office:value="200">
            <text:p>20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36]-[.H236])*180)/([.I236]-[.H236])" office:value-type="float" office:value="99.1011235955056">
            <text:p>99.1011235955</text:p>
          </table:table-cell>
          <table:table-cell table:number-columns-repeated="1011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33062">
            <text:p>133062</text:p>
          </table:table-cell>
          <table:table-cell office:value-type="float" office:value="851">
            <text:p>851</text:p>
          </table:table-cell>
          <table:table-cell office:value-type="float" office:value="200">
            <text:p>200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37]-[.H237])*180)/([.I237]-[.H237])" office:value-type="float" office:value="103.651685393258">
            <text:p>103.6516853933</text:p>
          </table:table-cell>
          <table:table-cell table:number-columns-repeated="1011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33064">
            <text:p>133064</text:p>
          </table:table-cell>
          <table:table-cell office:value-type="float" office:value="862">
            <text:p>862</text:p>
          </table:table-cell>
          <table:table-cell office:value-type="float" office:value="200">
            <text:p>200</text:p>
          </table:table-cell>
          <table:table-cell office:value-type="float" office:value="109">
            <text:p>109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38]-[.H238])*180)/([.I238]-[.H238])" office:value-type="float" office:value="109.213483146067">
            <text:p>109.2134831461</text:p>
          </table:table-cell>
          <table:table-cell table:number-columns-repeated="1011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33066">
            <text:p>133066</text:p>
          </table:table-cell>
          <table:table-cell office:value-type="float" office:value="872">
            <text:p>872</text:p>
          </table:table-cell>
          <table:table-cell office:value-type="float" office:value="200">
            <text:p>200</text:p>
          </table:table-cell>
          <table:table-cell office:value-type="float" office:value="114">
            <text:p>114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39]-[.H239])*180)/([.I239]-[.H239])" office:value-type="float" office:value="114.269662921348">
            <text:p>114.2696629213</text:p>
          </table:table-cell>
          <table:table-cell table:number-columns-repeated="1011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33068">
            <text:p>133068</text:p>
          </table:table-cell>
          <table:table-cell office:value-type="float" office:value="880">
            <text:p>880</text:p>
          </table:table-cell>
          <table:table-cell office:value-type="float" office:value="200">
            <text:p>200</text:p>
          </table:table-cell>
          <table:table-cell office:value-type="float" office:value="118">
            <text:p>118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40]-[.H240])*180)/([.I240]-[.H240])" office:value-type="float" office:value="118.314606741573">
            <text:p>118.3146067416</text:p>
          </table:table-cell>
          <table:table-cell table:number-columns-repeated="1011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33070">
            <text:p>133070</text:p>
          </table:table-cell>
          <table:table-cell office:value-type="float" office:value="889">
            <text:p>889</text:p>
          </table:table-cell>
          <table:table-cell office:value-type="float" office:value="200">
            <text:p>20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41]-[.H241])*180)/([.I241]-[.H241])" office:value-type="float" office:value="122.865168539326">
            <text:p>122.8651685393</text:p>
          </table:table-cell>
          <table:table-cell table:number-columns-repeated="1011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33072">
            <text:p>133072</text:p>
          </table:table-cell>
          <table:table-cell office:value-type="float" office:value="897">
            <text:p>897</text:p>
          </table:table-cell>
          <table:table-cell office:value-type="float" office:value="200">
            <text:p>200</text:p>
          </table:table-cell>
          <table:table-cell office:value-type="float" office:value="126">
            <text:p>126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42]-[.H242])*180)/([.I242]-[.H242])" office:value-type="float" office:value="126.910112359551">
            <text:p>126.9101123596</text:p>
          </table:table-cell>
          <table:table-cell table:number-columns-repeated="1011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33074">
            <text:p>133074</text:p>
          </table:table-cell>
          <table:table-cell office:value-type="float" office:value="899">
            <text:p>899</text:p>
          </table:table-cell>
          <table:table-cell office:value-type="float" office:value="200">
            <text:p>200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43]-[.H243])*180)/([.I243]-[.H243])" office:value-type="float" office:value="127.921348314607">
            <text:p>127.9213483146</text:p>
          </table:table-cell>
          <table:table-cell table:number-columns-repeated="1011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33076">
            <text:p>133076</text:p>
          </table:table-cell>
          <table:table-cell office:value-type="float" office:value="899">
            <text:p>899</text:p>
          </table:table-cell>
          <table:table-cell office:value-type="float" office:value="200">
            <text:p>200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44]-[.H244])*180)/([.I244]-[.H244])" office:value-type="float" office:value="127.921348314607">
            <text:p>127.9213483146</text:p>
          </table:table-cell>
          <table:table-cell table:number-columns-repeated="1011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33079">
            <text:p>133079</text:p>
          </table:table-cell>
          <table:table-cell office:value-type="float" office:value="891">
            <text:p>891</text:p>
          </table:table-cell>
          <table:table-cell office:value-type="float" office:value="200">
            <text:p>200</text:p>
          </table:table-cell>
          <table:table-cell office:value-type="float" office:value="123">
            <text:p>12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45]-[.H245])*180)/([.I245]-[.H245])" office:value-type="float" office:value="123.876404494382">
            <text:p>123.8764044944</text:p>
          </table:table-cell>
          <table:table-cell table:number-columns-repeated="1011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33081">
            <text:p>133081</text:p>
          </table:table-cell>
          <table:table-cell office:value-type="float" office:value="889">
            <text:p>889</text:p>
          </table:table-cell>
          <table:table-cell office:value-type="float" office:value="200">
            <text:p>200</text:p>
          </table:table-cell>
          <table:table-cell office:value-type="float" office:value="122">
            <text:p>12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46]-[.H246])*180)/([.I246]-[.H246])" office:value-type="float" office:value="122.865168539326">
            <text:p>122.8651685393</text:p>
          </table:table-cell>
          <table:table-cell table:number-columns-repeated="1011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33083">
            <text:p>133083</text:p>
          </table:table-cell>
          <table:table-cell office:value-type="float" office:value="880">
            <text:p>880</text:p>
          </table:table-cell>
          <table:table-cell office:value-type="float" office:value="200">
            <text:p>200</text:p>
          </table:table-cell>
          <table:table-cell office:value-type="float" office:value="118">
            <text:p>11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47]-[.H247])*180)/([.I247]-[.H247])" office:value-type="float" office:value="118.314606741573">
            <text:p>118.3146067416</text:p>
          </table:table-cell>
          <table:table-cell table:number-columns-repeated="1011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33085">
            <text:p>133085</text:p>
          </table:table-cell>
          <table:table-cell office:value-type="float" office:value="870">
            <text:p>870</text:p>
          </table:table-cell>
          <table:table-cell office:value-type="float" office:value="200">
            <text:p>200</text:p>
          </table:table-cell>
          <table:table-cell office:value-type="float" office:value="113">
            <text:p>11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48]-[.H248])*180)/([.I248]-[.H248])" office:value-type="float" office:value="113.258426966292">
            <text:p>113.2584269663</text:p>
          </table:table-cell>
          <table:table-cell table:number-columns-repeated="10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3087">
            <text:p>133087</text:p>
          </table:table-cell>
          <table:table-cell office:value-type="float" office:value="858">
            <text:p>858</text:p>
          </table:table-cell>
          <table:table-cell office:value-type="float" office:value="200">
            <text:p>200</text:p>
          </table:table-cell>
          <table:table-cell office:value-type="float" office:value="107">
            <text:p>10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49]-[.H249])*180)/([.I249]-[.H249])" office:value-type="float" office:value="107.191011235955">
            <text:p>107.191011236</text:p>
          </table:table-cell>
          <table:table-cell table:number-columns-repeated="1011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33089">
            <text:p>133089</text:p>
          </table:table-cell>
          <table:table-cell office:value-type="float" office:value="850">
            <text:p>850</text:p>
          </table:table-cell>
          <table:table-cell office:value-type="float" office:value="200">
            <text:p>200</text:p>
          </table:table-cell>
          <table:table-cell office:value-type="float" office:value="103">
            <text:p>10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50]-[.H250])*180)/([.I250]-[.H250])" office:value-type="float" office:value="103.14606741573">
            <text:p>103.1460674157</text:p>
          </table:table-cell>
          <table:table-cell table:number-columns-repeated="1011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33092">
            <text:p>133092</text:p>
          </table:table-cell>
          <table:table-cell office:value-type="float" office:value="838">
            <text:p>838</text:p>
          </table:table-cell>
          <table:table-cell office:value-type="float" office:value="200">
            <text:p>200</text:p>
          </table:table-cell>
          <table:table-cell office:value-type="float" office:value="97">
            <text:p>9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51]-[.H251])*180)/([.I251]-[.H251])" office:value-type="float" office:value="97.0786516853933">
            <text:p>97.0786516854</text:p>
          </table:table-cell>
          <table:table-cell table:number-columns-repeated="1011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33094">
            <text:p>133094</text:p>
          </table:table-cell>
          <table:table-cell office:value-type="float" office:value="1023">
            <text:p>1023</text:p>
          </table:table-cell>
          <table:table-cell office:value-type="float" office:value="300">
            <text:p>300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52]-[.H252])*180)/([.I252]-[.H252])" office:value-type="float" office:value="190.61797752809">
            <text:p>190.6179775281</text:p>
          </table:table-cell>
          <table:table-cell table:number-columns-repeated="1011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33096">
            <text:p>133096</text:p>
          </table:table-cell>
          <table:table-cell office:value-type="float" office:value="820">
            <text:p>820</text:p>
          </table:table-cell>
          <table:table-cell office:value-type="float" office:value="300">
            <text:p>300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53]-[.H253])*180)/([.I253]-[.H253])" office:value-type="float" office:value="87.9775280898877">
            <text:p>87.9775280899</text:p>
          </table:table-cell>
          <table:table-cell table:number-columns-repeated="1011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33098">
            <text:p>133098</text:p>
          </table:table-cell>
          <table:table-cell office:value-type="float" office:value="813">
            <text:p>813</text:p>
          </table:table-cell>
          <table:table-cell office:value-type="float" office:value="300">
            <text:p>300</text:p>
          </table:table-cell>
          <table:table-cell office:value-type="float" office:value="84">
            <text:p>8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54]-[.H254])*180)/([.I254]-[.H254])" office:value-type="float" office:value="84.438202247191">
            <text:p>84.4382022472</text:p>
          </table:table-cell>
          <table:table-cell table:number-columns-repeated="1011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33100">
            <text:p>133100</text:p>
          </table:table-cell>
          <table:table-cell office:value-type="float" office:value="799">
            <text:p>799</text:p>
          </table:table-cell>
          <table:table-cell office:value-type="float" office:value="300">
            <text:p>300</text:p>
          </table:table-cell>
          <table:table-cell office:value-type="float" office:value="77">
            <text:p>7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55]-[.H255])*180)/([.I255]-[.H255])" office:value-type="float" office:value="77.3595505617977">
            <text:p>77.3595505618</text:p>
          </table:table-cell>
          <table:table-cell table:number-columns-repeated="1011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33102">
            <text:p>133102</text:p>
          </table:table-cell>
          <table:table-cell office:value-type="float" office:value="789">
            <text:p>789</text:p>
          </table:table-cell>
          <table:table-cell office:value-type="float" office:value="300">
            <text:p>300</text:p>
          </table:table-cell>
          <table:table-cell office:value-type="float" office:value="72">
            <text:p>7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56]-[.H256])*180)/([.I256]-[.H256])" office:value-type="float" office:value="72.3033707865169">
            <text:p>72.3033707865</text:p>
          </table:table-cell>
          <table:table-cell table:number-columns-repeated="1011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33104">
            <text:p>133104</text:p>
          </table:table-cell>
          <table:table-cell office:value-type="float" office:value="780">
            <text:p>780</text:p>
          </table:table-cell>
          <table:table-cell office:value-type="float" office:value="300">
            <text:p>300</text:p>
          </table:table-cell>
          <table:table-cell office:value-type="float" office:value="67">
            <text:p>6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57]-[.H257])*180)/([.I257]-[.H257])" office:value-type="float" office:value="67.7528089887641">
            <text:p>67.7528089888</text:p>
          </table:table-cell>
          <table:table-cell table:number-columns-repeated="1011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33106">
            <text:p>133106</text:p>
          </table:table-cell>
          <table:table-cell office:value-type="float" office:value="777">
            <text:p>777</text:p>
          </table:table-cell>
          <table:table-cell office:value-type="float" office:value="300">
            <text:p>300</text:p>
          </table:table-cell>
          <table:table-cell office:value-type="float" office:value="66">
            <text:p>6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58]-[.H258])*180)/([.I258]-[.H258])" office:value-type="float" office:value="66.2359550561798">
            <text:p>66.2359550562</text:p>
          </table:table-cell>
          <table:table-cell table:number-columns-repeated="1011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33108">
            <text:p>133108</text:p>
          </table:table-cell>
          <table:table-cell office:value-type="float" office:value="767">
            <text:p>767</text:p>
          </table:table-cell>
          <table:table-cell office:value-type="float" office:value="300">
            <text:p>300</text:p>
          </table:table-cell>
          <table:table-cell office:value-type="float" office:value="61">
            <text:p>6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59]-[.H259])*180)/([.I259]-[.H259])" office:value-type="float" office:value="61.1797752808989">
            <text:p>61.1797752809</text:p>
          </table:table-cell>
          <table:table-cell table:number-columns-repeated="1011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33110">
            <text:p>133110</text:p>
          </table:table-cell>
          <table:table-cell office:value-type="float" office:value="762">
            <text:p>762</text:p>
          </table:table-cell>
          <table:table-cell office:value-type="float" office:value="300">
            <text:p>300</text:p>
          </table:table-cell>
          <table:table-cell office:value-type="float" office:value="58">
            <text:p>5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60]-[.H260])*180)/([.I260]-[.H260])" office:value-type="float" office:value="58.6516853932584">
            <text:p>58.6516853933</text:p>
          </table:table-cell>
          <table:table-cell table:number-columns-repeated="1011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33112">
            <text:p>133112</text:p>
          </table:table-cell>
          <table:table-cell office:value-type="float" office:value="760">
            <text:p>760</text:p>
          </table:table-cell>
          <table:table-cell office:value-type="float" office:value="300">
            <text:p>300</text:p>
          </table:table-cell>
          <table:table-cell office:value-type="float" office:value="57">
            <text:p>5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61]-[.H261])*180)/([.I261]-[.H261])" office:value-type="float" office:value="57.6404494382023">
            <text:p>57.6404494382</text:p>
          </table:table-cell>
          <table:table-cell table:number-columns-repeated="1011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33114">
            <text:p>133114</text:p>
          </table:table-cell>
          <table:table-cell office:value-type="float" office:value="754">
            <text:p>754</text:p>
          </table:table-cell>
          <table:table-cell office:value-type="float" office:value="300">
            <text:p>300</text:p>
          </table:table-cell>
          <table:table-cell office:value-type="float" office:value="54">
            <text:p>5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62]-[.H262])*180)/([.I262]-[.H262])" office:value-type="float" office:value="54.6067415730337">
            <text:p>54.606741573</text:p>
          </table:table-cell>
          <table:table-cell table:number-columns-repeated="1011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33116">
            <text:p>133116</text:p>
          </table:table-cell>
          <table:table-cell office:value-type="float" office:value="753">
            <text:p>753</text:p>
          </table:table-cell>
          <table:table-cell office:value-type="float" office:value="300">
            <text:p>300</text:p>
          </table:table-cell>
          <table:table-cell office:value-type="float" office:value="54">
            <text:p>5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63]-[.H263])*180)/([.I263]-[.H263])" office:value-type="float" office:value="54.1011235955056">
            <text:p>54.1011235955</text:p>
          </table:table-cell>
          <table:table-cell table:number-columns-repeated="1011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33118">
            <text:p>133118</text:p>
          </table:table-cell>
          <table:table-cell office:value-type="float" office:value="752">
            <text:p>752</text:p>
          </table:table-cell>
          <table:table-cell office:value-type="float" office:value="300">
            <text:p>300</text:p>
          </table:table-cell>
          <table:table-cell office:value-type="float" office:value="53">
            <text:p>5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64]-[.H264])*180)/([.I264]-[.H264])" office:value-type="float" office:value="53.5955056179775">
            <text:p>53.595505618</text:p>
          </table:table-cell>
          <table:table-cell table:number-columns-repeated="1011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33121">
            <text:p>133121</text:p>
          </table:table-cell>
          <table:table-cell office:value-type="float" office:value="756">
            <text:p>756</text:p>
          </table:table-cell>
          <table:table-cell office:value-type="float" office:value="300">
            <text:p>30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65]-[.H265])*180)/([.I265]-[.H265])" office:value-type="float" office:value="55.6179775280899">
            <text:p>55.6179775281</text:p>
          </table:table-cell>
          <table:table-cell table:number-columns-repeated="1011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33123">
            <text:p>133123</text:p>
          </table:table-cell>
          <table:table-cell office:value-type="float" office:value="761">
            <text:p>761</text:p>
          </table:table-cell>
          <table:table-cell office:value-type="float" office:value="300">
            <text:p>3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66]-[.H266])*180)/([.I266]-[.H266])" office:value-type="float" office:value="58.1460674157303">
            <text:p>58.1460674157</text:p>
          </table:table-cell>
          <table:table-cell table:number-columns-repeated="1011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33125">
            <text:p>133125</text:p>
          </table:table-cell>
          <table:table-cell office:value-type="float" office:value="1023">
            <text:p>1023</text:p>
          </table:table-cell>
          <table:table-cell office:value-type="float" office:value="100">
            <text:p>100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67]-[.H267])*180)/([.I267]-[.H267])" office:value-type="float" office:value="190.61797752809">
            <text:p>190.6179775281</text:p>
          </table:table-cell>
          <table:table-cell table:number-columns-repeated="1011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33127">
            <text:p>133127</text:p>
          </table:table-cell>
          <table:table-cell office:value-type="float" office:value="771">
            <text:p>771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68]-[.H268])*180)/([.I268]-[.H268])" office:value-type="float" office:value="63.2022471910112">
            <text:p>63.202247191</text:p>
          </table:table-cell>
          <table:table-cell table:number-columns-repeated="1011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33129">
            <text:p>133129</text:p>
          </table:table-cell>
          <table:table-cell office:value-type="float" office:value="776">
            <text:p>776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69]-[.H269])*180)/([.I269]-[.H269])" office:value-type="float" office:value="65.7303370786517">
            <text:p>65.7303370787</text:p>
          </table:table-cell>
          <table:table-cell table:number-columns-repeated="1011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33131">
            <text:p>133131</text:p>
          </table:table-cell>
          <table:table-cell office:value-type="float" office:value="779">
            <text:p>779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70]-[.H270])*180)/([.I270]-[.H270])" office:value-type="float" office:value="67.247191011236">
            <text:p>67.2471910112</text:p>
          </table:table-cell>
          <table:table-cell table:number-columns-repeated="1011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33133">
            <text:p>133133</text:p>
          </table:table-cell>
          <table:table-cell office:value-type="float" office:value="785">
            <text:p>785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71]-[.H271])*180)/([.I271]-[.H271])" office:value-type="float" office:value="70.2808988764045">
            <text:p>70.2808988764</text:p>
          </table:table-cell>
          <table:table-cell table:number-columns-repeated="1011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33135">
            <text:p>133135</text:p>
          </table:table-cell>
          <table:table-cell office:value-type="float" office:value="791">
            <text:p>791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72]-[.H272])*180)/([.I272]-[.H272])" office:value-type="float" office:value="73.314606741573">
            <text:p>73.3146067416</text:p>
          </table:table-cell>
          <table:table-cell table:number-columns-repeated="1011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33137">
            <text:p>133137</text:p>
          </table:table-cell>
          <table:table-cell office:value-type="float" office:value="799">
            <text:p>799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73]-[.H273])*180)/([.I273]-[.H273])" office:value-type="float" office:value="77.3595505617977">
            <text:p>77.3595505618</text:p>
          </table:table-cell>
          <table:table-cell table:number-columns-repeated="1011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33139">
            <text:p>133139</text:p>
          </table:table-cell>
          <table:table-cell office:value-type="float" office:value="809">
            <text:p>809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74]-[.H274])*180)/([.I274]-[.H274])" office:value-type="float" office:value="82.4157303370787">
            <text:p>82.4157303371</text:p>
          </table:table-cell>
          <table:table-cell table:number-columns-repeated="1011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33141">
            <text:p>133141</text:p>
          </table:table-cell>
          <table:table-cell office:value-type="float" office:value="815">
            <text:p>815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75]-[.H275])*180)/([.I275]-[.H275])" office:value-type="float" office:value="85.4494382022472">
            <text:p>85.4494382022</text:p>
          </table:table-cell>
          <table:table-cell table:number-columns-repeated="1011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33143">
            <text:p>133143</text:p>
          </table:table-cell>
          <table:table-cell office:value-type="float" office:value="823">
            <text:p>823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76]-[.H276])*180)/([.I276]-[.H276])" office:value-type="float" office:value="89.4943820224719">
            <text:p>89.4943820225</text:p>
          </table:table-cell>
          <table:table-cell table:number-columns-repeated="1011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33145">
            <text:p>133145</text:p>
          </table:table-cell>
          <table:table-cell office:value-type="float" office:value="831">
            <text:p>831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77]-[.H277])*180)/([.I277]-[.H277])" office:value-type="float" office:value="93.5393258426966">
            <text:p>93.5393258427</text:p>
          </table:table-cell>
          <table:table-cell table:number-columns-repeated="1011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33147">
            <text:p>133147</text:p>
          </table:table-cell>
          <table:table-cell office:value-type="float" office:value="819">
            <text:p>819</text:p>
          </table:table-cell>
          <table:table-cell office:value-type="float" office:value="200">
            <text:p>200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78]-[.H278])*180)/([.I278]-[.H278])" office:value-type="float" office:value="87.4719101123596">
            <text:p>87.4719101124</text:p>
          </table:table-cell>
          <table:table-cell table:number-columns-repeated="1011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33149">
            <text:p>133149</text:p>
          </table:table-cell>
          <table:table-cell office:value-type="float" office:value="845">
            <text:p>845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79]-[.H279])*180)/([.I279]-[.H279])" office:value-type="float" office:value="100.61797752809">
            <text:p>100.6179775281</text:p>
          </table:table-cell>
          <table:table-cell table:number-columns-repeated="1011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33151">
            <text:p>133151</text:p>
          </table:table-cell>
          <table:table-cell office:value-type="float" office:value="857">
            <text:p>857</text:p>
          </table:table-cell>
          <table:table-cell office:value-type="float" office:value="200">
            <text:p>200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80]-[.H280])*180)/([.I280]-[.H280])" office:value-type="float" office:value="106.685393258427">
            <text:p>106.6853932584</text:p>
          </table:table-cell>
          <table:table-cell table:number-columns-repeated="1011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33153">
            <text:p>133153</text:p>
          </table:table-cell>
          <table:table-cell office:value-type="float" office:value="868">
            <text:p>868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81]-[.H281])*180)/([.I281]-[.H281])" office:value-type="float" office:value="112.247191011236">
            <text:p>112.2471910112</text:p>
          </table:table-cell>
          <table:table-cell table:number-columns-repeated="1011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33155">
            <text:p>133155</text:p>
          </table:table-cell>
          <table:table-cell office:value-type="float" office:value="875">
            <text:p>875</text:p>
          </table:table-cell>
          <table:table-cell office:value-type="float" office:value="200">
            <text:p>200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82]-[.H282])*180)/([.I282]-[.H282])" office:value-type="float" office:value="115.786516853933">
            <text:p>115.7865168539</text:p>
          </table:table-cell>
          <table:table-cell table:number-columns-repeated="1011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33157">
            <text:p>133157</text:p>
          </table:table-cell>
          <table:table-cell office:value-type="float" office:value="882">
            <text:p>882</text:p>
          </table:table-cell>
          <table:table-cell office:value-type="float" office:value="200">
            <text:p>200</text:p>
          </table:table-cell>
          <table:table-cell office:value-type="float" office:value="119">
            <text:p>119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83]-[.H283])*180)/([.I283]-[.H283])" office:value-type="float" office:value="119.325842696629">
            <text:p>119.3258426966</text:p>
          </table:table-cell>
          <table:table-cell table:number-columns-repeated="1011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33159">
            <text:p>133159</text:p>
          </table:table-cell>
          <table:table-cell office:value-type="float" office:value="889">
            <text:p>889</text:p>
          </table:table-cell>
          <table:table-cell office:value-type="float" office:value="200">
            <text:p>20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84]-[.H284])*180)/([.I284]-[.H284])" office:value-type="float" office:value="122.865168539326">
            <text:p>122.8651685393</text:p>
          </table:table-cell>
          <table:table-cell table:number-columns-repeated="1011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33161">
            <text:p>133161</text:p>
          </table:table-cell>
          <table:table-cell office:value-type="float" office:value="893">
            <text:p>893</text:p>
          </table:table-cell>
          <table:table-cell office:value-type="float" office:value="200">
            <text:p>200</text:p>
          </table:table-cell>
          <table:table-cell office:value-type="float" office:value="124">
            <text:p>124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85]-[.H285])*180)/([.I285]-[.H285])" office:value-type="float" office:value="124.887640449438">
            <text:p>124.8876404494</text:p>
          </table:table-cell>
          <table:table-cell table:number-columns-repeated="1011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33164">
            <text:p>133164</text:p>
          </table:table-cell>
          <table:table-cell office:value-type="float" office:value="894">
            <text:p>894</text:p>
          </table:table-cell>
          <table:table-cell office:value-type="float" office:value="200">
            <text:p>200</text:p>
          </table:table-cell>
          <table:table-cell office:value-type="float" office:value="125">
            <text:p>125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86]-[.H286])*180)/([.I286]-[.H286])" office:value-type="float" office:value="125.393258426966">
            <text:p>125.393258427</text:p>
          </table:table-cell>
          <table:table-cell table:number-columns-repeated="1011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33166">
            <text:p>133166</text:p>
          </table:table-cell>
          <table:table-cell office:value-type="float" office:value="894">
            <text:p>894</text:p>
          </table:table-cell>
          <table:table-cell office:value-type="float" office:value="200">
            <text:p>200</text:p>
          </table:table-cell>
          <table:table-cell office:value-type="float" office:value="125">
            <text:p>125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87]-[.H287])*180)/([.I287]-[.H287])" office:value-type="float" office:value="125.393258426966">
            <text:p>125.393258427</text:p>
          </table:table-cell>
          <table:table-cell table:number-columns-repeated="1011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33168">
            <text:p>133168</text:p>
          </table:table-cell>
          <table:table-cell office:value-type="float" office:value="889">
            <text:p>889</text:p>
          </table:table-cell>
          <table:table-cell office:value-type="float" office:value="200">
            <text:p>200</text:p>
          </table:table-cell>
          <table:table-cell office:value-type="float" office:value="122">
            <text:p>12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88]-[.H288])*180)/([.I288]-[.H288])" office:value-type="float" office:value="122.865168539326">
            <text:p>122.8651685393</text:p>
          </table:table-cell>
          <table:table-cell table:number-columns-repeated="1011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33170">
            <text:p>133170</text:p>
          </table:table-cell>
          <table:table-cell office:value-type="float" office:value="882">
            <text:p>882</text:p>
          </table:table-cell>
          <table:table-cell office:value-type="float" office:value="200">
            <text:p>200</text:p>
          </table:table-cell>
          <table:table-cell office:value-type="float" office:value="119">
            <text:p>11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89]-[.H289])*180)/([.I289]-[.H289])" office:value-type="float" office:value="119.325842696629">
            <text:p>119.3258426966</text:p>
          </table:table-cell>
          <table:table-cell table:number-columns-repeated="1011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33172">
            <text:p>133172</text:p>
          </table:table-cell>
          <table:table-cell office:value-type="float" office:value="878">
            <text:p>878</text:p>
          </table:table-cell>
          <table:table-cell office:value-type="float" office:value="200">
            <text:p>200</text:p>
          </table:table-cell>
          <table:table-cell office:value-type="float" office:value="117">
            <text:p>11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90]-[.H290])*180)/([.I290]-[.H290])" office:value-type="float" office:value="117.303370786517">
            <text:p>117.3033707865</text:p>
          </table:table-cell>
          <table:table-cell table:number-columns-repeated="1011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33174">
            <text:p>133174</text:p>
          </table:table-cell>
          <table:table-cell office:value-type="float" office:value="866">
            <text:p>866</text:p>
          </table:table-cell>
          <table:table-cell office:value-type="float" office:value="200">
            <text:p>200</text:p>
          </table:table-cell>
          <table:table-cell office:value-type="float" office:value="111">
            <text:p>11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91]-[.H291])*180)/([.I291]-[.H291])" office:value-type="float" office:value="111.23595505618">
            <text:p>111.2359550562</text:p>
          </table:table-cell>
          <table:table-cell table:number-columns-repeated="1011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33176">
            <text:p>133176</text:p>
          </table:table-cell>
          <table:table-cell office:value-type="float" office:value="858">
            <text:p>858</text:p>
          </table:table-cell>
          <table:table-cell office:value-type="float" office:value="200">
            <text:p>200</text:p>
          </table:table-cell>
          <table:table-cell office:value-type="float" office:value="107">
            <text:p>10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92]-[.H292])*180)/([.I292]-[.H292])" office:value-type="float" office:value="107.191011235955">
            <text:p>107.191011236</text:p>
          </table:table-cell>
          <table:table-cell table:number-columns-repeated="1011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33178">
            <text:p>133178</text:p>
          </table:table-cell>
          <table:table-cell office:value-type="float" office:value="848">
            <text:p>848</text:p>
          </table:table-cell>
          <table:table-cell office:value-type="float" office:value="200">
            <text:p>200</text:p>
          </table:table-cell>
          <table:table-cell office:value-type="float" office:value="102">
            <text:p>10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93]-[.H293])*180)/([.I293]-[.H293])" office:value-type="float" office:value="102.134831460674">
            <text:p>102.1348314607</text:p>
          </table:table-cell>
          <table:table-cell table:number-columns-repeated="1011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33180">
            <text:p>133180</text:p>
          </table:table-cell>
          <table:table-cell office:value-type="float" office:value="842">
            <text:p>842</text:p>
          </table:table-cell>
          <table:table-cell office:value-type="float" office:value="200">
            <text:p>200</text:p>
          </table:table-cell>
          <table:table-cell office:value-type="float" office:value="99">
            <text:p>9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94]-[.H294])*180)/([.I294]-[.H294])" office:value-type="float" office:value="99.1011235955056">
            <text:p>99.1011235955</text:p>
          </table:table-cell>
          <table:table-cell table:number-columns-repeated="1011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33182">
            <text:p>133182</text:p>
          </table:table-cell>
          <table:table-cell office:value-type="float" office:value="952">
            <text:p>952</text:p>
          </table:table-cell>
          <table:table-cell office:value-type="float" office:value="300">
            <text:p>300</text:p>
          </table:table-cell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95]-[.H295])*180)/([.I295]-[.H295])" office:value-type="float" office:value="154.719101123596">
            <text:p>154.7191011236</text:p>
          </table:table-cell>
          <table:table-cell table:number-columns-repeated="1011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33184">
            <text:p>133184</text:p>
          </table:table-cell>
          <table:table-cell office:value-type="float" office:value="822">
            <text:p>822</text:p>
          </table:table-cell>
          <table:table-cell office:value-type="float" office:value="300">
            <text:p>300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96]-[.H296])*180)/([.I296]-[.H296])" office:value-type="float" office:value="88.9887640449438">
            <text:p>88.9887640449</text:p>
          </table:table-cell>
          <table:table-cell table:number-columns-repeated="1011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33186">
            <text:p>133186</text:p>
          </table:table-cell>
          <table:table-cell office:value-type="float" office:value="811">
            <text:p>811</text:p>
          </table:table-cell>
          <table:table-cell office:value-type="float" office:value="300">
            <text:p>300</text:p>
          </table:table-cell>
          <table:table-cell office:value-type="float" office:value="83">
            <text:p>8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97]-[.H297])*180)/([.I297]-[.H297])" office:value-type="float" office:value="83.4269662921348">
            <text:p>83.4269662921</text:p>
          </table:table-cell>
          <table:table-cell table:number-columns-repeated="1011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33188">
            <text:p>133188</text:p>
          </table:table-cell>
          <table:table-cell office:value-type="float" office:value="803">
            <text:p>803</text:p>
          </table:table-cell>
          <table:table-cell office:value-type="float" office:value="300">
            <text:p>300</text:p>
          </table:table-cell>
          <table:table-cell office:value-type="float" office:value="79">
            <text:p>7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98]-[.H298])*180)/([.I298]-[.H298])" office:value-type="float" office:value="79.3820224719101">
            <text:p>79.3820224719</text:p>
          </table:table-cell>
          <table:table-cell table:number-columns-repeated="1011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33190">
            <text:p>133190</text:p>
          </table:table-cell>
          <table:table-cell office:value-type="float" office:value="797">
            <text:p>797</text:p>
          </table:table-cell>
          <table:table-cell office:value-type="float" office:value="300">
            <text:p>300</text:p>
          </table:table-cell>
          <table:table-cell office:value-type="float" office:value="76">
            <text:p>7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299]-[.H299])*180)/([.I299]-[.H299])" office:value-type="float" office:value="76.3483146067416">
            <text:p>76.3483146067</text:p>
          </table:table-cell>
          <table:table-cell table:number-columns-repeated="101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33192">
            <text:p>133192</text:p>
          </table:table-cell>
          <table:table-cell office:value-type="float" office:value="787">
            <text:p>787</text:p>
          </table:table-cell>
          <table:table-cell office:value-type="float" office:value="300">
            <text:p>300</text:p>
          </table:table-cell>
          <table:table-cell office:value-type="float" office:value="71">
            <text:p>7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300]-[.H300])*180)/([.I300]-[.H300])" office:value-type="float" office:value="71.2921348314607">
            <text:p>71.2921348315</text:p>
          </table:table-cell>
          <table:table-cell table:number-columns-repeated="1011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3194">
            <text:p>133194</text:p>
          </table:table-cell>
          <table:table-cell office:value-type="float" office:value="777">
            <text:p>777</text:p>
          </table:table-cell>
          <table:table-cell office:value-type="float" office:value="300">
            <text:p>300</text:p>
          </table:table-cell>
          <table:table-cell office:value-type="float" office:value="66">
            <text:p>6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301]-[.H301])*180)/([.I301]-[.H301])" office:value-type="float" office:value="66.2359550561798">
            <text:p>66.2359550562</text:p>
          </table:table-cell>
          <table:table-cell table:number-columns-repeated="1011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33196">
            <text:p>133196</text:p>
          </table:table-cell>
          <table:table-cell office:value-type="float" office:value="773">
            <text:p>773</text:p>
          </table:table-cell>
          <table:table-cell office:value-type="float" office:value="300">
            <text:p>300</text:p>
          </table:table-cell>
          <table:table-cell office:value-type="float" office:value="64">
            <text:p>6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302]-[.H302])*180)/([.I302]-[.H302])" office:value-type="float" office:value="64.2134831460674">
            <text:p>64.2134831461</text:p>
          </table:table-cell>
          <table:table-cell table:number-columns-repeated="1011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33198">
            <text:p>133198</text:p>
          </table:table-cell>
          <table:table-cell office:value-type="float" office:value="768">
            <text:p>768</text:p>
          </table:table-cell>
          <table:table-cell office:value-type="float" office:value="300">
            <text:p>300</text:p>
          </table:table-cell>
          <table:table-cell office:value-type="float" office:value="61">
            <text:p>6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303]-[.H303])*180)/([.I303]-[.H303])" office:value-type="float" office:value="61.685393258427">
            <text:p>61.6853932584</text:p>
          </table:table-cell>
          <table:table-cell table:number-columns-repeated="1011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3200">
            <text:p>133200</text:p>
          </table:table-cell>
          <table:table-cell office:value-type="float" office:value="761">
            <text:p>761</text:p>
          </table:table-cell>
          <table:table-cell office:value-type="float" office:value="300">
            <text:p>300</text:p>
          </table:table-cell>
          <table:table-cell office:value-type="float" office:value="58">
            <text:p>5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304]-[.H304])*180)/([.I304]-[.H304])" office:value-type="float" office:value="58.1460674157303">
            <text:p>58.1460674157</text:p>
          </table:table-cell>
          <table:table-cell table:number-columns-repeated="1011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33202">
            <text:p>133202</text:p>
          </table:table-cell>
          <table:table-cell office:value-type="float" office:value="758">
            <text:p>758</text:p>
          </table:table-cell>
          <table:table-cell office:value-type="float" office:value="300">
            <text:p>300</text:p>
          </table:table-cell>
          <table:table-cell office:value-type="float" office:value="56">
            <text:p>5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305]-[.H305])*180)/([.I305]-[.H305])" office:value-type="float" office:value="56.6292134831461">
            <text:p>56.6292134831</text:p>
          </table:table-cell>
          <table:table-cell table:number-columns-repeated="101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33204">
            <text:p>133204</text:p>
          </table:table-cell>
          <table:table-cell office:value-type="float" office:value="755">
            <text:p>755</text:p>
          </table:table-cell>
          <table:table-cell office:value-type="float" office:value="300">
            <text:p>300</text:p>
          </table:table-cell>
          <table:table-cell office:value-type="float" office:value="55">
            <text:p>5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306]-[.H306])*180)/([.I306]-[.H306])" office:value-type="float" office:value="55.1123595505618">
            <text:p>55.1123595506</text:p>
          </table:table-cell>
          <table:table-cell table:number-columns-repeated="1011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3207">
            <text:p>133207</text:p>
          </table:table-cell>
          <table:table-cell office:value-type="float" office:value="754">
            <text:p>754</text:p>
          </table:table-cell>
          <table:table-cell office:value-type="float" office:value="300">
            <text:p>300</text:p>
          </table:table-cell>
          <table:table-cell office:value-type="float" office:value="54">
            <text:p>5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307]-[.H307])*180)/([.I307]-[.H307])" office:value-type="float" office:value="54.6067415730337">
            <text:p>54.606741573</text:p>
          </table:table-cell>
          <table:table-cell table:number-columns-repeated="1011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3209">
            <text:p>133209</text:p>
          </table:table-cell>
          <table:table-cell office:value-type="float" office:value="756">
            <text:p>756</text:p>
          </table:table-cell>
          <table:table-cell office:value-type="float" office:value="300">
            <text:p>30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308]-[.H308])*180)/([.I308]-[.H308])" office:value-type="float" office:value="55.6179775280899">
            <text:p>55.6179775281</text:p>
          </table:table-cell>
          <table:table-cell table:number-columns-repeated="1011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3211">
            <text:p>133211</text:p>
          </table:table-cell>
          <table:table-cell office:value-type="float" office:value="762">
            <text:p>762</text:p>
          </table:table-cell>
          <table:table-cell office:value-type="float" office:value="300">
            <text:p>3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309]-[.H309])*180)/([.I309]-[.H309])" office:value-type="float" office:value="58.6516853932584">
            <text:p>58.6516853933</text:p>
          </table:table-cell>
          <table:table-cell table:number-columns-repeated="1011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3213">
            <text:p>133213</text:p>
          </table:table-cell>
          <table:table-cell office:value-type="float" office:value="1023">
            <text:p>1023</text:p>
          </table:table-cell>
          <table:table-cell office:value-type="float" office:value="100">
            <text:p>100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310]-[.H310])*180)/([.I310]-[.H310])" office:value-type="float" office:value="190.61797752809">
            <text:p>190.6179775281</text:p>
          </table:table-cell>
          <table:table-cell table:number-columns-repeated="1011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215">
            <text:p>133215</text:p>
          </table:table-cell>
          <table:table-cell office:value-type="float" office:value="766">
            <text:p>766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311]-[.H311])*180)/([.I311]-[.H311])" office:value-type="float" office:value="60.6741573033708">
            <text:p>60.6741573034</text:p>
          </table:table-cell>
          <table:table-cell table:number-columns-repeated="1011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33217">
            <text:p>133217</text:p>
          </table:table-cell>
          <table:table-cell office:value-type="float" office:value="770">
            <text:p>770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312]-[.H312])*180)/([.I312]-[.H312])" office:value-type="float" office:value="62.6966292134832">
            <text:p>62.6966292135</text:p>
          </table:table-cell>
          <table:table-cell table:number-columns-repeated="1011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3219">
            <text:p>133219</text:p>
          </table:table-cell>
          <table:table-cell office:value-type="float" office:value="774">
            <text:p>774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313]-[.H313])*180)/([.I313]-[.H313])" office:value-type="float" office:value="64.7191011235955">
            <text:p>64.7191011236</text:p>
          </table:table-cell>
          <table:table-cell table:number-columns-repeated="1011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3221">
            <text:p>133221</text:p>
          </table:table-cell>
          <table:table-cell office:value-type="float" office:value="779">
            <text:p>779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314]-[.H314])*180)/([.I314]-[.H314])" office:value-type="float" office:value="67.247191011236">
            <text:p>67.2471910112</text:p>
          </table:table-cell>
          <table:table-cell table:number-columns-repeated="1011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3223">
            <text:p>133223</text:p>
          </table:table-cell>
          <table:table-cell office:value-type="float" office:value="784">
            <text:p>784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315]-[.H315])*180)/([.I315]-[.H315])" office:value-type="float" office:value="69.7752808988764">
            <text:p>69.7752808989</text:p>
          </table:table-cell>
          <table:table-cell table:number-columns-repeated="1011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3225">
            <text:p>133225</text:p>
          </table:table-cell>
          <table:table-cell office:value-type="float" office:value="791">
            <text:p>791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">
            <text:p>1</text:p>
          </table:table-cell>
          <table:table-cell office:value-type="float" office:value="646">
            <text:p>646</text:p>
          </table:table-cell>
          <table:table-cell office:value-type="float" office:value="1002">
            <text:p>1002</text:p>
          </table:table-cell>
          <table:table-cell table:formula="of:=(([.C316]-[.H316])*180)/([.I316]-[.H316])" office:value-type="float" office:value="73.314606741573">
            <text:p>73.3146067416</text:p>
          </table:table-cell>
          <table:table-cell table:number-columns-repeated="1011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3227">
            <text:p>133227</text:p>
          </table:table-cell>
          <table:table-cell office:value-type="float" office:value="799">
            <text:p>799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17]-[.H317])*180)/([.I317]-[.H317])" office:value-type="float" office:value="65.4545454545455">
            <text:p>65.4545454545</text:p>
          </table:table-cell>
          <table:table-cell table:number-columns-repeated="1011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33229">
            <text:p>133229</text:p>
          </table:table-cell>
          <table:table-cell office:value-type="float" office:value="806">
            <text:p>806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18]-[.H318])*180)/([.I318]-[.H318])" office:value-type="float" office:value="71.8181818181818">
            <text:p>71.8181818182</text:p>
          </table:table-cell>
          <table:table-cell table:number-columns-repeated="1011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33231">
            <text:p>133231</text:p>
          </table:table-cell>
          <table:table-cell office:value-type="float" office:value="814">
            <text:p>814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19]-[.H319])*180)/([.I319]-[.H319])" office:value-type="float" office:value="79.0909090909091">
            <text:p>79.0909090909</text:p>
          </table:table-cell>
          <table:table-cell table:number-columns-repeated="1011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33232">
            <text:p>133232</text:p>
          </table:table-cell>
          <table:table-cell office:value-type="float" office:value="822">
            <text:p>822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20]-[.H320])*180)/([.I320]-[.H320])" office:value-type="float" office:value="86.3636363636364">
            <text:p>86.3636363636</text:p>
          </table:table-cell>
          <table:table-cell table:number-columns-repeated="1011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33234">
            <text:p>133234</text:p>
          </table:table-cell>
          <table:table-cell office:value-type="float" office:value="830">
            <text:p>830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21]-[.H321])*180)/([.I321]-[.H321])" office:value-type="float" office:value="93.6363636363636">
            <text:p>93.6363636364</text:p>
          </table:table-cell>
          <table:table-cell table:number-columns-repeated="1011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33236">
            <text:p>133236</text:p>
          </table:table-cell>
          <table:table-cell office:value-type="float" office:value="785">
            <text:p>785</text:p>
          </table:table-cell>
          <table:table-cell office:value-type="float" office:value="200">
            <text:p>20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22]-[.H322])*180)/([.I322]-[.H322])" office:value-type="float" office:value="52.7272727272727">
            <text:p>52.7272727273</text:p>
          </table:table-cell>
          <table:table-cell table:number-columns-repeated="1011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33238">
            <text:p>133238</text:p>
          </table:table-cell>
          <table:table-cell office:value-type="float" office:value="842">
            <text:p>842</text:p>
          </table:table-cell>
          <table:table-cell office:value-type="float" office:value="200">
            <text:p>200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23]-[.H323])*180)/([.I323]-[.H323])" office:value-type="float" office:value="104.545454545455">
            <text:p>104.5454545455</text:p>
          </table:table-cell>
          <table:table-cell table:number-columns-repeated="1011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33240">
            <text:p>133240</text:p>
          </table:table-cell>
          <table:table-cell office:value-type="float" office:value="855">
            <text:p>855</text:p>
          </table:table-cell>
          <table:table-cell office:value-type="float" office:value="200">
            <text:p>200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24]-[.H324])*180)/([.I324]-[.H324])" office:value-type="float" office:value="116.363636363636">
            <text:p>116.3636363636</text:p>
          </table:table-cell>
          <table:table-cell table:number-columns-repeated="1011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33242">
            <text:p>133242</text:p>
          </table:table-cell>
          <table:table-cell office:value-type="float" office:value="864">
            <text:p>864</text:p>
          </table:table-cell>
          <table:table-cell office:value-type="float" office:value="200">
            <text:p>200</text:p>
          </table:table-cell>
          <table:table-cell office:value-type="float" office:value="124">
            <text:p>124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25]-[.H325])*180)/([.I325]-[.H325])" office:value-type="float" office:value="124.545454545455">
            <text:p>124.5454545455</text:p>
          </table:table-cell>
          <table:table-cell table:number-columns-repeated="1011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33244">
            <text:p>133244</text:p>
          </table:table-cell>
          <table:table-cell office:value-type="float" office:value="873">
            <text:p>873</text:p>
          </table:table-cell>
          <table:table-cell office:value-type="float" office:value="200">
            <text:p>200</text:p>
          </table:table-cell>
          <table:table-cell office:value-type="float" office:value="132">
            <text:p>132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26]-[.H326])*180)/([.I326]-[.H326])" office:value-type="float" office:value="132.727272727273">
            <text:p>132.7272727273</text:p>
          </table:table-cell>
          <table:table-cell table:number-columns-repeated="1011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33246">
            <text:p>133246</text:p>
          </table:table-cell>
          <table:table-cell office:value-type="float" office:value="880">
            <text:p>880</text:p>
          </table:table-cell>
          <table:table-cell office:value-type="float" office:value="200">
            <text:p>200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27]-[.H327])*180)/([.I327]-[.H327])" office:value-type="float" office:value="139.090909090909">
            <text:p>139.0909090909</text:p>
          </table:table-cell>
          <table:table-cell table:number-columns-repeated="1011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33249">
            <text:p>133249</text:p>
          </table:table-cell>
          <table:table-cell office:value-type="float" office:value="889">
            <text:p>889</text:p>
          </table:table-cell>
          <table:table-cell office:value-type="float" office:value="200">
            <text:p>200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28]-[.H328])*180)/([.I328]-[.H328])" office:value-type="float" office:value="147.272727272727">
            <text:p>147.2727272727</text:p>
          </table:table-cell>
          <table:table-cell table:number-columns-repeated="1011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33251">
            <text:p>133251</text:p>
          </table:table-cell>
          <table:table-cell office:value-type="float" office:value="893">
            <text:p>893</text:p>
          </table:table-cell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29]-[.H329])*180)/([.I329]-[.H329])" office:value-type="float" office:value="150.909090909091">
            <text:p>150.9090909091</text:p>
          </table:table-cell>
          <table:table-cell table:number-columns-repeated="1011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33253">
            <text:p>133253</text:p>
          </table:table-cell>
          <table:table-cell office:value-type="float" office:value="895">
            <text:p>895</text:p>
          </table:table-cell>
          <table:table-cell office:value-type="float" office:value="200">
            <text:p>200</text:p>
          </table:table-cell>
          <table:table-cell office:value-type="float" office:value="152">
            <text:p>152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30]-[.H330])*180)/([.I330]-[.H330])" office:value-type="float" office:value="152.727272727273">
            <text:p>152.7272727273</text:p>
          </table:table-cell>
          <table:table-cell table:number-columns-repeated="1011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33255">
            <text:p>133255</text:p>
          </table:table-cell>
          <table:table-cell office:value-type="float" office:value="896">
            <text:p>896</text:p>
          </table:table-cell>
          <table:table-cell office:value-type="float" office:value="200">
            <text:p>200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31]-[.H331])*180)/([.I331]-[.H331])" office:value-type="float" office:value="153.636363636364">
            <text:p>153.6363636364</text:p>
          </table:table-cell>
          <table:table-cell table:number-columns-repeated="1011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3257">
            <text:p>133257</text:p>
          </table:table-cell>
          <table:table-cell office:value-type="float" office:value="892">
            <text:p>892</text:p>
          </table:table-cell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32]-[.H332])*180)/([.I332]-[.H332])" office:value-type="float" office:value="150">
            <text:p>150</text:p>
          </table:table-cell>
          <table:table-cell table:number-columns-repeated="1011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3259">
            <text:p>133259</text:p>
          </table:table-cell>
          <table:table-cell office:value-type="float" office:value="884">
            <text:p>884</text:p>
          </table:table-cell>
          <table:table-cell office:value-type="float" office:value="200">
            <text:p>200</text:p>
          </table:table-cell>
          <table:table-cell office:value-type="float" office:value="142">
            <text:p>14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33]-[.H333])*180)/([.I333]-[.H333])" office:value-type="float" office:value="142.727272727273">
            <text:p>142.7272727273</text:p>
          </table:table-cell>
          <table:table-cell table:number-columns-repeated="1011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33261">
            <text:p>133261</text:p>
          </table:table-cell>
          <table:table-cell office:value-type="float" office:value="880">
            <text:p>880</text:p>
          </table:table-cell>
          <table:table-cell office:value-type="float" office:value="200">
            <text:p>200</text:p>
          </table:table-cell>
          <table:table-cell office:value-type="float" office:value="139">
            <text:p>13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34]-[.H334])*180)/([.I334]-[.H334])" office:value-type="float" office:value="139.090909090909">
            <text:p>139.0909090909</text:p>
          </table:table-cell>
          <table:table-cell table:number-columns-repeated="1011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33263">
            <text:p>133263</text:p>
          </table:table-cell>
          <table:table-cell office:value-type="float" office:value="870">
            <text:p>870</text:p>
          </table:table-cell>
          <table:table-cell office:value-type="float" office:value="200">
            <text:p>200</text:p>
          </table:table-cell>
          <table:table-cell office:value-type="float" office:value="130">
            <text:p>13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35]-[.H335])*180)/([.I335]-[.H335])" office:value-type="float" office:value="130">
            <text:p>130</text:p>
          </table:table-cell>
          <table:table-cell table:number-columns-repeated="1011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33265">
            <text:p>133265</text:p>
          </table:table-cell>
          <table:table-cell office:value-type="float" office:value="863">
            <text:p>863</text:p>
          </table:table-cell>
          <table:table-cell office:value-type="float" office:value="200">
            <text:p>200</text:p>
          </table:table-cell>
          <table:table-cell office:value-type="float" office:value="123">
            <text:p>12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36]-[.H336])*180)/([.I336]-[.H336])" office:value-type="float" office:value="123.636363636364">
            <text:p>123.6363636364</text:p>
          </table:table-cell>
          <table:table-cell table:number-columns-repeated="1011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33267">
            <text:p>133267</text:p>
          </table:table-cell>
          <table:table-cell office:value-type="float" office:value="852">
            <text:p>852</text:p>
          </table:table-cell>
          <table:table-cell office:value-type="float" office:value="200">
            <text:p>200</text:p>
          </table:table-cell>
          <table:table-cell office:value-type="float" office:value="113">
            <text:p>11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37]-[.H337])*180)/([.I337]-[.H337])" office:value-type="float" office:value="113.636363636364">
            <text:p>113.6363636364</text:p>
          </table:table-cell>
          <table:table-cell table:number-columns-repeated="1011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33269">
            <text:p>133269</text:p>
          </table:table-cell>
          <table:table-cell office:value-type="float" office:value="843">
            <text:p>843</text:p>
          </table:table-cell>
          <table:table-cell office:value-type="float" office:value="200">
            <text:p>200</text:p>
          </table:table-cell>
          <table:table-cell office:value-type="float" office:value="105">
            <text:p>10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38]-[.H338])*180)/([.I338]-[.H338])" office:value-type="float" office:value="105.454545454545">
            <text:p>105.4545454545</text:p>
          </table:table-cell>
          <table:table-cell table:number-columns-repeated="1011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33271">
            <text:p>133271</text:p>
          </table:table-cell>
          <table:table-cell office:value-type="float" office:value="832">
            <text:p>832</text:p>
          </table:table-cell>
          <table:table-cell office:value-type="float" office:value="200">
            <text:p>200</text:p>
          </table:table-cell>
          <table:table-cell office:value-type="float" office:value="95">
            <text:p>9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39]-[.H339])*180)/([.I339]-[.H339])" office:value-type="float" office:value="95.4545454545455">
            <text:p>95.4545454545</text:p>
          </table:table-cell>
          <table:table-cell table:number-columns-repeated="1011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33273">
            <text:p>133273</text:p>
          </table:table-cell>
          <table:table-cell office:value-type="float" office:value="1023">
            <text:p>1023</text:p>
          </table:table-cell>
          <table:table-cell office:value-type="float" office:value="300">
            <text:p>300</text:p>
          </table:table-cell>
          <table:table-cell office:value-type="float" office:value="269">
            <text:p>2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40]-[.H340])*180)/([.I340]-[.H340])" office:value-type="float" office:value="269.090909090909">
            <text:p>269.0909090909</text:p>
          </table:table-cell>
          <table:table-cell table:number-columns-repeated="1011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33275">
            <text:p>133275</text:p>
          </table:table-cell>
          <table:table-cell office:value-type="float" office:value="816">
            <text:p>816</text:p>
          </table:table-cell>
          <table:table-cell office:value-type="float" office:value="300">
            <text:p>3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41]-[.H341])*180)/([.I341]-[.H341])" office:value-type="float" office:value="80.9090909090909">
            <text:p>80.9090909091</text:p>
          </table:table-cell>
          <table:table-cell table:number-columns-repeated="1011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33277">
            <text:p>133277</text:p>
          </table:table-cell>
          <table:table-cell office:value-type="float" office:value="806">
            <text:p>806</text:p>
          </table:table-cell>
          <table:table-cell office:value-type="float" office:value="300">
            <text:p>300</text:p>
          </table:table-cell>
          <table:table-cell office:value-type="float" office:value="71">
            <text:p>7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42]-[.H342])*180)/([.I342]-[.H342])" office:value-type="float" office:value="71.8181818181818">
            <text:p>71.8181818182</text:p>
          </table:table-cell>
          <table:table-cell table:number-columns-repeated="1011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33279">
            <text:p>133279</text:p>
          </table:table-cell>
          <table:table-cell office:value-type="float" office:value="800">
            <text:p>800</text:p>
          </table:table-cell>
          <table:table-cell office:value-type="float" office:value="300">
            <text:p>300</text:p>
          </table:table-cell>
          <table:table-cell office:value-type="float" office:value="66">
            <text:p>6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43]-[.H343])*180)/([.I343]-[.H343])" office:value-type="float" office:value="66.3636363636364">
            <text:p>66.3636363636</text:p>
          </table:table-cell>
          <table:table-cell table:number-columns-repeated="1011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33281">
            <text:p>133281</text:p>
          </table:table-cell>
          <table:table-cell office:value-type="float" office:value="792">
            <text:p>792</text:p>
          </table:table-cell>
          <table:table-cell office:value-type="float" office:value="300">
            <text:p>300</text:p>
          </table:table-cell>
          <table:table-cell office:value-type="float" office:value="59">
            <text:p>5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44]-[.H344])*180)/([.I344]-[.H344])" office:value-type="float" office:value="59.0909090909091">
            <text:p>59.0909090909</text:p>
          </table:table-cell>
          <table:table-cell table:number-columns-repeated="1011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33283">
            <text:p>133283</text:p>
          </table:table-cell>
          <table:table-cell office:value-type="float" office:value="787">
            <text:p>787</text:p>
          </table:table-cell>
          <table:table-cell office:value-type="float" office:value="300">
            <text:p>300</text:p>
          </table:table-cell>
          <table:table-cell office:value-type="float" office:value="54">
            <text:p>5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45]-[.H345])*180)/([.I345]-[.H345])" office:value-type="float" office:value="54.5454545454546">
            <text:p>54.5454545455</text:p>
          </table:table-cell>
          <table:table-cell table:number-columns-repeated="1011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33285">
            <text:p>133285</text:p>
          </table:table-cell>
          <table:table-cell office:value-type="float" office:value="776">
            <text:p>776</text:p>
          </table:table-cell>
          <table:table-cell office:value-type="float" office:value="300">
            <text:p>300</text:p>
          </table:table-cell>
          <table:table-cell office:value-type="float" office:value="44">
            <text:p>4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46]-[.H346])*180)/([.I346]-[.H346])" office:value-type="float" office:value="44.5454545454546">
            <text:p>44.5454545455</text:p>
          </table:table-cell>
          <table:table-cell table:number-columns-repeated="1011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33287">
            <text:p>133287</text:p>
          </table:table-cell>
          <table:table-cell office:value-type="float" office:value="768">
            <text:p>768</text:p>
          </table:table-cell>
          <table:table-cell office:value-type="float" office:value="300">
            <text:p>300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47]-[.H347])*180)/([.I347]-[.H347])" office:value-type="float" office:value="37.2727272727273">
            <text:p>37.2727272727</text:p>
          </table:table-cell>
          <table:table-cell table:number-columns-repeated="1011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33289">
            <text:p>133289</text:p>
          </table:table-cell>
          <table:table-cell office:value-type="float" office:value="768">
            <text:p>768</text:p>
          </table:table-cell>
          <table:table-cell office:value-type="float" office:value="300">
            <text:p>300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48]-[.H348])*180)/([.I348]-[.H348])" office:value-type="float" office:value="37.2727272727273">
            <text:p>37.2727272727</text:p>
          </table:table-cell>
          <table:table-cell table:number-columns-repeated="10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3292">
            <text:p>133292</text:p>
          </table:table-cell>
          <table:table-cell office:value-type="float" office:value="763">
            <text:p>763</text:p>
          </table:table-cell>
          <table:table-cell office:value-type="float" office:value="300">
            <text:p>300</text:p>
          </table:table-cell>
          <table:table-cell office:value-type="float" office:value="32">
            <text:p>3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49]-[.H349])*180)/([.I349]-[.H349])" office:value-type="float" office:value="32.7272727272727">
            <text:p>32.7272727273</text:p>
          </table:table-cell>
          <table:table-cell table:number-columns-repeated="1011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33294">
            <text:p>133294</text:p>
          </table:table-cell>
          <table:table-cell office:value-type="float" office:value="757">
            <text:p>757</text:p>
          </table:table-cell>
          <table:table-cell office:value-type="float" office:value="300">
            <text:p>300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50]-[.H350])*180)/([.I350]-[.H350])" office:value-type="float" office:value="27.2727272727273">
            <text:p>27.2727272727</text:p>
          </table:table-cell>
          <table:table-cell table:number-columns-repeated="1011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33295">
            <text:p>133295</text:p>
          </table:table-cell>
          <table:table-cell office:value-type="float" office:value="758">
            <text:p>758</text:p>
          </table:table-cell>
          <table:table-cell office:value-type="float" office:value="300">
            <text:p>30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51]-[.H351])*180)/([.I351]-[.H351])" office:value-type="float" office:value="28.1818181818182">
            <text:p>28.1818181818</text:p>
          </table:table-cell>
          <table:table-cell table:number-columns-repeated="1011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33297">
            <text:p>133297</text:p>
          </table:table-cell>
          <table:table-cell office:value-type="float" office:value="757">
            <text:p>757</text:p>
          </table:table-cell>
          <table:table-cell office:value-type="float" office:value="300">
            <text:p>30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52]-[.H352])*180)/([.I352]-[.H352])" office:value-type="float" office:value="27.2727272727273">
            <text:p>27.2727272727</text:p>
          </table:table-cell>
          <table:table-cell table:number-columns-repeated="1011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33299">
            <text:p>133299</text:p>
          </table:table-cell>
          <table:table-cell office:value-type="float" office:value="762">
            <text:p>762</text:p>
          </table:table-cell>
          <table:table-cell office:value-type="float" office:value="300">
            <text:p>30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53]-[.H353])*180)/([.I353]-[.H353])" office:value-type="float" office:value="31.8181818181818">
            <text:p>31.8181818182</text:p>
          </table:table-cell>
          <table:table-cell table:number-columns-repeated="1011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33301">
            <text:p>133301</text:p>
          </table:table-cell>
          <table:table-cell office:value-type="float" office:value="761">
            <text:p>761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54]-[.H354])*180)/([.I354]-[.H354])" office:value-type="float" office:value="30.9090909090909">
            <text:p>30.9090909091</text:p>
          </table:table-cell>
          <table:table-cell table:number-columns-repeated="1011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33303">
            <text:p>133303</text:p>
          </table:table-cell>
          <table:table-cell office:value-type="float" office:value="765">
            <text:p>765</text:p>
          </table:table-cell>
          <table:table-cell office:value-type="float" office:value="300">
            <text:p>30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55]-[.H355])*180)/([.I355]-[.H355])" office:value-type="float" office:value="34.5454545454545">
            <text:p>34.5454545455</text:p>
          </table:table-cell>
          <table:table-cell table:number-columns-repeated="1011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33305">
            <text:p>133305</text:p>
          </table:table-cell>
          <table:table-cell office:value-type="float" office:value="771">
            <text:p>771</text:p>
          </table:table-cell>
          <table:table-cell office:value-type="float" office:value="300">
            <text:p>3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56]-[.H356])*180)/([.I356]-[.H356])" office:value-type="float" office:value="40">
            <text:p>40</text:p>
          </table:table-cell>
          <table:table-cell table:number-columns-repeated="1011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33307">
            <text:p>133307</text:p>
          </table:table-cell>
          <table:table-cell office:value-type="float" office:value="764">
            <text:p>764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57]-[.H357])*180)/([.I357]-[.H357])" office:value-type="float" office:value="33.6363636363636">
            <text:p>33.6363636364</text:p>
          </table:table-cell>
          <table:table-cell table:number-columns-repeated="1011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33309">
            <text:p>133309</text:p>
          </table:table-cell>
          <table:table-cell office:value-type="float" office:value="779">
            <text:p>779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58]-[.H358])*180)/([.I358]-[.H358])" office:value-type="float" office:value="47.2727272727273">
            <text:p>47.2727272727</text:p>
          </table:table-cell>
          <table:table-cell table:number-columns-repeated="1011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33311">
            <text:p>133311</text:p>
          </table:table-cell>
          <table:table-cell office:value-type="float" office:value="782">
            <text:p>78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59]-[.H359])*180)/([.I359]-[.H359])" office:value-type="float" office:value="50">
            <text:p>50</text:p>
          </table:table-cell>
          <table:table-cell table:number-columns-repeated="1011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33313">
            <text:p>133313</text:p>
          </table:table-cell>
          <table:table-cell office:value-type="float" office:value="785">
            <text:p>785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60]-[.H360])*180)/([.I360]-[.H360])" office:value-type="float" office:value="52.7272727272727">
            <text:p>52.7272727273</text:p>
          </table:table-cell>
          <table:table-cell table:number-columns-repeated="1011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33315">
            <text:p>133315</text:p>
          </table:table-cell>
          <table:table-cell office:value-type="float" office:value="790">
            <text:p>790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61]-[.H361])*180)/([.I361]-[.H361])" office:value-type="float" office:value="57.2727272727273">
            <text:p>57.2727272727</text:p>
          </table:table-cell>
          <table:table-cell table:number-columns-repeated="1011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33317">
            <text:p>133317</text:p>
          </table:table-cell>
          <table:table-cell office:value-type="float" office:value="795">
            <text:p>795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62]-[.H362])*180)/([.I362]-[.H362])" office:value-type="float" office:value="61.8181818181818">
            <text:p>61.8181818182</text:p>
          </table:table-cell>
          <table:table-cell table:number-columns-repeated="1011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33319">
            <text:p>133319</text:p>
          </table:table-cell>
          <table:table-cell office:value-type="float" office:value="801">
            <text:p>801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63]-[.H363])*180)/([.I363]-[.H363])" office:value-type="float" office:value="67.2727272727273">
            <text:p>67.2727272727</text:p>
          </table:table-cell>
          <table:table-cell table:number-columns-repeated="1011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33321">
            <text:p>133321</text:p>
          </table:table-cell>
          <table:table-cell office:value-type="float" office:value="805">
            <text:p>805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64]-[.H364])*180)/([.I364]-[.H364])" office:value-type="float" office:value="70.9090909090909">
            <text:p>70.9090909091</text:p>
          </table:table-cell>
          <table:table-cell table:number-columns-repeated="1011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33323">
            <text:p>133323</text:p>
          </table:table-cell>
          <table:table-cell office:value-type="float" office:value="812">
            <text:p>812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65]-[.H365])*180)/([.I365]-[.H365])" office:value-type="float" office:value="77.2727272727273">
            <text:p>77.2727272727</text:p>
          </table:table-cell>
          <table:table-cell table:number-columns-repeated="1011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33324">
            <text:p>133324</text:p>
          </table:table-cell>
          <table:table-cell office:value-type="float" office:value="819">
            <text:p>819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66]-[.H366])*180)/([.I366]-[.H366])" office:value-type="float" office:value="83.6363636363636">
            <text:p>83.6363636364</text:p>
          </table:table-cell>
          <table:table-cell table:number-columns-repeated="1011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33326">
            <text:p>133326</text:p>
          </table:table-cell>
          <table:table-cell office:value-type="float" office:value="824">
            <text:p>824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67]-[.H367])*180)/([.I367]-[.H367])" office:value-type="float" office:value="88.1818181818182">
            <text:p>88.1818181818</text:p>
          </table:table-cell>
          <table:table-cell table:number-columns-repeated="1011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33328">
            <text:p>133328</text:p>
          </table:table-cell>
          <table:table-cell office:value-type="float" office:value="831">
            <text:p>831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68]-[.H368])*180)/([.I368]-[.H368])" office:value-type="float" office:value="94.5454545454546">
            <text:p>94.5454545455</text:p>
          </table:table-cell>
          <table:table-cell table:number-columns-repeated="1011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33330">
            <text:p>133330</text:p>
          </table:table-cell>
          <table:table-cell office:value-type="float" office:value="788">
            <text:p>788</text:p>
          </table:table-cell>
          <table:table-cell office:value-type="float" office:value="200">
            <text:p>20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69]-[.H369])*180)/([.I369]-[.H369])" office:value-type="float" office:value="55.4545454545455">
            <text:p>55.4545454545</text:p>
          </table:table-cell>
          <table:table-cell table:number-columns-repeated="1011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33332">
            <text:p>133332</text:p>
          </table:table-cell>
          <table:table-cell office:value-type="float" office:value="842">
            <text:p>842</text:p>
          </table:table-cell>
          <table:table-cell office:value-type="float" office:value="200">
            <text:p>200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70]-[.H370])*180)/([.I370]-[.H370])" office:value-type="float" office:value="104.545454545455">
            <text:p>104.5454545455</text:p>
          </table:table-cell>
          <table:table-cell table:number-columns-repeated="1011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33335">
            <text:p>133335</text:p>
          </table:table-cell>
          <table:table-cell office:value-type="float" office:value="847">
            <text:p>847</text:p>
          </table:table-cell>
          <table:table-cell office:value-type="float" office:value="200">
            <text:p>200</text:p>
          </table:table-cell>
          <table:table-cell office:value-type="float" office:value="109">
            <text:p>109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71]-[.H371])*180)/([.I371]-[.H371])" office:value-type="float" office:value="109.090909090909">
            <text:p>109.0909090909</text:p>
          </table:table-cell>
          <table:table-cell table:number-columns-repeated="1011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33337">
            <text:p>133337</text:p>
          </table:table-cell>
          <table:table-cell office:value-type="float" office:value="857">
            <text:p>857</text:p>
          </table:table-cell>
          <table:table-cell office:value-type="float" office:value="200">
            <text:p>200</text:p>
          </table:table-cell>
          <table:table-cell office:value-type="float" office:value="118">
            <text:p>118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72]-[.H372])*180)/([.I372]-[.H372])" office:value-type="float" office:value="118.181818181818">
            <text:p>118.1818181818</text:p>
          </table:table-cell>
          <table:table-cell table:number-columns-repeated="1011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33339">
            <text:p>133339</text:p>
          </table:table-cell>
          <table:table-cell office:value-type="float" office:value="862">
            <text:p>862</text:p>
          </table:table-cell>
          <table:table-cell office:value-type="float" office:value="200">
            <text:p>200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73]-[.H373])*180)/([.I373]-[.H373])" office:value-type="float" office:value="122.727272727273">
            <text:p>122.7272727273</text:p>
          </table:table-cell>
          <table:table-cell table:number-columns-repeated="1011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33341">
            <text:p>133341</text:p>
          </table:table-cell>
          <table:table-cell office:value-type="float" office:value="870">
            <text:p>870</text:p>
          </table:table-cell>
          <table:table-cell office:value-type="float" office:value="200">
            <text:p>200</text:p>
          </table:table-cell>
          <table:table-cell office:value-type="float" office:value="130">
            <text:p>130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74]-[.H374])*180)/([.I374]-[.H374])" office:value-type="float" office:value="130">
            <text:p>130</text:p>
          </table:table-cell>
          <table:table-cell table:number-columns-repeated="1011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33343">
            <text:p>133343</text:p>
          </table:table-cell>
          <table:table-cell office:value-type="float" office:value="878">
            <text:p>878</text:p>
          </table:table-cell>
          <table:table-cell office:value-type="float" office:value="200">
            <text:p>200</text:p>
          </table:table-cell>
          <table:table-cell office:value-type="float" office:value="137">
            <text:p>137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75]-[.H375])*180)/([.I375]-[.H375])" office:value-type="float" office:value="137.272727272727">
            <text:p>137.2727272727</text:p>
          </table:table-cell>
          <table:table-cell table:number-columns-repeated="1011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33345">
            <text:p>133345</text:p>
          </table:table-cell>
          <table:table-cell office:value-type="float" office:value="884">
            <text:p>884</text:p>
          </table:table-cell>
          <table:table-cell office:value-type="float" office:value="200">
            <text:p>200</text:p>
          </table:table-cell>
          <table:table-cell office:value-type="float" office:value="142">
            <text:p>142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76]-[.H376])*180)/([.I376]-[.H376])" office:value-type="float" office:value="142.727272727273">
            <text:p>142.7272727273</text:p>
          </table:table-cell>
          <table:table-cell table:number-columns-repeated="1011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33347">
            <text:p>133347</text:p>
          </table:table-cell>
          <table:table-cell office:value-type="float" office:value="889">
            <text:p>889</text:p>
          </table:table-cell>
          <table:table-cell office:value-type="float" office:value="200">
            <text:p>200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77]-[.H377])*180)/([.I377]-[.H377])" office:value-type="float" office:value="147.272727272727">
            <text:p>147.2727272727</text:p>
          </table:table-cell>
          <table:table-cell table:number-columns-repeated="1011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33349">
            <text:p>133349</text:p>
          </table:table-cell>
          <table:table-cell office:value-type="float" office:value="886">
            <text:p>886</text:p>
          </table:table-cell>
          <table:table-cell office:value-type="float" office:value="200">
            <text:p>200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78]-[.H378])*180)/([.I378]-[.H378])" office:value-type="float" office:value="144.545454545455">
            <text:p>144.5454545455</text:p>
          </table:table-cell>
          <table:table-cell table:number-columns-repeated="1011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33351">
            <text:p>133351</text:p>
          </table:table-cell>
          <table:table-cell office:value-type="float" office:value="893">
            <text:p>893</text:p>
          </table:table-cell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79]-[.H379])*180)/([.I379]-[.H379])" office:value-type="float" office:value="150.909090909091">
            <text:p>150.9090909091</text:p>
          </table:table-cell>
          <table:table-cell table:number-columns-repeated="1011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33353">
            <text:p>133353</text:p>
          </table:table-cell>
          <table:table-cell office:value-type="float" office:value="888">
            <text:p>888</text:p>
          </table:table-cell>
          <table:table-cell office:value-type="float" office:value="200">
            <text:p>200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80]-[.H380])*180)/([.I380]-[.H380])" office:value-type="float" office:value="146.363636363636">
            <text:p>146.3636363636</text:p>
          </table:table-cell>
          <table:table-cell table:number-columns-repeated="1011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33355">
            <text:p>133355</text:p>
          </table:table-cell>
          <table:table-cell office:value-type="float" office:value="884">
            <text:p>884</text:p>
          </table:table-cell>
          <table:table-cell office:value-type="float" office:value="200">
            <text:p>200</text:p>
          </table:table-cell>
          <table:table-cell office:value-type="float" office:value="142">
            <text:p>14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81]-[.H381])*180)/([.I381]-[.H381])" office:value-type="float" office:value="142.727272727273">
            <text:p>142.7272727273</text:p>
          </table:table-cell>
          <table:table-cell table:number-columns-repeated="1011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33357">
            <text:p>133357</text:p>
          </table:table-cell>
          <table:table-cell office:value-type="float" office:value="875">
            <text:p>875</text:p>
          </table:table-cell>
          <table:table-cell office:value-type="float" office:value="200">
            <text:p>200</text:p>
          </table:table-cell>
          <table:table-cell office:value-type="float" office:value="134">
            <text:p>13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82]-[.H382])*180)/([.I382]-[.H382])" office:value-type="float" office:value="134.545454545455">
            <text:p>134.5454545455</text:p>
          </table:table-cell>
          <table:table-cell table:number-columns-repeated="1011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33359">
            <text:p>133359</text:p>
          </table:table-cell>
          <table:table-cell office:value-type="float" office:value="869">
            <text:p>869</text:p>
          </table:table-cell>
          <table:table-cell office:value-type="float" office:value="200">
            <text:p>200</text:p>
          </table:table-cell>
          <table:table-cell office:value-type="float" office:value="129">
            <text:p>12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83]-[.H383])*180)/([.I383]-[.H383])" office:value-type="float" office:value="129.090909090909">
            <text:p>129.0909090909</text:p>
          </table:table-cell>
          <table:table-cell table:number-columns-repeated="1011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33361">
            <text:p>133361</text:p>
          </table:table-cell>
          <table:table-cell office:value-type="float" office:value="859">
            <text:p>859</text:p>
          </table:table-cell>
          <table:table-cell office:value-type="float" office:value="200">
            <text:p>200</text:p>
          </table:table-cell>
          <table:table-cell office:value-type="float" office:value="120">
            <text:p>12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84]-[.H384])*180)/([.I384]-[.H384])" office:value-type="float" office:value="120">
            <text:p>120</text:p>
          </table:table-cell>
          <table:table-cell table:number-columns-repeated="1011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33363">
            <text:p>133363</text:p>
          </table:table-cell>
          <table:table-cell office:value-type="float" office:value="856">
            <text:p>856</text:p>
          </table:table-cell>
          <table:table-cell office:value-type="float" office:value="200">
            <text:p>200</text:p>
          </table:table-cell>
          <table:table-cell office:value-type="float" office:value="117">
            <text:p>11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85]-[.H385])*180)/([.I385]-[.H385])" office:value-type="float" office:value="117.272727272727">
            <text:p>117.2727272727</text:p>
          </table:table-cell>
          <table:table-cell table:number-columns-repeated="1011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33365">
            <text:p>133365</text:p>
          </table:table-cell>
          <table:table-cell office:value-type="float" office:value="847">
            <text:p>847</text:p>
          </table:table-cell>
          <table:table-cell office:value-type="float" office:value="200">
            <text:p>200</text:p>
          </table:table-cell>
          <table:table-cell office:value-type="float" office:value="109">
            <text:p>10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86]-[.H386])*180)/([.I386]-[.H386])" office:value-type="float" office:value="109.090909090909">
            <text:p>109.0909090909</text:p>
          </table:table-cell>
          <table:table-cell table:number-columns-repeated="1011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33367">
            <text:p>133367</text:p>
          </table:table-cell>
          <table:table-cell office:value-type="float" office:value="837">
            <text:p>837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87]-[.H387])*180)/([.I387]-[.H387])" office:value-type="float" office:value="100">
            <text:p>100</text:p>
          </table:table-cell>
          <table:table-cell table:number-columns-repeated="1011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33369">
            <text:p>133369</text:p>
          </table:table-cell>
          <table:table-cell office:value-type="float" office:value="830">
            <text:p>830</text:p>
          </table:table-cell>
          <table:table-cell office:value-type="float" office:value="200">
            <text:p>200</text:p>
          </table:table-cell>
          <table:table-cell office:value-type="float" office:value="93">
            <text:p>9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88]-[.H388])*180)/([.I388]-[.H388])" office:value-type="float" office:value="93.6363636363636">
            <text:p>93.6363636364</text:p>
          </table:table-cell>
          <table:table-cell table:number-columns-repeated="1011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33371">
            <text:p>133371</text:p>
          </table:table-cell>
          <table:table-cell office:value-type="float" office:value="1023">
            <text:p>1023</text:p>
          </table:table-cell>
          <table:table-cell office:value-type="float" office:value="300">
            <text:p>300</text:p>
          </table:table-cell>
          <table:table-cell office:value-type="float" office:value="269">
            <text:p>2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89]-[.H389])*180)/([.I389]-[.H389])" office:value-type="float" office:value="269.090909090909">
            <text:p>269.0909090909</text:p>
          </table:table-cell>
          <table:table-cell table:number-columns-repeated="1011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33373">
            <text:p>133373</text:p>
          </table:table-cell>
          <table:table-cell office:value-type="float" office:value="819">
            <text:p>819</text:p>
          </table:table-cell>
          <table:table-cell office:value-type="float" office:value="300">
            <text:p>300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90]-[.H390])*180)/([.I390]-[.H390])" office:value-type="float" office:value="83.6363636363636">
            <text:p>83.6363636364</text:p>
          </table:table-cell>
          <table:table-cell table:number-columns-repeated="1011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33376">
            <text:p>133376</text:p>
          </table:table-cell>
          <table:table-cell office:value-type="float" office:value="812">
            <text:p>812</text:p>
          </table:table-cell>
          <table:table-cell office:value-type="float" office:value="300">
            <text:p>300</text:p>
          </table:table-cell>
          <table:table-cell office:value-type="float" office:value="77">
            <text:p>7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91]-[.H391])*180)/([.I391]-[.H391])" office:value-type="float" office:value="77.2727272727273">
            <text:p>77.2727272727</text:p>
          </table:table-cell>
          <table:table-cell table:number-columns-repeated="1011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33378">
            <text:p>133378</text:p>
          </table:table-cell>
          <table:table-cell office:value-type="float" office:value="803">
            <text:p>803</text:p>
          </table:table-cell>
          <table:table-cell office:value-type="float" office:value="300">
            <text:p>300</text:p>
          </table:table-cell>
          <table:table-cell office:value-type="float" office:value="69">
            <text:p>6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92]-[.H392])*180)/([.I392]-[.H392])" office:value-type="float" office:value="69.0909090909091">
            <text:p>69.0909090909</text:p>
          </table:table-cell>
          <table:table-cell table:number-columns-repeated="1011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33380">
            <text:p>133380</text:p>
          </table:table-cell>
          <table:table-cell office:value-type="float" office:value="802">
            <text:p>802</text:p>
          </table:table-cell>
          <table:table-cell office:value-type="float" office:value="300">
            <text:p>300</text:p>
          </table:table-cell>
          <table:table-cell office:value-type="float" office:value="68">
            <text:p>6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93]-[.H393])*180)/([.I393]-[.H393])" office:value-type="float" office:value="68.1818181818182">
            <text:p>68.1818181818</text:p>
          </table:table-cell>
          <table:table-cell table:number-columns-repeated="1011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33382">
            <text:p>133382</text:p>
          </table:table-cell>
          <table:table-cell office:value-type="float" office:value="791">
            <text:p>791</text:p>
          </table:table-cell>
          <table:table-cell office:value-type="float" office:value="300">
            <text:p>300</text:p>
          </table:table-cell>
          <table:table-cell office:value-type="float" office:value="58">
            <text:p>5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94]-[.H394])*180)/([.I394]-[.H394])" office:value-type="float" office:value="58.1818181818182">
            <text:p>58.1818181818</text:p>
          </table:table-cell>
          <table:table-cell table:number-columns-repeated="1011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33384">
            <text:p>133384</text:p>
          </table:table-cell>
          <table:table-cell office:value-type="float" office:value="787">
            <text:p>787</text:p>
          </table:table-cell>
          <table:table-cell office:value-type="float" office:value="300">
            <text:p>300</text:p>
          </table:table-cell>
          <table:table-cell office:value-type="float" office:value="54">
            <text:p>5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95]-[.H395])*180)/([.I395]-[.H395])" office:value-type="float" office:value="54.5454545454546">
            <text:p>54.5454545455</text:p>
          </table:table-cell>
          <table:table-cell table:number-columns-repeated="1011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33386">
            <text:p>133386</text:p>
          </table:table-cell>
          <table:table-cell office:value-type="float" office:value="780">
            <text:p>780</text:p>
          </table:table-cell>
          <table:table-cell office:value-type="float" office:value="300">
            <text:p>300</text:p>
          </table:table-cell>
          <table:table-cell office:value-type="float" office:value="48">
            <text:p>4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96]-[.H396])*180)/([.I396]-[.H396])" office:value-type="float" office:value="48.1818181818182">
            <text:p>48.1818181818</text:p>
          </table:table-cell>
          <table:table-cell table:number-columns-repeated="1011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33388">
            <text:p>133388</text:p>
          </table:table-cell>
          <table:table-cell office:value-type="float" office:value="776">
            <text:p>776</text:p>
          </table:table-cell>
          <table:table-cell office:value-type="float" office:value="300">
            <text:p>300</text:p>
          </table:table-cell>
          <table:table-cell office:value-type="float" office:value="44">
            <text:p>4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97]-[.H397])*180)/([.I397]-[.H397])" office:value-type="float" office:value="44.5454545454546">
            <text:p>44.5454545455</text:p>
          </table:table-cell>
          <table:table-cell table:number-columns-repeated="1011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33389">
            <text:p>133389</text:p>
          </table:table-cell>
          <table:table-cell office:value-type="float" office:value="776">
            <text:p>776</text:p>
          </table:table-cell>
          <table:table-cell office:value-type="float" office:value="300">
            <text:p>300</text:p>
          </table:table-cell>
          <table:table-cell office:value-type="float" office:value="44">
            <text:p>4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98]-[.H398])*180)/([.I398]-[.H398])" office:value-type="float" office:value="44.5454545454546">
            <text:p>44.5454545455</text:p>
          </table:table-cell>
          <table:table-cell table:number-columns-repeated="1011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33391">
            <text:p>133391</text:p>
          </table:table-cell>
          <table:table-cell office:value-type="float" office:value="767">
            <text:p>767</text:p>
          </table:table-cell>
          <table:table-cell office:value-type="float" office:value="300">
            <text:p>300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399]-[.H399])*180)/([.I399]-[.H399])" office:value-type="float" office:value="36.3636363636364">
            <text:p>36.3636363636</text:p>
          </table:table-cell>
          <table:table-cell table:number-columns-repeated="101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33393">
            <text:p>133393</text:p>
          </table:table-cell>
          <table:table-cell office:value-type="float" office:value="772">
            <text:p>772</text:p>
          </table:table-cell>
          <table:table-cell office:value-type="float" office:value="300">
            <text:p>3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00]-[.H400])*180)/([.I400]-[.H400])" office:value-type="float" office:value="40.9090909090909">
            <text:p>40.9090909091</text:p>
          </table:table-cell>
          <table:table-cell table:number-columns-repeated="1011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3395">
            <text:p>133395</text:p>
          </table:table-cell>
          <table:table-cell office:value-type="float" office:value="767">
            <text:p>767</text:p>
          </table:table-cell>
          <table:table-cell office:value-type="float" office:value="300">
            <text:p>30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01]-[.H401])*180)/([.I401]-[.H401])" office:value-type="float" office:value="36.3636363636364">
            <text:p>36.3636363636</text:p>
          </table:table-cell>
          <table:table-cell table:number-columns-repeated="1011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33397">
            <text:p>133397</text:p>
          </table:table-cell>
          <table:table-cell office:value-type="float" office:value="766">
            <text:p>766</text:p>
          </table:table-cell>
          <table:table-cell office:value-type="float" office:value="300">
            <text:p>300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02]-[.H402])*180)/([.I402]-[.H402])" office:value-type="float" office:value="35.4545454545455">
            <text:p>35.4545454545</text:p>
          </table:table-cell>
          <table:table-cell table:number-columns-repeated="1011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33399">
            <text:p>133399</text:p>
          </table:table-cell>
          <table:table-cell office:value-type="float" office:value="763">
            <text:p>763</text:p>
          </table:table-cell>
          <table:table-cell office:value-type="float" office:value="300">
            <text:p>300</text:p>
          </table:table-cell>
          <table:table-cell office:value-type="float" office:value="32">
            <text:p>3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03]-[.H403])*180)/([.I403]-[.H403])" office:value-type="float" office:value="32.7272727272727">
            <text:p>32.7272727273</text:p>
          </table:table-cell>
          <table:table-cell table:number-columns-repeated="1011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33401">
            <text:p>133401</text:p>
          </table:table-cell>
          <table:table-cell office:value-type="float" office:value="768">
            <text:p>768</text:p>
          </table:table-cell>
          <table:table-cell office:value-type="float" office:value="300">
            <text:p>30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04]-[.H404])*180)/([.I404]-[.H404])" office:value-type="float" office:value="37.2727272727273">
            <text:p>37.2727272727</text:p>
          </table:table-cell>
          <table:table-cell table:number-columns-repeated="1011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33403">
            <text:p>133403</text:p>
          </table:table-cell>
          <table:table-cell office:value-type="float" office:value="768">
            <text:p>768</text:p>
          </table:table-cell>
          <table:table-cell office:value-type="float" office:value="300">
            <text:p>300</text:p>
          </table:table-cell>
          <table:table-cell office:value-type="float" office:value="37">
            <text:p>37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05]-[.H405])*180)/([.I405]-[.H405])" office:value-type="float" office:value="37.2727272727273">
            <text:p>37.2727272727</text:p>
          </table:table-cell>
          <table:table-cell table:number-columns-repeated="101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33405">
            <text:p>133405</text:p>
          </table:table-cell>
          <table:table-cell office:value-type="float" office:value="1022">
            <text:p>1022</text:p>
          </table:table-cell>
          <table:table-cell office:value-type="float" office:value="100">
            <text:p>100</text:p>
          </table:table-cell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06]-[.H406])*180)/([.I406]-[.H406])" office:value-type="float" office:value="268.181818181818">
            <text:p>268.1818181818</text:p>
          </table:table-cell>
          <table:table-cell table:number-columns-repeated="1011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3407">
            <text:p>133407</text:p>
          </table:table-cell>
          <table:table-cell office:value-type="float" office:value="775">
            <text:p>775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07]-[.H407])*180)/([.I407]-[.H407])" office:value-type="float" office:value="43.6363636363636">
            <text:p>43.6363636364</text:p>
          </table:table-cell>
          <table:table-cell table:number-columns-repeated="1011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3408">
            <text:p>133408</text:p>
          </table:table-cell>
          <table:table-cell office:value-type="float" office:value="775">
            <text:p>775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08]-[.H408])*180)/([.I408]-[.H408])" office:value-type="float" office:value="43.6363636363636">
            <text:p>43.6363636364</text:p>
          </table:table-cell>
          <table:table-cell table:number-columns-repeated="1011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3410">
            <text:p>133410</text:p>
          </table:table-cell>
          <table:table-cell office:value-type="float" office:value="778">
            <text:p>778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09]-[.H409])*180)/([.I409]-[.H409])" office:value-type="float" office:value="46.3636363636364">
            <text:p>46.3636363636</text:p>
          </table:table-cell>
          <table:table-cell table:number-columns-repeated="1011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3412">
            <text:p>133412</text:p>
          </table:table-cell>
          <table:table-cell office:value-type="float" office:value="780">
            <text:p>780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10]-[.H410])*180)/([.I410]-[.H410])" office:value-type="float" office:value="48.1818181818182">
            <text:p>48.1818181818</text:p>
          </table:table-cell>
          <table:table-cell table:number-columns-repeated="1011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414">
            <text:p>133414</text:p>
          </table:table-cell>
          <table:table-cell office:value-type="float" office:value="783">
            <text:p>78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11]-[.H411])*180)/([.I411]-[.H411])" office:value-type="float" office:value="50.9090909090909">
            <text:p>50.9090909091</text:p>
          </table:table-cell>
          <table:table-cell table:number-columns-repeated="1011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33416">
            <text:p>133416</text:p>
          </table:table-cell>
          <table:table-cell office:value-type="float" office:value="787">
            <text:p>787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12]-[.H412])*180)/([.I412]-[.H412])" office:value-type="float" office:value="54.5454545454546">
            <text:p>54.5454545455</text:p>
          </table:table-cell>
          <table:table-cell table:number-columns-repeated="1011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3419">
            <text:p>133419</text:p>
          </table:table-cell>
          <table:table-cell office:value-type="float" office:value="792">
            <text:p>792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13]-[.H413])*180)/([.I413]-[.H413])" office:value-type="float" office:value="59.0909090909091">
            <text:p>59.0909090909</text:p>
          </table:table-cell>
          <table:table-cell table:number-columns-repeated="1011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3421">
            <text:p>133421</text:p>
          </table:table-cell>
          <table:table-cell office:value-type="float" office:value="797">
            <text:p>797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14]-[.H414])*180)/([.I414]-[.H414])" office:value-type="float" office:value="63.6363636363636">
            <text:p>63.6363636364</text:p>
          </table:table-cell>
          <table:table-cell table:number-columns-repeated="1011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3423">
            <text:p>133423</text:p>
          </table:table-cell>
          <table:table-cell office:value-type="float" office:value="802">
            <text:p>802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15]-[.H415])*180)/([.I415]-[.H415])" office:value-type="float" office:value="68.1818181818182">
            <text:p>68.1818181818</text:p>
          </table:table-cell>
          <table:table-cell table:number-columns-repeated="1011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3425">
            <text:p>133425</text:p>
          </table:table-cell>
          <table:table-cell office:value-type="float" office:value="808">
            <text:p>808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16]-[.H416])*180)/([.I416]-[.H416])" office:value-type="float" office:value="73.6363636363636">
            <text:p>73.6363636364</text:p>
          </table:table-cell>
          <table:table-cell table:number-columns-repeated="1011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3427">
            <text:p>133427</text:p>
          </table:table-cell>
          <table:table-cell office:value-type="float" office:value="815">
            <text:p>815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17]-[.H417])*180)/([.I417]-[.H417])" office:value-type="float" office:value="80">
            <text:p>80</text:p>
          </table:table-cell>
          <table:table-cell table:number-columns-repeated="1011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33429">
            <text:p>133429</text:p>
          </table:table-cell>
          <table:table-cell office:value-type="float" office:value="821">
            <text:p>821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18]-[.H418])*180)/([.I418]-[.H418])" office:value-type="float" office:value="85.4545454545455">
            <text:p>85.4545454545</text:p>
          </table:table-cell>
          <table:table-cell table:number-columns-repeated="1011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33431">
            <text:p>133431</text:p>
          </table:table-cell>
          <table:table-cell office:value-type="float" office:value="826">
            <text:p>826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19]-[.H419])*180)/([.I419]-[.H419])" office:value-type="float" office:value="90">
            <text:p>90</text:p>
          </table:table-cell>
          <table:table-cell table:number-columns-repeated="1011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33432">
            <text:p>133432</text:p>
          </table:table-cell>
          <table:table-cell office:value-type="float" office:value="833">
            <text:p>833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20]-[.H420])*180)/([.I420]-[.H420])" office:value-type="float" office:value="96.3636363636364">
            <text:p>96.3636363636</text:p>
          </table:table-cell>
          <table:table-cell table:number-columns-repeated="1011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33434">
            <text:p>133434</text:p>
          </table:table-cell>
          <table:table-cell office:value-type="float" office:value="787">
            <text:p>787</text:p>
          </table:table-cell>
          <table:table-cell office:value-type="float" office:value="200">
            <text:p>20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21]-[.H421])*180)/([.I421]-[.H421])" office:value-type="float" office:value="54.5454545454546">
            <text:p>54.5454545455</text:p>
          </table:table-cell>
          <table:table-cell table:number-columns-repeated="1011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33436">
            <text:p>133436</text:p>
          </table:table-cell>
          <table:table-cell office:value-type="float" office:value="843">
            <text:p>843</text:p>
          </table:table-cell>
          <table:table-cell office:value-type="float" office:value="200">
            <text:p>200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22]-[.H422])*180)/([.I422]-[.H422])" office:value-type="float" office:value="105.454545454545">
            <text:p>105.4545454545</text:p>
          </table:table-cell>
          <table:table-cell table:number-columns-repeated="1011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33438">
            <text:p>133438</text:p>
          </table:table-cell>
          <table:table-cell office:value-type="float" office:value="851">
            <text:p>851</text:p>
          </table:table-cell>
          <table:table-cell office:value-type="float" office:value="200">
            <text:p>200</text:p>
          </table:table-cell>
          <table:table-cell office:value-type="float" office:value="112">
            <text:p>112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23]-[.H423])*180)/([.I423]-[.H423])" office:value-type="float" office:value="112.727272727273">
            <text:p>112.7272727273</text:p>
          </table:table-cell>
          <table:table-cell table:number-columns-repeated="1011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33440">
            <text:p>133440</text:p>
          </table:table-cell>
          <table:table-cell office:value-type="float" office:value="856">
            <text:p>856</text:p>
          </table:table-cell>
          <table:table-cell office:value-type="float" office:value="200">
            <text:p>200</text:p>
          </table:table-cell>
          <table:table-cell office:value-type="float" office:value="117">
            <text:p>117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24]-[.H424])*180)/([.I424]-[.H424])" office:value-type="float" office:value="117.272727272727">
            <text:p>117.2727272727</text:p>
          </table:table-cell>
          <table:table-cell table:number-columns-repeated="1011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33442">
            <text:p>133442</text:p>
          </table:table-cell>
          <table:table-cell office:value-type="float" office:value="865">
            <text:p>865</text:p>
          </table:table-cell>
          <table:table-cell office:value-type="float" office:value="200">
            <text:p>200</text:p>
          </table:table-cell>
          <table:table-cell office:value-type="float" office:value="125">
            <text:p>125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25]-[.H425])*180)/([.I425]-[.H425])" office:value-type="float" office:value="125.454545454545">
            <text:p>125.4545454545</text:p>
          </table:table-cell>
          <table:table-cell table:number-columns-repeated="1011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33444">
            <text:p>133444</text:p>
          </table:table-cell>
          <table:table-cell office:value-type="float" office:value="875">
            <text:p>875</text:p>
          </table:table-cell>
          <table:table-cell office:value-type="float" office:value="200">
            <text:p>200</text:p>
          </table:table-cell>
          <table:table-cell office:value-type="float" office:value="134">
            <text:p>134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26]-[.H426])*180)/([.I426]-[.H426])" office:value-type="float" office:value="134.545454545455">
            <text:p>134.5454545455</text:p>
          </table:table-cell>
          <table:table-cell table:number-columns-repeated="1011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33446">
            <text:p>133446</text:p>
          </table:table-cell>
          <table:table-cell office:value-type="float" office:value="878">
            <text:p>878</text:p>
          </table:table-cell>
          <table:table-cell office:value-type="float" office:value="200">
            <text:p>200</text:p>
          </table:table-cell>
          <table:table-cell office:value-type="float" office:value="137">
            <text:p>137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27]-[.H427])*180)/([.I427]-[.H427])" office:value-type="float" office:value="137.272727272727">
            <text:p>137.2727272727</text:p>
          </table:table-cell>
          <table:table-cell table:number-columns-repeated="1011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33448">
            <text:p>133448</text:p>
          </table:table-cell>
          <table:table-cell office:value-type="float" office:value="884">
            <text:p>884</text:p>
          </table:table-cell>
          <table:table-cell office:value-type="float" office:value="200">
            <text:p>200</text:p>
          </table:table-cell>
          <table:table-cell office:value-type="float" office:value="142">
            <text:p>142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28]-[.H428])*180)/([.I428]-[.H428])" office:value-type="float" office:value="142.727272727273">
            <text:p>142.7272727273</text:p>
          </table:table-cell>
          <table:table-cell table:number-columns-repeated="1011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33450">
            <text:p>133450</text:p>
          </table:table-cell>
          <table:table-cell office:value-type="float" office:value="891">
            <text:p>891</text:p>
          </table:table-cell>
          <table:table-cell office:value-type="float" office:value="200">
            <text:p>200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29]-[.H429])*180)/([.I429]-[.H429])" office:value-type="float" office:value="149.090909090909">
            <text:p>149.0909090909</text:p>
          </table:table-cell>
          <table:table-cell table:number-columns-repeated="1011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33452">
            <text:p>133452</text:p>
          </table:table-cell>
          <table:table-cell office:value-type="float" office:value="885">
            <text:p>885</text:p>
          </table:table-cell>
          <table:table-cell office:value-type="float" office:value="200">
            <text:p>200</text:p>
          </table:table-cell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30]-[.H430])*180)/([.I430]-[.H430])" office:value-type="float" office:value="143.636363636364">
            <text:p>143.6363636364</text:p>
          </table:table-cell>
          <table:table-cell table:number-columns-repeated="1011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33454">
            <text:p>133454</text:p>
          </table:table-cell>
          <table:table-cell office:value-type="float" office:value="888">
            <text:p>888</text:p>
          </table:table-cell>
          <table:table-cell office:value-type="float" office:value="200">
            <text:p>200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31]-[.H431])*180)/([.I431]-[.H431])" office:value-type="float" office:value="146.363636363636">
            <text:p>146.3636363636</text:p>
          </table:table-cell>
          <table:table-cell table:number-columns-repeated="1011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3456">
            <text:p>133456</text:p>
          </table:table-cell>
          <table:table-cell office:value-type="float" office:value="884">
            <text:p>884</text:p>
          </table:table-cell>
          <table:table-cell office:value-type="float" office:value="200">
            <text:p>200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32]-[.H432])*180)/([.I432]-[.H432])" office:value-type="float" office:value="142.727272727273">
            <text:p>142.7272727273</text:p>
          </table:table-cell>
          <table:table-cell table:number-columns-repeated="1011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3458">
            <text:p>133458</text:p>
          </table:table-cell>
          <table:table-cell office:value-type="float" office:value="879">
            <text:p>879</text:p>
          </table:table-cell>
          <table:table-cell office:value-type="float" office:value="200">
            <text:p>200</text:p>
          </table:table-cell>
          <table:table-cell office:value-type="float" office:value="138">
            <text:p>13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33]-[.H433])*180)/([.I433]-[.H433])" office:value-type="float" office:value="138.181818181818">
            <text:p>138.1818181818</text:p>
          </table:table-cell>
          <table:table-cell table:number-columns-repeated="1011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33460">
            <text:p>133460</text:p>
          </table:table-cell>
          <table:table-cell office:value-type="float" office:value="873">
            <text:p>873</text:p>
          </table:table-cell>
          <table:table-cell office:value-type="float" office:value="200">
            <text:p>200</text:p>
          </table:table-cell>
          <table:table-cell office:value-type="float" office:value="132">
            <text:p>13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34]-[.H434])*180)/([.I434]-[.H434])" office:value-type="float" office:value="132.727272727273">
            <text:p>132.7272727273</text:p>
          </table:table-cell>
          <table:table-cell table:number-columns-repeated="1011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33463">
            <text:p>133463</text:p>
          </table:table-cell>
          <table:table-cell office:value-type="float" office:value="867">
            <text:p>867</text:p>
          </table:table-cell>
          <table:table-cell office:value-type="float" office:value="200">
            <text:p>200</text:p>
          </table:table-cell>
          <table:table-cell office:value-type="float" office:value="127">
            <text:p>12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35]-[.H435])*180)/([.I435]-[.H435])" office:value-type="float" office:value="127.272727272727">
            <text:p>127.2727272727</text:p>
          </table:table-cell>
          <table:table-cell table:number-columns-repeated="1011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33465">
            <text:p>133465</text:p>
          </table:table-cell>
          <table:table-cell office:value-type="float" office:value="863">
            <text:p>863</text:p>
          </table:table-cell>
          <table:table-cell office:value-type="float" office:value="200">
            <text:p>200</text:p>
          </table:table-cell>
          <table:table-cell office:value-type="float" office:value="123">
            <text:p>12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36]-[.H436])*180)/([.I436]-[.H436])" office:value-type="float" office:value="123.636363636364">
            <text:p>123.6363636364</text:p>
          </table:table-cell>
          <table:table-cell table:number-columns-repeated="1011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33467">
            <text:p>133467</text:p>
          </table:table-cell>
          <table:table-cell office:value-type="float" office:value="849">
            <text:p>849</text:p>
          </table:table-cell>
          <table:table-cell office:value-type="float" office:value="200">
            <text:p>200</text:p>
          </table:table-cell>
          <table:table-cell office:value-type="float" office:value="110">
            <text:p>11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37]-[.H437])*180)/([.I437]-[.H437])" office:value-type="float" office:value="110.909090909091">
            <text:p>110.9090909091</text:p>
          </table:table-cell>
          <table:table-cell table:number-columns-repeated="1011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33469">
            <text:p>133469</text:p>
          </table:table-cell>
          <table:table-cell office:value-type="float" office:value="845">
            <text:p>845</text:p>
          </table:table-cell>
          <table:table-cell office:value-type="float" office:value="200">
            <text:p>200</text:p>
          </table:table-cell>
          <table:table-cell office:value-type="float" office:value="107">
            <text:p>10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38]-[.H438])*180)/([.I438]-[.H438])" office:value-type="float" office:value="107.272727272727">
            <text:p>107.2727272727</text:p>
          </table:table-cell>
          <table:table-cell table:number-columns-repeated="1011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33471">
            <text:p>133471</text:p>
          </table:table-cell>
          <table:table-cell office:value-type="float" office:value="837">
            <text:p>837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39]-[.H439])*180)/([.I439]-[.H439])" office:value-type="float" office:value="100">
            <text:p>100</text:p>
          </table:table-cell>
          <table:table-cell table:number-columns-repeated="1011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33473">
            <text:p>133473</text:p>
          </table:table-cell>
          <table:table-cell office:value-type="float" office:value="827">
            <text:p>827</text:p>
          </table:table-cell>
          <table:table-cell office:value-type="float" office:value="200">
            <text:p>200</text:p>
          </table:table-cell>
          <table:table-cell office:value-type="float" office:value="90">
            <text:p>9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40]-[.H440])*180)/([.I440]-[.H440])" office:value-type="float" office:value="90.9090909090909">
            <text:p>90.9090909091</text:p>
          </table:table-cell>
          <table:table-cell table:number-columns-repeated="1011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33475">
            <text:p>133475</text:p>
          </table:table-cell>
          <table:table-cell office:value-type="float" office:value="1023">
            <text:p>1023</text:p>
          </table:table-cell>
          <table:table-cell office:value-type="float" office:value="300">
            <text:p>300</text:p>
          </table:table-cell>
          <table:table-cell office:value-type="float" office:value="269">
            <text:p>2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41]-[.H441])*180)/([.I441]-[.H441])" office:value-type="float" office:value="269.090909090909">
            <text:p>269.0909090909</text:p>
          </table:table-cell>
          <table:table-cell table:number-columns-repeated="1011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33477">
            <text:p>133477</text:p>
          </table:table-cell>
          <table:table-cell office:value-type="float" office:value="814">
            <text:p>814</text:p>
          </table:table-cell>
          <table:table-cell office:value-type="float" office:value="300">
            <text:p>300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42]-[.H442])*180)/([.I442]-[.H442])" office:value-type="float" office:value="79.0909090909091">
            <text:p>79.0909090909</text:p>
          </table:table-cell>
          <table:table-cell table:number-columns-repeated="1011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33479">
            <text:p>133479</text:p>
          </table:table-cell>
          <table:table-cell office:value-type="float" office:value="814">
            <text:p>814</text:p>
          </table:table-cell>
          <table:table-cell office:value-type="float" office:value="300">
            <text:p>300</text:p>
          </table:table-cell>
          <table:table-cell office:value-type="float" office:value="79">
            <text:p>7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43]-[.H443])*180)/([.I443]-[.H443])" office:value-type="float" office:value="79.0909090909091">
            <text:p>79.0909090909</text:p>
          </table:table-cell>
          <table:table-cell table:number-columns-repeated="1011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33481">
            <text:p>133481</text:p>
          </table:table-cell>
          <table:table-cell office:value-type="float" office:value="809">
            <text:p>809</text:p>
          </table:table-cell>
          <table:table-cell office:value-type="float" office:value="300">
            <text:p>300</text:p>
          </table:table-cell>
          <table:table-cell office:value-type="float" office:value="74">
            <text:p>7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44]-[.H444])*180)/([.I444]-[.H444])" office:value-type="float" office:value="74.5454545454546">
            <text:p>74.5454545455</text:p>
          </table:table-cell>
          <table:table-cell table:number-columns-repeated="1011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33483">
            <text:p>133483</text:p>
          </table:table-cell>
          <table:table-cell office:value-type="float" office:value="801">
            <text:p>801</text:p>
          </table:table-cell>
          <table:table-cell office:value-type="float" office:value="300">
            <text:p>300</text:p>
          </table:table-cell>
          <table:table-cell office:value-type="float" office:value="67">
            <text:p>6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45]-[.H445])*180)/([.I445]-[.H445])" office:value-type="float" office:value="67.2727272727273">
            <text:p>67.2727272727</text:p>
          </table:table-cell>
          <table:table-cell table:number-columns-repeated="1011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33485">
            <text:p>133485</text:p>
          </table:table-cell>
          <table:table-cell office:value-type="float" office:value="797">
            <text:p>797</text:p>
          </table:table-cell>
          <table:table-cell office:value-type="float" office:value="300">
            <text:p>300</text:p>
          </table:table-cell>
          <table:table-cell office:value-type="float" office:value="63">
            <text:p>6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46]-[.H446])*180)/([.I446]-[.H446])" office:value-type="float" office:value="63.6363636363636">
            <text:p>63.6363636364</text:p>
          </table:table-cell>
          <table:table-cell table:number-columns-repeated="1011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33487">
            <text:p>133487</text:p>
          </table:table-cell>
          <table:table-cell office:value-type="float" office:value="789">
            <text:p>789</text:p>
          </table:table-cell>
          <table:table-cell office:value-type="float" office:value="300">
            <text:p>300</text:p>
          </table:table-cell>
          <table:table-cell office:value-type="float" office:value="56">
            <text:p>5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47]-[.H447])*180)/([.I447]-[.H447])" office:value-type="float" office:value="56.3636363636364">
            <text:p>56.3636363636</text:p>
          </table:table-cell>
          <table:table-cell table:number-columns-repeated="1011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33489">
            <text:p>133489</text:p>
          </table:table-cell>
          <table:table-cell office:value-type="float" office:value="785">
            <text:p>785</text:p>
          </table:table-cell>
          <table:table-cell office:value-type="float" office:value="300">
            <text:p>300</text:p>
          </table:table-cell>
          <table:table-cell office:value-type="float" office:value="52">
            <text:p>5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48]-[.H448])*180)/([.I448]-[.H448])" office:value-type="float" office:value="52.7272727272727">
            <text:p>52.7272727273</text:p>
          </table:table-cell>
          <table:table-cell table:number-columns-repeated="1011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33491">
            <text:p>133491</text:p>
          </table:table-cell>
          <table:table-cell office:value-type="float" office:value="780">
            <text:p>780</text:p>
          </table:table-cell>
          <table:table-cell office:value-type="float" office:value="300">
            <text:p>300</text:p>
          </table:table-cell>
          <table:table-cell office:value-type="float" office:value="48">
            <text:p>4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49]-[.H449])*180)/([.I449]-[.H449])" office:value-type="float" office:value="48.1818181818182">
            <text:p>48.1818181818</text:p>
          </table:table-cell>
          <table:table-cell table:number-columns-repeated="1011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33493">
            <text:p>133493</text:p>
          </table:table-cell>
          <table:table-cell office:value-type="float" office:value="776">
            <text:p>776</text:p>
          </table:table-cell>
          <table:table-cell office:value-type="float" office:value="300">
            <text:p>300</text:p>
          </table:table-cell>
          <table:table-cell office:value-type="float" office:value="44">
            <text:p>4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50]-[.H450])*180)/([.I450]-[.H450])" office:value-type="float" office:value="44.5454545454546">
            <text:p>44.5454545455</text:p>
          </table:table-cell>
          <table:table-cell table:number-columns-repeated="1011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33495">
            <text:p>133495</text:p>
          </table:table-cell>
          <table:table-cell office:value-type="float" office:value="768">
            <text:p>768</text:p>
          </table:table-cell>
          <table:table-cell office:value-type="float" office:value="300">
            <text:p>300</text:p>
          </table:table-cell>
          <table:table-cell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51]-[.H451])*180)/([.I451]-[.H451])" office:value-type="float" office:value="37.2727272727273">
            <text:p>37.2727272727</text:p>
          </table:table-cell>
          <table:table-cell table:number-columns-repeated="1011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33497">
            <text:p>133497</text:p>
          </table:table-cell>
          <table:table-cell office:value-type="float" office:value="770">
            <text:p>770</text:p>
          </table:table-cell>
          <table:table-cell office:value-type="float" office:value="300">
            <text:p>30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formula="of:=(([.C452]-[.H452])*180)/([.I452]-[.H452])" office:value-type="float" office:value="39.0909090909091">
            <text:p>39.0909090909</text:p>
          </table:table-cell>
          <table:table-cell table:number-columns-repeated="1011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33499">
            <text:p>133499</text:p>
          </table:table-cell>
          <table:table-cell office:value-type="float" office:value="765">
            <text:p>765</text:p>
          </table:table-cell>
          <table:table-cell office:value-type="float" office:value="300">
            <text:p>30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number-columns-repeated="1012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33500">
            <text:p>133500</text:p>
          </table:table-cell>
          <table:table-cell office:value-type="float" office:value="768">
            <text:p>768</text:p>
          </table:table-cell>
          <table:table-cell office:value-type="float" office:value="300">
            <text:p>30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number-columns-repeated="1012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33502">
            <text:p>133502</text:p>
          </table:table-cell>
          <table:table-cell office:value-type="float" office:value="765">
            <text:p>765</text:p>
          </table:table-cell>
          <table:table-cell office:value-type="float" office:value="300">
            <text:p>30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number-columns-repeated="1012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33505">
            <text:p>133505</text:p>
          </table:table-cell>
          <table:table-cell office:value-type="float" office:value="770">
            <text:p>770</text:p>
          </table:table-cell>
          <table:table-cell office:value-type="float" office:value="300">
            <text:p>30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number-columns-repeated="1012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33507">
            <text:p>133507</text:p>
          </table:table-cell>
          <table:table-cell office:value-type="float" office:value="772">
            <text:p>772</text:p>
          </table:table-cell>
          <table:table-cell office:value-type="float" office:value="300">
            <text:p>3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number-columns-repeated="1012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33509">
            <text:p>133509</text:p>
          </table:table-cell>
          <table:table-cell office:value-type="float" office:value="1023">
            <text:p>1023</text:p>
          </table:table-cell>
          <table:table-cell office:value-type="float" office:value="100">
            <text:p>100</text:p>
          </table:table-cell>
          <table:table-cell office:value-type="float" office:value="269">
            <text:p>2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number-columns-repeated="1012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33511">
            <text:p>133511</text:p>
          </table:table-cell>
          <table:table-cell office:value-type="float" office:value="776">
            <text:p>776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number-columns-repeated="1012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33513">
            <text:p>133513</text:p>
          </table:table-cell>
          <table:table-cell office:value-type="float" office:value="776">
            <text:p>776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number-columns-repeated="1012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33515">
            <text:p>133515</text:p>
          </table:table-cell>
          <table:table-cell office:value-type="float" office:value="777">
            <text:p>777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number-columns-repeated="1012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33517">
            <text:p>133517</text:p>
          </table:table-cell>
          <table:table-cell office:value-type="float" office:value="779">
            <text:p>779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number-columns-repeated="1012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33519">
            <text:p>133519</text:p>
          </table:table-cell>
          <table:table-cell office:value-type="float" office:value="782">
            <text:p>78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number-columns-repeated="1012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33521">
            <text:p>133521</text:p>
          </table:table-cell>
          <table:table-cell office:value-type="float" office:value="785">
            <text:p>785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number-columns-repeated="1012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33523">
            <text:p>133523</text:p>
          </table:table-cell>
          <table:table-cell office:value-type="float" office:value="790">
            <text:p>790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number-columns-repeated="1012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33525">
            <text:p>133525</text:p>
          </table:table-cell>
          <table:table-cell office:value-type="float" office:value="795">
            <text:p>795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number-columns-repeated="1012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33527">
            <text:p>133527</text:p>
          </table:table-cell>
          <table:table-cell office:value-type="float" office:value="801">
            <text:p>801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number-columns-repeated="1012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33529">
            <text:p>133529</text:p>
          </table:table-cell>
          <table:table-cell office:value-type="float" office:value="806">
            <text:p>806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number-columns-repeated="1012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33530">
            <text:p>133530</text:p>
          </table:table-cell>
          <table:table-cell office:value-type="float" office:value="813">
            <text:p>813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number-columns-repeated="1012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33532">
            <text:p>133532</text:p>
          </table:table-cell>
          <table:table-cell office:value-type="float" office:value="819">
            <text:p>819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number-columns-repeated="1012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33534">
            <text:p>133534</text:p>
          </table:table-cell>
          <table:table-cell office:value-type="float" office:value="824">
            <text:p>824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number-columns-repeated="1012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33536">
            <text:p>133536</text:p>
          </table:table-cell>
          <table:table-cell office:value-type="float" office:value="830">
            <text:p>830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number-columns-repeated="1012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33538">
            <text:p>133538</text:p>
          </table:table-cell>
          <table:table-cell office:value-type="float" office:value="786">
            <text:p>786</text:p>
          </table:table-cell>
          <table:table-cell office:value-type="float" office:value="200">
            <text:p>20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number-columns-repeated="1012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33540">
            <text:p>133540</text:p>
          </table:table-cell>
          <table:table-cell office:value-type="float" office:value="836">
            <text:p>836</text:p>
          </table:table-cell>
          <table:table-cell office:value-type="float" office:value="200">
            <text:p>20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number-columns-repeated="1012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33542">
            <text:p>133542</text:p>
          </table:table-cell>
          <table:table-cell office:value-type="float" office:value="848">
            <text:p>848</text:p>
          </table:table-cell>
          <table:table-cell office:value-type="float" office:value="200">
            <text:p>200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number-columns-repeated="1012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33544">
            <text:p>133544</text:p>
          </table:table-cell>
          <table:table-cell office:value-type="float" office:value="853">
            <text:p>853</text:p>
          </table:table-cell>
          <table:table-cell office:value-type="float" office:value="200">
            <text:p>200</text:p>
          </table:table-cell>
          <table:table-cell office:value-type="float" office:value="114">
            <text:p>114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number-columns-repeated="1012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33547">
            <text:p>133547</text:p>
          </table:table-cell>
          <table:table-cell office:value-type="float" office:value="864">
            <text:p>864</text:p>
          </table:table-cell>
          <table:table-cell office:value-type="float" office:value="200">
            <text:p>200</text:p>
          </table:table-cell>
          <table:table-cell office:value-type="float" office:value="124">
            <text:p>124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number-columns-repeated="1012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33549">
            <text:p>133549</text:p>
          </table:table-cell>
          <table:table-cell office:value-type="float" office:value="871">
            <text:p>871</text:p>
          </table:table-cell>
          <table:table-cell office:value-type="float" office:value="200">
            <text:p>200</text:p>
          </table:table-cell>
          <table:table-cell office:value-type="float" office:value="130">
            <text:p>130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number-columns-repeated="1012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33551">
            <text:p>133551</text:p>
          </table:table-cell>
          <table:table-cell office:value-type="float" office:value="876">
            <text:p>876</text:p>
          </table:table-cell>
          <table:table-cell office:value-type="float" office:value="200">
            <text:p>200</text:p>
          </table:table-cell>
          <table:table-cell office:value-type="float" office:value="135">
            <text:p>135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number-columns-repeated="1012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33553">
            <text:p>133553</text:p>
          </table:table-cell>
          <table:table-cell office:value-type="float" office:value="884">
            <text:p>884</text:p>
          </table:table-cell>
          <table:table-cell office:value-type="float" office:value="200">
            <text:p>200</text:p>
          </table:table-cell>
          <table:table-cell office:value-type="float" office:value="142">
            <text:p>142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number-columns-repeated="1012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33555">
            <text:p>133555</text:p>
          </table:table-cell>
          <table:table-cell office:value-type="float" office:value="887">
            <text:p>887</text:p>
          </table:table-cell>
          <table:table-cell office:value-type="float" office:value="200">
            <text:p>200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number-columns-repeated="1012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33557">
            <text:p>133557</text:p>
          </table:table-cell>
          <table:table-cell office:value-type="float" office:value="888">
            <text:p>888</text:p>
          </table:table-cell>
          <table:table-cell office:value-type="float" office:value="200">
            <text:p>200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number-columns-repeated="1012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33559">
            <text:p>133559</text:p>
          </table:table-cell>
          <table:table-cell office:value-type="float" office:value="887">
            <text:p>887</text:p>
          </table:table-cell>
          <table:table-cell office:value-type="float" office:value="200">
            <text:p>200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number-columns-repeated="1012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33561">
            <text:p>133561</text:p>
          </table:table-cell>
          <table:table-cell office:value-type="float" office:value="886">
            <text:p>886</text:p>
          </table:table-cell>
          <table:table-cell office:value-type="float" office:value="200">
            <text:p>200</text:p>
          </table:table-cell>
          <table:table-cell office:value-type="float" office:value="144">
            <text:p>14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number-columns-repeated="1012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33563">
            <text:p>133563</text:p>
          </table:table-cell>
          <table:table-cell office:value-type="float" office:value="881">
            <text:p>881</text:p>
          </table:table-cell>
          <table:table-cell office:value-type="float" office:value="200">
            <text:p>200</text:p>
          </table:table-cell>
          <table:table-cell office:value-type="float" office:value="140">
            <text:p>14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number-columns-repeated="1012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33565">
            <text:p>133565</text:p>
          </table:table-cell>
          <table:table-cell office:value-type="float" office:value="878">
            <text:p>878</text:p>
          </table:table-cell>
          <table:table-cell office:value-type="float" office:value="200">
            <text:p>200</text:p>
          </table:table-cell>
          <table:table-cell office:value-type="float" office:value="137">
            <text:p>13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number-columns-repeated="1012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33567">
            <text:p>133567</text:p>
          </table:table-cell>
          <table:table-cell office:value-type="float" office:value="869">
            <text:p>869</text:p>
          </table:table-cell>
          <table:table-cell office:value-type="float" office:value="200">
            <text:p>200</text:p>
          </table:table-cell>
          <table:table-cell office:value-type="float" office:value="129">
            <text:p>12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number-columns-repeated="1012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33569">
            <text:p>133569</text:p>
          </table:table-cell>
          <table:table-cell office:value-type="float" office:value="865">
            <text:p>865</text:p>
          </table:table-cell>
          <table:table-cell office:value-type="float" office:value="200">
            <text:p>200</text:p>
          </table:table-cell>
          <table:table-cell office:value-type="float" office:value="125">
            <text:p>12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number-columns-repeated="1012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33571">
            <text:p>133571</text:p>
          </table:table-cell>
          <table:table-cell office:value-type="float" office:value="852">
            <text:p>852</text:p>
          </table:table-cell>
          <table:table-cell office:value-type="float" office:value="200">
            <text:p>200</text:p>
          </table:table-cell>
          <table:table-cell office:value-type="float" office:value="113">
            <text:p>11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number-columns-repeated="1012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33573">
            <text:p>133573</text:p>
          </table:table-cell>
          <table:table-cell office:value-type="float" office:value="847">
            <text:p>847</text:p>
          </table:table-cell>
          <table:table-cell office:value-type="float" office:value="200">
            <text:p>200</text:p>
          </table:table-cell>
          <table:table-cell office:value-type="float" office:value="109">
            <text:p>10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number-columns-repeated="1012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33575">
            <text:p>133575</text:p>
          </table:table-cell>
          <table:table-cell office:value-type="float" office:value="836">
            <text:p>836</text:p>
          </table:table-cell>
          <table:table-cell office:value-type="float" office:value="200">
            <text:p>200</text:p>
          </table:table-cell>
          <table:table-cell office:value-type="float" office:value="99">
            <text:p>9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number-columns-repeated="1012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33577">
            <text:p>133577</text:p>
          </table:table-cell>
          <table:table-cell office:value-type="float" office:value="1023">
            <text:p>1023</text:p>
          </table:table-cell>
          <table:table-cell office:value-type="float" office:value="300">
            <text:p>300</text:p>
          </table:table-cell>
          <table:table-cell office:value-type="float" office:value="269">
            <text:p>2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number-columns-repeated="1012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33579">
            <text:p>133579</text:p>
          </table:table-cell>
          <table:table-cell office:value-type="float" office:value="824">
            <text:p>824</text:p>
          </table:table-cell>
          <table:table-cell office:value-type="float" office:value="300">
            <text:p>300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27">
            <text:p>727</text:p>
          </table:table-cell>
          <table:table-cell office:value-type="float" office:value="925">
            <text:p>925</text:p>
          </table:table-cell>
          <table:table-cell table:number-columns-repeated="1012"/>
        </table:table-row>
        <table:table-row table:style-name="ro2">
          <table:table-cell office:value-type="string">
            <text:p>MinValue:727</text:p>
          </table:table-cell>
          <table:table-cell office:value-type="string">
            <text:p>AverageValue819</text:p>
          </table:table-cell>
          <table:table-cell office:value-type="string">
            <text:p>MaxValue:925</text:p>
          </table:table-cell>
          <table:table-cell office:value-type="string">
            <text:p>coilDriven1</text:p>
          </table:table-cell>
          <table:table-cell office:value-type="string">
            <text:p>period28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36">
            <text:p>736</text:p>
          </table:table-cell>
          <table:table-cell office:value-type="float" office:value="912">
            <text:p>912</text:p>
          </table:table-cell>
          <table:table-cell table:number-columns-repeated="10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8528">
            <text:p>28528</text:p>
          </table:table-cell>
          <table:table-cell office:value-type="float" office:value="883">
            <text:p>883</text:p>
          </table:table-cell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36">
            <text:p>736</text:p>
          </table:table-cell>
          <table:table-cell office:value-type="float" office:value="912">
            <text:p>912</text:p>
          </table:table-cell>
          <table:table-cell table:number-columns-repeated="10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8530">
            <text:p>28530</text:p>
          </table:table-cell>
          <table:table-cell office:value-type="float" office:value="880">
            <text:p>880</text:p>
          </table:table-cell>
          <table:table-cell office:value-type="float" office:value="200">
            <text:p>200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36">
            <text:p>736</text:p>
          </table:table-cell>
          <table:table-cell office:value-type="float" office:value="912">
            <text:p>912</text:p>
          </table:table-cell>
          <table:table-cell table:number-columns-repeated="1012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8532">
            <text:p>28532</text:p>
          </table:table-cell>
          <table:table-cell office:value-type="float" office:value="867">
            <text:p>867</text:p>
          </table:table-cell>
          <table:table-cell office:value-type="float" office:value="200">
            <text:p>200</text:p>
          </table:table-cell>
          <table:table-cell office:value-type="float" office:value="133">
            <text:p>133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36">
            <text:p>736</text:p>
          </table:table-cell>
          <table:table-cell office:value-type="float" office:value="912">
            <text:p>912</text:p>
          </table:table-cell>
          <table:table-cell table:number-columns-repeated="10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8534">
            <text:p>28534</text:p>
          </table:table-cell>
          <table:table-cell office:value-type="float" office:value="863">
            <text:p>863</text:p>
          </table:table-cell>
          <table:table-cell office:value-type="float" office:value="200">
            <text:p>200</text:p>
          </table:table-cell>
          <table:table-cell office:value-type="float" office:value="129">
            <text:p>129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36">
            <text:p>736</text:p>
          </table:table-cell>
          <table:table-cell office:value-type="float" office:value="912">
            <text:p>912</text:p>
          </table:table-cell>
          <table:table-cell table:number-columns-repeated="10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28536">
            <text:p>28536</text:p>
          </table:table-cell>
          <table:table-cell office:value-type="float" office:value="848">
            <text:p>848</text:p>
          </table:table-cell>
          <table:table-cell office:value-type="float" office:value="200">
            <text:p>200</text:p>
          </table:table-cell>
          <table:table-cell office:value-type="float" office:value="114">
            <text:p>11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36">
            <text:p>736</text:p>
          </table:table-cell>
          <table:table-cell office:value-type="float" office:value="912">
            <text:p>912</text:p>
          </table:table-cell>
          <table:table-cell table:number-columns-repeated="1012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28538">
            <text:p>28538</text:p>
          </table:table-cell>
          <table:table-cell office:value-type="float" office:value="849">
            <text:p>849</text:p>
          </table:table-cell>
          <table:table-cell office:value-type="float" office:value="200">
            <text:p>200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6">
            <text:p>736</text:p>
          </table:table-cell>
          <table:table-cell office:value-type="float" office:value="912">
            <text:p>912</text:p>
          </table:table-cell>
          <table:table-cell table:number-columns-repeated="10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8540">
            <text:p>28540</text:p>
          </table:table-cell>
          <table:table-cell office:value-type="float" office:value="835">
            <text:p>835</text:p>
          </table:table-cell>
          <table:table-cell office:value-type="float" office:value="200">
            <text:p>200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6">
            <text:p>736</text:p>
          </table:table-cell>
          <table:table-cell office:value-type="float" office:value="912">
            <text:p>912</text:p>
          </table:table-cell>
          <table:table-cell table:number-columns-repeated="1012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8542">
            <text:p>28542</text:p>
          </table:table-cell>
          <table:table-cell office:value-type="float" office:value="831">
            <text:p>831</text:p>
          </table:table-cell>
          <table:table-cell office:value-type="float" office:value="200">
            <text:p>200</text:p>
          </table:table-cell>
          <table:table-cell office:value-type="float" office:value="97">
            <text:p>9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36">
            <text:p>736</text:p>
          </table:table-cell>
          <table:table-cell office:value-type="float" office:value="912">
            <text:p>912</text:p>
          </table:table-cell>
          <table:table-cell table:number-columns-repeated="1012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8545">
            <text:p>28545</text:p>
          </table:table-cell>
          <table:table-cell office:value-type="float" office:value="769">
            <text:p>769</text:p>
          </table:table-cell>
          <table:table-cell office:value-type="float" office:value="300">
            <text:p>30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6">
            <text:p>736</text:p>
          </table:table-cell>
          <table:table-cell office:value-type="float" office:value="912">
            <text:p>912</text:p>
          </table:table-cell>
          <table:table-cell table:number-columns-repeated="1012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8547">
            <text:p>28547</text:p>
          </table:table-cell>
          <table:table-cell office:value-type="float" office:value="815">
            <text:p>815</text:p>
          </table:table-cell>
          <table:table-cell office:value-type="float" office:value="300">
            <text:p>3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6">
            <text:p>736</text:p>
          </table:table-cell>
          <table:table-cell office:value-type="float" office:value="912">
            <text:p>912</text:p>
          </table:table-cell>
          <table:table-cell table:number-columns-repeated="1012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8548">
            <text:p>28548</text:p>
          </table:table-cell>
          <table:table-cell office:value-type="float" office:value="812">
            <text:p>812</text:p>
          </table:table-cell>
          <table:table-cell office:value-type="float" office:value="300">
            <text:p>300</text:p>
          </table:table-cell>
          <table:table-cell office:value-type="float" office:value="77">
            <text:p>7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36">
            <text:p>736</text:p>
          </table:table-cell>
          <table:table-cell office:value-type="float" office:value="912">
            <text:p>912</text:p>
          </table:table-cell>
          <table:table-cell table:number-columns-repeated="1012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8550">
            <text:p>28550</text:p>
          </table:table-cell>
          <table:table-cell office:value-type="float" office:value="807">
            <text:p>807</text:p>
          </table:table-cell>
          <table:table-cell office:value-type="float" office:value="300">
            <text:p>300</text:p>
          </table:table-cell>
          <table:table-cell office:value-type="float" office:value="72">
            <text:p>7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36">
            <text:p>736</text:p>
          </table:table-cell>
          <table:table-cell office:value-type="float" office:value="912">
            <text:p>912</text:p>
          </table:table-cell>
          <table:table-cell table:number-columns-repeated="1012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8552">
            <text:p>28552</text:p>
          </table:table-cell>
          <table:table-cell office:value-type="float" office:value="799">
            <text:p>799</text:p>
          </table:table-cell>
          <table:table-cell office:value-type="float" office:value="300">
            <text:p>300</text:p>
          </table:table-cell>
          <table:table-cell office:value-type="float" office:value="64">
            <text:p>6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36">
            <text:p>736</text:p>
          </table:table-cell>
          <table:table-cell office:value-type="float" office:value="912">
            <text:p>912</text:p>
          </table:table-cell>
          <table:table-cell table:number-columns-repeated="1012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8554">
            <text:p>28554</text:p>
          </table:table-cell>
          <table:table-cell office:value-type="float" office:value="790">
            <text:p>790</text:p>
          </table:table-cell>
          <table:table-cell office:value-type="float" office:value="300">
            <text:p>300</text:p>
          </table:table-cell>
          <table:table-cell office:value-type="float" office:value="55">
            <text:p>5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36">
            <text:p>736</text:p>
          </table:table-cell>
          <table:table-cell office:value-type="float" office:value="912">
            <text:p>912</text:p>
          </table:table-cell>
          <table:table-cell table:number-columns-repeated="1012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8556">
            <text:p>28556</text:p>
          </table:table-cell>
          <table:table-cell office:value-type="float" office:value="786">
            <text:p>786</text:p>
          </table:table-cell>
          <table:table-cell office:value-type="float" office:value="300">
            <text:p>300</text:p>
          </table:table-cell>
          <table:table-cell office:value-type="float" office:value="51">
            <text:p>5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36">
            <text:p>736</text:p>
          </table:table-cell>
          <table:table-cell office:value-type="float" office:value="912">
            <text:p>912</text:p>
          </table:table-cell>
          <table:table-cell table:number-columns-repeated="1012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8558">
            <text:p>28558</text:p>
          </table:table-cell>
          <table:table-cell office:value-type="float" office:value="782">
            <text:p>782</text:p>
          </table:table-cell>
          <table:table-cell office:value-type="float" office:value="300">
            <text:p>300</text:p>
          </table:table-cell>
          <table:table-cell office:value-type="float" office:value="47">
            <text:p>47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36">
            <text:p>736</text:p>
          </table:table-cell>
          <table:table-cell office:value-type="float" office:value="912">
            <text:p>912</text:p>
          </table:table-cell>
          <table:table-cell table:number-columns-repeated="1012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8560">
            <text:p>28560</text:p>
          </table:table-cell>
          <table:table-cell office:value-type="float" office:value="776">
            <text:p>776</text:p>
          </table:table-cell>
          <table:table-cell office:value-type="float" office:value="300">
            <text:p>300</text:p>
          </table:table-cell>
          <table:table-cell office:value-type="float" office:value="40">
            <text:p>4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36">
            <text:p>736</text:p>
          </table:table-cell>
          <table:table-cell office:value-type="float" office:value="912">
            <text:p>912</text:p>
          </table:table-cell>
          <table:table-cell table:number-columns-repeated="1012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8562">
            <text:p>28562</text:p>
          </table:table-cell>
          <table:table-cell office:value-type="float" office:value="768">
            <text:p>768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91">
            <text:p>891</text:p>
          </table:table-cell>
          <table:table-cell table:number-columns-repeated="1012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8564">
            <text:p>28564</text:p>
          </table:table-cell>
          <table:table-cell office:value-type="float" office:value="770">
            <text:p>770</text:p>
          </table:table-cell>
          <table:table-cell office:value-type="float" office:value="300">
            <text:p>30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91">
            <text:p>891</text:p>
          </table:table-cell>
          <table:table-cell table:number-columns-repeated="1012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8565">
            <text:p>28565</text:p>
          </table:table-cell>
          <table:table-cell office:value-type="float" office:value="768">
            <text:p>768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91">
            <text:p>891</text:p>
          </table:table-cell>
          <table:table-cell table:number-columns-repeated="1012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8567">
            <text:p>28567</text:p>
          </table:table-cell>
          <table:table-cell office:value-type="float" office:value="765">
            <text:p>765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91">
            <text:p>891</text:p>
          </table:table-cell>
          <table:table-cell table:number-columns-repeated="1012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8569">
            <text:p>28569</text:p>
          </table:table-cell>
          <table:table-cell office:value-type="float" office:value="765">
            <text:p>765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91">
            <text:p>891</text:p>
          </table:table-cell>
          <table:table-cell table:number-columns-repeated="1012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8571">
            <text:p>28571</text:p>
          </table:table-cell>
          <table:table-cell office:value-type="float" office:value="764">
            <text:p>764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91">
            <text:p>891</text:p>
          </table:table-cell>
          <table:table-cell table:number-columns-repeated="1012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8573">
            <text:p>28573</text:p>
          </table:table-cell>
          <table:table-cell office:value-type="float" office:value="768">
            <text:p>768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91">
            <text:p>891</text:p>
          </table:table-cell>
          <table:table-cell table:number-columns-repeated="1012"/>
        </table:table-row>
        <table:table-row table:style-name="ro2">
          <table:table-cell office:value-type="string">
            <text:p>MinValue:764</text:p>
          </table:table-cell>
          <table:table-cell office:value-type="string">
            <text:p>AverageValue819</text:p>
          </table:table-cell>
          <table:table-cell office:value-type="string">
            <text:p>MaxValue:891</text:p>
          </table:table-cell>
          <table:table-cell office:value-type="string">
            <text:p>coilDriven1</text:p>
          </table:table-cell>
          <table:table-cell office:value-type="string">
            <text:p>period28</text:p>
          </table:table-cell>
          <table:table-cell table:number-columns-repeated="1016"/>
        </table:table-row>
        <table:table-row table:style-name="ro2">
          <table:table-cell office:value-type="string">
            <text:p>*********************** <text:s text:c="2"/>Error while sensor driving elapsed</text:p>
          </table:table-cell>
          <table:table-cell table:number-columns-repeated="1020"/>
        </table:table-row>
        <table:table-row table:style-name="ro2">
          <table:table-cell office:value-type="string">
            <text:p>idx</text:p>
          </table:table-cell>
          <table:table-cell office:value-type="string">
            <text:p>time</text:p>
          </table:table-cell>
          <table:table-cell office:value-type="string">
            <text:p>sensorValue:</text:p>
          </table:table-cell>
          <table:table-cell office:value-type="string">
            <text:p>currentCoil</text:p>
          </table:table-cell>
          <table:table-cell office:value-type="string">
            <text:p>currentDegrees</text:p>
          </table:table-cell>
          <table:table-cell office:value-type="string">
            <text:p>curveDirection</text:p>
          </table:table-cell>
          <table:table-cell table:number-columns-repeated="101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8597">
            <text:p>28597</text:p>
          </table:table-cell>
          <table:table-cell office:value-type="float" office:value="811">
            <text:p>811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8597">
            <text:p>28597</text:p>
          </table:table-cell>
          <table:table-cell office:value-type="float" office:value="812">
            <text:p>812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8598">
            <text:p>28598</text:p>
          </table:table-cell>
          <table:table-cell office:value-type="float" office:value="813">
            <text:p>813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8598">
            <text:p>28598</text:p>
          </table:table-cell>
          <table:table-cell office:value-type="float" office:value="813">
            <text:p>813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8598">
            <text:p>28598</text:p>
          </table:table-cell>
          <table:table-cell office:value-type="float" office:value="813">
            <text:p>813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8598">
            <text:p>28598</text:p>
          </table:table-cell>
          <table:table-cell office:value-type="float" office:value="814">
            <text:p>814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8598">
            <text:p>28598</text:p>
          </table:table-cell>
          <table:table-cell office:value-type="float" office:value="815">
            <text:p>815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8599">
            <text:p>28599</text:p>
          </table:table-cell>
          <table:table-cell office:value-type="float" office:value="815">
            <text:p>815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8599">
            <text:p>28599</text:p>
          </table:table-cell>
          <table:table-cell office:value-type="float" office:value="816">
            <text:p>816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8599">
            <text:p>28599</text:p>
          </table:table-cell>
          <table:table-cell office:value-type="float" office:value="816">
            <text:p>816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8599">
            <text:p>28599</text:p>
          </table:table-cell>
          <table:table-cell office:value-type="float" office:value="816">
            <text:p>816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8599">
            <text:p>28599</text:p>
          </table:table-cell>
          <table:table-cell office:value-type="float" office:value="818">
            <text:p>818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8600">
            <text:p>28600</text:p>
          </table:table-cell>
          <table:table-cell office:value-type="float" office:value="818">
            <text:p>818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8600">
            <text:p>28600</text:p>
          </table:table-cell>
          <table:table-cell office:value-type="float" office:value="819">
            <text:p>819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8600">
            <text:p>28600</text:p>
          </table:table-cell>
          <table:table-cell office:value-type="float" office:value="822">
            <text:p>822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8600">
            <text:p>28600</text:p>
          </table:table-cell>
          <table:table-cell office:value-type="float" office:value="821">
            <text:p>821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8600">
            <text:p>28600</text:p>
          </table:table-cell>
          <table:table-cell office:value-type="float" office:value="822">
            <text:p>822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28601">
            <text:p>28601</text:p>
          </table:table-cell>
          <table:table-cell office:value-type="float" office:value="822">
            <text:p>822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28601">
            <text:p>28601</text:p>
          </table:table-cell>
          <table:table-cell office:value-type="float" office:value="823">
            <text:p>823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28601">
            <text:p>28601</text:p>
          </table:table-cell>
          <table:table-cell office:value-type="float" office:value="823">
            <text:p>823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28601">
            <text:p>28601</text:p>
          </table:table-cell>
          <table:table-cell office:value-type="float" office:value="823">
            <text:p>823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28601">
            <text:p>28601</text:p>
          </table:table-cell>
          <table:table-cell office:value-type="float" office:value="824">
            <text:p>824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8602">
            <text:p>28602</text:p>
          </table:table-cell>
          <table:table-cell office:value-type="float" office:value="825">
            <text:p>825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28602">
            <text:p>28602</text:p>
          </table:table-cell>
          <table:table-cell office:value-type="float" office:value="825">
            <text:p>825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8602">
            <text:p>28602</text:p>
          </table:table-cell>
          <table:table-cell office:value-type="float" office:value="826">
            <text:p>826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28602">
            <text:p>28602</text:p>
          </table:table-cell>
          <table:table-cell office:value-type="float" office:value="826">
            <text:p>826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28602">
            <text:p>28602</text:p>
          </table:table-cell>
          <table:table-cell office:value-type="float" office:value="827">
            <text:p>827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28603">
            <text:p>28603</text:p>
          </table:table-cell>
          <table:table-cell office:value-type="float" office:value="828">
            <text:p>828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8603">
            <text:p>28603</text:p>
          </table:table-cell>
          <table:table-cell office:value-type="float" office:value="829">
            <text:p>829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8603">
            <text:p>28603</text:p>
          </table:table-cell>
          <table:table-cell office:value-type="float" office:value="770">
            <text:p>770</text:p>
          </table:table-cell>
          <table:table-cell office:value-type="float" office:value="200">
            <text:p>20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28603">
            <text:p>28603</text:p>
          </table:table-cell>
          <table:table-cell office:value-type="float" office:value="827">
            <text:p>827</text:p>
          </table:table-cell>
          <table:table-cell office:value-type="float" office:value="200">
            <text:p>200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28603">
            <text:p>28603</text:p>
          </table:table-cell>
          <table:table-cell office:value-type="float" office:value="831">
            <text:p>831</text:p>
          </table:table-cell>
          <table:table-cell office:value-type="float" office:value="200">
            <text:p>200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28604">
            <text:p>28604</text:p>
          </table:table-cell>
          <table:table-cell office:value-type="float" office:value="831">
            <text:p>831</text:p>
          </table:table-cell>
          <table:table-cell office:value-type="float" office:value="200">
            <text:p>200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28604">
            <text:p>28604</text:p>
          </table:table-cell>
          <table:table-cell office:value-type="float" office:value="828">
            <text:p>828</text:p>
          </table:table-cell>
          <table:table-cell office:value-type="float" office:value="200">
            <text:p>200</text:p>
          </table:table-cell>
          <table:table-cell office:value-type="float" office:value="90">
            <text:p>90</text:p>
          </table:table-cell>
          <table:table-cell office:value-type="float" office:value="-1">
            <text:p>-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8604">
            <text:p>28604</text:p>
          </table:table-cell>
          <table:table-cell office:value-type="float" office:value="780">
            <text:p>780</text:p>
          </table:table-cell>
          <table:table-cell office:value-type="float" office:value="300">
            <text:p>30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8604">
            <text:p>28604</text:p>
          </table:table-cell>
          <table:table-cell office:value-type="float" office:value="833">
            <text:p>833</text:p>
          </table:table-cell>
          <table:table-cell office:value-type="float" office:value="300">
            <text:p>30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8604">
            <text:p>28604</text:p>
          </table:table-cell>
          <table:table-cell office:value-type="float" office:value="833">
            <text:p>833</text:p>
          </table:table-cell>
          <table:table-cell office:value-type="float" office:value="300">
            <text:p>30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8605">
            <text:p>28605</text:p>
          </table:table-cell>
          <table:table-cell office:value-type="float" office:value="833">
            <text:p>833</text:p>
          </table:table-cell>
          <table:table-cell office:value-type="float" office:value="300">
            <text:p>300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8605">
            <text:p>28605</text:p>
          </table:table-cell>
          <table:table-cell office:value-type="float" office:value="835">
            <text:p>835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8605">
            <text:p>28605</text:p>
          </table:table-cell>
          <table:table-cell office:value-type="float" office:value="832">
            <text:p>832</text:p>
          </table:table-cell>
          <table:table-cell office:value-type="float" office:value="300">
            <text:p>300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8605">
            <text:p>28605</text:p>
          </table:table-cell>
          <table:table-cell office:value-type="float" office:value="836">
            <text:p>836</text:p>
          </table:table-cell>
          <table:table-cell office:value-type="float" office:value="300">
            <text:p>300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8605">
            <text:p>28605</text:p>
          </table:table-cell>
          <table:table-cell office:value-type="float" office:value="833">
            <text:p>833</text:p>
          </table:table-cell>
          <table:table-cell office:value-type="float" office:value="300">
            <text:p>30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8606">
            <text:p>28606</text:p>
          </table:table-cell>
          <table:table-cell office:value-type="float" office:value="832">
            <text:p>832</text:p>
          </table:table-cell>
          <table:table-cell office:value-type="float" office:value="300">
            <text:p>300</text:p>
          </table:table-cell>
          <table:table-cell office:value-type="float" office:value="96">
            <text:p>96</text:p>
          </table:table-cell>
          <table:table-cell office:value-type="float" office:value="-1">
            <text:p>-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8606">
            <text:p>28606</text:p>
          </table:table-cell>
          <table:table-cell office:value-type="float" office:value="834">
            <text:p>834</text:p>
          </table:table-cell>
          <table:table-cell office:value-type="float" office:value="300">
            <text:p>30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8606">
            <text:p>28606</text:p>
          </table:table-cell>
          <table:table-cell office:value-type="float" office:value="836">
            <text:p>836</text:p>
          </table:table-cell>
          <table:table-cell office:value-type="float" office:value="300">
            <text:p>300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8606">
            <text:p>28606</text:p>
          </table:table-cell>
          <table:table-cell office:value-type="float" office:value="839">
            <text:p>839</text:p>
          </table:table-cell>
          <table:table-cell office:value-type="float" office:value="300">
            <text:p>300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8606">
            <text:p>28606</text:p>
          </table:table-cell>
          <table:table-cell office:value-type="float" office:value="837">
            <text:p>837</text:p>
          </table:table-cell>
          <table:table-cell office:value-type="float" office:value="300">
            <text:p>300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8607">
            <text:p>28607</text:p>
          </table:table-cell>
          <table:table-cell office:value-type="float" office:value="836">
            <text:p>836</text:p>
          </table:table-cell>
          <table:table-cell office:value-type="float" office:value="300">
            <text:p>300</text:p>
          </table:table-cell>
          <table:table-cell office:value-type="float" office:value="102">
            <text:p>102</text:p>
          </table:table-cell>
          <table:table-cell office:value-type="float" office:value="-1">
            <text:p>-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8607">
            <text:p>28607</text:p>
          </table:table-cell>
          <table:table-cell office:value-type="float" office:value="840">
            <text:p>840</text:p>
          </table:table-cell>
          <table:table-cell office:value-type="float" office:value="300">
            <text:p>300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8607">
            <text:p>28607</text:p>
          </table:table-cell>
          <table:table-cell office:value-type="float" office:value="837">
            <text:p>837</text:p>
          </table:table-cell>
          <table:table-cell office:value-type="float" office:value="300">
            <text:p>300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8607">
            <text:p>28607</text:p>
          </table:table-cell>
          <table:table-cell office:value-type="float" office:value="838">
            <text:p>838</text:p>
          </table:table-cell>
          <table:table-cell office:value-type="float" office:value="300">
            <text:p>300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8607">
            <text:p>28607</text:p>
          </table:table-cell>
          <table:table-cell office:value-type="float" office:value="838">
            <text:p>838</text:p>
          </table:table-cell>
          <table:table-cell office:value-type="float" office:value="300">
            <text:p>300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8608">
            <text:p>28608</text:p>
          </table:table-cell>
          <table:table-cell office:value-type="float" office:value="841">
            <text:p>841</text:p>
          </table:table-cell>
          <table:table-cell office:value-type="float" office:value="300">
            <text:p>300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608">
            <text:p>28608</text:p>
          </table:table-cell>
          <table:table-cell office:value-type="float" office:value="840">
            <text:p>840</text:p>
          </table:table-cell>
          <table:table-cell office:value-type="float" office:value="300">
            <text:p>300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8608">
            <text:p>28608</text:p>
          </table:table-cell>
          <table:table-cell office:value-type="float" office:value="841">
            <text:p>841</text:p>
          </table:table-cell>
          <table:table-cell office:value-type="float" office:value="300">
            <text:p>300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8608">
            <text:p>28608</text:p>
          </table:table-cell>
          <table:table-cell office:value-type="float" office:value="841">
            <text:p>841</text:p>
          </table:table-cell>
          <table:table-cell office:value-type="float" office:value="300">
            <text:p>300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8608">
            <text:p>28608</text:p>
          </table:table-cell>
          <table:table-cell office:value-type="float" office:value="843">
            <text:p>843</text:p>
          </table:table-cell>
          <table:table-cell office:value-type="float" office:value="300">
            <text:p>300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8609">
            <text:p>28609</text:p>
          </table:table-cell>
          <table:table-cell office:value-type="float" office:value="844">
            <text:p>844</text:p>
          </table:table-cell>
          <table:table-cell office:value-type="float" office:value="300">
            <text:p>300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8609">
            <text:p>28609</text:p>
          </table:table-cell>
          <table:table-cell office:value-type="float" office:value="842">
            <text:p>842</text:p>
          </table:table-cell>
          <table:table-cell office:value-type="float" office:value="300">
            <text:p>3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8609">
            <text:p>28609</text:p>
          </table:table-cell>
          <table:table-cell office:value-type="float" office:value="844">
            <text:p>844</text:p>
          </table:table-cell>
          <table:table-cell office:value-type="float" office:value="300">
            <text:p>300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8609">
            <text:p>28609</text:p>
          </table:table-cell>
          <table:table-cell office:value-type="float" office:value="844">
            <text:p>844</text:p>
          </table:table-cell>
          <table:table-cell office:value-type="float" office:value="300">
            <text:p>300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8609">
            <text:p>28609</text:p>
          </table:table-cell>
          <table:table-cell office:value-type="float" office:value="846">
            <text:p>846</text:p>
          </table:table-cell>
          <table:table-cell office:value-type="float" office:value="300">
            <text:p>300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8609">
            <text:p>28609</text:p>
          </table:table-cell>
          <table:table-cell office:value-type="float" office:value="846">
            <text:p>846</text:p>
          </table:table-cell>
          <table:table-cell office:value-type="float" office:value="300">
            <text:p>300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8610">
            <text:p>28610</text:p>
          </table:table-cell>
          <table:table-cell office:value-type="float" office:value="843">
            <text:p>843</text:p>
          </table:table-cell>
          <table:table-cell office:value-type="float" office:value="300">
            <text:p>300</text:p>
          </table:table-cell>
          <table:table-cell office:value-type="float" office:value="111">
            <text:p>111</text:p>
          </table:table-cell>
          <table:table-cell office:value-type="float" office:value="-1">
            <text:p>-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8610">
            <text:p>28610</text:p>
          </table:table-cell>
          <table:table-cell office:value-type="float" office:value="845">
            <text:p>845</text:p>
          </table:table-cell>
          <table:table-cell office:value-type="float" office:value="300">
            <text:p>300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8610">
            <text:p>28610</text:p>
          </table:table-cell>
          <table:table-cell office:value-type="float" office:value="847">
            <text:p>847</text:p>
          </table:table-cell>
          <table:table-cell office:value-type="float" office:value="300">
            <text:p>300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8610">
            <text:p>28610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8610">
            <text:p>28610</text:p>
          </table:table-cell>
          <table:table-cell office:value-type="float" office:value="847">
            <text:p>847</text:p>
          </table:table-cell>
          <table:table-cell office:value-type="float" office:value="300">
            <text:p>300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8611">
            <text:p>28611</text:p>
          </table:table-cell>
          <table:table-cell office:value-type="float" office:value="848">
            <text:p>848</text:p>
          </table:table-cell>
          <table:table-cell office:value-type="float" office:value="300">
            <text:p>300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8611">
            <text:p>28611</text:p>
          </table:table-cell>
          <table:table-cell office:value-type="float" office:value="848">
            <text:p>848</text:p>
          </table:table-cell>
          <table:table-cell office:value-type="float" office:value="300">
            <text:p>300</text:p>
          </table:table-cell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8611">
            <text:p>28611</text:p>
          </table:table-cell>
          <table:table-cell office:value-type="float" office:value="848">
            <text:p>848</text:p>
          </table:table-cell>
          <table:table-cell office:value-type="float" office:value="300">
            <text:p>300</text:p>
          </table:table-cell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8611">
            <text:p>28611</text:p>
          </table:table-cell>
          <table:table-cell office:value-type="float" office:value="848">
            <text:p>848</text:p>
          </table:table-cell>
          <table:table-cell office:value-type="float" office:value="300">
            <text:p>300</text:p>
          </table:table-cell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8611">
            <text:p>28611</text:p>
          </table:table-cell>
          <table:table-cell office:value-type="float" office:value="854">
            <text:p>854</text:p>
          </table:table-cell>
          <table:table-cell office:value-type="float" office:value="300">
            <text:p>300</text:p>
          </table:table-cell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8612">
            <text:p>28612</text:p>
          </table:table-cell>
          <table:table-cell office:value-type="float" office:value="848">
            <text:p>848</text:p>
          </table:table-cell>
          <table:table-cell office:value-type="float" office:value="300">
            <text:p>300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8612">
            <text:p>28612</text:p>
          </table:table-cell>
          <table:table-cell office:value-type="float" office:value="846">
            <text:p>846</text:p>
          </table:table-cell>
          <table:table-cell office:value-type="float" office:value="300">
            <text:p>300</text:p>
          </table:table-cell>
          <table:table-cell office:value-type="float" office:value="116">
            <text:p>116</text:p>
          </table:table-cell>
          <table:table-cell office:value-type="float" office:value="-1">
            <text:p>-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8612">
            <text:p>28612</text:p>
          </table:table-cell>
          <table:table-cell office:value-type="float" office:value="848">
            <text:p>848</text:p>
          </table:table-cell>
          <table:table-cell office:value-type="float" office:value="300">
            <text:p>300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8612">
            <text:p>28612</text:p>
          </table:table-cell>
          <table:table-cell office:value-type="float" office:value="848">
            <text:p>848</text:p>
          </table:table-cell>
          <table:table-cell office:value-type="float" office:value="300">
            <text:p>300</text:p>
          </table:table-cell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8612">
            <text:p>28612</text:p>
          </table:table-cell>
          <table:table-cell office:value-type="float" office:value="848">
            <text:p>848</text:p>
          </table:table-cell>
          <table:table-cell office:value-type="float" office:value="300">
            <text:p>300</text:p>
          </table:table-cell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8613">
            <text:p>28613</text:p>
          </table:table-cell>
          <table:table-cell office:value-type="float" office:value="852">
            <text:p>852</text:p>
          </table:table-cell>
          <table:table-cell office:value-type="float" office:value="300">
            <text:p>300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8613">
            <text:p>28613</text:p>
          </table:table-cell>
          <table:table-cell office:value-type="float" office:value="849">
            <text:p>849</text:p>
          </table:table-cell>
          <table:table-cell office:value-type="float" office:value="300">
            <text:p>30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28613">
            <text:p>28613</text:p>
          </table:table-cell>
          <table:table-cell office:value-type="float" office:value="852">
            <text:p>852</text:p>
          </table:table-cell>
          <table:table-cell office:value-type="float" office:value="300">
            <text:p>300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28613">
            <text:p>28613</text:p>
          </table:table-cell>
          <table:table-cell office:value-type="float" office:value="849">
            <text:p>849</text:p>
          </table:table-cell>
          <table:table-cell office:value-type="float" office:value="300">
            <text:p>30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8613">
            <text:p>28613</text:p>
          </table:table-cell>
          <table:table-cell office:value-type="float" office:value="852">
            <text:p>852</text:p>
          </table:table-cell>
          <table:table-cell office:value-type="float" office:value="300">
            <text:p>300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8614">
            <text:p>28614</text:p>
          </table:table-cell>
          <table:table-cell office:value-type="float" office:value="855">
            <text:p>855</text:p>
          </table:table-cell>
          <table:table-cell office:value-type="float" office:value="300">
            <text:p>30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8614">
            <text:p>28614</text:p>
          </table:table-cell>
          <table:table-cell office:value-type="float" office:value="853">
            <text:p>853</text:p>
          </table:table-cell>
          <table:table-cell office:value-type="float" office:value="300">
            <text:p>300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8614">
            <text:p>28614</text:p>
          </table:table-cell>
          <table:table-cell office:value-type="float" office:value="851">
            <text:p>851</text:p>
          </table:table-cell>
          <table:table-cell office:value-type="float" office:value="300">
            <text:p>300</text:p>
          </table:table-cell>
          <table:table-cell office:value-type="float" office:value="123">
            <text:p>123</text:p>
          </table:table-cell>
          <table:table-cell office:value-type="float" office:value="-1">
            <text:p>-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8614">
            <text:p>28614</text:p>
          </table:table-cell>
          <table:table-cell office:value-type="float" office:value="849">
            <text:p>849</text:p>
          </table:table-cell>
          <table:table-cell office:value-type="float" office:value="300">
            <text:p>300</text:p>
          </table:table-cell>
          <table:table-cell office:value-type="float" office:value="120">
            <text:p>120</text:p>
          </table:table-cell>
          <table:table-cell office:value-type="float" office:value="-1">
            <text:p>-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8614">
            <text:p>28614</text:p>
          </table:table-cell>
          <table:table-cell office:value-type="float" office:value="849">
            <text:p>849</text:p>
          </table:table-cell>
          <table:table-cell office:value-type="float" office:value="300">
            <text:p>300</text:p>
          </table:table-cell>
          <table:table-cell office:value-type="float" office:value="120">
            <text:p>120</text:p>
          </table:table-cell>
          <table:table-cell office:value-type="float" office:value="-1">
            <text:p>-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8615">
            <text:p>28615</text:p>
          </table:table-cell>
          <table:table-cell office:value-type="float" office:value="854">
            <text:p>854</text:p>
          </table:table-cell>
          <table:table-cell office:value-type="float" office:value="300">
            <text:p>300</text:p>
          </table:table-cell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8615">
            <text:p>28615</text:p>
          </table:table-cell>
          <table:table-cell office:value-type="float" office:value="854">
            <text:p>854</text:p>
          </table:table-cell>
          <table:table-cell office:value-type="float" office:value="300">
            <text:p>300</text:p>
          </table:table-cell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8615">
            <text:p>28615</text:p>
          </table:table-cell>
          <table:table-cell office:value-type="float" office:value="855">
            <text:p>855</text:p>
          </table:table-cell>
          <table:table-cell office:value-type="float" office:value="300">
            <text:p>300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8615">
            <text:p>28615</text:p>
          </table:table-cell>
          <table:table-cell office:value-type="float" office:value="854">
            <text:p>854</text:p>
          </table:table-cell>
          <table:table-cell office:value-type="float" office:value="300">
            <text:p>300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8615">
            <text:p>28615</text:p>
          </table:table-cell>
          <table:table-cell office:value-type="float" office:value="855">
            <text:p>855</text:p>
          </table:table-cell>
          <table:table-cell office:value-type="float" office:value="300">
            <text:p>300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8616">
            <text:p>28616</text:p>
          </table:table-cell>
          <table:table-cell office:value-type="float" office:value="854">
            <text:p>854</text:p>
          </table:table-cell>
          <table:table-cell office:value-type="float" office:value="300">
            <text:p>300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8616">
            <text:p>28616</text:p>
          </table:table-cell>
          <table:table-cell office:value-type="float" office:value="854">
            <text:p>854</text:p>
          </table:table-cell>
          <table:table-cell office:value-type="float" office:value="300">
            <text:p>300</text:p>
          </table:table-cell>
          <table:table-cell office:value-type="float" office:value="127">
            <text:p>127</text:p>
          </table:table-cell>
          <table:table-cell office:value-type="float" office:value="-1">
            <text:p>-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8616">
            <text:p>28616</text:p>
          </table:table-cell>
          <table:table-cell office:value-type="float" office:value="854">
            <text:p>854</text:p>
          </table:table-cell>
          <table:table-cell office:value-type="float" office:value="300">
            <text:p>300</text:p>
          </table:table-cell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8616">
            <text:p>28616</text:p>
          </table:table-cell>
          <table:table-cell office:value-type="float" office:value="853">
            <text:p>853</text:p>
          </table:table-cell>
          <table:table-cell office:value-type="float" office:value="300">
            <text:p>300</text:p>
          </table:table-cell>
          <table:table-cell office:value-type="float" office:value="126">
            <text:p>126</text:p>
          </table:table-cell>
          <table:table-cell office:value-type="float" office:value="-1">
            <text:p>-1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8616">
            <text:p>28616</text:p>
          </table:table-cell>
          <table:table-cell office:value-type="float" office:value="856">
            <text:p>856</text:p>
          </table:table-cell>
          <table:table-cell office:value-type="float" office:value="300">
            <text:p>300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8617">
            <text:p>28617</text:p>
          </table:table-cell>
          <table:table-cell office:value-type="float" office:value="854">
            <text:p>854</text:p>
          </table:table-cell>
          <table:table-cell office:value-type="float" office:value="300">
            <text:p>300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8617">
            <text:p>28617</text:p>
          </table:table-cell>
          <table:table-cell office:value-type="float" office:value="855">
            <text:p>855</text:p>
          </table:table-cell>
          <table:table-cell office:value-type="float" office:value="300">
            <text:p>300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float" office:value="856">
            <text:p>856</text:p>
          </table:table-cell>
          <table:table-cell table:number-columns-repeated="1013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3/27/2017</text:date>, <text:time>19:2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ul Mendoza</meta:initial-creator>
    <meta:creation-date>2017-03-15T23:37:28.50</meta:creation-date>
    <dc:date>2017-03-27T19:26:33.25</dc:date>
    <dc:creator>Raul Mendoza</dc:creator>
    <meta:editing-duration>P1DT6H33M38S</meta:editing-duration>
    <meta:editing-cycles>6</meta:editing-cycles>
    <meta:generator>OpenOffice/4.1.3$Win32 OpenOffice.org_project/413m1$Build-9783</meta:generator>
    <meta:document-statistic meta:table-count="3" meta:cell-count="59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669cm" svg:height="18.252cm" xlink:href=".." xlink:type="simple" chart:class="chart:scatter" chart:style-name="ch1">
        <chart:plot-area chart:style-name="ch2" table:cell-range-address="Sheet1.B1:Sheet1.J341" chart:data-source-has-labels="row" svg:x="1.479cm" svg:y="1.486cm" svg:width="18.744cm" svg:height="15.873cm">
          <chartooo:coordinate-region svg:x="2.471cm" svg:y="1.698cm" svg:width="17.195cm" svg:height="15.44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1:Sheet1.C341" chart:label-cell-address="Sheet1.C1:Sheet1.C1" chart:class="chart:scatter">
            <chart:domain table:cell-range-address="Sheet1.B1:Sheet1.B341"/>
            <chart:data-point chart:repeated="341"/>
          </chart:series>
          <chart:series chart:style-name="ch6" chart:values-cell-range-address="Sheet1.D1:Sheet1.D341" chart:label-cell-address="Sheet1.D1:Sheet1.D1" chart:class="chart:scatter">
            <chart:data-point chart:repeated="341"/>
          </chart:series>
          <chart:series chart:style-name="ch7" chart:values-cell-range-address="Sheet1.E1:Sheet1.E341" chart:label-cell-address="Sheet1.E1:Sheet1.E1" chart:class="chart:scatter">
            <chart:data-point chart:repeated="341"/>
          </chart:series>
          <chart:series chart:style-name="ch8" chart:values-cell-range-address="Sheet1.F1:Sheet1.F341" chart:label-cell-address="Sheet1.F1:Sheet1.F1" chart:class="chart:scatter">
            <chart:data-point chart:repeated="341"/>
          </chart:series>
          <chart:series chart:style-name="ch9" chart:values-cell-range-address="Sheet1.G1:Sheet1.G341" chart:label-cell-address="Sheet1.G1:Sheet1.G1" chart:class="chart:scatter">
            <chart:data-point chart:repeated="341"/>
          </chart:series>
          <chart:series chart:style-name="ch10" chart:values-cell-range-address="Sheet1.H1:Sheet1.H341" chart:label-cell-address="Sheet1.H1:Sheet1.H1" chart:class="chart:scatter">
            <chart:data-point chart:repeated="341"/>
          </chart:series>
          <chart:series chart:style-name="ch11" chart:values-cell-range-address="Sheet1.I1:Sheet1.I341" chart:label-cell-address="Sheet1.I1:Sheet1.I1" chart:class="chart:scatter">
            <chart:data-point chart:repeated="341"/>
          </chart:series>
          <chart:series chart:style-name="ch12" chart:values-cell-range-address="Sheet1.J1:Sheet1.J341" chart:label-cell-address="Sheet1.J1:Sheet1.J1" chart:class="chart:scatter">
            <chart:data-point chart:repeated="34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nsorValue</text:p>
                <draw:g>
                  <svg:desc>Sheet1.C1:Sheet1.C1</svg:desc>
                </draw:g>
              </table:table-cell>
              <table:table-cell office:value-type="string">
                <text:p>currentCoil</text:p>
                <draw:g>
                  <svg:desc>Sheet1.D1:Sheet1.D1</svg:desc>
                </draw:g>
              </table:table-cell>
              <table:table-cell office:value-type="string">
                <text:p>currentDegrees</text:p>
                <draw:g>
                  <svg:desc>Sheet1.E1:Sheet1.E1</svg:desc>
                </draw:g>
              </table:table-cell>
              <table:table-cell office:value-type="string">
                <text:p>curveDirection</text:p>
                <draw:g>
                  <svg:desc>Sheet1.F1:Sheet1.F1</svg:desc>
                </draw:g>
              </table:table-cell>
              <table:table-cell office:value-type="string">
                <text:p>coilDriven</text:p>
                <draw:g>
                  <svg:desc>Sheet1.G1:Sheet1.G1</svg:desc>
                </draw:g>
              </table:table-cell>
              <table:table-cell office:value-type="string">
                <text:p>sensorMinValue</text:p>
                <draw:g>
                  <svg:desc>Sheet1.H1:Sheet1.H1</svg:desc>
                </draw:g>
              </table:table-cell>
              <table:table-cell office:value-type="string">
                <text:p>sensorMaxValue</text:p>
                <draw:g>
                  <svg:desc>Sheet1.I1:Sheet1.I1</svg:desc>
                </draw:g>
              </table:table-cell>
              <table:table-cell office:value-type="string">
                <text:p/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1:Sheet1.B341</svg:desc>
                </draw:g>
              </table:table-cell>
              <table:table-cell office:value-type="float" office:value="NaN">
                <text:p>NaN</text:p>
                <draw:g>
                  <svg:desc>Sheet1.C1:Sheet1.C341</svg:desc>
                </draw:g>
              </table:table-cell>
              <table:table-cell office:value-type="float" office:value="NaN">
                <text:p>NaN</text:p>
                <draw:g>
                  <svg:desc>Sheet1.D1:Sheet1.D341</svg:desc>
                </draw:g>
              </table:table-cell>
              <table:table-cell office:value-type="float" office:value="NaN">
                <text:p>NaN</text:p>
                <draw:g>
                  <svg:desc>Sheet1.E1:Sheet1.E341</svg:desc>
                </draw:g>
              </table:table-cell>
              <table:table-cell office:value-type="float" office:value="NaN">
                <text:p>NaN</text:p>
                <draw:g>
                  <svg:desc>Sheet1.F1:Sheet1.F341</svg:desc>
                </draw:g>
              </table:table-cell>
              <table:table-cell office:value-type="float" office:value="NaN">
                <text:p>NaN</text:p>
                <draw:g>
                  <svg:desc>Sheet1.G1:Sheet1.G341</svg:desc>
                </draw:g>
              </table:table-cell>
              <table:table-cell office:value-type="float" office:value="NaN">
                <text:p>NaN</text:p>
                <draw:g>
                  <svg:desc>Sheet1.H1:Sheet1.H341</svg:desc>
                </draw:g>
              </table:table-cell>
              <table:table-cell office:value-type="float" office:value="NaN">
                <text:p>NaN</text:p>
                <draw:g>
                  <svg:desc>Sheet1.I1:Sheet1.I341</svg:desc>
                </draw:g>
              </table:table-cell>
              <table:table-cell office:value-type="float" office:value="NaN">
                <text:p>NaN</text:p>
                <draw:g>
                  <svg:desc>Sheet1.J1:Sheet1.J3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2580">
                <text:p>132580</text:p>
              </table:table-cell>
              <table:table-cell office:value-type="float" office:value="921">
                <text:p>921</text:p>
              </table:table-cell>
              <table:table-cell office:value-type="float" office:value="200">
                <text:p>200</text:p>
              </table:table-cell>
              <table:table-cell office:value-type="float" office:value="139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139.159663865546">
                <text:p>139.1596638655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2583">
                <text:p>132583</text:p>
              </table:table-cell>
              <table:table-cell office:value-type="float" office:value="997">
                <text:p>997</text:p>
              </table:table-cell>
              <table:table-cell office:value-type="float" office:value="200">
                <text:p>200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177.478991596639">
                <text:p>177.4789915966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2585">
                <text:p>132585</text:p>
              </table:table-cell>
              <table:table-cell office:value-type="float" office:value="999">
                <text:p>999</text:p>
              </table:table-cell>
              <table:table-cell office:value-type="float" office:value="200">
                <text:p>200</text:p>
              </table:table-cell>
              <table:table-cell office:value-type="float" office:value="178">
                <text:p>1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178.487394957983">
                <text:p>178.4873949579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2587">
                <text:p>132587</text:p>
              </table:table-cell>
              <table:table-cell office:value-type="float" office:value="966">
                <text:p>966</text:p>
              </table:table-cell>
              <table:table-cell office:value-type="float" office:value="200">
                <text:p>200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161.848739495798">
                <text:p>161.8487394957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2589">
                <text:p>132589</text:p>
              </table:table-cell>
              <table:table-cell office:value-type="float" office:value="918">
                <text:p>918</text:p>
              </table:table-cell>
              <table:table-cell office:value-type="float" office:value="200">
                <text:p>200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137.647058823529">
                <text:p>137.6470588235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2591">
                <text:p>132591</text:p>
              </table:table-cell>
              <table:table-cell office:value-type="float" office:value="860">
                <text:p>860</text:p>
              </table:table-cell>
              <table:table-cell office:value-type="float" office:value="200">
                <text:p>200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108.403361344538">
                <text:p>108.4033613445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2593">
                <text:p>132593</text:p>
              </table:table-cell>
              <table:table-cell office:value-type="float" office:value="805">
                <text:p>805</text:p>
              </table:table-cell>
              <table:table-cell office:value-type="float" office:value="200">
                <text:p>20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80.672268907563">
                <text:p>80.6722689075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2595">
                <text:p>132595</text:p>
              </table:table-cell>
              <table:table-cell office:value-type="float" office:value="738">
                <text:p>738</text:p>
              </table:table-cell>
              <table:table-cell office:value-type="float" office:value="200">
                <text:p>200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46.890756302521">
                <text:p>46.8907563025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2597">
                <text:p>132597</text:p>
              </table:table-cell>
              <table:table-cell office:value-type="float" office:value="703">
                <text:p>703</text:p>
              </table:table-cell>
              <table:table-cell office:value-type="float" office:value="200">
                <text:p>20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29.2436974789916">
                <text:p>29.24369747899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2599">
                <text:p>132599</text:p>
              </table:table-cell>
              <table:table-cell office:value-type="float" office:value="670">
                <text:p>670</text:p>
              </table:table-cell>
              <table:table-cell office:value-type="float" office:value="200">
                <text:p>20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12.6050420168067">
                <text:p>12.60504201680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2601">
                <text:p>132601</text:p>
              </table:table-cell>
              <table:table-cell office:value-type="float" office:value="662">
                <text:p>662</text:p>
              </table:table-cell>
              <table:table-cell office:value-type="float" office:value="200">
                <text:p>20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8.57142857142857">
                <text:p>8.571428571428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2603">
                <text:p>132603</text:p>
              </table:table-cell>
              <table:table-cell office:value-type="float" office:value="674">
                <text:p>674</text:p>
              </table:table-cell>
              <table:table-cell office:value-type="float" office:value="200">
                <text:p>20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14.6218487394958">
                <text:p>14.62184873949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2605">
                <text:p>132605</text:p>
              </table:table-cell>
              <table:table-cell office:value-type="float" office:value="698">
                <text:p>698</text:p>
              </table:table-cell>
              <table:table-cell office:value-type="float" office:value="200">
                <text:p>20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26.7226890756303">
                <text:p>26.72268907563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2608">
                <text:p>132608</text:p>
              </table:table-cell>
              <table:table-cell office:value-type="float" office:value="734">
                <text:p>734</text:p>
              </table:table-cell>
              <table:table-cell office:value-type="float" office:value="200">
                <text:p>200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44.8739495798319">
                <text:p>44.87394957983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2610">
                <text:p>132610</text:p>
              </table:table-cell>
              <table:table-cell office:value-type="float" office:value="775">
                <text:p>775</text:p>
              </table:table-cell>
              <table:table-cell office:value-type="float" office:value="200">
                <text:p>200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65.546218487395">
                <text:p>65.5462184873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2612">
                <text:p>132612</text:p>
              </table:table-cell>
              <table:table-cell office:value-type="float" office:value="820">
                <text:p>820</text:p>
              </table:table-cell>
              <table:table-cell office:value-type="float" office:value="200">
                <text:p>200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88.2352941176471">
                <text:p>88.23529411764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2614">
                <text:p>132614</text:p>
              </table:table-cell>
              <table:table-cell office:value-type="float" office:value="868">
                <text:p>868</text:p>
              </table:table-cell>
              <table:table-cell office:value-type="float" office:value="200">
                <text:p>200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112.436974789916">
                <text:p>112.4369747899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2616">
                <text:p>132616</text:p>
              </table:table-cell>
              <table:table-cell office:value-type="float" office:value="917">
                <text:p>917</text:p>
              </table:table-cell>
              <table:table-cell office:value-type="float" office:value="200">
                <text:p>200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137.142857142857">
                <text:p>137.1428571428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2618">
                <text:p>132618</text:p>
              </table:table-cell>
              <table:table-cell office:value-type="float" office:value="959">
                <text:p>959</text:p>
              </table:table-cell>
              <table:table-cell office:value-type="float" office:value="200">
                <text:p>200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158.319327731092">
                <text:p>158.3193277310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2620">
                <text:p>132620</text:p>
              </table:table-cell>
              <table:table-cell office:value-type="float" office:value="983">
                <text:p>983</text:p>
              </table:table-cell>
              <table:table-cell office:value-type="float" office:value="200">
                <text:p>200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170.420168067227">
                <text:p>170.4201680672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2622">
                <text:p>132622</text:p>
              </table:table-cell>
              <table:table-cell office:value-type="float" office:value="980">
                <text:p>980</text:p>
              </table:table-cell>
              <table:table-cell office:value-type="float" office:value="200">
                <text:p>200</text:p>
              </table:table-cell>
              <table:table-cell office:value-type="float" office:value="168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168.90756302521">
                <text:p>168.907563025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2624">
                <text:p>132624</text:p>
              </table:table-cell>
              <table:table-cell office:value-type="float" office:value="957">
                <text:p>957</text:p>
              </table:table-cell>
              <table:table-cell office:value-type="float" office:value="200">
                <text:p>200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157.310924369748">
                <text:p>157.3109243697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2626">
                <text:p>132626</text:p>
              </table:table-cell>
              <table:table-cell office:value-type="float" office:value="914">
                <text:p>914</text:p>
              </table:table-cell>
              <table:table-cell office:value-type="float" office:value="200">
                <text:p>200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135.63025210084">
                <text:p>135.630252100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2628">
                <text:p>132628</text:p>
              </table:table-cell>
              <table:table-cell office:value-type="float" office:value="865">
                <text:p>865</text:p>
              </table:table-cell>
              <table:table-cell office:value-type="float" office:value="200">
                <text:p>200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110.924369747899">
                <text:p>110.9243697478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2630">
                <text:p>132630</text:p>
              </table:table-cell>
              <table:table-cell office:value-type="float" office:value="818">
                <text:p>818</text:p>
              </table:table-cell>
              <table:table-cell office:value-type="float" office:value="200">
                <text:p>200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87.2268907563025">
                <text:p>87.22689075630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2632">
                <text:p>132632</text:p>
              </table:table-cell>
              <table:table-cell office:value-type="float" office:value="770">
                <text:p>770</text:p>
              </table:table-cell>
              <table:table-cell office:value-type="float" office:value="200">
                <text:p>200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63.0252100840336">
                <text:p>63.02521008403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2634">
                <text:p>132634</text:p>
              </table:table-cell>
              <table:table-cell office:value-type="float" office:value="726">
                <text:p>726</text:p>
              </table:table-cell>
              <table:table-cell office:value-type="float" office:value="200">
                <text:p>20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40.8403361344538">
                <text:p>40.84033613445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2636">
                <text:p>132636</text:p>
              </table:table-cell>
              <table:table-cell office:value-type="float" office:value="694">
                <text:p>694</text:p>
              </table:table-cell>
              <table:table-cell office:value-type="float" office:value="200">
                <text:p>20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24.7058823529412">
                <text:p>24.70588235294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2638">
                <text:p>132638</text:p>
              </table:table-cell>
              <table:table-cell office:value-type="float" office:value="682">
                <text:p>682</text:p>
              </table:table-cell>
              <table:table-cell office:value-type="float" office:value="200">
                <text:p>20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18.655462184874">
                <text:p>18.6554621848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2640">
                <text:p>132640</text:p>
              </table:table-cell>
              <table:table-cell office:value-type="float" office:value="682">
                <text:p>682</text:p>
              </table:table-cell>
              <table:table-cell office:value-type="float" office:value="200">
                <text:p>200</text:p>
              </table:table-cell>
              <table:table-cell office:value-type="float" office:value="18">
                <text:p>1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18.655462184874">
                <text:p>18.6554621848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2642">
                <text:p>132642</text:p>
              </table:table-cell>
              <table:table-cell office:value-type="float" office:value="1020">
                <text:p>1020</text:p>
              </table:table-cell>
              <table:table-cell office:value-type="float" office:value="300">
                <text:p>300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189.075630252101">
                <text:p>189.0756302521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2644">
                <text:p>132644</text:p>
              </table:table-cell>
              <table:table-cell office:value-type="float" office:value="713">
                <text:p>713</text:p>
              </table:table-cell>
              <table:table-cell office:value-type="float" office:value="300">
                <text:p>30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34.2857142857143">
                <text:p>34.28571428571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2646">
                <text:p>132646</text:p>
              </table:table-cell>
              <table:table-cell office:value-type="float" office:value="742">
                <text:p>742</text:p>
              </table:table-cell>
              <table:table-cell office:value-type="float" office:value="300">
                <text:p>300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48.9075630252101">
                <text:p>48.90756302521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2648">
                <text:p>132648</text:p>
              </table:table-cell>
              <table:table-cell office:value-type="float" office:value="773">
                <text:p>773</text:p>
              </table:table-cell>
              <table:table-cell office:value-type="float" office:value="300">
                <text:p>300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64.5378151260504">
                <text:p>64.53781512605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2651">
                <text:p>132651</text:p>
              </table:table-cell>
              <table:table-cell office:value-type="float" office:value="804">
                <text:p>804</text:p>
              </table:table-cell>
              <table:table-cell office:value-type="float" office:value="300">
                <text:p>30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80.1680672268908">
                <text:p>80.16806722689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2653">
                <text:p>132653</text:p>
              </table:table-cell>
              <table:table-cell office:value-type="float" office:value="839">
                <text:p>839</text:p>
              </table:table-cell>
              <table:table-cell office:value-type="float" office:value="300">
                <text:p>300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97.8151260504202">
                <text:p>97.81512605042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2655">
                <text:p>132655</text:p>
              </table:table-cell>
              <table:table-cell office:value-type="float" office:value="866">
                <text:p>866</text:p>
              </table:table-cell>
              <table:table-cell office:value-type="float" office:value="300">
                <text:p>300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111.428571428571">
                <text:p>111.4285714285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657">
                <text:p>132657</text:p>
              </table:table-cell>
              <table:table-cell office:value-type="float" office:value="888">
                <text:p>888</text:p>
              </table:table-cell>
              <table:table-cell office:value-type="float" office:value="300">
                <text:p>30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122.521008403361">
                <text:p>122.5210084033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2659">
                <text:p>132659</text:p>
              </table:table-cell>
              <table:table-cell office:value-type="float" office:value="912">
                <text:p>912</text:p>
              </table:table-cell>
              <table:table-cell office:value-type="float" office:value="300">
                <text:p>300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134.621848739496">
                <text:p>134.6218487394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2661">
                <text:p>132661</text:p>
              </table:table-cell>
              <table:table-cell office:value-type="float" office:value="930">
                <text:p>930</text:p>
              </table:table-cell>
              <table:table-cell office:value-type="float" office:value="300">
                <text:p>300</text:p>
              </table:table-cell>
              <table:table-cell office:value-type="float" office:value="143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143.697478991597">
                <text:p>143.6974789915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2663">
                <text:p>132663</text:p>
              </table:table-cell>
              <table:table-cell office:value-type="float" office:value="938">
                <text:p>938</text:p>
              </table:table-cell>
              <table:table-cell office:value-type="float" office:value="300">
                <text:p>300</text:p>
              </table:table-cell>
              <table:table-cell office:value-type="float" office:value="147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147.731092436975">
                <text:p>147.7310924369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666">
                <text:p>132666</text:p>
              </table:table-cell>
              <table:table-cell office:value-type="float" office:value="934">
                <text:p>934</text:p>
              </table:table-cell>
              <table:table-cell office:value-type="float" office:value="300">
                <text:p>300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145.714285714286">
                <text:p>145.7142857142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2668">
                <text:p>132668</text:p>
              </table:table-cell>
              <table:table-cell office:value-type="float" office:value="927">
                <text:p>927</text:p>
              </table:table-cell>
              <table:table-cell office:value-type="float" office:value="300">
                <text:p>300</text:p>
              </table:table-cell>
              <table:table-cell office:value-type="float" office:value="142">
                <text:p>14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142.18487394958">
                <text:p>142.184873949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2670">
                <text:p>132670</text:p>
              </table:table-cell>
              <table:table-cell office:value-type="float" office:value="910">
                <text:p>910</text:p>
              </table:table-cell>
              <table:table-cell office:value-type="float" office:value="300">
                <text:p>300</text:p>
              </table:table-cell>
              <table:table-cell office:value-type="float" office:value="133">
                <text:p>13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133.613445378151">
                <text:p>133.6134453781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2672">
                <text:p>132672</text:p>
              </table:table-cell>
              <table:table-cell office:value-type="float" office:value="889">
                <text:p>889</text:p>
              </table:table-cell>
              <table:table-cell office:value-type="float" office:value="300">
                <text:p>300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123.025210084034">
                <text:p>123.0252100840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2674">
                <text:p>132674</text:p>
              </table:table-cell>
              <table:table-cell office:value-type="float" office:value="862">
                <text:p>862</text:p>
              </table:table-cell>
              <table:table-cell office:value-type="float" office:value="300">
                <text:p>300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109.411764705882">
                <text:p>109.4117647058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2676">
                <text:p>132676</text:p>
              </table:table-cell>
              <table:table-cell office:value-type="float" office:value="831">
                <text:p>831</text:p>
              </table:table-cell>
              <table:table-cell office:value-type="float" office:value="300">
                <text:p>300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93.781512605042">
                <text:p>93.7815126050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2678">
                <text:p>132678</text:p>
              </table:table-cell>
              <table:table-cell office:value-type="float" office:value="802">
                <text:p>802</text:p>
              </table:table-cell>
              <table:table-cell office:value-type="float" office:value="300">
                <text:p>30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79.1596638655462">
                <text:p>79.15966386554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2680">
                <text:p>132680</text:p>
              </table:table-cell>
              <table:table-cell office:value-type="float" office:value="772">
                <text:p>772</text:p>
              </table:table-cell>
              <table:table-cell office:value-type="float" office:value="300">
                <text:p>300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64.0336134453782">
                <text:p>64.03361344537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2682">
                <text:p>132682</text:p>
              </table:table-cell>
              <table:table-cell office:value-type="float" office:value="746">
                <text:p>746</text:p>
              </table:table-cell>
              <table:table-cell office:value-type="float" office:value="300">
                <text:p>3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50.9243697478992">
                <text:p>50.92436974789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2684">
                <text:p>132684</text:p>
              </table:table-cell>
              <table:table-cell office:value-type="float" office:value="721">
                <text:p>721</text:p>
              </table:table-cell>
              <table:table-cell office:value-type="float" office:value="300">
                <text:p>30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38.3193277310924">
                <text:p>38.31932773109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2686">
                <text:p>132686</text:p>
              </table:table-cell>
              <table:table-cell office:value-type="float" office:value="705">
                <text:p>705</text:p>
              </table:table-cell>
              <table:table-cell office:value-type="float" office:value="300">
                <text:p>300</text:p>
              </table:table-cell>
              <table:table-cell office:value-type="float" office:value="30">
                <text:p>3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30.2521008403361">
                <text:p>30.25210084033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2688">
                <text:p>132688</text:p>
              </table:table-cell>
              <table:table-cell office:value-type="float" office:value="700">
                <text:p>700</text:p>
              </table:table-cell>
              <table:table-cell office:value-type="float" office:value="300">
                <text:p>300</text:p>
              </table:table-cell>
              <table:table-cell office:value-type="float" office:value="27">
                <text:p>2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27.7310924369748">
                <text:p>27.73109243697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2690">
                <text:p>132690</text:p>
              </table:table-cell>
              <table:table-cell office:value-type="float" office:value="699">
                <text:p>699</text:p>
              </table:table-cell>
              <table:table-cell office:value-type="float" office:value="300">
                <text:p>300</text:p>
              </table:table-cell>
              <table:table-cell office:value-type="float" office:value="27">
                <text:p>2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27.2268907563025">
                <text:p>27.22689075630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2692">
                <text:p>132692</text:p>
              </table:table-cell>
              <table:table-cell office:value-type="float" office:value="713">
                <text:p>713</text:p>
              </table:table-cell>
              <table:table-cell office:value-type="float" office:value="300">
                <text:p>30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34.2857142857143">
                <text:p>34.28571428571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2695">
                <text:p>132695</text:p>
              </table:table-cell>
              <table:table-cell office:value-type="float" office:value="734">
                <text:p>734</text:p>
              </table:table-cell>
              <table:table-cell office:value-type="float" office:value="300">
                <text:p>300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44.8739495798319">
                <text:p>44.87394957983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2697">
                <text:p>132697</text:p>
              </table:table-cell>
              <table:table-cell office:value-type="float" office:value="755">
                <text:p>755</text:p>
              </table:table-cell>
              <table:table-cell office:value-type="float" office:value="300">
                <text:p>300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55.4621848739496">
                <text:p>55.46218487394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2699">
                <text:p>132699</text:p>
              </table:table-cell>
              <table:table-cell office:value-type="float" office:value="775">
                <text:p>775</text:p>
              </table:table-cell>
              <table:table-cell office:value-type="float" office:value="300">
                <text:p>300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65.546218487395">
                <text:p>65.5462184873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2701">
                <text:p>132701</text:p>
              </table:table-cell>
              <table:table-cell office:value-type="float" office:value="799">
                <text:p>799</text:p>
              </table:table-cell>
              <table:table-cell office:value-type="float" office:value="300">
                <text:p>300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77.6470588235294">
                <text:p>77.64705882352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2703">
                <text:p>132703</text:p>
              </table:table-cell>
              <table:table-cell office:value-type="float" office:value="821">
                <text:p>821</text:p>
              </table:table-cell>
              <table:table-cell office:value-type="float" office:value="300">
                <text:p>300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88.7394957983193">
                <text:p>88.73949579831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2705">
                <text:p>132705</text:p>
              </table:table-cell>
              <table:table-cell office:value-type="float" office:value="842">
                <text:p>842</text:p>
              </table:table-cell>
              <table:table-cell office:value-type="float" office:value="300">
                <text:p>3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99.327731092437">
                <text:p>99.3277310924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2707">
                <text:p>132707</text:p>
              </table:table-cell>
              <table:table-cell office:value-type="float" office:value="857">
                <text:p>857</text:p>
              </table:table-cell>
              <table:table-cell office:value-type="float" office:value="300">
                <text:p>300</text:p>
              </table:table-cell>
              <table:table-cell office:value-type="float" office:value="106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106.890756302521">
                <text:p>106.8907563025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2709">
                <text:p>132709</text:p>
              </table:table-cell>
              <table:table-cell office:value-type="float" office:value="874">
                <text:p>874</text:p>
              </table:table-cell>
              <table:table-cell office:value-type="float" office:value="300">
                <text:p>300</text:p>
              </table:table-cell>
              <table:table-cell office:value-type="float" office:value="115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115.46218487395">
                <text:p>115.462184873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2711">
                <text:p>132711</text:p>
              </table:table-cell>
              <table:table-cell office:value-type="float" office:value="889">
                <text:p>889</text:p>
              </table:table-cell>
              <table:table-cell office:value-type="float" office:value="300">
                <text:p>300</text:p>
              </table:table-cell>
              <table:table-cell office:value-type="float" office:value="123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123.025210084034">
                <text:p>123.0252100840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713">
                <text:p>132713</text:p>
              </table:table-cell>
              <table:table-cell office:value-type="float" office:value="901">
                <text:p>901</text:p>
              </table:table-cell>
              <table:table-cell office:value-type="float" office:value="300">
                <text:p>300</text:p>
              </table:table-cell>
              <table:table-cell office:value-type="float" office:value="129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129.075630252101">
                <text:p>129.0756302521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2715">
                <text:p>132715</text:p>
              </table:table-cell>
              <table:table-cell office:value-type="float" office:value="912">
                <text:p>912</text:p>
              </table:table-cell>
              <table:table-cell office:value-type="float" office:value="300">
                <text:p>300</text:p>
              </table:table-cell>
              <table:table-cell office:value-type="float" office:value="134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134.621848739496">
                <text:p>134.6218487394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2717">
                <text:p>132717</text:p>
              </table:table-cell>
              <table:table-cell office:value-type="float" office:value="914">
                <text:p>914</text:p>
              </table:table-cell>
              <table:table-cell office:value-type="float" office:value="300">
                <text:p>30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135.63025210084">
                <text:p>135.630252100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2719">
                <text:p>132719</text:p>
              </table:table-cell>
              <table:table-cell office:value-type="float" office:value="911">
                <text:p>911</text:p>
              </table:table-cell>
              <table:table-cell office:value-type="float" office:value="300">
                <text:p>300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134.117647058824">
                <text:p>134.1176470588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2721">
                <text:p>132721</text:p>
              </table:table-cell>
              <table:table-cell office:value-type="float" office:value="907">
                <text:p>907</text:p>
              </table:table-cell>
              <table:table-cell office:value-type="float" office:value="300">
                <text:p>300</text:p>
              </table:table-cell>
              <table:table-cell office:value-type="float" office:value="132">
                <text:p>13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132.100840336134">
                <text:p>132.1008403361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2723">
                <text:p>132723</text:p>
              </table:table-cell>
              <table:table-cell office:value-type="float" office:value="901">
                <text:p>901</text:p>
              </table:table-cell>
              <table:table-cell office:value-type="float" office:value="300">
                <text:p>300</text:p>
              </table:table-cell>
              <table:table-cell office:value-type="float" office:value="129">
                <text:p>12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129.075630252101">
                <text:p>129.0756302521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2725">
                <text:p>132725</text:p>
              </table:table-cell>
              <table:table-cell office:value-type="float" office:value="886">
                <text:p>886</text:p>
              </table:table-cell>
              <table:table-cell office:value-type="float" office:value="300">
                <text:p>300</text:p>
              </table:table-cell>
              <table:table-cell office:value-type="float" office:value="121">
                <text:p>12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121.512605042017">
                <text:p>121.5126050420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2727">
                <text:p>132727</text:p>
              </table:table-cell>
              <table:table-cell office:value-type="float" office:value="871">
                <text:p>871</text:p>
              </table:table-cell>
              <table:table-cell office:value-type="float" office:value="300">
                <text:p>300</text:p>
              </table:table-cell>
              <table:table-cell office:value-type="float" office:value="113">
                <text:p>11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113.949579831933">
                <text:p>113.9495798319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2729">
                <text:p>132729</text:p>
              </table:table-cell>
              <table:table-cell office:value-type="float" office:value="853">
                <text:p>853</text:p>
              </table:table-cell>
              <table:table-cell office:value-type="float" office:value="300">
                <text:p>300</text:p>
              </table:table-cell>
              <table:table-cell office:value-type="float" office:value="104">
                <text:p>10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104.873949579832">
                <text:p>104.8739495798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2731">
                <text:p>132731</text:p>
              </table:table-cell>
              <table:table-cell office:value-type="float" office:value="834">
                <text:p>834</text:p>
              </table:table-cell>
              <table:table-cell office:value-type="float" office:value="300">
                <text:p>300</text:p>
              </table:table-cell>
              <table:table-cell office:value-type="float" office:value="95">
                <text:p>9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95.2941176470588">
                <text:p>95.29411764705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2733">
                <text:p>132733</text:p>
              </table:table-cell>
              <table:table-cell office:value-type="float" office:value="812">
                <text:p>812</text:p>
              </table:table-cell>
              <table:table-cell office:value-type="float" office:value="300">
                <text:p>300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84.2016806722689">
                <text:p>84.20168067226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2736">
                <text:p>132736</text:p>
              </table:table-cell>
              <table:table-cell office:value-type="float" office:value="792">
                <text:p>792</text:p>
              </table:table-cell>
              <table:table-cell office:value-type="float" office:value="300">
                <text:p>300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74.1176470588235">
                <text:p>74.11764705882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2738">
                <text:p>132738</text:p>
              </table:table-cell>
              <table:table-cell office:value-type="float" office:value="770">
                <text:p>770</text:p>
              </table:table-cell>
              <table:table-cell office:value-type="float" office:value="300">
                <text:p>300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63.0252100840336">
                <text:p>63.02521008403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2740">
                <text:p>132740</text:p>
              </table:table-cell>
              <table:table-cell office:value-type="float" office:value="752">
                <text:p>752</text:p>
              </table:table-cell>
              <table:table-cell office:value-type="float" office:value="300">
                <text:p>300</text:p>
              </table:table-cell>
              <table:table-cell office:value-type="float" office:value="53">
                <text:p>5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53.9495798319328">
                <text:p>53.94957983193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2742">
                <text:p>132742</text:p>
              </table:table-cell>
              <table:table-cell office:value-type="float" office:value="738">
                <text:p>738</text:p>
              </table:table-cell>
              <table:table-cell office:value-type="float" office:value="300">
                <text:p>300</text:p>
              </table:table-cell>
              <table:table-cell office:value-type="float" office:value="46">
                <text:p>4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46.890756302521">
                <text:p>46.8907563025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2744">
                <text:p>132744</text:p>
              </table:table-cell>
              <table:table-cell office:value-type="float" office:value="729">
                <text:p>729</text:p>
              </table:table-cell>
              <table:table-cell office:value-type="float" office:value="300">
                <text:p>300</text:p>
              </table:table-cell>
              <table:table-cell office:value-type="float" office:value="42">
                <text:p>4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42.3529411764706">
                <text:p>42.35294117647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2746">
                <text:p>132746</text:p>
              </table:table-cell>
              <table:table-cell office:value-type="float" office:value="719">
                <text:p>719</text:p>
              </table:table-cell>
              <table:table-cell office:value-type="float" office:value="300">
                <text:p>300</text:p>
              </table:table-cell>
              <table:table-cell office:value-type="float" office:value="37">
                <text:p>3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37.3109243697479">
                <text:p>37.31092436974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2748">
                <text:p>132748</text:p>
              </table:table-cell>
              <table:table-cell office:value-type="float" office:value="720">
                <text:p>720</text:p>
              </table:table-cell>
              <table:table-cell office:value-type="float" office:value="300">
                <text:p>30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5">
                <text:p>645</text:p>
              </table:table-cell>
              <table:table-cell office:value-type="float" office:value="1002">
                <text:p>1002</text:p>
              </table:table-cell>
              <table:table-cell office:value-type="float" office:value="37.8151260504202">
                <text:p>37.81512605042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2750">
                <text:p>132750</text:p>
              </table:table-cell>
              <table:table-cell office:value-type="float" office:value="727">
                <text:p>727</text:p>
              </table:table-cell>
              <table:table-cell office:value-type="float" office:value="300">
                <text:p>300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40.9550561797753">
                <text:p>40.95505617977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2752">
                <text:p>132752</text:p>
              </table:table-cell>
              <table:table-cell office:value-type="float" office:value="752">
                <text:p>752</text:p>
              </table:table-cell>
              <table:table-cell office:value-type="float" office:value="100">
                <text:p>100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53.5955056179775">
                <text:p>53.59550561797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2754">
                <text:p>132754</text:p>
              </table:table-cell>
              <table:table-cell office:value-type="float" office:value="746">
                <text:p>746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50.561797752809">
                <text:p>50.5617977528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2756">
                <text:p>132756</text:p>
              </table:table-cell>
              <table:table-cell office:value-type="float" office:value="759">
                <text:p>759</text:p>
              </table:table-cell>
              <table:table-cell office:value-type="float" office:value="100">
                <text:p>100</text:p>
              </table:table-cell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57.1348314606742">
                <text:p>57.13483146067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2758">
                <text:p>132758</text:p>
              </table:table-cell>
              <table:table-cell office:value-type="float" office:value="775">
                <text:p>775</text:p>
              </table:table-cell>
              <table:table-cell office:value-type="float" office:value="100">
                <text:p>100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65.2247191011236">
                <text:p>65.22471910112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2760">
                <text:p>132760</text:p>
              </table:table-cell>
              <table:table-cell office:value-type="float" office:value="791">
                <text:p>791</text:p>
              </table:table-cell>
              <table:table-cell office:value-type="float" office:value="100">
                <text:p>100</text:p>
              </table:table-cell>
              <table:table-cell office:value-type="float" office:value="73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73.314606741573">
                <text:p>73.3146067415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2762">
                <text:p>132762</text:p>
              </table:table-cell>
              <table:table-cell office:value-type="float" office:value="810">
                <text:p>810</text:p>
              </table:table-cell>
              <table:table-cell office:value-type="float" office:value="100">
                <text:p>100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82.9213483146068">
                <text:p>82.92134831460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2764">
                <text:p>132764</text:p>
              </table:table-cell>
              <table:table-cell office:value-type="float" office:value="828">
                <text:p>828</text:p>
              </table:table-cell>
              <table:table-cell office:value-type="float" office:value="100">
                <text:p>100</text:p>
              </table:table-cell>
              <table:table-cell office:value-type="float" office:value="92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92.0224719101124">
                <text:p>92.02247191011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2766">
                <text:p>132766</text:p>
              </table:table-cell>
              <table:table-cell office:value-type="float" office:value="829">
                <text:p>829</text:p>
              </table:table-cell>
              <table:table-cell office:value-type="float" office:value="200">
                <text:p>200</text:p>
              </table:table-cell>
              <table:table-cell office:value-type="float" office:value="92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92.5280898876405">
                <text:p>92.52808988764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2768">
                <text:p>132768</text:p>
              </table:table-cell>
              <table:table-cell office:value-type="float" office:value="864">
                <text:p>864</text:p>
              </table:table-cell>
              <table:table-cell office:value-type="float" office:value="200">
                <text:p>200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10.224719101124">
                <text:p>110.2247191011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2770">
                <text:p>132770</text:p>
              </table:table-cell>
              <table:table-cell office:value-type="float" office:value="883">
                <text:p>883</text:p>
              </table:table-cell>
              <table:table-cell office:value-type="float" office:value="200">
                <text:p>200</text:p>
              </table:table-cell>
              <table:table-cell office:value-type="float" office:value="119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19.831460674157">
                <text:p>119.8314606741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2772">
                <text:p>132772</text:p>
              </table:table-cell>
              <table:table-cell office:value-type="float" office:value="902">
                <text:p>902</text:p>
              </table:table-cell>
              <table:table-cell office:value-type="float" office:value="200">
                <text:p>200</text:p>
              </table:table-cell>
              <table:table-cell office:value-type="float" office:value="129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29.438202247191">
                <text:p>129.4382022471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2774">
                <text:p>132774</text:p>
              </table:table-cell>
              <table:table-cell office:value-type="float" office:value="918">
                <text:p>918</text:p>
              </table:table-cell>
              <table:table-cell office:value-type="float" office:value="200">
                <text:p>200</text:p>
              </table:table-cell>
              <table:table-cell office:value-type="float" office:value="137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37.52808988764">
                <text:p>137.528089887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2776">
                <text:p>132776</text:p>
              </table:table-cell>
              <table:table-cell office:value-type="float" office:value="925">
                <text:p>925</text:p>
              </table:table-cell>
              <table:table-cell office:value-type="float" office:value="200">
                <text:p>200</text:p>
              </table:table-cell>
              <table:table-cell office:value-type="float" office:value="141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41.067415730337">
                <text:p>141.0674157303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2779">
                <text:p>132779</text:p>
              </table:table-cell>
              <table:table-cell office:value-type="float" office:value="924">
                <text:p>924</text:p>
              </table:table-cell>
              <table:table-cell office:value-type="float" office:value="200">
                <text:p>200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40.561797752809">
                <text:p>140.5617977528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2781">
                <text:p>132781</text:p>
              </table:table-cell>
              <table:table-cell office:value-type="float" office:value="919">
                <text:p>919</text:p>
              </table:table-cell>
              <table:table-cell office:value-type="float" office:value="200">
                <text:p>200</text:p>
              </table:table-cell>
              <table:table-cell office:value-type="float" office:value="138">
                <text:p>13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38.033707865169">
                <text:p>138.0337078651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2783">
                <text:p>132783</text:p>
              </table:table-cell>
              <table:table-cell office:value-type="float" office:value="904">
                <text:p>904</text:p>
              </table:table-cell>
              <table:table-cell office:value-type="float" office:value="200">
                <text:p>200</text:p>
              </table:table-cell>
              <table:table-cell office:value-type="float" office:value="130">
                <text:p>13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30.449438202247">
                <text:p>130.4494382022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2785">
                <text:p>132785</text:p>
              </table:table-cell>
              <table:table-cell office:value-type="float" office:value="894">
                <text:p>894</text:p>
              </table:table-cell>
              <table:table-cell office:value-type="float" office:value="200">
                <text:p>200</text:p>
              </table:table-cell>
              <table:table-cell office:value-type="float" office:value="125">
                <text:p>12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25.393258426966">
                <text:p>125.3932584269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2787">
                <text:p>132787</text:p>
              </table:table-cell>
              <table:table-cell office:value-type="float" office:value="874">
                <text:p>874</text:p>
              </table:table-cell>
              <table:table-cell office:value-type="float" office:value="200">
                <text:p>200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15.280898876405">
                <text:p>115.2808988764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2789">
                <text:p>132789</text:p>
              </table:table-cell>
              <table:table-cell office:value-type="float" office:value="854">
                <text:p>854</text:p>
              </table:table-cell>
              <table:table-cell office:value-type="float" office:value="200">
                <text:p>200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05.168539325843">
                <text:p>105.1685393258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2791">
                <text:p>132791</text:p>
              </table:table-cell>
              <table:table-cell office:value-type="float" office:value="836">
                <text:p>836</text:p>
              </table:table-cell>
              <table:table-cell office:value-type="float" office:value="200">
                <text:p>200</text:p>
              </table:table-cell>
              <table:table-cell office:value-type="float" office:value="96">
                <text:p>9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96.0674157303371">
                <text:p>96.06741573033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2793">
                <text:p>132793</text:p>
              </table:table-cell>
              <table:table-cell office:value-type="float" office:value="1023">
                <text:p>1023</text:p>
              </table:table-cell>
              <table:table-cell office:value-type="float" office:value="300">
                <text:p>300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90.61797752809">
                <text:p>190.617977528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2795">
                <text:p>132795</text:p>
              </table:table-cell>
              <table:table-cell office:value-type="float" office:value="801">
                <text:p>801</text:p>
              </table:table-cell>
              <table:table-cell office:value-type="float" office:value="300">
                <text:p>30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78.3707865168539">
                <text:p>78.37078651685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2797">
                <text:p>132797</text:p>
              </table:table-cell>
              <table:table-cell office:value-type="float" office:value="783">
                <text:p>783</text:p>
              </table:table-cell>
              <table:table-cell office:value-type="float" office:value="300">
                <text:p>300</text:p>
              </table:table-cell>
              <table:table-cell office:value-type="float" office:value="69">
                <text:p>6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69.2696629213483">
                <text:p>69.26966292134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2799">
                <text:p>132799</text:p>
              </table:table-cell>
              <table:table-cell office:value-type="float" office:value="768">
                <text:p>768</text:p>
              </table:table-cell>
              <table:table-cell office:value-type="float" office:value="300">
                <text:p>300</text:p>
              </table:table-cell>
              <table:table-cell office:value-type="float" office:value="61">
                <text:p>6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61.685393258427">
                <text:p>61.6853932584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2801">
                <text:p>132801</text:p>
              </table:table-cell>
              <table:table-cell office:value-type="float" office:value="754">
                <text:p>754</text:p>
              </table:table-cell>
              <table:table-cell office:value-type="float" office:value="300">
                <text:p>300</text:p>
              </table:table-cell>
              <table:table-cell office:value-type="float" office:value="54">
                <text:p>5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54.6067415730337">
                <text:p>54.60674157303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2803">
                <text:p>132803</text:p>
              </table:table-cell>
              <table:table-cell office:value-type="float" office:value="740">
                <text:p>740</text:p>
              </table:table-cell>
              <table:table-cell office:value-type="float" office:value="300">
                <text:p>300</text:p>
              </table:table-cell>
              <table:table-cell office:value-type="float" office:value="47">
                <text:p>4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47.5280898876405">
                <text:p>47.52808988764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2805">
                <text:p>132805</text:p>
              </table:table-cell>
              <table:table-cell office:value-type="float" office:value="734">
                <text:p>734</text:p>
              </table:table-cell>
              <table:table-cell office:value-type="float" office:value="300">
                <text:p>300</text:p>
              </table:table-cell>
              <table:table-cell office:value-type="float" office:value="44">
                <text:p>4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44.4943820224719">
                <text:p>44.49438202247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2807">
                <text:p>132807</text:p>
              </table:table-cell>
              <table:table-cell office:value-type="float" office:value="729">
                <text:p>729</text:p>
              </table:table-cell>
              <table:table-cell office:value-type="float" office:value="300">
                <text:p>300</text:p>
              </table:table-cell>
              <table:table-cell office:value-type="float" office:value="41">
                <text:p>4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41.9662921348315">
                <text:p>41.96629213483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2809">
                <text:p>132809</text:p>
              </table:table-cell>
              <table:table-cell office:value-type="float" office:value="727">
                <text:p>727</text:p>
              </table:table-cell>
              <table:table-cell office:value-type="float" office:value="300">
                <text:p>300</text:p>
              </table:table-cell>
              <table:table-cell office:value-type="float" office:value="40">
                <text:p>4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40.9550561797753">
                <text:p>40.95505617977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2811">
                <text:p>132811</text:p>
              </table:table-cell>
              <table:table-cell office:value-type="float" office:value="734">
                <text:p>734</text:p>
              </table:table-cell>
              <table:table-cell office:value-type="float" office:value="300">
                <text:p>300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44.4943820224719">
                <text:p>44.49438202247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2813">
                <text:p>132813</text:p>
              </table:table-cell>
              <table:table-cell office:value-type="float" office:value="743">
                <text:p>743</text:p>
              </table:table-cell>
              <table:table-cell office:value-type="float" office:value="300">
                <text:p>300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49.0449438202247">
                <text:p>49.04494382022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2815">
                <text:p>132815</text:p>
              </table:table-cell>
              <table:table-cell office:value-type="float" office:value="1023">
                <text:p>1023</text:p>
              </table:table-cell>
              <table:table-cell office:value-type="float" office:value="100">
                <text:p>100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90.61797752809">
                <text:p>190.617977528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2817">
                <text:p>132817</text:p>
              </table:table-cell>
              <table:table-cell office:value-type="float" office:value="762">
                <text:p>762</text:p>
              </table:table-cell>
              <table:table-cell office:value-type="float" office:value="100">
                <text:p>10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58.6516853932584">
                <text:p>58.65168539325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2819">
                <text:p>132819</text:p>
              </table:table-cell>
              <table:table-cell office:value-type="float" office:value="774">
                <text:p>774</text:p>
              </table:table-cell>
              <table:table-cell office:value-type="float" office:value="100">
                <text:p>100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64.7191011235955">
                <text:p>64.71910112359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2822">
                <text:p>132822</text:p>
              </table:table-cell>
              <table:table-cell office:value-type="float" office:value="786">
                <text:p>786</text:p>
              </table:table-cell>
              <table:table-cell office:value-type="float" office:value="100">
                <text:p>100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70.7865168539326">
                <text:p>70.78651685393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2824">
                <text:p>132824</text:p>
              </table:table-cell>
              <table:table-cell office:value-type="float" office:value="799">
                <text:p>799</text:p>
              </table:table-cell>
              <table:table-cell office:value-type="float" office:value="100">
                <text:p>100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77.3595505617977">
                <text:p>77.35955056179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2826">
                <text:p>132826</text:p>
              </table:table-cell>
              <table:table-cell office:value-type="float" office:value="814">
                <text:p>814</text:p>
              </table:table-cell>
              <table:table-cell office:value-type="float" office:value="100">
                <text:p>100</text:p>
              </table:table-cell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84.9438202247191">
                <text:p>84.94382022471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2828">
                <text:p>132828</text:p>
              </table:table-cell>
              <table:table-cell office:value-type="float" office:value="828">
                <text:p>828</text:p>
              </table:table-cell>
              <table:table-cell office:value-type="float" office:value="100">
                <text:p>100</text:p>
              </table:table-cell>
              <table:table-cell office:value-type="float" office:value="92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92.0224719101124">
                <text:p>92.02247191011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2830">
                <text:p>132830</text:p>
              </table:table-cell>
              <table:table-cell office:value-type="float" office:value="824">
                <text:p>824</text:p>
              </table:table-cell>
              <table:table-cell office:value-type="float" office:value="200">
                <text:p>20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2832">
                <text:p>132832</text:p>
              </table:table-cell>
              <table:table-cell office:value-type="float" office:value="859">
                <text:p>859</text:p>
              </table:table-cell>
              <table:table-cell office:value-type="float" office:value="200">
                <text:p>200</text:p>
              </table:table-cell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07.696629213483">
                <text:p>107.6966292134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2834">
                <text:p>132834</text:p>
              </table:table-cell>
              <table:table-cell office:value-type="float" office:value="872">
                <text:p>872</text:p>
              </table:table-cell>
              <table:table-cell office:value-type="float" office:value="200">
                <text:p>200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14.269662921348">
                <text:p>114.2696629213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2836">
                <text:p>132836</text:p>
              </table:table-cell>
              <table:table-cell office:value-type="float" office:value="888">
                <text:p>888</text:p>
              </table:table-cell>
              <table:table-cell office:value-type="float" office:value="200">
                <text:p>200</text:p>
              </table:table-cell>
              <table:table-cell office:value-type="float" office:value="122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22.359550561798">
                <text:p>122.3595505617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2838">
                <text:p>132838</text:p>
              </table:table-cell>
              <table:table-cell office:value-type="float" office:value="900">
                <text:p>900</text:p>
              </table:table-cell>
              <table:table-cell office:value-type="float" office:value="200">
                <text:p>200</text:p>
              </table:table-cell>
              <table:table-cell office:value-type="float" office:value="128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28.426966292135">
                <text:p>128.4269662921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2840">
                <text:p>132840</text:p>
              </table:table-cell>
              <table:table-cell office:value-type="float" office:value="907">
                <text:p>907</text:p>
              </table:table-cell>
              <table:table-cell office:value-type="float" office:value="200">
                <text:p>200</text:p>
              </table:table-cell>
              <table:table-cell office:value-type="float" office:value="131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31.966292134831">
                <text:p>131.9662921348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2842">
                <text:p>132842</text:p>
              </table:table-cell>
              <table:table-cell office:value-type="float" office:value="914">
                <text:p>914</text:p>
              </table:table-cell>
              <table:table-cell office:value-type="float" office:value="200">
                <text:p>20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35.505617977528">
                <text:p>135.5056179775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2844">
                <text:p>132844</text:p>
              </table:table-cell>
              <table:table-cell office:value-type="float" office:value="913">
                <text:p>913</text:p>
              </table:table-cell>
              <table:table-cell office:value-type="float" office:value="200">
                <text:p>200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846">
                <text:p>132846</text:p>
              </table:table-cell>
              <table:table-cell office:value-type="float" office:value="909">
                <text:p>909</text:p>
              </table:table-cell>
              <table:table-cell office:value-type="float" office:value="200">
                <text:p>200</text:p>
              </table:table-cell>
              <table:table-cell office:value-type="float" office:value="132">
                <text:p>13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32.977528089888">
                <text:p>132.9775280898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848">
                <text:p>132848</text:p>
              </table:table-cell>
              <table:table-cell office:value-type="float" office:value="896">
                <text:p>896</text:p>
              </table:table-cell>
              <table:table-cell office:value-type="float" office:value="200">
                <text:p>200</text:p>
              </table:table-cell>
              <table:table-cell office:value-type="float" office:value="126">
                <text:p>12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26.404494382022">
                <text:p>126.4044943820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2850">
                <text:p>132850</text:p>
              </table:table-cell>
              <table:table-cell office:value-type="float" office:value="887">
                <text:p>887</text:p>
              </table:table-cell>
              <table:table-cell office:value-type="float" office:value="200">
                <text:p>200</text:p>
              </table:table-cell>
              <table:table-cell office:value-type="float" office:value="121">
                <text:p>12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21.85393258427">
                <text:p>121.853932584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2852">
                <text:p>132852</text:p>
              </table:table-cell>
              <table:table-cell office:value-type="float" office:value="871">
                <text:p>871</text:p>
              </table:table-cell>
              <table:table-cell office:value-type="float" office:value="200">
                <text:p>200</text:p>
              </table:table-cell>
              <table:table-cell office:value-type="float" office:value="113">
                <text:p>11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13.76404494382">
                <text:p>113.764044943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2854">
                <text:p>132854</text:p>
              </table:table-cell>
              <table:table-cell office:value-type="float" office:value="855">
                <text:p>855</text:p>
              </table:table-cell>
              <table:table-cell office:value-type="float" office:value="200">
                <text:p>200</text:p>
              </table:table-cell>
              <table:table-cell office:value-type="float" office:value="105">
                <text:p>10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05.674157303371">
                <text:p>105.67415730337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2857">
                <text:p>132857</text:p>
              </table:table-cell>
              <table:table-cell office:value-type="float" office:value="838">
                <text:p>838</text:p>
              </table:table-cell>
              <table:table-cell office:value-type="float" office:value="200">
                <text:p>200</text:p>
              </table:table-cell>
              <table:table-cell office:value-type="float" office:value="97">
                <text:p>9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97.0786516853933">
                <text:p>97.07865168539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2859">
                <text:p>132859</text:p>
              </table:table-cell>
              <table:table-cell office:value-type="float" office:value="1023">
                <text:p>1023</text:p>
              </table:table-cell>
              <table:table-cell office:value-type="float" office:value="300">
                <text:p>300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90.61797752809">
                <text:p>190.617977528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2861">
                <text:p>132861</text:p>
              </table:table-cell>
              <table:table-cell office:value-type="float" office:value="806">
                <text:p>806</text:p>
              </table:table-cell>
              <table:table-cell office:value-type="float" office:value="300">
                <text:p>30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80.8988764044944">
                <text:p>80.89887640449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2864">
                <text:p>132864</text:p>
              </table:table-cell>
              <table:table-cell office:value-type="float" office:value="795">
                <text:p>795</text:p>
              </table:table-cell>
              <table:table-cell office:value-type="float" office:value="300">
                <text:p>300</text:p>
              </table:table-cell>
              <table:table-cell office:value-type="float" office:value="75">
                <text:p>7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75.3370786516854">
                <text:p>75.33707865168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2866">
                <text:p>132866</text:p>
              </table:table-cell>
              <table:table-cell office:value-type="float" office:value="781">
                <text:p>781</text:p>
              </table:table-cell>
              <table:table-cell office:value-type="float" office:value="300">
                <text:p>300</text:p>
              </table:table-cell>
              <table:table-cell office:value-type="float" office:value="68">
                <text:p>6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68.2584269662921">
                <text:p>68.25842696629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2868">
                <text:p>132868</text:p>
              </table:table-cell>
              <table:table-cell office:value-type="float" office:value="767">
                <text:p>767</text:p>
              </table:table-cell>
              <table:table-cell office:value-type="float" office:value="300">
                <text:p>300</text:p>
              </table:table-cell>
              <table:table-cell office:value-type="float" office:value="61">
                <text:p>6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61.1797752808989">
                <text:p>61.17977528089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2870">
                <text:p>132870</text:p>
              </table:table-cell>
              <table:table-cell office:value-type="float" office:value="759">
                <text:p>759</text:p>
              </table:table-cell>
              <table:table-cell office:value-type="float" office:value="300">
                <text:p>300</text:p>
              </table:table-cell>
              <table:table-cell office:value-type="float" office:value="57">
                <text:p>5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57.1348314606742">
                <text:p>57.13483146067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2872">
                <text:p>132872</text:p>
              </table:table-cell>
              <table:table-cell office:value-type="float" office:value="745">
                <text:p>745</text:p>
              </table:table-cell>
              <table:table-cell office:value-type="float" office:value="300">
                <text:p>300</text:p>
              </table:table-cell>
              <table:table-cell office:value-type="float" office:value="50">
                <text:p>5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50.0561797752809">
                <text:p>50.05617977528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2874">
                <text:p>132874</text:p>
              </table:table-cell>
              <table:table-cell office:value-type="float" office:value="743">
                <text:p>743</text:p>
              </table:table-cell>
              <table:table-cell office:value-type="float" office:value="300">
                <text:p>300</text:p>
              </table:table-cell>
              <table:table-cell office:value-type="float" office:value="49">
                <text:p>4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49.0449438202247">
                <text:p>49.04494382022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2876">
                <text:p>132876</text:p>
              </table:table-cell>
              <table:table-cell office:value-type="float" office:value="737">
                <text:p>737</text:p>
              </table:table-cell>
              <table:table-cell office:value-type="float" office:value="300">
                <text:p>300</text:p>
              </table:table-cell>
              <table:table-cell office:value-type="float" office:value="46">
                <text:p>4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46.0112359550562">
                <text:p>46.01123595505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2878">
                <text:p>132878</text:p>
              </table:table-cell>
              <table:table-cell office:value-type="float" office:value="738">
                <text:p>738</text:p>
              </table:table-cell>
              <table:table-cell office:value-type="float" office:value="300">
                <text:p>300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46.5168539325843">
                <text:p>46.51685393258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2880">
                <text:p>132880</text:p>
              </table:table-cell>
              <table:table-cell office:value-type="float" office:value="740">
                <text:p>740</text:p>
              </table:table-cell>
              <table:table-cell office:value-type="float" office:value="300">
                <text:p>300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47.5280898876405">
                <text:p>47.52808988764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2882">
                <text:p>132882</text:p>
              </table:table-cell>
              <table:table-cell office:value-type="float" office:value="763">
                <text:p>763</text:p>
              </table:table-cell>
              <table:table-cell office:value-type="float" office:value="100">
                <text:p>10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59.1573033707865">
                <text:p>59.15730337078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2884">
                <text:p>132884</text:p>
              </table:table-cell>
              <table:table-cell office:value-type="float" office:value="753">
                <text:p>753</text:p>
              </table:table-cell>
              <table:table-cell office:value-type="float" office:value="100">
                <text:p>100</text:p>
              </table:table-cell>
              <table:table-cell office:value-type="float" office:value="54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54.1011235955056">
                <text:p>54.10112359550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2886">
                <text:p>132886</text:p>
              </table:table-cell>
              <table:table-cell office:value-type="float" office:value="760">
                <text:p>760</text:p>
              </table:table-cell>
              <table:table-cell office:value-type="float" office:value="100">
                <text:p>100</text:p>
              </table:table-cell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57.6404494382023">
                <text:p>57.64044943820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2888">
                <text:p>132888</text:p>
              </table:table-cell>
              <table:table-cell office:value-type="float" office:value="770">
                <text:p>770</text:p>
              </table:table-cell>
              <table:table-cell office:value-type="float" office:value="100">
                <text:p>100</text:p>
              </table:table-cell>
              <table:table-cell office:value-type="float" office:value="62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62.6966292134832">
                <text:p>62.696629213483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2890">
                <text:p>132890</text:p>
              </table:table-cell>
              <table:table-cell office:value-type="float" office:value="778">
                <text:p>778</text:p>
              </table:table-cell>
              <table:table-cell office:value-type="float" office:value="100">
                <text:p>100</text:p>
              </table:table-cell>
              <table:table-cell office:value-type="float" office:value="66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66.7415730337079">
                <text:p>66.74157303370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2891">
                <text:p>132891</text:p>
              </table:table-cell>
              <table:table-cell office:value-type="float" office:value="790">
                <text:p>790</text:p>
              </table:table-cell>
              <table:table-cell office:value-type="float" office:value="100">
                <text:p>100</text:p>
              </table:table-cell>
              <table:table-cell office:value-type="float" office:value="72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72.8089887640449">
                <text:p>72.80898876404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2893">
                <text:p>132893</text:p>
              </table:table-cell>
              <table:table-cell office:value-type="float" office:value="803">
                <text:p>803</text:p>
              </table:table-cell>
              <table:table-cell office:value-type="float" office:value="100">
                <text:p>100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79.3820224719101">
                <text:p>79.38202247191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2895">
                <text:p>132895</text:p>
              </table:table-cell>
              <table:table-cell office:value-type="float" office:value="816">
                <text:p>816</text:p>
              </table:table-cell>
              <table:table-cell office:value-type="float" office:value="100">
                <text:p>100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85.9550561797753">
                <text:p>85.95505617977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2897">
                <text:p>132897</text:p>
              </table:table-cell>
              <table:table-cell office:value-type="float" office:value="828">
                <text:p>828</text:p>
              </table:table-cell>
              <table:table-cell office:value-type="float" office:value="100">
                <text:p>100</text:p>
              </table:table-cell>
              <table:table-cell office:value-type="float" office:value="92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92.0224719101124">
                <text:p>92.02247191011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2899">
                <text:p>132899</text:p>
              </table:table-cell>
              <table:table-cell office:value-type="float" office:value="824">
                <text:p>824</text:p>
              </table:table-cell>
              <table:table-cell office:value-type="float" office:value="200">
                <text:p>20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2901">
                <text:p>132901</text:p>
              </table:table-cell>
              <table:table-cell office:value-type="float" office:value="854">
                <text:p>854</text:p>
              </table:table-cell>
              <table:table-cell office:value-type="float" office:value="200">
                <text:p>200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05.168539325843">
                <text:p>105.1685393258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2903">
                <text:p>132903</text:p>
              </table:table-cell>
              <table:table-cell office:value-type="float" office:value="868">
                <text:p>868</text:p>
              </table:table-cell>
              <table:table-cell office:value-type="float" office:value="200">
                <text:p>200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12.247191011236">
                <text:p>112.2471910112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2907">
                <text:p>132907</text:p>
              </table:table-cell>
              <table:table-cell office:value-type="float" office:value="879">
                <text:p>879</text:p>
              </table:table-cell>
              <table:table-cell office:value-type="float" office:value="200">
                <text:p>200</text:p>
              </table:table-cell>
              <table:table-cell office:value-type="float" office:value="117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17.808988764045">
                <text:p>117.8089887640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2909">
                <text:p>132909</text:p>
              </table:table-cell>
              <table:table-cell office:value-type="float" office:value="896">
                <text:p>896</text:p>
              </table:table-cell>
              <table:table-cell office:value-type="float" office:value="200">
                <text:p>200</text:p>
              </table:table-cell>
              <table:table-cell office:value-type="float" office:value="126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26.404494382022">
                <text:p>126.4044943820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2911">
                <text:p>132911</text:p>
              </table:table-cell>
              <table:table-cell office:value-type="float" office:value="901">
                <text:p>901</text:p>
              </table:table-cell>
              <table:table-cell office:value-type="float" office:value="200">
                <text:p>200</text:p>
              </table:table-cell>
              <table:table-cell office:value-type="float" office:value="128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28.932584269663">
                <text:p>128.9325842696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2913">
                <text:p>132913</text:p>
              </table:table-cell>
              <table:table-cell office:value-type="float" office:value="910">
                <text:p>910</text:p>
              </table:table-cell>
              <table:table-cell office:value-type="float" office:value="200">
                <text:p>200</text:p>
              </table:table-cell>
              <table:table-cell office:value-type="float" office:value="133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33.483146067416">
                <text:p>133.4831460674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2915">
                <text:p>132915</text:p>
              </table:table-cell>
              <table:table-cell office:value-type="float" office:value="910">
                <text:p>910</text:p>
              </table:table-cell>
              <table:table-cell office:value-type="float" office:value="200">
                <text:p>200</text:p>
              </table:table-cell>
              <table:table-cell office:value-type="float" office:value="133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33.483146067416">
                <text:p>133.4831460674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2917">
                <text:p>132917</text:p>
              </table:table-cell>
              <table:table-cell office:value-type="float" office:value="906">
                <text:p>906</text:p>
              </table:table-cell>
              <table:table-cell office:value-type="float" office:value="200">
                <text:p>200</text:p>
              </table:table-cell>
              <table:table-cell office:value-type="float" office:value="131">
                <text:p>13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31.460674157303">
                <text:p>131.4606741573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2919">
                <text:p>132919</text:p>
              </table:table-cell>
              <table:table-cell office:value-type="float" office:value="899">
                <text:p>899</text:p>
              </table:table-cell>
              <table:table-cell office:value-type="float" office:value="200">
                <text:p>200</text:p>
              </table:table-cell>
              <table:table-cell office:value-type="float" office:value="127">
                <text:p>12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27.921348314607">
                <text:p>127.9213483146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2921">
                <text:p>132921</text:p>
              </table:table-cell>
              <table:table-cell office:value-type="float" office:value="886">
                <text:p>886</text:p>
              </table:table-cell>
              <table:table-cell office:value-type="float" office:value="200">
                <text:p>200</text:p>
              </table:table-cell>
              <table:table-cell office:value-type="float" office:value="121">
                <text:p>12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21.348314606742">
                <text:p>121.3483146067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2923">
                <text:p>132923</text:p>
              </table:table-cell>
              <table:table-cell office:value-type="float" office:value="879">
                <text:p>879</text:p>
              </table:table-cell>
              <table:table-cell office:value-type="float" office:value="200">
                <text:p>200</text:p>
              </table:table-cell>
              <table:table-cell office:value-type="float" office:value="117">
                <text:p>11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17.808988764045">
                <text:p>117.8089887640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2925">
                <text:p>132925</text:p>
              </table:table-cell>
              <table:table-cell office:value-type="float" office:value="857">
                <text:p>857</text:p>
              </table:table-cell>
              <table:table-cell office:value-type="float" office:value="200">
                <text:p>200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06.685393258427">
                <text:p>106.6853932584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2927">
                <text:p>132927</text:p>
              </table:table-cell>
              <table:table-cell office:value-type="float" office:value="845">
                <text:p>845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00.61797752809">
                <text:p>100.617977528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2929">
                <text:p>132929</text:p>
              </table:table-cell>
              <table:table-cell office:value-type="float" office:value="836">
                <text:p>836</text:p>
              </table:table-cell>
              <table:table-cell office:value-type="float" office:value="200">
                <text:p>200</text:p>
              </table:table-cell>
              <table:table-cell office:value-type="float" office:value="96">
                <text:p>9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96.0674157303371">
                <text:p>96.06741573033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2931">
                <text:p>132931</text:p>
              </table:table-cell>
              <table:table-cell office:value-type="float" office:value="896">
                <text:p>896</text:p>
              </table:table-cell>
              <table:table-cell office:value-type="float" office:value="300">
                <text:p>300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26.404494382022">
                <text:p>126.4044943820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2933">
                <text:p>132933</text:p>
              </table:table-cell>
              <table:table-cell office:value-type="float" office:value="807">
                <text:p>807</text:p>
              </table:table-cell>
              <table:table-cell office:value-type="float" office:value="300">
                <text:p>300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81.4044943820225">
                <text:p>81.40449438202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2935">
                <text:p>132935</text:p>
              </table:table-cell>
              <table:table-cell office:value-type="float" office:value="794">
                <text:p>794</text:p>
              </table:table-cell>
              <table:table-cell office:value-type="float" office:value="300">
                <text:p>300</text:p>
              </table:table-cell>
              <table:table-cell office:value-type="float" office:value="74">
                <text:p>7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74.8314606741573">
                <text:p>74.83146067415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2937">
                <text:p>132937</text:p>
              </table:table-cell>
              <table:table-cell office:value-type="float" office:value="783">
                <text:p>783</text:p>
              </table:table-cell>
              <table:table-cell office:value-type="float" office:value="300">
                <text:p>300</text:p>
              </table:table-cell>
              <table:table-cell office:value-type="float" office:value="69">
                <text:p>6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69.2696629213483">
                <text:p>69.26966292134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32939">
                <text:p>132939</text:p>
              </table:table-cell>
              <table:table-cell office:value-type="float" office:value="773">
                <text:p>773</text:p>
              </table:table-cell>
              <table:table-cell office:value-type="float" office:value="300">
                <text:p>300</text:p>
              </table:table-cell>
              <table:table-cell office:value-type="float" office:value="64">
                <text:p>6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64.2134831460674">
                <text:p>64.213483146067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2941">
                <text:p>132941</text:p>
              </table:table-cell>
              <table:table-cell office:value-type="float" office:value="762">
                <text:p>762</text:p>
              </table:table-cell>
              <table:table-cell office:value-type="float" office:value="300">
                <text:p>300</text:p>
              </table:table-cell>
              <table:table-cell office:value-type="float" office:value="58">
                <text:p>5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58.6516853932584">
                <text:p>58.65168539325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2943">
                <text:p>132943</text:p>
              </table:table-cell>
              <table:table-cell office:value-type="float" office:value="754">
                <text:p>754</text:p>
              </table:table-cell>
              <table:table-cell office:value-type="float" office:value="300">
                <text:p>300</text:p>
              </table:table-cell>
              <table:table-cell office:value-type="float" office:value="54">
                <text:p>5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54.6067415730337">
                <text:p>54.60674157303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2945">
                <text:p>132945</text:p>
              </table:table-cell>
              <table:table-cell office:value-type="float" office:value="751">
                <text:p>751</text:p>
              </table:table-cell>
              <table:table-cell office:value-type="float" office:value="300">
                <text:p>300</text:p>
              </table:table-cell>
              <table:table-cell office:value-type="float" office:value="53">
                <text:p>5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53.0898876404494">
                <text:p>53.08988764044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2947">
                <text:p>132947</text:p>
              </table:table-cell>
              <table:table-cell office:value-type="float" office:value="746">
                <text:p>746</text:p>
              </table:table-cell>
              <table:table-cell office:value-type="float" office:value="300">
                <text:p>300</text:p>
              </table:table-cell>
              <table:table-cell office:value-type="float" office:value="50">
                <text:p>5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50.561797752809">
                <text:p>50.56179775280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2950">
                <text:p>132950</text:p>
              </table:table-cell>
              <table:table-cell office:value-type="float" office:value="744">
                <text:p>744</text:p>
              </table:table-cell>
              <table:table-cell office:value-type="float" office:value="300">
                <text:p>300</text:p>
              </table:table-cell>
              <table:table-cell office:value-type="float" office:value="49">
                <text:p>4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49.5505617977528">
                <text:p>49.55056179775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2952">
                <text:p>132952</text:p>
              </table:table-cell>
              <table:table-cell office:value-type="float" office:value="748">
                <text:p>748</text:p>
              </table:table-cell>
              <table:table-cell office:value-type="float" office:value="300">
                <text:p>300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51.5730337078652">
                <text:p>51.57303370786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2954">
                <text:p>132954</text:p>
              </table:table-cell>
              <table:table-cell office:value-type="float" office:value="752">
                <text:p>752</text:p>
              </table:table-cell>
              <table:table-cell office:value-type="float" office:value="300">
                <text:p>300</text:p>
              </table:table-cell>
              <table:table-cell office:value-type="float" office:value="53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53.5955056179775">
                <text:p>53.59550561797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2956">
                <text:p>132956</text:p>
              </table:table-cell>
              <table:table-cell office:value-type="float" office:value="728">
                <text:p>728</text:p>
              </table:table-cell>
              <table:table-cell office:value-type="float" office:value="100">
                <text:p>100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41.4606741573034">
                <text:p>41.46067415730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2958">
                <text:p>132958</text:p>
              </table:table-cell>
              <table:table-cell office:value-type="float" office:value="761">
                <text:p>761</text:p>
              </table:table-cell>
              <table:table-cell office:value-type="float" office:value="100">
                <text:p>10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58.1460674157303">
                <text:p>58.14606741573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2960">
                <text:p>132960</text:p>
              </table:table-cell>
              <table:table-cell office:value-type="float" office:value="768">
                <text:p>768</text:p>
              </table:table-cell>
              <table:table-cell office:value-type="float" office:value="100">
                <text:p>100</text:p>
              </table:table-cell>
              <table:table-cell office:value-type="float" office:value="61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61.685393258427">
                <text:p>61.6853932584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2962">
                <text:p>132962</text:p>
              </table:table-cell>
              <table:table-cell office:value-type="float" office:value="774">
                <text:p>774</text:p>
              </table:table-cell>
              <table:table-cell office:value-type="float" office:value="100">
                <text:p>100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64.7191011235955">
                <text:p>64.71910112359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2964">
                <text:p>132964</text:p>
              </table:table-cell>
              <table:table-cell office:value-type="float" office:value="783">
                <text:p>783</text:p>
              </table:table-cell>
              <table:table-cell office:value-type="float" office:value="100">
                <text:p>100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69.2696629213483">
                <text:p>69.26966292134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2966">
                <text:p>132966</text:p>
              </table:table-cell>
              <table:table-cell office:value-type="float" office:value="793">
                <text:p>793</text:p>
              </table:table-cell>
              <table:table-cell office:value-type="float" office:value="100">
                <text:p>100</text:p>
              </table:table-cell>
              <table:table-cell office:value-type="float" office:value="74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74.3258426966292">
                <text:p>74.32584269662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2968">
                <text:p>132968</text:p>
              </table:table-cell>
              <table:table-cell office:value-type="float" office:value="803">
                <text:p>803</text:p>
              </table:table-cell>
              <table:table-cell office:value-type="float" office:value="100">
                <text:p>100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79.3820224719101">
                <text:p>79.38202247191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2970">
                <text:p>132970</text:p>
              </table:table-cell>
              <table:table-cell office:value-type="float" office:value="814">
                <text:p>814</text:p>
              </table:table-cell>
              <table:table-cell office:value-type="float" office:value="100">
                <text:p>100</text:p>
              </table:table-cell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84.9438202247191">
                <text:p>84.94382022471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2972">
                <text:p>132972</text:p>
              </table:table-cell>
              <table:table-cell office:value-type="float" office:value="825">
                <text:p>825</text:p>
              </table:table-cell>
              <table:table-cell office:value-type="float" office:value="100">
                <text:p>100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90.5056179775281">
                <text:p>90.50561797752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2974">
                <text:p>132974</text:p>
              </table:table-cell>
              <table:table-cell office:value-type="float" office:value="835">
                <text:p>835</text:p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95.561797752809">
                <text:p>95.5617977528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2976">
                <text:p>132976</text:p>
              </table:table-cell>
              <table:table-cell office:value-type="float" office:value="825">
                <text:p>825</text:p>
              </table:table-cell>
              <table:table-cell office:value-type="float" office:value="200">
                <text:p>20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90.5056179775281">
                <text:p>90.50561797752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2978">
                <text:p>132978</text:p>
              </table:table-cell>
              <table:table-cell office:value-type="float" office:value="857">
                <text:p>857</text:p>
              </table:table-cell>
              <table:table-cell office:value-type="float" office:value="200">
                <text:p>200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06.685393258427">
                <text:p>106.6853932584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2980">
                <text:p>132980</text:p>
              </table:table-cell>
              <table:table-cell office:value-type="float" office:value="865">
                <text:p>865</text:p>
              </table:table-cell>
              <table:table-cell office:value-type="float" office:value="200">
                <text:p>200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10.730337078652">
                <text:p>110.7303370786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2982">
                <text:p>132982</text:p>
              </table:table-cell>
              <table:table-cell office:value-type="float" office:value="879">
                <text:p>879</text:p>
              </table:table-cell>
              <table:table-cell office:value-type="float" office:value="200">
                <text:p>200</text:p>
              </table:table-cell>
              <table:table-cell office:value-type="float" office:value="117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17.808988764045">
                <text:p>117.8089887640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2984">
                <text:p>132984</text:p>
              </table:table-cell>
              <table:table-cell office:value-type="float" office:value="889">
                <text:p>889</text:p>
              </table:table-cell>
              <table:table-cell office:value-type="float" office:value="200">
                <text:p>200</text:p>
              </table:table-cell>
              <table:table-cell office:value-type="float" office:value="122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22.865168539326">
                <text:p>122.8651685393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2986">
                <text:p>132986</text:p>
              </table:table-cell>
              <table:table-cell office:value-type="float" office:value="895">
                <text:p>895</text:p>
              </table:table-cell>
              <table:table-cell office:value-type="float" office:value="200">
                <text:p>200</text:p>
              </table:table-cell>
              <table:table-cell office:value-type="float" office:value="125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25.898876404494">
                <text:p>125.89887640449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2988">
                <text:p>132988</text:p>
              </table:table-cell>
              <table:table-cell office:value-type="float" office:value="900">
                <text:p>900</text:p>
              </table:table-cell>
              <table:table-cell office:value-type="float" office:value="200">
                <text:p>200</text:p>
              </table:table-cell>
              <table:table-cell office:value-type="float" office:value="128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28.426966292135">
                <text:p>128.42696629213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2990">
                <text:p>132990</text:p>
              </table:table-cell>
              <table:table-cell office:value-type="float" office:value="903">
                <text:p>903</text:p>
              </table:table-cell>
              <table:table-cell office:value-type="float" office:value="200">
                <text:p>200</text:p>
              </table:table-cell>
              <table:table-cell office:value-type="float" office:value="129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29.943820224719">
                <text:p>129.9438202247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2993">
                <text:p>132993</text:p>
              </table:table-cell>
              <table:table-cell office:value-type="float" office:value="903">
                <text:p>903</text:p>
              </table:table-cell>
              <table:table-cell office:value-type="float" office:value="200">
                <text:p>200</text:p>
              </table:table-cell>
              <table:table-cell office:value-type="float" office:value="129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29.943820224719">
                <text:p>129.9438202247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2995">
                <text:p>132995</text:p>
              </table:table-cell>
              <table:table-cell office:value-type="float" office:value="898">
                <text:p>898</text:p>
              </table:table-cell>
              <table:table-cell office:value-type="float" office:value="200">
                <text:p>200</text:p>
              </table:table-cell>
              <table:table-cell office:value-type="float" office:value="127">
                <text:p>12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27.415730337079">
                <text:p>127.41573033707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2997">
                <text:p>132997</text:p>
              </table:table-cell>
              <table:table-cell office:value-type="float" office:value="889">
                <text:p>889</text:p>
              </table:table-cell>
              <table:table-cell office:value-type="float" office:value="200">
                <text:p>200</text:p>
              </table:table-cell>
              <table:table-cell office:value-type="float" office:value="122">
                <text:p>12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22.865168539326">
                <text:p>122.8651685393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2999">
                <text:p>132999</text:p>
              </table:table-cell>
              <table:table-cell office:value-type="float" office:value="876">
                <text:p>876</text:p>
              </table:table-cell>
              <table:table-cell office:value-type="float" office:value="200">
                <text:p>200</text:p>
              </table:table-cell>
              <table:table-cell office:value-type="float" office:value="116">
                <text:p>11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16.292134831461">
                <text:p>116.2921348314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3001">
                <text:p>133001</text:p>
              </table:table-cell>
              <table:table-cell office:value-type="float" office:value="869">
                <text:p>869</text:p>
              </table:table-cell>
              <table:table-cell office:value-type="float" office:value="200">
                <text:p>200</text:p>
              </table:table-cell>
              <table:table-cell office:value-type="float" office:value="112">
                <text:p>11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12.752808988764">
                <text:p>112.7528089887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3003">
                <text:p>133003</text:p>
              </table:table-cell>
              <table:table-cell office:value-type="float" office:value="852">
                <text:p>852</text:p>
              </table:table-cell>
              <table:table-cell office:value-type="float" office:value="200">
                <text:p>200</text:p>
              </table:table-cell>
              <table:table-cell office:value-type="float" office:value="104">
                <text:p>10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04.157303370787">
                <text:p>104.15730337078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3005">
                <text:p>133005</text:p>
              </table:table-cell>
              <table:table-cell office:value-type="float" office:value="848">
                <text:p>848</text:p>
              </table:table-cell>
              <table:table-cell office:value-type="float" office:value="200">
                <text:p>200</text:p>
              </table:table-cell>
              <table:table-cell office:value-type="float" office:value="102">
                <text:p>10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02.134831460674">
                <text:p>102.13483146067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3007">
                <text:p>133007</text:p>
              </table:table-cell>
              <table:table-cell office:value-type="float" office:value="833">
                <text:p>833</text:p>
              </table:table-cell>
              <table:table-cell office:value-type="float" office:value="200">
                <text:p>200</text:p>
              </table:table-cell>
              <table:table-cell office:value-type="float" office:value="94">
                <text:p>9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94.5505617977528">
                <text:p>94.550561797752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3009">
                <text:p>133009</text:p>
              </table:table-cell>
              <table:table-cell office:value-type="float" office:value="1023">
                <text:p>1023</text:p>
              </table:table-cell>
              <table:table-cell office:value-type="float" office:value="300">
                <text:p>300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90.61797752809">
                <text:p>190.6179775280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3011">
                <text:p>133011</text:p>
              </table:table-cell>
              <table:table-cell office:value-type="float" office:value="812">
                <text:p>812</text:p>
              </table:table-cell>
              <table:table-cell office:value-type="float" office:value="300">
                <text:p>300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83.9325842696629">
                <text:p>83.932584269662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3013">
                <text:p>133013</text:p>
              </table:table-cell>
              <table:table-cell office:value-type="float" office:value="801">
                <text:p>801</text:p>
              </table:table-cell>
              <table:table-cell office:value-type="float" office:value="300">
                <text:p>300</text:p>
              </table:table-cell>
              <table:table-cell office:value-type="float" office:value="78">
                <text:p>7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78.3707865168539">
                <text:p>78.37078651685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3015">
                <text:p>133015</text:p>
              </table:table-cell>
              <table:table-cell office:value-type="float" office:value="793">
                <text:p>793</text:p>
              </table:table-cell>
              <table:table-cell office:value-type="float" office:value="300">
                <text:p>300</text:p>
              </table:table-cell>
              <table:table-cell office:value-type="float" office:value="74">
                <text:p>7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74.3258426966292">
                <text:p>74.32584269662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3017">
                <text:p>133017</text:p>
              </table:table-cell>
              <table:table-cell office:value-type="float" office:value="785">
                <text:p>785</text:p>
              </table:table-cell>
              <table:table-cell office:value-type="float" office:value="300">
                <text:p>300</text:p>
              </table:table-cell>
              <table:table-cell office:value-type="float" office:value="70">
                <text:p>7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70.2808988764045">
                <text:p>70.280898876404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3019">
                <text:p>133019</text:p>
              </table:table-cell>
              <table:table-cell office:value-type="float" office:value="771">
                <text:p>771</text:p>
              </table:table-cell>
              <table:table-cell office:value-type="float" office:value="300">
                <text:p>300</text:p>
              </table:table-cell>
              <table:table-cell office:value-type="float" office:value="63">
                <text:p>6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63.2022471910112">
                <text:p>63.202247191011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3021">
                <text:p>133021</text:p>
              </table:table-cell>
              <table:table-cell office:value-type="float" office:value="768">
                <text:p>768</text:p>
              </table:table-cell>
              <table:table-cell office:value-type="float" office:value="300">
                <text:p>300</text:p>
              </table:table-cell>
              <table:table-cell office:value-type="float" office:value="61">
                <text:p>6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61.685393258427">
                <text:p>61.6853932584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3023">
                <text:p>133023</text:p>
              </table:table-cell>
              <table:table-cell office:value-type="float" office:value="758">
                <text:p>758</text:p>
              </table:table-cell>
              <table:table-cell office:value-type="float" office:value="300">
                <text:p>300</text:p>
              </table:table-cell>
              <table:table-cell office:value-type="float" office:value="56">
                <text:p>5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56.6292134831461">
                <text:p>56.629213483146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3025">
                <text:p>133025</text:p>
              </table:table-cell>
              <table:table-cell office:value-type="float" office:value="756">
                <text:p>756</text:p>
              </table:table-cell>
              <table:table-cell office:value-type="float" office:value="300">
                <text:p>300</text:p>
              </table:table-cell>
              <table:table-cell office:value-type="float" office:value="55">
                <text:p>5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55.6179775280899">
                <text:p>55.617977528089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3027">
                <text:p>133027</text:p>
              </table:table-cell>
              <table:table-cell office:value-type="float" office:value="752">
                <text:p>752</text:p>
              </table:table-cell>
              <table:table-cell office:value-type="float" office:value="300">
                <text:p>300</text:p>
              </table:table-cell>
              <table:table-cell office:value-type="float" office:value="53">
                <text:p>5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53.5955056179775">
                <text:p>53.59550561797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3029">
                <text:p>133029</text:p>
              </table:table-cell>
              <table:table-cell office:value-type="float" office:value="751">
                <text:p>751</text:p>
              </table:table-cell>
              <table:table-cell office:value-type="float" office:value="300">
                <text:p>300</text:p>
              </table:table-cell>
              <table:table-cell office:value-type="float" office:value="53">
                <text:p>5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53.0898876404494">
                <text:p>53.08988764044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3031">
                <text:p>133031</text:p>
              </table:table-cell>
              <table:table-cell office:value-type="float" office:value="750">
                <text:p>750</text:p>
              </table:table-cell>
              <table:table-cell office:value-type="float" office:value="300">
                <text:p>300</text:p>
              </table:table-cell>
              <table:table-cell office:value-type="float" office:value="52">
                <text:p>5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52.5842696629214">
                <text:p>52.58426966292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33033">
                <text:p>133033</text:p>
              </table:table-cell>
              <table:table-cell office:value-type="float" office:value="756">
                <text:p>756</text:p>
              </table:table-cell>
              <table:table-cell office:value-type="float" office:value="300">
                <text:p>300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55.6179775280899">
                <text:p>55.617977528089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3036">
                <text:p>133036</text:p>
              </table:table-cell>
              <table:table-cell office:value-type="float" office:value="760">
                <text:p>760</text:p>
              </table:table-cell>
              <table:table-cell office:value-type="float" office:value="300">
                <text:p>300</text:p>
              </table:table-cell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57.6404494382023">
                <text:p>57.64044943820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3038">
                <text:p>133038</text:p>
              </table:table-cell>
              <table:table-cell office:value-type="float" office:value="763">
                <text:p>763</text:p>
              </table:table-cell>
              <table:table-cell office:value-type="float" office:value="100">
                <text:p>100</text:p>
              </table:table-cell>
              <table:table-cell office:value-type="float" office:value="59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59.1573033707865">
                <text:p>59.157303370786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3040">
                <text:p>133040</text:p>
              </table:table-cell>
              <table:table-cell office:value-type="float" office:value="770">
                <text:p>770</text:p>
              </table:table-cell>
              <table:table-cell office:value-type="float" office:value="100">
                <text:p>100</text:p>
              </table:table-cell>
              <table:table-cell office:value-type="float" office:value="62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62.6966292134832">
                <text:p>62.69662921348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3042">
                <text:p>133042</text:p>
              </table:table-cell>
              <table:table-cell office:value-type="float" office:value="774">
                <text:p>774</text:p>
              </table:table-cell>
              <table:table-cell office:value-type="float" office:value="100">
                <text:p>100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64.7191011235955">
                <text:p>64.71910112359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3044">
                <text:p>133044</text:p>
              </table:table-cell>
              <table:table-cell office:value-type="float" office:value="780">
                <text:p>780</text:p>
              </table:table-cell>
              <table:table-cell office:value-type="float" office:value="100">
                <text:p>100</text:p>
              </table:table-cell>
              <table:table-cell office:value-type="float" office:value="67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67.7528089887641">
                <text:p>67.75280898876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3046">
                <text:p>133046</text:p>
              </table:table-cell>
              <table:table-cell office:value-type="float" office:value="785">
                <text:p>785</text:p>
              </table:table-cell>
              <table:table-cell office:value-type="float" office:value="100">
                <text:p>100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70.2808988764045">
                <text:p>70.280898876404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3048">
                <text:p>133048</text:p>
              </table:table-cell>
              <table:table-cell office:value-type="float" office:value="793">
                <text:p>793</text:p>
              </table:table-cell>
              <table:table-cell office:value-type="float" office:value="100">
                <text:p>100</text:p>
              </table:table-cell>
              <table:table-cell office:value-type="float" office:value="74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74.3258426966292">
                <text:p>74.325842696629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3050">
                <text:p>133050</text:p>
              </table:table-cell>
              <table:table-cell office:value-type="float" office:value="802">
                <text:p>802</text:p>
              </table:table-cell>
              <table:table-cell office:value-type="float" office:value="100">
                <text:p>100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78.876404494382">
                <text:p>78.87640449438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3052">
                <text:p>133052</text:p>
              </table:table-cell>
              <table:table-cell office:value-type="float" office:value="809">
                <text:p>809</text:p>
              </table:table-cell>
              <table:table-cell office:value-type="float" office:value="100">
                <text:p>100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82.4157303370787">
                <text:p>82.415730337078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3054">
                <text:p>133054</text:p>
              </table:table-cell>
              <table:table-cell office:value-type="float" office:value="818">
                <text:p>818</text:p>
              </table:table-cell>
              <table:table-cell office:value-type="float" office:value="100">
                <text:p>100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86.9662921348315">
                <text:p>86.96629213483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3056">
                <text:p>133056</text:p>
              </table:table-cell>
              <table:table-cell office:value-type="float" office:value="827">
                <text:p>827</text:p>
              </table:table-cell>
              <table:table-cell office:value-type="float" office:value="100">
                <text:p>100</text:p>
              </table:table-cell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91.5168539325843">
                <text:p>91.516853932584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3058">
                <text:p>133058</text:p>
              </table:table-cell>
              <table:table-cell office:value-type="float" office:value="814">
                <text:p>814</text:p>
              </table:table-cell>
              <table:table-cell office:value-type="float" office:value="200">
                <text:p>200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84.9438202247191">
                <text:p>84.94382022471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3060">
                <text:p>133060</text:p>
              </table:table-cell>
              <table:table-cell office:value-type="float" office:value="842">
                <text:p>842</text:p>
              </table:table-cell>
              <table:table-cell office:value-type="float" office:value="200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99.1011235955056">
                <text:p>99.101123595505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3062">
                <text:p>133062</text:p>
              </table:table-cell>
              <table:table-cell office:value-type="float" office:value="851">
                <text:p>851</text:p>
              </table:table-cell>
              <table:table-cell office:value-type="float" office:value="200">
                <text:p>200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03.651685393258">
                <text:p>103.65168539325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3064">
                <text:p>133064</text:p>
              </table:table-cell>
              <table:table-cell office:value-type="float" office:value="862">
                <text:p>862</text:p>
              </table:table-cell>
              <table:table-cell office:value-type="float" office:value="200">
                <text:p>200</text:p>
              </table:table-cell>
              <table:table-cell office:value-type="float" office:value="109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09.213483146067">
                <text:p>109.2134831460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3066">
                <text:p>133066</text:p>
              </table:table-cell>
              <table:table-cell office:value-type="float" office:value="872">
                <text:p>872</text:p>
              </table:table-cell>
              <table:table-cell office:value-type="float" office:value="200">
                <text:p>200</text:p>
              </table:table-cell>
              <table:table-cell office:value-type="float" office:value="114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14.269662921348">
                <text:p>114.2696629213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3068">
                <text:p>133068</text:p>
              </table:table-cell>
              <table:table-cell office:value-type="float" office:value="880">
                <text:p>880</text:p>
              </table:table-cell>
              <table:table-cell office:value-type="float" office:value="200">
                <text:p>200</text:p>
              </table:table-cell>
              <table:table-cell office:value-type="float" office:value="118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18.314606741573">
                <text:p>118.31460674157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3070">
                <text:p>133070</text:p>
              </table:table-cell>
              <table:table-cell office:value-type="float" office:value="889">
                <text:p>889</text:p>
              </table:table-cell>
              <table:table-cell office:value-type="float" office:value="200">
                <text:p>200</text:p>
              </table:table-cell>
              <table:table-cell office:value-type="float" office:value="122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22.865168539326">
                <text:p>122.8651685393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3072">
                <text:p>133072</text:p>
              </table:table-cell>
              <table:table-cell office:value-type="float" office:value="897">
                <text:p>897</text:p>
              </table:table-cell>
              <table:table-cell office:value-type="float" office:value="200">
                <text:p>200</text:p>
              </table:table-cell>
              <table:table-cell office:value-type="float" office:value="126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26.910112359551">
                <text:p>126.91011235955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3074">
                <text:p>133074</text:p>
              </table:table-cell>
              <table:table-cell office:value-type="float" office:value="899">
                <text:p>899</text:p>
              </table:table-cell>
              <table:table-cell office:value-type="float" office:value="200">
                <text:p>200</text:p>
              </table:table-cell>
              <table:table-cell office:value-type="float" office:value="127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27.921348314607">
                <text:p>127.92134831460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3076">
                <text:p>133076</text:p>
              </table:table-cell>
              <table:table-cell office:value-type="float" office:value="899">
                <text:p>899</text:p>
              </table:table-cell>
              <table:table-cell office:value-type="float" office:value="200">
                <text:p>200</text:p>
              </table:table-cell>
              <table:table-cell office:value-type="float" office:value="127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27.921348314607">
                <text:p>127.92134831460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3079">
                <text:p>133079</text:p>
              </table:table-cell>
              <table:table-cell office:value-type="float" office:value="891">
                <text:p>891</text:p>
              </table:table-cell>
              <table:table-cell office:value-type="float" office:value="200">
                <text:p>200</text:p>
              </table:table-cell>
              <table:table-cell office:value-type="float" office:value="123">
                <text:p>12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23.876404494382">
                <text:p>123.87640449438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3081">
                <text:p>133081</text:p>
              </table:table-cell>
              <table:table-cell office:value-type="float" office:value="889">
                <text:p>889</text:p>
              </table:table-cell>
              <table:table-cell office:value-type="float" office:value="200">
                <text:p>200</text:p>
              </table:table-cell>
              <table:table-cell office:value-type="float" office:value="122">
                <text:p>12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22.865168539326">
                <text:p>122.8651685393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33083">
                <text:p>133083</text:p>
              </table:table-cell>
              <table:table-cell office:value-type="float" office:value="880">
                <text:p>880</text:p>
              </table:table-cell>
              <table:table-cell office:value-type="float" office:value="200">
                <text:p>200</text:p>
              </table:table-cell>
              <table:table-cell office:value-type="float" office:value="118">
                <text:p>11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18.314606741573">
                <text:p>118.31460674157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3085">
                <text:p>133085</text:p>
              </table:table-cell>
              <table:table-cell office:value-type="float" office:value="870">
                <text:p>870</text:p>
              </table:table-cell>
              <table:table-cell office:value-type="float" office:value="200">
                <text:p>200</text:p>
              </table:table-cell>
              <table:table-cell office:value-type="float" office:value="113">
                <text:p>11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13.258426966292">
                <text:p>113.25842696629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3087">
                <text:p>133087</text:p>
              </table:table-cell>
              <table:table-cell office:value-type="float" office:value="858">
                <text:p>858</text:p>
              </table:table-cell>
              <table:table-cell office:value-type="float" office:value="200">
                <text:p>200</text:p>
              </table:table-cell>
              <table:table-cell office:value-type="float" office:value="107">
                <text:p>10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07.191011235955">
                <text:p>107.1910112359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3089">
                <text:p>133089</text:p>
              </table:table-cell>
              <table:table-cell office:value-type="float" office:value="850">
                <text:p>850</text:p>
              </table:table-cell>
              <table:table-cell office:value-type="float" office:value="200">
                <text:p>200</text:p>
              </table:table-cell>
              <table:table-cell office:value-type="float" office:value="103">
                <text:p>10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03.14606741573">
                <text:p>103.1460674157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3092">
                <text:p>133092</text:p>
              </table:table-cell>
              <table:table-cell office:value-type="float" office:value="838">
                <text:p>838</text:p>
              </table:table-cell>
              <table:table-cell office:value-type="float" office:value="200">
                <text:p>200</text:p>
              </table:table-cell>
              <table:table-cell office:value-type="float" office:value="97">
                <text:p>9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97.0786516853933">
                <text:p>97.07865168539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3094">
                <text:p>133094</text:p>
              </table:table-cell>
              <table:table-cell office:value-type="float" office:value="1023">
                <text:p>1023</text:p>
              </table:table-cell>
              <table:table-cell office:value-type="float" office:value="300">
                <text:p>300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90.61797752809">
                <text:p>190.6179775280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3096">
                <text:p>133096</text:p>
              </table:table-cell>
              <table:table-cell office:value-type="float" office:value="820">
                <text:p>820</text:p>
              </table:table-cell>
              <table:table-cell office:value-type="float" office:value="300">
                <text:p>300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87.9775280898877">
                <text:p>87.977528089887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3098">
                <text:p>133098</text:p>
              </table:table-cell>
              <table:table-cell office:value-type="float" office:value="813">
                <text:p>813</text:p>
              </table:table-cell>
              <table:table-cell office:value-type="float" office:value="300">
                <text:p>300</text:p>
              </table:table-cell>
              <table:table-cell office:value-type="float" office:value="84">
                <text:p>8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84.438202247191">
                <text:p>84.43820224719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3100">
                <text:p>133100</text:p>
              </table:table-cell>
              <table:table-cell office:value-type="float" office:value="799">
                <text:p>799</text:p>
              </table:table-cell>
              <table:table-cell office:value-type="float" office:value="300">
                <text:p>300</text:p>
              </table:table-cell>
              <table:table-cell office:value-type="float" office:value="77">
                <text:p>7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77.3595505617977">
                <text:p>77.359550561797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3102">
                <text:p>133102</text:p>
              </table:table-cell>
              <table:table-cell office:value-type="float" office:value="789">
                <text:p>789</text:p>
              </table:table-cell>
              <table:table-cell office:value-type="float" office:value="300">
                <text:p>300</text:p>
              </table:table-cell>
              <table:table-cell office:value-type="float" office:value="72">
                <text:p>7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72.3033707865169">
                <text:p>72.303370786516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3104">
                <text:p>133104</text:p>
              </table:table-cell>
              <table:table-cell office:value-type="float" office:value="780">
                <text:p>780</text:p>
              </table:table-cell>
              <table:table-cell office:value-type="float" office:value="300">
                <text:p>300</text:p>
              </table:table-cell>
              <table:table-cell office:value-type="float" office:value="67">
                <text:p>6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67.7528089887641">
                <text:p>67.752808988764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3106">
                <text:p>133106</text:p>
              </table:table-cell>
              <table:table-cell office:value-type="float" office:value="777">
                <text:p>777</text:p>
              </table:table-cell>
              <table:table-cell office:value-type="float" office:value="300">
                <text:p>300</text:p>
              </table:table-cell>
              <table:table-cell office:value-type="float" office:value="66">
                <text:p>6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66.2359550561798">
                <text:p>66.235955056179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3108">
                <text:p>133108</text:p>
              </table:table-cell>
              <table:table-cell office:value-type="float" office:value="767">
                <text:p>767</text:p>
              </table:table-cell>
              <table:table-cell office:value-type="float" office:value="300">
                <text:p>300</text:p>
              </table:table-cell>
              <table:table-cell office:value-type="float" office:value="61">
                <text:p>6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61.1797752808989">
                <text:p>61.17977528089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3110">
                <text:p>133110</text:p>
              </table:table-cell>
              <table:table-cell office:value-type="float" office:value="762">
                <text:p>762</text:p>
              </table:table-cell>
              <table:table-cell office:value-type="float" office:value="300">
                <text:p>300</text:p>
              </table:table-cell>
              <table:table-cell office:value-type="float" office:value="58">
                <text:p>5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58.6516853932584">
                <text:p>58.651685393258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3112">
                <text:p>133112</text:p>
              </table:table-cell>
              <table:table-cell office:value-type="float" office:value="760">
                <text:p>760</text:p>
              </table:table-cell>
              <table:table-cell office:value-type="float" office:value="300">
                <text:p>300</text:p>
              </table:table-cell>
              <table:table-cell office:value-type="float" office:value="57">
                <text:p>5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57.6404494382023">
                <text:p>57.640449438202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3114">
                <text:p>133114</text:p>
              </table:table-cell>
              <table:table-cell office:value-type="float" office:value="754">
                <text:p>754</text:p>
              </table:table-cell>
              <table:table-cell office:value-type="float" office:value="300">
                <text:p>300</text:p>
              </table:table-cell>
              <table:table-cell office:value-type="float" office:value="54">
                <text:p>5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54.6067415730337">
                <text:p>54.606741573033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3116">
                <text:p>133116</text:p>
              </table:table-cell>
              <table:table-cell office:value-type="float" office:value="753">
                <text:p>753</text:p>
              </table:table-cell>
              <table:table-cell office:value-type="float" office:value="300">
                <text:p>300</text:p>
              </table:table-cell>
              <table:table-cell office:value-type="float" office:value="54">
                <text:p>5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54.1011235955056">
                <text:p>54.101123595505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3118">
                <text:p>133118</text:p>
              </table:table-cell>
              <table:table-cell office:value-type="float" office:value="752">
                <text:p>752</text:p>
              </table:table-cell>
              <table:table-cell office:value-type="float" office:value="300">
                <text:p>300</text:p>
              </table:table-cell>
              <table:table-cell office:value-type="float" office:value="53">
                <text:p>5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53.5955056179775">
                <text:p>53.595505617977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3121">
                <text:p>133121</text:p>
              </table:table-cell>
              <table:table-cell office:value-type="float" office:value="756">
                <text:p>756</text:p>
              </table:table-cell>
              <table:table-cell office:value-type="float" office:value="300">
                <text:p>300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55.6179775280899">
                <text:p>55.617977528089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3123">
                <text:p>133123</text:p>
              </table:table-cell>
              <table:table-cell office:value-type="float" office:value="761">
                <text:p>761</text:p>
              </table:table-cell>
              <table:table-cell office:value-type="float" office:value="300">
                <text:p>300</text:p>
              </table:table-cell>
              <table:table-cell office:value-type="float" office:value="58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58.1460674157303">
                <text:p>58.146067415730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3125">
                <text:p>133125</text:p>
              </table:table-cell>
              <table:table-cell office:value-type="float" office:value="1023">
                <text:p>1023</text:p>
              </table:table-cell>
              <table:table-cell office:value-type="float" office:value="100">
                <text:p>100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90.61797752809">
                <text:p>190.6179775280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3127">
                <text:p>133127</text:p>
              </table:table-cell>
              <table:table-cell office:value-type="float" office:value="771">
                <text:p>771</text:p>
              </table:table-cell>
              <table:table-cell office:value-type="float" office:value="100">
                <text:p>100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63.2022471910112">
                <text:p>63.202247191011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3129">
                <text:p>133129</text:p>
              </table:table-cell>
              <table:table-cell office:value-type="float" office:value="776">
                <text:p>776</text:p>
              </table:table-cell>
              <table:table-cell office:value-type="float" office:value="100">
                <text:p>100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65.7303370786517">
                <text:p>65.730337078651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3131">
                <text:p>133131</text:p>
              </table:table-cell>
              <table:table-cell office:value-type="float" office:value="779">
                <text:p>779</text:p>
              </table:table-cell>
              <table:table-cell office:value-type="float" office:value="100">
                <text:p>100</text:p>
              </table:table-cell>
              <table:table-cell office:value-type="float" office:value="67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67.247191011236">
                <text:p>67.24719101123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3133">
                <text:p>133133</text:p>
              </table:table-cell>
              <table:table-cell office:value-type="float" office:value="785">
                <text:p>785</text:p>
              </table:table-cell>
              <table:table-cell office:value-type="float" office:value="100">
                <text:p>100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70.2808988764045">
                <text:p>70.280898876404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3135">
                <text:p>133135</text:p>
              </table:table-cell>
              <table:table-cell office:value-type="float" office:value="791">
                <text:p>791</text:p>
              </table:table-cell>
              <table:table-cell office:value-type="float" office:value="100">
                <text:p>100</text:p>
              </table:table-cell>
              <table:table-cell office:value-type="float" office:value="73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73.314606741573">
                <text:p>73.31460674157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3137">
                <text:p>133137</text:p>
              </table:table-cell>
              <table:table-cell office:value-type="float" office:value="799">
                <text:p>799</text:p>
              </table:table-cell>
              <table:table-cell office:value-type="float" office:value="100">
                <text:p>100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77.3595505617977">
                <text:p>77.359550561797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3139">
                <text:p>133139</text:p>
              </table:table-cell>
              <table:table-cell office:value-type="float" office:value="809">
                <text:p>809</text:p>
              </table:table-cell>
              <table:table-cell office:value-type="float" office:value="100">
                <text:p>100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82.4157303370787">
                <text:p>82.415730337078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3141">
                <text:p>133141</text:p>
              </table:table-cell>
              <table:table-cell office:value-type="float" office:value="815">
                <text:p>815</text:p>
              </table:table-cell>
              <table:table-cell office:value-type="float" office:value="100">
                <text:p>100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85.4494382022472">
                <text:p>85.449438202247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3143">
                <text:p>133143</text:p>
              </table:table-cell>
              <table:table-cell office:value-type="float" office:value="823">
                <text:p>823</text:p>
              </table:table-cell>
              <table:table-cell office:value-type="float" office:value="100">
                <text:p>100</text:p>
              </table:table-cell>
              <table:table-cell office:value-type="float" office:value="89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89.4943820224719">
                <text:p>89.494382022471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3145">
                <text:p>133145</text:p>
              </table:table-cell>
              <table:table-cell office:value-type="float" office:value="831">
                <text:p>831</text:p>
              </table:table-cell>
              <table:table-cell office:value-type="float" office:value="100">
                <text:p>100</text:p>
              </table:table-cell>
              <table:table-cell office:value-type="float" office:value="93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93.5393258426966">
                <text:p>93.539325842696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3147">
                <text:p>133147</text:p>
              </table:table-cell>
              <table:table-cell office:value-type="float" office:value="819">
                <text:p>819</text:p>
              </table:table-cell>
              <table:table-cell office:value-type="float" office:value="200">
                <text:p>200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87.4719101123596">
                <text:p>87.471910112359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3149">
                <text:p>133149</text:p>
              </table:table-cell>
              <table:table-cell office:value-type="float" office:value="845">
                <text:p>845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00.61797752809">
                <text:p>100.6179775280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3151">
                <text:p>133151</text:p>
              </table:table-cell>
              <table:table-cell office:value-type="float" office:value="857">
                <text:p>857</text:p>
              </table:table-cell>
              <table:table-cell office:value-type="float" office:value="200">
                <text:p>200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06.685393258427">
                <text:p>106.68539325842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3153">
                <text:p>133153</text:p>
              </table:table-cell>
              <table:table-cell office:value-type="float" office:value="868">
                <text:p>868</text:p>
              </table:table-cell>
              <table:table-cell office:value-type="float" office:value="200">
                <text:p>200</text:p>
              </table:table-cell>
              <table:table-cell office:value-type="float" office:value="112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12.247191011236">
                <text:p>112.24719101123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33155">
                <text:p>133155</text:p>
              </table:table-cell>
              <table:table-cell office:value-type="float" office:value="875">
                <text:p>875</text:p>
              </table:table-cell>
              <table:table-cell office:value-type="float" office:value="200">
                <text:p>200</text:p>
              </table:table-cell>
              <table:table-cell office:value-type="float" office:value="115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15.786516853933">
                <text:p>115.78651685393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33157">
                <text:p>133157</text:p>
              </table:table-cell>
              <table:table-cell office:value-type="float" office:value="882">
                <text:p>882</text:p>
              </table:table-cell>
              <table:table-cell office:value-type="float" office:value="200">
                <text:p>200</text:p>
              </table:table-cell>
              <table:table-cell office:value-type="float" office:value="119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19.325842696629">
                <text:p>119.32584269662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33159">
                <text:p>133159</text:p>
              </table:table-cell>
              <table:table-cell office:value-type="float" office:value="889">
                <text:p>889</text:p>
              </table:table-cell>
              <table:table-cell office:value-type="float" office:value="200">
                <text:p>200</text:p>
              </table:table-cell>
              <table:table-cell office:value-type="float" office:value="122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22.865168539326">
                <text:p>122.86516853932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33161">
                <text:p>133161</text:p>
              </table:table-cell>
              <table:table-cell office:value-type="float" office:value="893">
                <text:p>893</text:p>
              </table:table-cell>
              <table:table-cell office:value-type="float" office:value="200">
                <text:p>200</text:p>
              </table:table-cell>
              <table:table-cell office:value-type="float" office:value="124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24.887640449438">
                <text:p>124.88764044943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3164">
                <text:p>133164</text:p>
              </table:table-cell>
              <table:table-cell office:value-type="float" office:value="894">
                <text:p>894</text:p>
              </table:table-cell>
              <table:table-cell office:value-type="float" office:value="200">
                <text:p>200</text:p>
              </table:table-cell>
              <table:table-cell office:value-type="float" office:value="125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25.393258426966">
                <text:p>125.39325842696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3166">
                <text:p>133166</text:p>
              </table:table-cell>
              <table:table-cell office:value-type="float" office:value="894">
                <text:p>894</text:p>
              </table:table-cell>
              <table:table-cell office:value-type="float" office:value="200">
                <text:p>200</text:p>
              </table:table-cell>
              <table:table-cell office:value-type="float" office:value="125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25.393258426966">
                <text:p>125.39325842696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3168">
                <text:p>133168</text:p>
              </table:table-cell>
              <table:table-cell office:value-type="float" office:value="889">
                <text:p>889</text:p>
              </table:table-cell>
              <table:table-cell office:value-type="float" office:value="200">
                <text:p>200</text:p>
              </table:table-cell>
              <table:table-cell office:value-type="float" office:value="122">
                <text:p>12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22.865168539326">
                <text:p>122.86516853932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3170">
                <text:p>133170</text:p>
              </table:table-cell>
              <table:table-cell office:value-type="float" office:value="882">
                <text:p>882</text:p>
              </table:table-cell>
              <table:table-cell office:value-type="float" office:value="200">
                <text:p>200</text:p>
              </table:table-cell>
              <table:table-cell office:value-type="float" office:value="119">
                <text:p>11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19.325842696629">
                <text:p>119.32584269662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3172">
                <text:p>133172</text:p>
              </table:table-cell>
              <table:table-cell office:value-type="float" office:value="878">
                <text:p>878</text:p>
              </table:table-cell>
              <table:table-cell office:value-type="float" office:value="200">
                <text:p>200</text:p>
              </table:table-cell>
              <table:table-cell office:value-type="float" office:value="117">
                <text:p>11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17.303370786517">
                <text:p>117.30337078651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3174">
                <text:p>133174</text:p>
              </table:table-cell>
              <table:table-cell office:value-type="float" office:value="866">
                <text:p>866</text:p>
              </table:table-cell>
              <table:table-cell office:value-type="float" office:value="200">
                <text:p>200</text:p>
              </table:table-cell>
              <table:table-cell office:value-type="float" office:value="111">
                <text:p>11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11.23595505618">
                <text:p>111.2359550561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3176">
                <text:p>133176</text:p>
              </table:table-cell>
              <table:table-cell office:value-type="float" office:value="858">
                <text:p>858</text:p>
              </table:table-cell>
              <table:table-cell office:value-type="float" office:value="200">
                <text:p>200</text:p>
              </table:table-cell>
              <table:table-cell office:value-type="float" office:value="107">
                <text:p>107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07.191011235955">
                <text:p>107.19101123595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3178">
                <text:p>133178</text:p>
              </table:table-cell>
              <table:table-cell office:value-type="float" office:value="848">
                <text:p>848</text:p>
              </table:table-cell>
              <table:table-cell office:value-type="float" office:value="200">
                <text:p>200</text:p>
              </table:table-cell>
              <table:table-cell office:value-type="float" office:value="102">
                <text:p>10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02.134831460674">
                <text:p>102.13483146067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3180">
                <text:p>133180</text:p>
              </table:table-cell>
              <table:table-cell office:value-type="float" office:value="842">
                <text:p>842</text:p>
              </table:table-cell>
              <table:table-cell office:value-type="float" office:value="200">
                <text:p>200</text:p>
              </table:table-cell>
              <table:table-cell office:value-type="float" office:value="99">
                <text:p>9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99.1011235955056">
                <text:p>99.101123595505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3182">
                <text:p>133182</text:p>
              </table:table-cell>
              <table:table-cell office:value-type="float" office:value="952">
                <text:p>952</text:p>
              </table:table-cell>
              <table:table-cell office:value-type="float" office:value="300">
                <text:p>300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54.719101123596">
                <text:p>154.71910112359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3184">
                <text:p>133184</text:p>
              </table:table-cell>
              <table:table-cell office:value-type="float" office:value="822">
                <text:p>822</text:p>
              </table:table-cell>
              <table:table-cell office:value-type="float" office:value="300">
                <text:p>300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88.9887640449438">
                <text:p>88.988764044943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3186">
                <text:p>133186</text:p>
              </table:table-cell>
              <table:table-cell office:value-type="float" office:value="811">
                <text:p>811</text:p>
              </table:table-cell>
              <table:table-cell office:value-type="float" office:value="300">
                <text:p>300</text:p>
              </table:table-cell>
              <table:table-cell office:value-type="float" office:value="83">
                <text:p>8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83.4269662921348">
                <text:p>83.426966292134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3188">
                <text:p>133188</text:p>
              </table:table-cell>
              <table:table-cell office:value-type="float" office:value="803">
                <text:p>803</text:p>
              </table:table-cell>
              <table:table-cell office:value-type="float" office:value="300">
                <text:p>300</text:p>
              </table:table-cell>
              <table:table-cell office:value-type="float" office:value="79">
                <text:p>7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79.3820224719101">
                <text:p>79.38202247191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3190">
                <text:p>133190</text:p>
              </table:table-cell>
              <table:table-cell office:value-type="float" office:value="797">
                <text:p>797</text:p>
              </table:table-cell>
              <table:table-cell office:value-type="float" office:value="300">
                <text:p>300</text:p>
              </table:table-cell>
              <table:table-cell office:value-type="float" office:value="76">
                <text:p>7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76.3483146067416">
                <text:p>76.34831460674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33192">
                <text:p>133192</text:p>
              </table:table-cell>
              <table:table-cell office:value-type="float" office:value="787">
                <text:p>787</text:p>
              </table:table-cell>
              <table:table-cell office:value-type="float" office:value="300">
                <text:p>300</text:p>
              </table:table-cell>
              <table:table-cell office:value-type="float" office:value="71">
                <text:p>7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71.2921348314607">
                <text:p>71.292134831460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33194">
                <text:p>133194</text:p>
              </table:table-cell>
              <table:table-cell office:value-type="float" office:value="777">
                <text:p>777</text:p>
              </table:table-cell>
              <table:table-cell office:value-type="float" office:value="300">
                <text:p>300</text:p>
              </table:table-cell>
              <table:table-cell office:value-type="float" office:value="66">
                <text:p>6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66.2359550561798">
                <text:p>66.235955056179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33196">
                <text:p>133196</text:p>
              </table:table-cell>
              <table:table-cell office:value-type="float" office:value="773">
                <text:p>773</text:p>
              </table:table-cell>
              <table:table-cell office:value-type="float" office:value="300">
                <text:p>300</text:p>
              </table:table-cell>
              <table:table-cell office:value-type="float" office:value="64">
                <text:p>6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64.2134831460674">
                <text:p>64.213483146067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3198">
                <text:p>133198</text:p>
              </table:table-cell>
              <table:table-cell office:value-type="float" office:value="768">
                <text:p>768</text:p>
              </table:table-cell>
              <table:table-cell office:value-type="float" office:value="300">
                <text:p>300</text:p>
              </table:table-cell>
              <table:table-cell office:value-type="float" office:value="61">
                <text:p>6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61.685393258427">
                <text:p>61.68539325842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33200">
                <text:p>133200</text:p>
              </table:table-cell>
              <table:table-cell office:value-type="float" office:value="761">
                <text:p>761</text:p>
              </table:table-cell>
              <table:table-cell office:value-type="float" office:value="300">
                <text:p>300</text:p>
              </table:table-cell>
              <table:table-cell office:value-type="float" office:value="58">
                <text:p>58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58.1460674157303">
                <text:p>58.146067415730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33202">
                <text:p>133202</text:p>
              </table:table-cell>
              <table:table-cell office:value-type="float" office:value="758">
                <text:p>758</text:p>
              </table:table-cell>
              <table:table-cell office:value-type="float" office:value="300">
                <text:p>300</text:p>
              </table:table-cell>
              <table:table-cell office:value-type="float" office:value="56">
                <text:p>5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56.6292134831461">
                <text:p>56.629213483146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3204">
                <text:p>133204</text:p>
              </table:table-cell>
              <table:table-cell office:value-type="float" office:value="755">
                <text:p>755</text:p>
              </table:table-cell>
              <table:table-cell office:value-type="float" office:value="300">
                <text:p>300</text:p>
              </table:table-cell>
              <table:table-cell office:value-type="float" office:value="55">
                <text:p>5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55.1123595505618">
                <text:p>55.112359550561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33207">
                <text:p>133207</text:p>
              </table:table-cell>
              <table:table-cell office:value-type="float" office:value="754">
                <text:p>754</text:p>
              </table:table-cell>
              <table:table-cell office:value-type="float" office:value="300">
                <text:p>300</text:p>
              </table:table-cell>
              <table:table-cell office:value-type="float" office:value="54">
                <text:p>5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54.6067415730337">
                <text:p>54.606741573033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3209">
                <text:p>133209</text:p>
              </table:table-cell>
              <table:table-cell office:value-type="float" office:value="756">
                <text:p>756</text:p>
              </table:table-cell>
              <table:table-cell office:value-type="float" office:value="300">
                <text:p>300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55.6179775280899">
                <text:p>55.617977528089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3211">
                <text:p>133211</text:p>
              </table:table-cell>
              <table:table-cell office:value-type="float" office:value="762">
                <text:p>762</text:p>
              </table:table-cell>
              <table:table-cell office:value-type="float" office:value="300">
                <text:p>300</text:p>
              </table:table-cell>
              <table:table-cell office:value-type="float" office:value="58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58.6516853932584">
                <text:p>58.651685393258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3213">
                <text:p>133213</text:p>
              </table:table-cell>
              <table:table-cell office:value-type="float" office:value="1023">
                <text:p>1023</text:p>
              </table:table-cell>
              <table:table-cell office:value-type="float" office:value="100">
                <text:p>100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190.61797752809">
                <text:p>190.6179775280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3215">
                <text:p>133215</text:p>
              </table:table-cell>
              <table:table-cell office:value-type="float" office:value="766">
                <text:p>766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60.6741573033708">
                <text:p>60.674157303370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3217">
                <text:p>133217</text:p>
              </table:table-cell>
              <table:table-cell office:value-type="float" office:value="770">
                <text:p>770</text:p>
              </table:table-cell>
              <table:table-cell office:value-type="float" office:value="100">
                <text:p>100</text:p>
              </table:table-cell>
              <table:table-cell office:value-type="float" office:value="62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62.6966292134832">
                <text:p>62.696629213483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3219">
                <text:p>133219</text:p>
              </table:table-cell>
              <table:table-cell office:value-type="float" office:value="774">
                <text:p>774</text:p>
              </table:table-cell>
              <table:table-cell office:value-type="float" office:value="100">
                <text:p>100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64.7191011235955">
                <text:p>64.719101123595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3221">
                <text:p>133221</text:p>
              </table:table-cell>
              <table:table-cell office:value-type="float" office:value="779">
                <text:p>779</text:p>
              </table:table-cell>
              <table:table-cell office:value-type="float" office:value="100">
                <text:p>100</text:p>
              </table:table-cell>
              <table:table-cell office:value-type="float" office:value="67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67.247191011236">
                <text:p>67.24719101123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3223">
                <text:p>133223</text:p>
              </table:table-cell>
              <table:table-cell office:value-type="float" office:value="784">
                <text:p>784</text:p>
              </table:table-cell>
              <table:table-cell office:value-type="float" office:value="100">
                <text:p>100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69.7752808988764">
                <text:p>69.775280898876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3225">
                <text:p>133225</text:p>
              </table:table-cell>
              <table:table-cell office:value-type="float" office:value="791">
                <text:p>791</text:p>
              </table:table-cell>
              <table:table-cell office:value-type="float" office:value="100">
                <text:p>100</text:p>
              </table:table-cell>
              <table:table-cell office:value-type="float" office:value="73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46">
                <text:p>646</text:p>
              </table:table-cell>
              <table:table-cell office:value-type="float" office:value="1002">
                <text:p>1002</text:p>
              </table:table-cell>
              <table:table-cell office:value-type="float" office:value="73.314606741573">
                <text:p>73.31460674157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3227">
                <text:p>133227</text:p>
              </table:table-cell>
              <table:table-cell office:value-type="float" office:value="799">
                <text:p>799</text:p>
              </table:table-cell>
              <table:table-cell office:value-type="float" office:value="100">
                <text:p>100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27">
                <text:p>727</text:p>
              </table:table-cell>
              <table:table-cell office:value-type="float" office:value="925">
                <text:p>925</text:p>
              </table:table-cell>
              <table:table-cell office:value-type="float" office:value="65.4545454545455">
                <text:p>65.454545454545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3229">
                <text:p>133229</text:p>
              </table:table-cell>
              <table:table-cell office:value-type="float" office:value="806">
                <text:p>806</text:p>
              </table:table-cell>
              <table:table-cell office:value-type="float" office:value="100">
                <text:p>100</text:p>
              </table:table-cell>
              <table:table-cell office:value-type="float" office:value="71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27">
                <text:p>727</text:p>
              </table:table-cell>
              <table:table-cell office:value-type="float" office:value="925">
                <text:p>925</text:p>
              </table:table-cell>
              <table:table-cell office:value-type="float" office:value="71.8181818181818">
                <text:p>71.81818181818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3231">
                <text:p>133231</text:p>
              </table:table-cell>
              <table:table-cell office:value-type="float" office:value="814">
                <text:p>814</text:p>
              </table:table-cell>
              <table:table-cell office:value-type="float" office:value="100">
                <text:p>100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27">
                <text:p>727</text:p>
              </table:table-cell>
              <table:table-cell office:value-type="float" office:value="925">
                <text:p>925</text:p>
              </table:table-cell>
              <table:table-cell office:value-type="float" office:value="79.0909090909091">
                <text:p>79.090909090909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3232">
                <text:p>133232</text:p>
              </table:table-cell>
              <table:table-cell office:value-type="float" office:value="822">
                <text:p>822</text:p>
              </table:table-cell>
              <table:table-cell office:value-type="float" office:value="100">
                <text:p>100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27">
                <text:p>727</text:p>
              </table:table-cell>
              <table:table-cell office:value-type="float" office:value="925">
                <text:p>925</text:p>
              </table:table-cell>
              <table:table-cell office:value-type="float" office:value="86.3636363636364">
                <text:p>86.363636363636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33234">
                <text:p>133234</text:p>
              </table:table-cell>
              <table:table-cell office:value-type="float" office:value="830">
                <text:p>830</text:p>
              </table:table-cell>
              <table:table-cell office:value-type="float" office:value="100">
                <text:p>100</text:p>
              </table:table-cell>
              <table:table-cell office:value-type="float" office:value="93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27">
                <text:p>727</text:p>
              </table:table-cell>
              <table:table-cell office:value-type="float" office:value="925">
                <text:p>925</text:p>
              </table:table-cell>
              <table:table-cell office:value-type="float" office:value="93.6363636363636">
                <text:p>93.636363636363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3236">
                <text:p>133236</text:p>
              </table:table-cell>
              <table:table-cell office:value-type="float" office:value="785">
                <text:p>785</text:p>
              </table:table-cell>
              <table:table-cell office:value-type="float" office:value="200">
                <text:p>200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27">
                <text:p>727</text:p>
              </table:table-cell>
              <table:table-cell office:value-type="float" office:value="925">
                <text:p>925</text:p>
              </table:table-cell>
              <table:table-cell office:value-type="float" office:value="52.7272727272727">
                <text:p>52.727272727272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3238">
                <text:p>133238</text:p>
              </table:table-cell>
              <table:table-cell office:value-type="float" office:value="842">
                <text:p>842</text:p>
              </table:table-cell>
              <table:table-cell office:value-type="float" office:value="200">
                <text:p>200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27">
                <text:p>727</text:p>
              </table:table-cell>
              <table:table-cell office:value-type="float" office:value="925">
                <text:p>925</text:p>
              </table:table-cell>
              <table:table-cell office:value-type="float" office:value="104.545454545455">
                <text:p>104.54545454545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3240">
                <text:p>133240</text:p>
              </table:table-cell>
              <table:table-cell office:value-type="float" office:value="855">
                <text:p>855</text:p>
              </table:table-cell>
              <table:table-cell office:value-type="float" office:value="200">
                <text:p>200</text:p>
              </table:table-cell>
              <table:table-cell office:value-type="float" office:value="116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27">
                <text:p>727</text:p>
              </table:table-cell>
              <table:table-cell office:value-type="float" office:value="925">
                <text:p>925</text:p>
              </table:table-cell>
              <table:table-cell office:value-type="float" office:value="116.363636363636">
                <text:p>116.36363636363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3242">
                <text:p>133242</text:p>
              </table:table-cell>
              <table:table-cell office:value-type="float" office:value="864">
                <text:p>864</text:p>
              </table:table-cell>
              <table:table-cell office:value-type="float" office:value="200">
                <text:p>200</text:p>
              </table:table-cell>
              <table:table-cell office:value-type="float" office:value="124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27">
                <text:p>727</text:p>
              </table:table-cell>
              <table:table-cell office:value-type="float" office:value="925">
                <text:p>925</text:p>
              </table:table-cell>
              <table:table-cell office:value-type="float" office:value="124.545454545455">
                <text:p>124.54545454545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3244">
                <text:p>133244</text:p>
              </table:table-cell>
              <table:table-cell office:value-type="float" office:value="873">
                <text:p>873</text:p>
              </table:table-cell>
              <table:table-cell office:value-type="float" office:value="200">
                <text:p>200</text:p>
              </table:table-cell>
              <table:table-cell office:value-type="float" office:value="132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27">
                <text:p>727</text:p>
              </table:table-cell>
              <table:table-cell office:value-type="float" office:value="925">
                <text:p>925</text:p>
              </table:table-cell>
              <table:table-cell office:value-type="float" office:value="132.727272727273">
                <text:p>132.72727272727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3246">
                <text:p>133246</text:p>
              </table:table-cell>
              <table:table-cell office:value-type="float" office:value="880">
                <text:p>880</text:p>
              </table:table-cell>
              <table:table-cell office:value-type="float" office:value="200">
                <text:p>200</text:p>
              </table:table-cell>
              <table:table-cell office:value-type="float" office:value="139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27">
                <text:p>727</text:p>
              </table:table-cell>
              <table:table-cell office:value-type="float" office:value="925">
                <text:p>925</text:p>
              </table:table-cell>
              <table:table-cell office:value-type="float" office:value="139.090909090909">
                <text:p>139.09090909090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3249">
                <text:p>133249</text:p>
              </table:table-cell>
              <table:table-cell office:value-type="float" office:value="889">
                <text:p>889</text:p>
              </table:table-cell>
              <table:table-cell office:value-type="float" office:value="200">
                <text:p>200</text:p>
              </table:table-cell>
              <table:table-cell office:value-type="float" office:value="147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27">
                <text:p>727</text:p>
              </table:table-cell>
              <table:table-cell office:value-type="float" office:value="925">
                <text:p>925</text:p>
              </table:table-cell>
              <table:table-cell office:value-type="float" office:value="147.272727272727">
                <text:p>147.27272727272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33251">
                <text:p>133251</text:p>
              </table:table-cell>
              <table:table-cell office:value-type="float" office:value="893">
                <text:p>893</text:p>
              </table:table-cell>
              <table:table-cell office:value-type="float" office:value="200">
                <text:p>200</text:p>
              </table:table-cell>
              <table:table-cell office:value-type="float" office:value="150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27">
                <text:p>727</text:p>
              </table:table-cell>
              <table:table-cell office:value-type="float" office:value="925">
                <text:p>925</text:p>
              </table:table-cell>
              <table:table-cell office:value-type="float" office:value="150.909090909091">
                <text:p>150.90909090909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3253">
                <text:p>133253</text:p>
              </table:table-cell>
              <table:table-cell office:value-type="float" office:value="895">
                <text:p>895</text:p>
              </table:table-cell>
              <table:table-cell office:value-type="float" office:value="200">
                <text:p>200</text:p>
              </table:table-cell>
              <table:table-cell office:value-type="float" office:value="152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27">
                <text:p>727</text:p>
              </table:table-cell>
              <table:table-cell office:value-type="float" office:value="925">
                <text:p>925</text:p>
              </table:table-cell>
              <table:table-cell office:value-type="float" office:value="152.727272727273">
                <text:p>152.72727272727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3255">
                <text:p>133255</text:p>
              </table:table-cell>
              <table:table-cell office:value-type="float" office:value="896">
                <text:p>896</text:p>
              </table:table-cell>
              <table:table-cell office:value-type="float" office:value="200">
                <text:p>200</text:p>
              </table:table-cell>
              <table:table-cell office:value-type="float" office:value="153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27">
                <text:p>727</text:p>
              </table:table-cell>
              <table:table-cell office:value-type="float" office:value="925">
                <text:p>925</text:p>
              </table:table-cell>
              <table:table-cell office:value-type="float" office:value="153.636363636364">
                <text:p>153.6363636363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3257">
                <text:p>133257</text:p>
              </table:table-cell>
              <table:table-cell office:value-type="float" office:value="892">
                <text:p>892</text:p>
              </table:table-cell>
              <table:table-cell office:value-type="float" office:value="200">
                <text:p>20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27">
                <text:p>727</text:p>
              </table:table-cell>
              <table:table-cell office:value-type="float" office:value="925">
                <text:p>92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3259">
                <text:p>133259</text:p>
              </table:table-cell>
              <table:table-cell office:value-type="float" office:value="884">
                <text:p>884</text:p>
              </table:table-cell>
              <table:table-cell office:value-type="float" office:value="200">
                <text:p>200</text:p>
              </table:table-cell>
              <table:table-cell office:value-type="float" office:value="142">
                <text:p>14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727">
                <text:p>727</text:p>
              </table:table-cell>
              <table:table-cell office:value-type="float" office:value="925">
                <text:p>925</text:p>
              </table:table-cell>
              <table:table-cell office:value-type="float" office:value="142.727272727273">
                <text:p>142.72727272727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3261">
                <text:p>133261</text:p>
              </table:table-cell>
              <table:table-cell office:value-type="float" office:value="880">
                <text:p>880</text:p>
              </table:table-cell>
              <table:table-cell office:value-type="float" office:value="200">
                <text:p>200</text:p>
              </table:table-cell>
              <table:table-cell office:value-type="float" office:value="139">
                <text:p>139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727">
                <text:p>727</text:p>
              </table:table-cell>
              <table:table-cell office:value-type="float" office:value="925">
                <text:p>925</text:p>
              </table:table-cell>
              <table:table-cell office:value-type="float" office:value="139.090909090909">
                <text:p>139.09090909090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3263">
                <text:p>133263</text:p>
              </table:table-cell>
              <table:table-cell office:value-type="float" office:value="870">
                <text:p>870</text:p>
              </table:table-cell>
              <table:table-cell office:value-type="float" office:value="200">
                <text:p>200</text:p>
              </table:table-cell>
              <table:table-cell office:value-type="float" office:value="130">
                <text:p>13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727">
                <text:p>727</text:p>
              </table:table-cell>
              <table:table-cell office:value-type="float" office:value="925">
                <text:p>9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3265">
                <text:p>133265</text:p>
              </table:table-cell>
              <table:table-cell office:value-type="float" office:value="863">
                <text:p>863</text:p>
              </table:table-cell>
              <table:table-cell office:value-type="float" office:value="200">
                <text:p>200</text:p>
              </table:table-cell>
              <table:table-cell office:value-type="float" office:value="123">
                <text:p>12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727">
                <text:p>727</text:p>
              </table:table-cell>
              <table:table-cell office:value-type="float" office:value="925">
                <text:p>925</text:p>
              </table:table-cell>
              <table:table-cell office:value-type="float" office:value="123.636363636364">
                <text:p>123.63636363636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3267">
                <text:p>133267</text:p>
              </table:table-cell>
              <table:table-cell office:value-type="float" office:value="852">
                <text:p>852</text:p>
              </table:table-cell>
              <table:table-cell office:value-type="float" office:value="200">
                <text:p>200</text:p>
              </table:table-cell>
              <table:table-cell office:value-type="float" office:value="113">
                <text:p>113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727">
                <text:p>727</text:p>
              </table:table-cell>
              <table:table-cell office:value-type="float" office:value="925">
                <text:p>925</text:p>
              </table:table-cell>
              <table:table-cell office:value-type="float" office:value="113.636363636364">
                <text:p>113.63636363636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3269">
                <text:p>133269</text:p>
              </table:table-cell>
              <table:table-cell office:value-type="float" office:value="843">
                <text:p>843</text:p>
              </table:table-cell>
              <table:table-cell office:value-type="float" office:value="200">
                <text:p>200</text:p>
              </table:table-cell>
              <table:table-cell office:value-type="float" office:value="105">
                <text:p>10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727">
                <text:p>727</text:p>
              </table:table-cell>
              <table:table-cell office:value-type="float" office:value="925">
                <text:p>925</text:p>
              </table:table-cell>
              <table:table-cell office:value-type="float" office:value="105.454545454545">
                <text:p>105.45454545454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3271">
                <text:p>133271</text:p>
              </table:table-cell>
              <table:table-cell office:value-type="float" office:value="832">
                <text:p>832</text:p>
              </table:table-cell>
              <table:table-cell office:value-type="float" office:value="200">
                <text:p>200</text:p>
              </table:table-cell>
              <table:table-cell office:value-type="float" office:value="95">
                <text:p>95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727">
                <text:p>727</text:p>
              </table:table-cell>
              <table:table-cell office:value-type="float" office:value="925">
                <text:p>925</text:p>
              </table:table-cell>
              <table:table-cell office:value-type="float" office:value="95.4545454545455">
                <text:p>95.454545454545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3273">
                <text:p>133273</text:p>
              </table:table-cell>
              <table:table-cell office:value-type="float" office:value="1023">
                <text:p>1023</text:p>
              </table:table-cell>
              <table:table-cell office:value-type="float" office:value="300">
                <text:p>300</text:p>
              </table:table-cell>
              <table:table-cell office:value-type="float" office:value="269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27">
                <text:p>727</text:p>
              </table:table-cell>
              <table:table-cell office:value-type="float" office:value="925">
                <text:p>925</text:p>
              </table:table-cell>
              <table:table-cell office:value-type="float" office:value="269.090909090909">
                <text:p>269.09090909090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33275">
                <text:p>133275</text:p>
              </table:table-cell>
              <table:table-cell office:value-type="float" office:value="816">
                <text:p>816</text:p>
              </table:table-cell>
              <table:table-cell office:value-type="float" office:value="300">
                <text:p>30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27">
                <text:p>727</text:p>
              </table:table-cell>
              <table:table-cell office:value-type="float" office:value="925">
                <text:p>925</text:p>
              </table:table-cell>
              <table:table-cell office:value-type="float" office:value="80.9090909090909">
                <text:p>80.90909090909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